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eiryo UI" svg:font-family="'Meiryo UI'" style:font-adornments="標準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標準" style:font-family-generic="swiss" style:font-pitch="variable"/>
    <style:font-face style:name="Verdana2" svg:font-family="Verdana" style:font-adornments="太字" style:font-family-generic="swiss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9.16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1.7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2.288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772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344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4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4.5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2cm" fo:min-width="6.26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9.2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8.917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5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2.53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42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2.81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8.2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6.67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00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527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cm" fo:min-width="0.5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557cm" loext:decorative="false"/>
      <style:paragraph-properties style:writing-mode="lr-tb"/>
    </style:style>
    <style:style style:name="gr25" style:family="graphic" style:parent-style-name="standard">
      <style:graphic-properties draw:fill="none" draw:textarea-vertical-align="middle" draw:auto-grow-height="false" fo:min-height="0.698cm" fo:min-width="0cm" fo:wrap-option="wrap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772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25cm" fo:min-width="0.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37cm" loext:decorative="false"/>
      <style:paragraph-properties style:writing-mode="lr-tb"/>
    </style:style>
    <style:style style:name="gr29" style:family="graphic" style:parent-style-name="objectwithoutfill">
      <style:graphic-properties draw:marker-end="線の終点_20_1" draw:marker-end-width="0.3cm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06cm" loext:decorative="false"/>
      <style:paragraph-properties style:writing-mode="lr-tb"/>
    </style:style>
    <style:style style:name="gr31" style:family="graphic" style:parent-style-name="objectwithoutfill">
      <style:graphic-properties draw:marker-end="線の終点_20_2" draw:marker-end-width="0.3cm" draw:fill="none" draw:textarea-vertical-align="middle" loext:decorative="false"/>
    </style:style>
    <style:style style:name="gr32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33" style:family="graphic" style:parent-style-name="objectwithoutfill">
      <style:graphic-properties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29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1.10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62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6cm" fo:min-width="3.816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42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693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7.33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172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5.26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5.738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847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605cm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5.101cm" fo:min-width="5.001cm" fo:wrap-option="wrap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10.6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3.9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5.264cm" loext:decorative="false"/>
      <style:paragraph-properties style:writing-mode="lr-tb"/>
    </style:style>
    <style:style style:name="gr50" style:family="graphic">
      <style:graphic-properties loext:decorative="false"/>
    </style:style>
    <style:style style:name="gr51" style:family="graphic" style:parent-style-name="standard">
      <style:graphic-properties draw:stroke="none" draw:fill="none" fo:min-height="0.848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3.977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3.808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4.65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7.192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8.46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10.153cm" loext:decorative="false"/>
      <style:paragraph-properties style:writing-mode="lr-tb"/>
    </style:style>
    <style:style style:name="co1" style:family="table-column">
      <style:table-column-properties style:column-width="1.423cm" style:use-optimal-column-width="false"/>
    </style:style>
    <style:style style:name="co2" style:family="table-column">
      <style:table-column-properties style:column-width="4.493cm" style:use-optimal-column-width="false"/>
    </style:style>
    <style:style style:name="co3" style:family="table-column">
      <style:table-column-properties style:column-width="0.461cm" style:use-optimal-column-width="false"/>
    </style:style>
    <style:style style:name="co4" style:family="table-column">
      <style:table-column-properties style:column-width="1.788cm" style:use-optimal-column-width="false"/>
    </style:style>
    <style:style style:name="co5" style:family="table-column">
      <style:table-column-properties style:column-width="0.865cm" style:use-optimal-column-width="false"/>
    </style:style>
    <style:style style:name="co6" style:family="table-column">
      <style:table-column-properties style:column-width="1.092cm" style:use-optimal-column-width="false"/>
    </style:style>
    <style:style style:name="co7" style:family="table-column">
      <style:table-column-properties style:column-width="1.455cm" style:use-optimal-column-width="false"/>
    </style:style>
    <style:style style:name="co8" style:family="table-column">
      <style:table-column-properties style:column-width="7.284cm" style:use-optimal-column-width="false"/>
    </style:style>
    <style:style style:name="co9" style:family="table-column">
      <style:table-column-properties style:column-width="0.514cm" style:use-optimal-column-width="false"/>
    </style:style>
    <style:style style:name="co10" style:family="table-column">
      <style:table-column-properties style:column-width="0.674cm" style:use-optimal-column-width="false"/>
    </style:style>
    <style:style style:name="co11" style:family="table-column">
      <style:table-column-properties style:column-width="0.625cm" style:use-optimal-column-width="false"/>
    </style:style>
    <style:style style:name="co12" style:family="table-column">
      <style:table-column-properties style:column-width="0.626cm" style:use-optimal-column-width="false"/>
    </style:style>
    <style:style style:name="co13" style:family="table-column">
      <style:table-column-properties style:column-width="0.577cm" style:use-optimal-column-width="false"/>
    </style:style>
    <style:style style:name="co14" style:family="table-column">
      <style:table-column-properties style:column-width="0.505cm" style:use-optimal-column-width="false"/>
    </style:style>
    <style:style style:name="co15" style:family="table-column">
      <style:table-column-properties style:column-width="0.914cm" style:use-optimal-column-width="false"/>
    </style:style>
    <style:style style:name="co16" style:family="table-column">
      <style:table-column-properties style:column-width="0.578cm" style:use-optimal-column-width="false"/>
    </style:style>
    <style:style style:name="co17" style:family="table-column">
      <style:table-column-properties style:column-width="0.769cm" style:use-optimal-column-width="false"/>
    </style:style>
    <style:style style:name="co18" style:family="table-column">
      <style:table-column-properties style:column-width="0.433cm" style:use-optimal-column-width="false"/>
    </style:style>
    <style:style style:name="co19" style:family="table-column">
      <style:table-column-properties style:column-width="0.385cm" style:use-optimal-column-width="false"/>
    </style:style>
    <style:style style:name="co20" style:family="table-column">
      <style:table-column-properties style:column-width="0.409cm" style:use-optimal-column-width="false"/>
    </style:style>
    <style:style style:name="co21" style:family="table-column">
      <style:table-column-properties style:column-width="0.481cm" style:use-optimal-column-width="false"/>
    </style:style>
    <style:style style:name="co22" style:family="table-column">
      <style:table-column-properties style:column-width="1.155cm" style:use-optimal-column-width="false"/>
    </style:style>
    <style:style style:name="co23" style:family="table-column">
      <style:table-column-properties style:column-width="1.563cm" style:use-optimal-column-width="false"/>
    </style:style>
    <style:style style:name="co24" style:family="table-column">
      <style:table-column-properties style:column-width="1.548cm" style:use-optimal-column-width="false"/>
    </style:style>
    <style:style style:name="co25" style:family="table-column">
      <style:table-column-properties style:column-width="1.411cm" style:use-optimal-column-width="false"/>
    </style:style>
    <style:style style:name="co26" style:family="table-column">
      <style:table-column-properties style:column-width="3.44cm" style:use-optimal-column-width="false"/>
    </style:style>
    <style:style style:name="co27" style:family="table-column">
      <style:table-column-properties style:column-width="1.323cm" style:use-optimal-column-width="false"/>
    </style:style>
    <style:style style:name="co28" style:family="table-column">
      <style:table-column-properties style:column-width="0.546cm" style:use-optimal-column-width="false"/>
    </style:style>
    <style:style style:name="co29" style:family="table-column">
      <style:table-column-properties style:column-width="0.588cm" style:use-optimal-column-width="false"/>
    </style:style>
    <style:style style:name="co30" style:family="table-column">
      <style:table-column-properties style:column-width="0.554cm" style:use-optimal-column-width="false"/>
    </style:style>
    <style:style style:name="co31" style:family="table-column">
      <style:table-column-properties style:column-width="0.66cm" style:use-optimal-column-width="false"/>
    </style:style>
    <style:style style:name="co32" style:family="table-column">
      <style:table-column-properties style:column-width="0.617cm" style:use-optimal-column-width="false"/>
    </style:style>
    <style:style style:name="co33" style:family="table-column">
      <style:table-column-properties style:column-width="0.584cm" style:use-optimal-column-width="false"/>
    </style:style>
    <style:style style:name="co34" style:family="table-column">
      <style:table-column-properties style:column-width="0.685cm" style:use-optimal-column-width="false"/>
    </style:style>
    <style:style style:name="co35" style:family="table-column">
      <style:table-column-properties style:column-width="0.664cm" style:use-optimal-column-width="false"/>
    </style:style>
    <style:style style:name="co36" style:family="table-column">
      <style:table-column-properties style:column-width="0.321cm" style:use-optimal-column-width="false"/>
    </style:style>
    <style:style style:name="co37" style:family="table-column">
      <style:table-column-properties style:column-width="1.342cm" style:use-optimal-column-width="false"/>
    </style:style>
    <style:style style:name="co38" style:family="table-column">
      <style:table-column-properties style:column-width="1.23cm" style:use-optimal-column-width="false"/>
    </style:style>
    <style:style style:name="co39" style:family="table-column">
      <style:table-column-properties style:column-width="4.439cm" style:use-optimal-column-width="false"/>
    </style:style>
    <style:style style:name="co40" style:family="table-column">
      <style:table-column-properties style:column-width="0.442cm" style:use-optimal-column-width="false"/>
    </style:style>
    <style:style style:name="co41" style:family="table-column">
      <style:table-column-properties style:column-width="1.763cm" style:use-optimal-column-width="false"/>
    </style:style>
    <style:style style:name="co42" style:family="table-column">
      <style:table-column-properties style:column-width="0.853cm" style:use-optimal-column-width="false"/>
    </style:style>
    <style:style style:name="co43" style:family="table-column">
      <style:table-column-properties style:column-width="1.077cm" style:use-optimal-column-width="false"/>
    </style:style>
    <style:style style:name="co44" style:family="table-column">
      <style:table-column-properties style:column-width="1.435cm" style:use-optimal-column-width="false"/>
    </style:style>
    <style:style style:name="co45" style:family="table-column">
      <style:table-column-properties style:column-width="7.661cm" style:use-optimal-column-width="false"/>
    </style:style>
    <style:style style:name="co46" style:family="table-column">
      <style:table-column-properties style:column-width="1.033cm" style:use-optimal-column-width="false"/>
    </style:style>
    <style:style style:name="co47" style:family="table-column">
      <style:table-column-properties style:column-width="1.361cm" style:use-optimal-column-width="false"/>
    </style:style>
    <style:style style:name="co48" style:family="table-column">
      <style:table-column-properties style:column-width="3.249cm" style:use-optimal-column-width="false"/>
    </style:style>
    <style:style style:name="co49" style:family="table-column">
      <style:table-column-properties style:column-width="1.314cm" style:use-optimal-column-width="false"/>
    </style:style>
    <style:style style:name="co50" style:family="table-column">
      <style:table-column-properties style:column-width="5.472cm" style:use-optimal-column-width="false"/>
    </style:style>
    <style:style style:name="co51" style:family="table-column">
      <style:table-column-properties style:column-width="2.741cm" style:use-optimal-column-width="false"/>
    </style:style>
    <style:style style:name="co52" style:family="table-column">
      <style:table-column-properties style:column-width="2.754cm" style:use-optimal-column-width="false"/>
    </style:style>
    <style:style style:name="co53" style:family="table-column">
      <style:table-column-properties style:column-width="6.663cm" style:use-optimal-column-width="false"/>
    </style:style>
    <style:style style:name="co54" style:family="table-column">
      <style:table-column-properties style:column-width="0.889cm" style:use-optimal-column-width="false"/>
    </style:style>
    <style:style style:name="co55" style:family="table-column">
      <style:table-column-properties style:column-width="1.368cm" style:use-optimal-column-width="false"/>
    </style:style>
    <style:style style:name="co56" style:family="table-column">
      <style:table-column-properties style:column-width="1.522cm" style:use-optimal-column-width="false"/>
    </style:style>
    <style:style style:name="co57" style:family="table-column">
      <style:table-column-properties style:column-width="4.612cm" style:use-optimal-column-width="false"/>
    </style:style>
    <style:style style:name="co58" style:family="table-column">
      <style:table-column-properties style:column-width="1.073cm" style:use-optimal-column-width="false"/>
    </style:style>
    <style:style style:name="co59" style:family="table-column">
      <style:table-column-properties style:column-width="5.181cm" style:use-optimal-column-width="false"/>
    </style:style>
    <style:style style:name="co60" style:family="table-column">
      <style:table-column-properties style:column-width="2.716cm" style:use-optimal-column-width="false"/>
    </style:style>
    <style:style style:name="co61" style:family="table-column">
      <style:table-column-properties style:column-width="5.061cm" style:use-optimal-column-width="false"/>
    </style:style>
    <style:style style:name="co62" style:family="table-column">
      <style:table-column-properties style:column-width="3.503cm" style:use-optimal-column-width="false"/>
    </style:style>
    <style:style style:name="co63" style:family="table-column">
      <style:table-column-properties style:column-width="2.114cm" style:use-optimal-column-width="false"/>
    </style:style>
    <style:style style:name="co64" style:family="table-column">
      <style:table-column-properties style:column-width="4.4cm" style:use-optimal-column-width="false"/>
    </style:style>
    <style:style style:name="co65" style:family="table-column">
      <style:table-column-properties style:column-width="1.527cm" style:use-optimal-column-width="false"/>
    </style:style>
    <style:style style:name="co66" style:family="table-column">
      <style:table-column-properties style:column-width="6.615cm" style:use-optimal-column-width="false"/>
    </style:style>
    <style:style style:name="co67" style:family="table-column">
      <style:table-column-properties style:column-width="1.319cm" style:use-optimal-column-width="false"/>
    </style:style>
    <style:style style:name="co68" style:family="table-column">
      <style:table-column-properties style:column-width="5.115cm" style:use-optimal-column-width="false"/>
    </style:style>
    <style:style style:name="co69" style:family="table-column">
      <style:table-column-properties style:column-width="0.424cm" style:use-optimal-column-width="false"/>
    </style:style>
    <style:style style:name="co70" style:family="table-column">
      <style:table-column-properties style:column-width="1.772cm" style:use-optimal-column-width="false"/>
    </style:style>
    <style:style style:name="co71" style:family="table-column">
      <style:table-column-properties style:column-width="0.873cm" style:use-optimal-column-width="false"/>
    </style:style>
    <style:style style:name="co72" style:family="table-column">
      <style:table-column-properties style:column-width="1.141cm" style:use-optimal-column-width="false"/>
    </style:style>
    <style:style style:name="co73" style:family="table-column">
      <style:table-column-properties style:column-width="2.326cm" style:use-optimal-column-width="false"/>
    </style:style>
    <style:style style:name="co74" style:family="table-column">
      <style:table-column-properties style:column-width="5.873cm" style:use-optimal-column-width="false"/>
    </style:style>
    <style:style style:name="co75" style:family="table-column">
      <style:table-column-properties style:column-width="1.39cm" style:use-optimal-column-width="false"/>
    </style:style>
    <style:style style:name="co76" style:family="table-column">
      <style:table-column-properties style:column-width="3.642cm" style:use-optimal-column-width="false"/>
    </style:style>
    <style:style style:name="co77" style:family="table-column">
      <style:table-column-properties style:column-width="0.467cm" style:use-optimal-column-width="false"/>
    </style:style>
    <style:style style:name="co78" style:family="table-column">
      <style:table-column-properties style:column-width="1.805cm" style:use-optimal-column-width="false"/>
    </style:style>
    <style:style style:name="co79" style:family="table-column">
      <style:table-column-properties style:column-width="0.872cm" style:use-optimal-column-width="false"/>
    </style:style>
    <style:style style:name="co80" style:family="table-column">
      <style:table-column-properties style:column-width="1.12cm" style:use-optimal-column-width="false"/>
    </style:style>
    <style:style style:name="co81" style:family="table-column">
      <style:table-column-properties style:column-width="9.276cm" style:use-optimal-column-width="false"/>
    </style:style>
    <style:style style:name="co82" style:family="table-column">
      <style:table-column-properties style:column-width="1.069cm" style:use-optimal-column-width="false"/>
    </style:style>
    <style:style style:name="co83" style:family="table-column">
      <style:table-column-properties style:column-width="4.24cm" style:use-optimal-column-width="false"/>
    </style:style>
    <style:style style:name="co84" style:family="table-column">
      <style:table-column-properties style:column-width="1.459cm" style:use-optimal-column-width="false"/>
    </style:style>
    <style:style style:name="co85" style:family="table-column">
      <style:table-column-properties style:column-width="7.168cm" style:use-optimal-column-width="false"/>
    </style:style>
    <style:style style:name="co86" style:family="table-column">
      <style:table-column-properties style:column-width="1.306cm" style:use-optimal-column-width="false"/>
    </style:style>
    <style:style style:name="co87" style:family="table-column">
      <style:table-column-properties style:column-width="5.052cm" style:use-optimal-column-width="false"/>
    </style:style>
    <style:style style:name="co88" style:family="table-column">
      <style:table-column-properties style:column-width="1.095cm" style:use-optimal-column-width="false"/>
    </style:style>
    <style:style style:name="co89" style:family="table-column">
      <style:table-column-properties style:column-width="2.31cm" style:use-optimal-column-width="false"/>
    </style:style>
    <style:style style:name="co90" style:family="table-column">
      <style:table-column-properties style:column-width="6.181cm" style:use-optimal-column-width="false"/>
    </style:style>
    <style:style style:name="co91" style:family="table-column">
      <style:table-column-properties style:column-width="1.678cm" style:use-optimal-column-width="false"/>
    </style:style>
    <style:style style:name="co92" style:family="table-column">
      <style:table-column-properties style:column-width="2.347cm" style:use-optimal-column-width="false"/>
    </style:style>
    <style:style style:name="co93" style:family="table-column">
      <style:table-column-properties style:column-width="10.427cm" style:use-optimal-column-width="false"/>
    </style:style>
    <style:style style:name="co94" style:family="table-column">
      <style:table-column-properties style:column-width="2.113cm" style:use-optimal-column-width="false"/>
    </style:style>
    <style:style style:name="co95" style:family="table-column">
      <style:table-column-properties style:column-width="0.963cm" style:use-optimal-column-width="false"/>
    </style:style>
    <style:style style:name="co96" style:family="table-column">
      <style:table-column-properties style:column-width="1.338cm" style:use-optimal-column-width="false"/>
    </style:style>
    <style:style style:name="co97" style:family="table-column">
      <style:table-column-properties style:column-width="6.942cm" style:use-optimal-column-width="false"/>
    </style:style>
    <style:style style:name="co98" style:family="table-column">
      <style:table-column-properties style:column-width="4.437cm" style:use-optimal-column-width="false"/>
    </style:style>
    <style:style style:name="co99" style:family="table-column">
      <style:table-column-properties style:column-width="2.32cm" style:use-optimal-column-width="false"/>
    </style:style>
    <style:style style:name="co100" style:family="table-column">
      <style:table-column-properties style:column-width="1.512cm" style:use-optimal-column-width="false"/>
    </style:style>
    <style:style style:name="co101" style:family="table-column">
      <style:table-column-properties style:column-width="0.793cm" style:use-optimal-column-width="false"/>
    </style:style>
    <style:style style:name="co102" style:family="table-column">
      <style:table-column-properties style:column-width="0.827cm" style:use-optimal-column-width="false"/>
    </style:style>
    <style:style style:name="co103" style:family="table-column">
      <style:table-column-properties style:column-width="0.496cm" style:use-optimal-column-width="false"/>
    </style:style>
    <style:style style:name="co104" style:family="table-column">
      <style:table-column-properties style:column-width="0.993cm" style:use-optimal-column-width="false"/>
    </style:style>
    <style:style style:name="co105" style:family="table-column">
      <style:table-column-properties style:column-width="1.322cm" style:use-optimal-column-width="false"/>
    </style:style>
    <style:style style:name="co106" style:family="table-column">
      <style:table-column-properties style:column-width="0.629cm" style:use-optimal-column-width="false"/>
    </style:style>
    <style:style style:name="co107" style:family="table-column">
      <style:table-column-properties style:column-width="0.397cm" style:use-optimal-column-width="false"/>
    </style:style>
    <style:style style:name="co108" style:family="table-column">
      <style:table-column-properties style:column-width="0.86cm" style:use-optimal-column-width="false"/>
    </style:style>
    <style:style style:name="co109" style:family="table-column">
      <style:table-column-properties style:column-width="0.297cm" style:use-optimal-column-width="false"/>
    </style:style>
    <style:style style:name="co110" style:family="table-column">
      <style:table-column-properties style:column-width="0.529cm" style:use-optimal-column-width="false"/>
    </style:style>
    <style:style style:name="co111" style:family="table-column">
      <style:table-column-properties style:column-width="2.084cm" style:use-optimal-column-width="false"/>
    </style:style>
    <style:style style:name="co112" style:family="table-column">
      <style:table-column-properties style:column-width="0.414cm" style:use-optimal-column-width="false"/>
    </style:style>
    <style:style style:name="co113" style:family="table-column">
      <style:table-column-properties style:column-width="0.393cm" style:use-optimal-column-width="false"/>
    </style:style>
    <style:style style:name="co114" style:family="table-column">
      <style:table-column-properties style:column-width="0.258cm" style:use-optimal-column-width="false"/>
    </style:style>
    <style:style style:name="co115" style:family="table-column">
      <style:table-column-properties style:column-width="0.994cm" style:use-optimal-column-width="false"/>
    </style:style>
    <style:style style:name="co116" style:family="table-column">
      <style:table-column-properties style:column-width="1.389cm" style:use-optimal-column-width="false"/>
    </style:style>
    <style:style style:name="co117" style:family="table-column">
      <style:table-column-properties style:column-width="1.087cm" style:use-optimal-column-width="false"/>
    </style:style>
    <style:style style:name="co118" style:family="table-column">
      <style:table-column-properties style:column-width="2.489cm" style:use-optimal-column-width="false"/>
    </style:style>
    <style:style style:name="co119" style:family="table-column">
      <style:table-column-properties style:column-width="0.601cm" style:use-optimal-column-width="false"/>
    </style:style>
    <style:style style:name="co120" style:family="table-column">
      <style:table-column-properties style:column-width="0.609cm" style:use-optimal-column-width="false"/>
    </style:style>
    <style:style style:name="co121" style:family="table-column">
      <style:table-column-properties style:column-width="0.579cm" style:use-optimal-column-width="false"/>
    </style:style>
    <style:style style:name="co122" style:family="table-column">
      <style:table-column-properties style:column-width="0.558cm" style:use-optimal-column-width="false"/>
    </style:style>
    <style:style style:name="co123" style:family="table-column">
      <style:table-column-properties style:column-width="1.014cm" style:use-optimal-column-width="false"/>
    </style:style>
    <style:style style:name="co124" style:family="table-column">
      <style:table-column-properties style:column-width="0.69cm" style:use-optimal-column-width="false"/>
    </style:style>
    <style:style style:name="co125" style:family="table-column">
      <style:table-column-properties style:column-width="0.855cm" style:use-optimal-column-width="false"/>
    </style:style>
    <style:style style:name="co126" style:family="table-column">
      <style:table-column-properties style:column-width="7.568cm" style:use-optimal-column-width="false"/>
    </style:style>
    <style:style style:name="co127" style:family="table-column">
      <style:table-column-properties style:column-width="1.17cm" style:use-optimal-column-width="false"/>
    </style:style>
    <style:style style:name="co128" style:family="table-column">
      <style:table-column-properties style:column-width="3.524cm" style:use-optimal-column-width="false"/>
    </style:style>
    <style:style style:name="co129" style:family="table-column">
      <style:table-column-properties style:column-width="0.438cm" style:use-optimal-column-width="false"/>
    </style:style>
    <style:style style:name="co130" style:family="table-column">
      <style:table-column-properties style:column-width="3.029cm" style:use-optimal-column-width="false"/>
    </style:style>
    <style:style style:name="co131" style:family="table-column">
      <style:table-column-properties style:column-width="0.504cm" style:use-optimal-column-width="false"/>
    </style:style>
    <style:style style:name="co132" style:family="table-column">
      <style:table-column-properties style:column-width="1.384cm" style:use-optimal-column-width="false"/>
    </style:style>
    <style:style style:name="co133" style:family="table-column">
      <style:table-column-properties style:column-width="0.644cm" style:use-optimal-column-width="false"/>
    </style:style>
    <style:style style:name="co134" style:family="table-column">
      <style:table-column-properties style:column-width="1.251cm" style:use-optimal-column-width="false"/>
    </style:style>
    <style:style style:name="co135" style:family="table-column">
      <style:table-column-properties style:column-width="1.979cm" style:use-optimal-column-width="false"/>
    </style:style>
    <style:style style:name="co136" style:family="table-column">
      <style:table-column-properties style:column-width="4.972cm" style:use-optimal-column-width="false"/>
    </style:style>
    <style:style style:name="co137" style:family="table-column">
      <style:table-column-properties style:column-width="0.926cm" style:use-optimal-column-width="false"/>
    </style:style>
    <style:style style:name="co138" style:family="table-column">
      <style:table-column-properties style:column-width="1.587cm" style:use-optimal-column-width="false"/>
    </style:style>
    <style:style style:name="co139" style:family="table-column">
      <style:table-column-properties style:column-width="7.904cm" style:use-optimal-column-width="false"/>
    </style:style>
    <style:style style:name="co140" style:family="table-column">
      <style:table-column-properties style:column-width="1.582cm" style:use-optimal-column-width="false"/>
    </style:style>
    <style:style style:name="co141" style:family="table-column">
      <style:table-column-properties style:column-width="5.262cm" style:use-optimal-column-width="false"/>
    </style:style>
    <style:style style:name="co142" style:family="table-column">
      <style:table-column-properties style:column-width="1.823cm" style:use-optimal-column-width="false"/>
    </style:style>
    <style:style style:name="co143" style:family="table-column">
      <style:table-column-properties style:column-width="3.91cm" style:use-optimal-column-width="false"/>
    </style:style>
    <style:style style:name="co144" style:family="table-column">
      <style:table-column-properties style:column-width="0.985cm" style:use-optimal-column-width="false"/>
    </style:style>
    <style:style style:name="co145" style:family="table-column">
      <style:table-column-properties style:column-width="4.206cm" style:use-optimal-column-width="false"/>
    </style:style>
    <style:style style:name="co146" style:family="table-column">
      <style:table-column-properties style:column-width="1.405cm" style:use-optimal-column-width="false"/>
    </style:style>
    <style:style style:name="co147" style:family="table-column">
      <style:table-column-properties style:column-width="1.968cm" style:use-optimal-column-width="false"/>
    </style:style>
    <style:style style:name="co148" style:family="table-column">
      <style:table-column-properties style:column-width="3.187cm" style:use-optimal-column-width="false"/>
    </style:style>
    <style:style style:name="co149" style:family="table-column">
      <style:table-column-properties style:column-width="0.96cm" style:use-optimal-column-width="false"/>
    </style:style>
    <style:style style:name="co150" style:family="table-column">
      <style:table-column-properties style:column-width="1.197cm" style:use-optimal-column-width="false"/>
    </style:style>
    <style:style style:name="co151" style:family="table-column">
      <style:table-column-properties style:column-width="1.045cm" style:use-optimal-column-width="false"/>
    </style:style>
    <style:style style:name="co152" style:family="table-column">
      <style:table-column-properties style:column-width="2.885cm" style:use-optimal-column-width="false"/>
    </style:style>
    <style:style style:name="co153" style:family="table-column">
      <style:table-column-properties style:column-width="3.673cm" style:use-optimal-column-width="false"/>
    </style:style>
    <style:style style:name="co154" style:family="table-column">
      <style:table-column-properties style:column-width="1.432cm" style:use-optimal-column-width="false"/>
    </style:style>
    <style:style style:name="co155" style:family="table-column">
      <style:table-column-properties style:column-width="2.551cm" style:use-optimal-column-width="false"/>
    </style:style>
    <style:style style:name="co156" style:family="table-column">
      <style:table-column-properties style:column-width="3.278cm" style:use-optimal-column-width="false"/>
    </style:style>
    <style:style style:name="co157" style:family="table-column">
      <style:table-column-properties style:column-width="1.98cm" style:use-optimal-column-width="false"/>
    </style:style>
    <style:style style:name="co158" style:family="table-column">
      <style:table-column-properties style:column-width="3.495cm" style:use-optimal-column-width="false"/>
    </style:style>
    <style:style style:name="co159" style:family="table-column">
      <style:table-column-properties style:column-width="1.488cm" style:use-optimal-column-width="false"/>
    </style:style>
    <style:style style:name="co160" style:family="table-column">
      <style:table-column-properties style:column-width="4.917cm" style:use-optimal-column-width="false"/>
    </style:style>
    <style:style style:name="co161" style:family="table-column">
      <style:table-column-properties style:column-width="8.372cm" style:use-optimal-column-width="false"/>
    </style:style>
    <style:style style:name="co162" style:family="table-column">
      <style:table-column-properties style:column-width="2.591cm" style:use-optimal-column-width="false"/>
    </style:style>
    <style:style style:name="co163" style:family="table-column">
      <style:table-column-properties style:column-width="3.957cm" style:use-optimal-column-width="false"/>
    </style:style>
    <style:style style:name="co164" style:family="table-column">
      <style:table-column-properties style:column-width="3.874cm" style:use-optimal-column-width="false"/>
    </style:style>
    <style:style style:name="co165" style:family="table-column">
      <style:table-column-properties style:column-width="4.174cm" style:use-optimal-column-width="false"/>
    </style:style>
    <style:style style:name="co166" style:family="table-column">
      <style:table-column-properties style:column-width="3.689cm" style:use-optimal-column-width="false"/>
    </style:style>
    <style:style style:name="ro1" style:family="table-row">
      <style:table-row-properties style:row-height="0.458cm" style:use-optimal-row-height="false"/>
    </style:style>
    <style:style style:name="ro2" style:family="table-row">
      <style:table-row-properties style:row-height="0.473cm" style:use-optimal-row-height="false"/>
    </style:style>
    <style:style style:name="ro3" style:family="table-row">
      <style:table-row-properties style:row-height="0.495cm" style:use-optimal-row-height="false"/>
    </style:style>
    <style:style style:name="ro4" style:family="table-row">
      <style:table-row-properties style:row-height="0.524cm" style:use-optimal-row-height="false"/>
    </style:style>
    <style:style style:name="ro5" style:family="table-row">
      <style:table-row-properties style:row-height="0.444cm" style:use-optimal-row-height="false"/>
    </style:style>
    <style:style style:name="ro6" style:family="table-row">
      <style:table-row-properties style:row-height="0.867cm" style:use-optimal-row-height="false"/>
    </style:style>
    <style:style style:name="ro7" style:family="table-row">
      <style:table-row-properties style:row-height="1.243cm" style:use-optimal-row-height="false"/>
    </style:style>
    <style:style style:name="ro8" style:family="table-row">
      <style:table-row-properties style:row-height="3.635cm" style:use-optimal-row-height="false"/>
    </style:style>
    <style:style style:name="ro9" style:family="table-row">
      <style:table-row-properties style:row-height="3.684cm" style:use-optimal-row-height="false"/>
    </style:style>
    <style:style style:name="ro10" style:family="table-row">
      <style:table-row-properties style:row-height="0.419cm" style:use-optimal-row-height="false"/>
    </style:style>
    <style:style style:name="ro11" style:family="table-row">
      <style:table-row-properties style:row-height="0.461cm" style:use-optimal-row-height="false"/>
    </style:style>
    <style:style style:name="ro12" style:family="table-row">
      <style:table-row-properties style:row-height="0.464cm" style:use-optimal-row-height="false"/>
    </style:style>
    <style:style style:name="ro13" style:family="table-row">
      <style:table-row-properties style:row-height="0.947cm" style:use-optimal-row-height="false"/>
    </style:style>
    <style:style style:name="ro14" style:family="table-row">
      <style:table-row-properties style:row-height="1.29cm" style:use-optimal-row-height="false"/>
    </style:style>
    <style:style style:name="ce1" style:family="table-cell">
      <loext:graphic-properties draw:fill="solid" draw:fill-color="#000000" draw:textarea-vertical-align="middle" fo:padding-top="0.01cm" fo:padding-bottom="0.01cm" fo:padding-left="0.1cm" fo:padding-right="0.1cm"/>
      <style:paragraph-properties fo:border-left="0.43pt solid #000000" fo:border-right="0.43pt solid #000000" fo:border-top="0.43pt solid #000000" fo:border-bottom="none"/>
      <style:text-properties fo:color="#ffffff" loext:opacity="100%" style:font-name="Verdana" fo:font-size="10pt" style:font-name-asian="Verdana" style:font-size-asian="10pt" style:font-name-complex="Verdana" style:font-size-complex="10pt"/>
    </style:style>
    <style:style style:name="ce2" style:family="table-cell">
      <loext:graphic-properties draw:fill="solid" draw:fill-color="#000000"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0.43pt solid #000000" fo:border-bottom="none"/>
      <style:text-properties fo:color="#ffffff" loext:opacity="100%" style:font-name="Verdana" fo:font-size="10pt" style:font-name-asian="Verdana" style:font-size-asian="10pt" style:font-name-complex="Verdana" style:font-size-complex="10pt"/>
    </style:style>
    <style:style style:name="ce3" style:family="table-cell">
      <loext:graphic-properties draw:textarea-vertical-align="middle" fo:padding-top="0.01cm" fo:padding-bottom="0.01cm" fo:padding-left="0.1cm" fo:padding-right="0.1cm"/>
      <style:paragraph-properties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4" style:family="table-cell">
      <loext:graphic-properties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5" style:family="table-cell">
      <loext:graphic-properties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6" style:family="table-cell">
      <loext:graphic-properties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7" style:family="table-cell">
      <loext:graphic-properties draw:textarea-vertical-align="middle" fo:padding-top="0.01cm" fo:padding-bottom="0.01cm" fo:padding-left="0.1cm" fo:padding-right="0.1cm"/>
      <style:paragraph-properties fo:text-align="center" fo:border-left="0.43pt solid #000000" fo:border-right="none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8" style:family="table-cell">
      <loext:graphic-properties draw:textarea-vertical-align="middle" fo:padding-top="0.01cm" fo:padding-bottom="0.01cm" fo:padding-left="0.1cm" fo:padding-right="0.1cm"/>
      <style:paragraph-properties fo:text-align="center" fo:border-left="none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9" style:family="table-cell">
      <loext:graphic-properties draw:textarea-vertical-align="middle" fo:padding-top="0.01cm" fo:padding-bottom="0.01cm" fo:padding-left="0.1cm" fo:padding-right="0.1cm"/>
      <style:paragraph-properties fo:border-left="none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0" style:family="table-cell">
      <loext:graphic-properties draw:textarea-vertical-align="middle" fo:padding-top="0.01cm" fo:padding-bottom="0.01cm" fo:padding-left="0.1cm" fo:padding-right="0.1cm"/>
      <style:paragraph-properties fo:text-align="center" fo:border-left="0.43pt solid #000000" fo:border-right="none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1" style:family="table-cell">
      <loext:graphic-properties draw:textarea-vertical-align="middle" fo:padding-top="0.01cm" fo:padding-bottom="0.01cm" fo:padding-left="0.1cm" fo:padding-right="0.1cm"/>
      <style:paragraph-properties fo:text-align="center" fo:border-left="none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2" style:family="table-cell">
      <loext:graphic-properties draw:textarea-vertical-align="middle" fo:padding-top="0.01cm" fo:padding-bottom="0.01cm" fo:padding-left="0.1cm" fo:padding-right="0.1cm"/>
      <style:paragraph-properties fo:border-left="none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3" style:family="table-cell">
      <loext:graphic-properties draw:textarea-vertical-align="middle" fo:padding-top="0.01cm" fo:padding-bottom="0.01cm" fo:padding-left="0.1cm" fo:padding-right="0.1cm"/>
      <style:paragraph-properties fo:text-align="center" fo:border-left="0.43pt solid #000000" fo:border-right="none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4" style:family="table-cell">
      <loext:graphic-properties draw:textarea-vertical-align="middle" fo:padding-top="0.01cm" fo:padding-bottom="0.01cm" fo:padding-left="0.1cm" fo:padding-right="0.1cm"/>
      <style:paragraph-properties fo:text-align="center" fo:border-left="none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5" style:family="table-cell">
      <loext:graphic-properties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6" style:family="table-cell">
      <loext:graphic-properties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7" style:family="table-cell">
      <loext:graphic-properties draw:textarea-vertical-align="middle" fo:padding-top="0.01cm" fo:padding-bottom="0.01cm" fo:padding-left="0.1cm" fo:padding-right="0.1cm"/>
      <style:paragraph-properties fo:border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8" style:family="table-cell">
      <loext:graphic-properties draw:textarea-vertical-align="middle" fo:padding-top="0.01cm" fo:padding-bottom="0.01cm" fo:padding-left="0.1cm" fo:padding-right="0.1cm"/>
      <style:paragraph-properties fo:text-align="center" fo:border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9" style:family="table-cell">
      <loext:graphic-properties draw:textarea-vertical-align="bottom" fo:padding-top="0.05cm" fo:padding-bottom="0.05cm" fo:padding-left="0.05cm" fo:padding-right="0.05cm"/>
      <style:paragraph-properties fo:border-left="none" fo:border-right="none" fo:border-top="none" fo:border-bottom="0.43pt solid #000000"/>
      <style:text-properties fo:font-size="8pt" style:font-size-asian="8pt" style:font-size-complex="8pt"/>
    </style:style>
    <style:style style:name="ce20" style:family="table-cell">
      <loext:graphic-properties draw:textarea-vertical-align="bottom" fo:padding-top="0.05cm" fo:padding-bottom="0.05cm" fo:padding-left="0.05cm" fo:padding-right="0.05cm"/>
      <style:paragraph-properties fo:text-align="start" fo:border-left="none" fo:border-right="none" fo:border-top="none" fo:border-bottom="0.43pt solid #000000"/>
      <style:text-properties fo:font-size="8pt" style:font-size-asian="8pt" style:font-size-complex="8pt"/>
    </style:style>
    <style:style style:name="ce21" style:family="table-cell">
      <loext:graphic-properties draw:textarea-vertical-align="bottom" fo:padding-top="0.05cm" fo:padding-bottom="0.05cm" fo:padding-left="0.05cm" fo:padding-right="0.05cm"/>
      <style:paragraph-properties fo:text-align="end" fo:border-left="none" fo:border-right="none" fo:border-top="none" fo:border-bottom="0.43pt solid #000000"/>
      <style:text-properties fo:font-size="8pt" style:font-size-asian="8pt" style:font-size-complex="8pt"/>
    </style:style>
    <style:style style:name="ce22" style:family="table-cell">
      <loext:graphic-properties draw:textarea-vertical-align="middle" fo:padding-top="0.05cm" fo:padding-bottom="0.05cm" fo:padding-left="0.05cm" fo:padding-right="0.05cm"/>
      <style:paragraph-properties fo:border="none"/>
      <style:text-properties fo:font-size="8pt" style:font-size-asian="8pt" style:font-size-complex="8pt"/>
    </style:style>
    <style:style style:name="ce23" style:family="table-cell">
      <loext:graphic-properties draw:textarea-vertical-align="middle" fo:padding-top="0.05cm" fo:padding-bottom="0.05cm" fo:padding-left="0.05cm" fo:padding-right="0.05cm"/>
      <style:paragraph-properties fo:text-align="center" fo:border-left="0.28pt solid #000000" fo:border-right="0.28pt solid #000000" fo:border-top="none" fo:border-bottom="0.28pt solid #000000"/>
      <style:text-properties fo:font-size="10pt" style:font-size-asian="10pt" style:font-size-complex="10pt"/>
    </style:style>
    <style:style style:name="ce24" style:family="table-cell">
      <loext:graphic-properties draw:textarea-vertical-align="middle" fo:padding-top="0.05cm" fo:padding-bottom="0.05cm" fo:padding-left="0.05cm" fo:padding-right="0.05cm"/>
      <style:paragraph-properties fo:text-align="center" fo:border-left="0.28pt solid #000000" fo:border-right="none" fo:border-top="none" fo:border-bottom="0.28pt solid #000000"/>
      <style:text-properties fo:font-size="10pt" style:font-size-asian="10pt" style:font-size-complex="10pt"/>
    </style:style>
    <style:style style:name="ce25" style:family="table-cell">
      <loext:graphic-properties draw:textarea-vertical-align="middle" fo:padding-top="0.05cm" fo:padding-bottom="0.05cm" fo:padding-left="0.05cm" fo:padding-right="0.05cm"/>
      <style:paragraph-properties fo:text-align="center" fo:border-left="none" fo:border-right="0.28pt solid #000000" fo:border-top="none" fo:border-bottom="0.28pt solid #000000"/>
      <style:text-properties fo:font-size="10pt" style:font-size-asian="10pt" style:font-size-complex="10pt"/>
    </style:style>
    <style:style style:name="ce26" style:family="table-cell">
      <loext:graphic-properties draw:textarea-vertical-align="middle" fo:padding-top="0.05cm" fo:padding-bottom="0.05cm" fo:padding-left="0.05cm" fo:padding-right="0.05cm"/>
      <style:paragraph-properties fo:border-left="0.43pt solid #000000" fo:border-right="none" fo:border-top="none" fo:border-bottom="none"/>
      <style:text-properties style:font-name="Verdana2" fo:font-size="10pt" fo:font-weight="bold" style:font-name-asian="Meiryo UI" style:font-size-asian="10pt" style:font-size-complex="10pt"/>
    </style:style>
    <style:style style:name="ce27" style:family="table-cell">
      <loext:graphic-properties draw:textarea-vertical-align="middle" fo:padding-top="0.05cm" fo:padding-bottom="0.05cm" fo:padding-left="0.05cm" fo:padding-right="0.05cm"/>
      <style:paragraph-properties fo:text-align="center" fo:border-left="0.28pt solid #000000" fo:border-right="0.28pt solid #000000" fo:border-top="0.28pt solid #000000" fo:border-bottom="none"/>
      <style:text-properties fo:font-size="10pt" style:font-size-asian="10pt" style:font-size-complex="10pt"/>
    </style:style>
    <style:style style:name="ce28" style:family="table-cell">
      <loext:graphic-properties draw:textarea-vertical-align="middle" fo:padding-top="0.05cm" fo:padding-bottom="0.05cm" fo:padding-left="0.05cm" fo:padding-right="0.05cm"/>
      <style:paragraph-properties fo:text-align="center" fo:border-left="0.28pt solid #000000" fo:border-right="0.28pt solid #000000" fo:border-top="none" fo:border-bottom="none"/>
      <style:text-properties fo:font-size="10pt" style:font-size-asian="10pt" style:font-size-complex="10pt"/>
    </style:style>
    <style:style style:name="ce29" style:family="table-cell">
      <loext:graphic-properties draw:textarea-vertical-align="middle" fo:padding-top="0.05cm" fo:padding-bottom="0.05cm" fo:padding-left="0.05cm" fo:padding-right="0.05cm"/>
      <style:paragraph-properties fo:text-align="center" fo:border-left="0.28pt solid #000000" fo:border-right="none" fo:border-top="0.28pt solid #000000" fo:border-bottom="none"/>
      <style:text-properties fo:font-size="10pt" style:font-size-asian="10pt" style:font-size-complex="10pt"/>
    </style:style>
    <style:style style:name="ce30" style:family="table-cell">
      <loext:graphic-properties fo:padding-top="0.05cm" fo:padding-bottom="0.05cm" fo:padding-left="0.05cm" fo:padding-right="0.05cm"/>
      <style:paragraph-properties fo:border-left="none" fo:border-right="none" fo:border-top="0.43pt solid #000000" fo:border-bottom="0.43pt solid #000000"/>
      <style:text-properties fo:font-size="8pt" style:font-size-asian="8pt" style:font-size-complex="8pt"/>
    </style:style>
    <style:style style:name="ce31" style:family="table-cell">
      <loext:graphic-properties fo:padding-top="0.05cm" fo:padding-bottom="0.05cm" fo:padding-left="0.05cm" fo:padding-right="0.05cm"/>
      <style:paragraph-properties fo:text-align="end" fo:border-left="none" fo:border-right="none" fo:border-top="0.43pt solid #000000" fo:border-bottom="0.43pt solid #000000"/>
      <style:text-properties fo:font-size="8pt" style:font-size-asian="8pt" style:font-size-complex="8pt"/>
    </style:style>
    <style:style style:name="ce32" style:family="table-cell">
      <loext:graphic-properties draw:textarea-vertical-align="top" fo:padding-top="0.05cm" fo:padding-bottom="0.05cm" fo:padding-left="0.05cm" fo:padding-right="0.05cm"/>
      <style:paragraph-properties fo:border-left="none" fo:border-right="none" fo:border-top="0.43pt solid #000000" fo:border-bottom="0.43pt solid #000000"/>
      <style:text-properties fo:font-size="8pt" style:font-size-asian="8pt" style:font-size-complex="8pt"/>
    </style:style>
    <style:style style:name="ce33" style:family="table-cell">
      <loext:graphic-properties draw:textarea-vertical-align="middle" fo:padding-top="0.05cm" fo:padding-bottom="0.05cm" fo:padding-left="0.05cm" fo:padding-right="0.05cm"/>
      <style:paragraph-properties fo:border="none"/>
      <style:text-properties style:font-name="Verdana2" fo:font-size="8pt" fo:font-weight="bold" style:font-name-asian="Meiryo UI" style:font-size-asian="8pt" style:font-size-complex="8pt"/>
    </style:style>
    <style:style style:name="ce34" style:family="table-cell">
      <loext:graphic-properties draw:textarea-vertical-align="middle" fo:padding-top="0.05cm" fo:padding-bottom="0.05cm" fo:padding-left="0.05cm" fo:padding-right="0.05cm"/>
      <style:paragraph-properties fo:text-align="center" fo:border-left="0.28pt solid #000000" fo:border-right="none" fo:border-top="none" fo:border-bottom="none"/>
      <style:text-properties fo:font-size="10pt" style:font-size-asian="10pt" style:font-size-complex="10pt"/>
    </style:style>
    <style:style style:name="ce35" style:family="table-cell">
      <loext:graphic-properties fo:padding-top="0.05cm" fo:padding-bottom="0.05cm" fo:padding-left="0.05cm" fo:padding-right="0.05cm"/>
      <style:paragraph-properties fo:text-align="start" fo:border-left="none" fo:border-right="none" fo:border-top="0.43pt solid #000000" fo:border-bottom="0.43pt solid #000000"/>
      <style:text-properties fo:font-size="8pt" style:font-size-asian="8pt" style:font-size-complex="8pt"/>
    </style:style>
    <style:style style:name="ce36" style:family="table-cell">
      <loext:graphic-properties fo:padding-top="0.05cm" fo:padding-bottom="0.05cm" fo:padding-left="0.05cm" fo:padding-right="0.05cm"/>
      <style:paragraph-properties fo:border-left="none" fo:border-right="none" fo:border-top="0.43pt solid #000000" fo:border-bottom="none"/>
      <style:text-properties fo:font-size="8pt" style:font-size-asian="8pt" style:font-size-complex="8pt"/>
    </style:style>
    <style:style style:name="ce37" style:family="table-cell">
      <loext:graphic-properties fo:padding-top="0.05cm" fo:padding-bottom="0.05cm" fo:padding-left="0.05cm" fo:padding-right="0.05cm"/>
      <style:paragraph-properties fo:text-align="end" fo:border-left="none" fo:border-right="none" fo:border-top="0.43pt solid #000000" fo:border-bottom="none"/>
      <style:text-properties fo:font-size="8pt" style:font-size-asian="8pt" style:font-size-complex="8pt"/>
    </style:style>
    <style:style style:name="ce38" style:family="table-cell">
      <loext:graphic-properties fo:padding-top="0.05cm" fo:padding-bottom="0.05cm" fo:padding-left="0.05cm" fo:padding-right="0.05cm"/>
      <style:paragraph-properties fo:text-align="center" fo:border-left="none" fo:border-right="none" fo:border-top="0.43pt solid #000000" fo:border-bottom="none"/>
      <style:text-properties fo:font-size="8pt" style:font-size-asian="8pt" style:font-size-complex="8pt"/>
    </style:style>
    <style:style style:name="ce39" style:family="table-cell">
      <loext:graphic-properties draw:fill="solid" draw:fill-color="#000000" fo:padding-top="0.05cm" fo:padding-bottom="0.05cm" fo:padding-left="0.05cm" fo:padding-right="0.05cm"/>
      <style:paragraph-properties fo:border="0.28pt solid #000000"/>
      <style:text-properties fo:color="#ffffff" loext:opacity="100%" fo:font-size="10pt" style:font-size-asian="10pt" style:font-size-complex="10pt"/>
    </style:style>
    <style:style style:name="ce40" style:family="table-cell">
      <loext:graphic-properties fo:padding-top="0.05cm" fo:padding-bottom="0.05cm" fo:padding-left="0.05cm" fo:padding-right="0.05cm"/>
      <style:paragraph-properties fo:border="0.28pt solid #000000"/>
      <style:text-properties fo:font-size="10pt" style:font-size-asian="10pt" style:font-size-complex="10pt"/>
    </style:style>
    <style:style style:name="ce41" style:family="table-cell">
      <loext:graphic-properties fo:padding-top="0.05cm" fo:padding-bottom="0.05cm" fo:padding-left="0.05cm" fo:padding-right="0.05cm"/>
      <style:paragraph-properties fo:border-left="0.28pt solid #000000" fo:border-right="0.28pt solid #000000" fo:border-top="0.28pt solid #000000" fo:border-bottom="none"/>
      <style:text-properties fo:font-size="10pt" style:font-size-asian="10pt" style:font-size-complex="10pt"/>
    </style:style>
    <style:style style:name="ce42" style:family="table-cell">
      <loext:graphic-properties fo:padding-top="0.05cm" fo:padding-bottom="0.05cm" fo:padding-left="0.05cm" fo:padding-right="0.05cm"/>
      <style:paragraph-properties fo:border-left="0.43pt solid #000000" fo:border-right="0.43pt solid #000000" fo:border-top="0.43pt solid #000000" fo:border-bottom="none"/>
      <style:text-properties fo:font-size="10pt" style:font-size-asian="10pt" style:font-size-complex="10pt"/>
    </style:style>
    <style:style style:name="ce43" style:family="table-cell">
      <loext:graphic-properties fo:padding-top="0.05cm" fo:padding-bottom="0.05cm" fo:padding-left="0.05cm" fo:padding-right="0.05cm"/>
      <style:paragraph-properties fo:border-left="0.43pt solid #000000" fo:border-right="0.43pt solid #000000" fo:border-top="none" fo:border-bottom="0.43pt solid #000000"/>
      <style:text-properties fo:font-size="10pt" style:font-size-asian="10pt" style:font-size-complex="10pt"/>
    </style:style>
    <style:style style:name="ce44" style:family="table-cell">
      <loext:graphic-properties fo:padding-top="0.05cm" fo:padding-bottom="0.05cm" fo:padding-left="0.05cm" fo:padding-right="0.05cm"/>
      <style:paragraph-properties fo:border-left="0.28pt solid #000000" fo:border-right="0.28pt solid #000000" fo:border-top="none" fo:border-bottom="none"/>
      <style:text-properties fo:font-size="10pt" style:font-size-asian="10pt" style:font-size-complex="10pt"/>
    </style:style>
    <style:style style:name="ce45" style:family="table-cell">
      <loext:graphic-properties fo:padding-top="0.05cm" fo:padding-bottom="0.05cm" fo:padding-left="0.05cm" fo:padding-right="0.05cm"/>
      <style:paragraph-properties fo:border-left="0.43pt solid #000000" fo:border-right="0.43pt solid #000000" fo:border-top="none" fo:border-bottom="none"/>
      <style:text-properties fo:font-size="10pt" style:font-size-asian="10pt" style:font-size-complex="10pt"/>
    </style:style>
    <style:style style:name="ce46" style:family="table-cell">
      <loext:graphic-properties fo:padding-top="0.05cm" fo:padding-bottom="0.05cm" fo:padding-left="0.05cm" fo:padding-right="0.05cm"/>
      <style:paragraph-properties fo:border-left="0.28pt solid #000000" fo:border-right="0.28pt solid #000000" fo:border-top="none" fo:border-bottom="0.28pt solid #000000"/>
      <style:text-properties fo:font-size="10pt" style:font-size-asian="10pt" style:font-size-complex="10pt"/>
    </style:style>
    <style:style style:name="ce47" style:family="table-cell">
      <loext:graphic-properties draw:textarea-vertical-align="bottom" fo:padding-top="0.05cm" fo:padding-bottom="0.05cm" fo:padding-left="0.05cm" fo:padding-right="0.05cm"/>
      <style:paragraph-properties fo:border-left="none" fo:border-right="none" fo:border-top="none" fo:border-bottom="0.43pt solid #000000"/>
      <style:text-properties style:font-name="Verdana" fo:font-size="10pt" style:font-size-asian="10pt" style:font-size-complex="10pt"/>
    </style:style>
    <style:style style:name="ce48" style:family="table-cell">
      <loext:graphic-properties draw:textarea-vertical-align="bottom" fo:padding-top="0.05cm" fo:padding-bottom="0.05cm" fo:padding-left="0.05cm" fo:padding-right="0.05cm"/>
      <style:paragraph-properties fo:text-align="end" fo:border-left="none" fo:border-right="none" fo:border-top="none" fo:border-bottom="0.43pt solid #000000"/>
      <style:text-properties style:font-name="Verdana" fo:font-size="10pt" style:font-size-asian="10pt" style:font-size-complex="10pt"/>
    </style:style>
    <style:style style:name="ce49" style:family="table-cell">
      <loext:graphic-properties draw:textarea-vertical-align="bottom" fo:padding-top="0.05cm" fo:padding-bottom="0.05cm" fo:padding-left="0.05cm" fo:padding-right="0.05cm"/>
      <style:paragraph-properties fo:text-align="center" fo:border-left="none" fo:border-right="none" fo:border-top="none" fo:border-bottom="0.43pt solid #000000"/>
      <style:text-properties style:font-name="Verdana" fo:font-size="10pt" style:font-size-asian="10pt" style:font-size-complex="10pt"/>
    </style:style>
    <style:style style:name="ce50" style:family="table-cell">
      <loext:graphic-properties draw:textarea-vertical-align="middle" fo:padding-top="0.05cm" fo:padding-bottom="0.05cm" fo:padding-left="0.05cm" fo:padding-right="0.05cm"/>
      <style:paragraph-properties fo:text-align="center" fo:border-left="0.28pt solid #000000" fo:border-right="0.28pt solid #000000" fo:border-top="none" fo:border-bottom="0.28pt solid #000000"/>
      <style:text-properties style:font-name="Verdana" fo:font-size="10pt" style:font-size-asian="10pt" style:font-size-complex="10pt"/>
    </style:style>
    <style:style style:name="ce51" style:family="table-cell">
      <loext:graphic-properties draw:textarea-vertical-align="middle" fo:padding-top="0.01cm" fo:padding-bottom="0.01cm" fo:padding-left="0.1cm" fo:padding-right="0.1cm"/>
      <style:paragraph-properties fo:border-left="none" fo:border-right="0.43pt solid #000000" fo:border-top="none" fo:border-bottom="none"/>
      <style:text-properties style:font-name="Verdana" fo:font-size="9.5pt" style:font-name-asian="Verdana" style:font-size-asian="9.5pt" style:font-name-complex="Verdana" style:font-size-complex="9.5pt"/>
    </style:style>
    <style:style style:name="ce52" style:family="table-cell">
      <loext:graphic-properties draw:textarea-vertical-align="bottom" fo:padding-top="0.05cm" fo:padding-bottom="0.05cm" fo:padding-left="0.05cm" fo:padding-right="0.05cm"/>
      <style:paragraph-properties fo:text-align="start" fo:border-left="none" fo:border-right="none" fo:border-top="none" fo:border-bottom="0.43pt solid #000000"/>
      <style:text-properties style:font-name="Verdana" fo:font-size="10pt" style:font-size-asian="10pt" style:font-size-complex="10pt"/>
    </style:style>
    <style:style style:name="ce53" style:family="table-cell">
      <loext:graphic-properties draw:textarea-vertical-align="middle" fo:padding-top="0.05cm" fo:padding-bottom="0.05cm" fo:padding-left="0.05cm" fo:padding-right="0.05cm"/>
      <style:paragraph-properties fo:text-align="center" fo:border-left="0.28pt solid #000000" fo:border-right="none" fo:border-top="none" fo:border-bottom="0.28pt solid #000000"/>
      <style:text-properties style:font-name="Verdana" fo:font-size="10pt" style:font-size-asian="10pt" style:font-size-complex="10pt"/>
    </style:style>
    <style:style style:name="ce54" style:family="table-cell">
      <loext:graphic-properties draw:textarea-vertical-align="middle" fo:padding-top="0.05cm" fo:padding-bottom="0.05cm" fo:padding-left="0.05cm" fo:padding-right="0.05cm"/>
      <style:paragraph-properties fo:text-align="center" fo:border-left="0.28pt solid #000000" fo:border-right="0.28pt solid #000000" fo:border-top="none" fo:border-bottom="none"/>
      <style:text-properties style:font-name="Verdana" fo:font-size="10pt" style:font-size-asian="10pt" style:font-size-complex="10pt"/>
    </style:style>
    <style:style style:name="ce55" style:family="table-cell">
      <loext:graphic-properties draw:textarea-vertical-align="middle" fo:padding-top="0.05cm" fo:padding-bottom="0.05cm" fo:padding-left="0.05cm" fo:padding-right="0.05cm"/>
      <style:paragraph-properties fo:text-align="center" fo:border-left="0.28pt solid #000000" fo:border-right="none" fo:border-top="none" fo:border-bottom="none"/>
      <style:text-properties style:font-name="Verdana" fo:font-size="10pt" style:font-size-asian="10pt" style:font-size-complex="10pt"/>
    </style:style>
    <style:style style:name="ce56" style:family="table-cell">
      <loext:graphic-properties draw:textarea-vertical-align="middle" fo:padding-top="0.05cm" fo:padding-bottom="0.05cm" fo:padding-left="0.05cm" fo:padding-right="0.05cm"/>
      <style:paragraph-properties fo:text-align="center" fo:border-left="none" fo:border-right="none" fo:border-top="0.43pt solid #000000" fo:border-bottom="none"/>
      <style:text-properties style:font-name="Verdana" fo:font-size="10pt" style:font-size-asian="10pt" style:font-size-complex="10pt"/>
    </style:style>
    <style:style style:name="ce57" style:family="table-cell">
      <loext:graphic-properties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indent="0cm" fo:border="0.43pt solid #000000"/>
      <style:text-properties style:font-name="Verdana" fo:font-size="10pt" style:font-name-asian="Verdana" style:font-size-asian="10pt" style:font-name-complex="Verdana" style:font-size-complex="10pt"/>
    </style:style>
    <style:style style:name="ce58" style:family="table-cell">
      <loext:graphic-properties draw:fill="none" draw:textarea-vertical-align="middle" fo:padding-top="0.01cm" fo:padding-bottom="0.01cm" fo:padding-left="0.1cm" fo:padding-right="0.1cm"/>
      <style:paragraph-properties fo:border="0.43pt solid #000000"/>
      <style:text-properties style:font-name="Verdana" fo:font-size="10pt" style:font-name-asian="Verdana" style:font-size-asian="10pt" style:font-name-complex="Verdana" style:font-size-complex="10pt"/>
    </style:style>
    <style:style style:name="ce59" style:family="table-cell">
      <loext:graphic-properties draw:fill="none"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indent="0cm" fo:border="0.43pt solid #000000"/>
      <style:text-properties style:font-name="Verdana" fo:font-size="10pt" style:font-name-asian="Verdana" style:font-size-asian="10pt" style:font-name-complex="Verdana" style:font-size-complex="10pt"/>
    </style:style>
    <style:style style:name="ce60" style:family="table-cell">
      <loext:graphic-properties draw:fill="none" draw:textarea-vertical-align="middle" fo:padding-top="0.01cm" fo:padding-bottom="0.01cm" fo:padding-left="0.1cm" fo:padding-right="0.1cm"/>
      <style:paragraph-properties fo:text-align="center" fo:border="0.43pt solid #000000"/>
      <style:text-properties style:font-name="Verdana" fo:font-size="10pt" style:font-name-asian="Verdana" style:font-size-asian="10pt" style:font-name-complex="Verdana" style:font-size-complex="10pt"/>
    </style:style>
    <style:style style:name="ce61" style:family="table-cell">
      <loext:graphic-properties draw:fill="none" draw:textarea-vertical-align="middle" fo:padding-top="0.01cm" fo:padding-bottom="0.01cm" fo:padding-left="0.1cm" fo:padding-right="0.1cm"/>
      <style:paragraph-properties fo:text-align="center" fo:border-left="none" fo:border-right="0.43pt solid #000000" fo:border-top="0.43pt solid #000000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62" style:family="table-cell">
      <loext:graphic-properties draw:fill="none" draw:textarea-vertical-align="middle" fo:padding-top="0.01cm" fo:padding-bottom="0.01cm" fo:padding-left="0.1cm" fo:padding-right="0.1cm"/>
      <style:paragraph-properties fo:border-left="none" fo:border-right="0.43pt solid #000000" fo:border-top="0.43pt solid #000000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63" style:family="table-cell">
      <loext:graphic-properties draw:textarea-vertical-align="middle" fo:padding-top="0.01cm" fo:padding-bottom="0.01cm" fo:padding-left="0.1cm" fo:padding-right="0.1cm"/>
      <style:paragraph-properties fo:text-align="center" fo:border-left="0.43pt solid #000000" fo:border-right="none" fo:border-top="0.43pt solid #000000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64" style:family="table-cell">
      <loext:graphic-properties draw:textarea-vertical-align="middle" fo:padding-top="0.01cm" fo:padding-bottom="0.01cm" fo:padding-left="0.1cm" fo:padding-right="0.1cm"/>
      <style:paragraph-properties fo:border-left="none" fo:border-right="0.43pt solid #000000" fo:border-top="0.43pt solid #000000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65" style:family="table-cell">
      <loext:graphic-properties draw:fill="none" draw:textarea-vertical-align="middle" fo:padding-top="0.01cm" fo:padding-bottom="0.01cm" fo:padding-left="0.1cm" fo:padding-right="0.1cm"/>
      <style:paragraph-properties fo:text-align="center" fo:border-left="0.43pt solid #000000" fo:border-right="none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66" style:family="table-cell">
      <loext:graphic-properties draw:fill="none" draw:textarea-vertical-align="middle" fo:padding-top="0.01cm" fo:padding-bottom="0.01cm" fo:padding-left="0.1cm" fo:padding-right="0.1cm"/>
      <style:paragraph-properties fo:text-align="center" fo:border-left="none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67" style:family="table-cell">
      <loext:graphic-properties draw:textarea-vertical-align="middle" fo:padding-top="0.01cm" fo:padding-bottom="0.01cm" fo:padding-left="0.1cm" fo:padding-right="0.1cm"/>
      <style:paragraph-properties fo:border-left="none" fo:border-right="0.43pt solid #000000" fo:border-top="none" fo:border-bottom="0.43pt solid #000000"/>
      <style:text-properties style:font-name="Verdana" fo:font-size="9.5pt" style:font-name-asian="Verdana" style:font-size-asian="9.5pt" style:font-name-complex="Verdana" style:font-size-complex="9.5pt"/>
    </style:style>
    <style:style style:name="ce68" style:family="table-cell">
      <loext:graphic-properties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indent="0cm"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69" style:family="table-cell">
      <loext:graphic-properties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indent="0cm"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70" style:family="table-cell">
      <loext:graphic-properties draw:fill="none"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71" style:family="table-cell">
      <loext:graphic-properties draw:fill="none"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indent="0cm"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72" style:family="table-cell">
      <loext:graphic-properties draw:fill="none"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73" style:family="table-cell">
      <loext:graphic-properties draw:fill="none"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74" style:family="table-cell">
      <loext:graphic-properties draw:fill="none"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75" style:family="table-cell">
      <loext:graphic-properties draw:fill="none"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76" style:family="table-cell">
      <loext:graphic-properties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0.43pt solid #000000"/>
      <style:text-properties style:font-name="Verdana" fo:font-size="9.5pt" style:font-name-asian="Verdana" style:font-size-asian="9.5pt" style:font-name-complex="Verdana" style:font-size-complex="9.5pt"/>
    </style:style>
    <style:style style:name="ce77" style:family="table-cell">
      <loext:graphic-properties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none"/>
      <style:text-properties style:font-name="Verdana" fo:font-size="9.5pt" style:font-name-asian="Verdana" style:font-size-asian="9.5pt" style:font-name-complex="Verdana" style:font-size-complex="9.5pt"/>
    </style:style>
    <style:style style:name="ce78" style:family="table-cell">
      <loext:graphic-properties draw:textarea-vertical-align="middle" fo:padding-top="0.01cm" fo:padding-bottom="0.01cm" fo:padding-left="0.1cm" fo:padding-right="0.1cm"/>
      <style:paragraph-properties fo:border-left="0.43pt solid #000000" fo:border-right="0.43pt solid #000000" fo:border-top="0.43pt solid #000000" fo:border-bottom="none"/>
      <style:text-properties style:font-name="Verdana" fo:font-size="9.5pt" style:font-name-asian="Verdana" style:font-size-asian="9.5pt" style:font-name-complex="Verdana" style:font-size-complex="9.5pt"/>
    </style:style>
    <style:style style:name="ce79" style:family="table-cell">
      <loext:graphic-properties draw:fill="none" draw:textarea-vertical-align="middle" fo:padding-top="0.01cm" fo:padding-bottom="0.01cm" fo:padding-left="0.1cm" fo:padding-right="0.1cm"/>
      <style:paragraph-properties fo:text-align="center" fo:border="0.43pt solid #000000"/>
      <style:text-properties style:font-name="Verdana" fo:font-size="7.80000019073486pt" style:font-name-asian="Verdana" style:font-size-asian="7.80000019073486pt" style:font-name-complex="Verdana" style:font-size-complex="7.80000019073486pt"/>
    </style:style>
    <style:style style:name="ce80" style:family="table-cell">
      <loext:graphic-properties draw:fill="none" draw:textarea-vertical-align="middle" fo:padding-top="0.01cm" fo:padding-bottom="0.01cm" fo:padding-left="0.1cm" fo:padding-right="0.1cm"/>
      <style:paragraph-properties fo:text-align="center" fo:border-left="none" fo:border-right="0.43pt solid #000000" fo:border-top="none" fo:border-bottom="0.43pt solid #000000"/>
      <style:text-properties style:font-name="Verdana" fo:font-size="7.80000019073486pt" style:font-name-asian="Verdana" style:font-size-asian="7.80000019073486pt" style:font-name-complex="Verdana" style:font-size-complex="7.80000019073486pt"/>
    </style:style>
    <style:style style:name="ce81" style:family="table-cell">
      <loext:graphic-properties draw:fill="none" draw:textarea-vertical-align="middle" fo:padding-top="0.01cm" fo:padding-bottom="0.01cm" fo:padding-left="0.1cm" fo:padding-right="0.1cm"/>
      <style:paragraph-properties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82" style:family="table-cell">
      <loext:graphic-properties draw:fill="none"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83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84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85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86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87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border-left="0.43pt solid #000000" fo:border-right="0.43pt solid #000000" fo:border-top="0.43pt solid #000000" fo:border-bottom="none"/>
      <style:text-properties style:font-name="Verdana" fo:font-size="9.5pt" style:font-name-asian="Verdana" style:font-size-asian="9.5pt" style:font-name-complex="Verdana" style:font-size-complex="9.5pt"/>
    </style:style>
    <style:style style:name="ce88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none"/>
      <style:text-properties style:font-name="Verdana" fo:font-size="9.5pt" style:font-name-asian="Verdana" style:font-size-asian="9.5pt" style:font-name-complex="Verdana" style:font-size-complex="9.5pt"/>
    </style:style>
    <style:style style:name="ce89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text-align="center" fo:border="0.43pt solid #000000"/>
      <style:text-properties style:font-name="Verdana" fo:font-size="10pt" style:font-name-asian="Verdana" style:font-size-asian="10pt" style:font-name-complex="Verdana" style:font-size-complex="10pt"/>
    </style:style>
    <style:style style:name="ce90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91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92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0.43pt solid #000000"/>
      <style:text-properties style:font-name="Verdana" fo:font-size="9.5pt" style:font-name-asian="Verdana" style:font-size-asian="9.5pt" style:font-name-complex="Verdana" style:font-size-complex="9.5pt"/>
    </style:style>
    <style:style style:name="ce93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text-align="center" fo:border-left="none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94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border-left="none" fo:border-right="0.43pt solid #000000" fo:border-top="none" fo:border-bottom="0.43pt solid #000000"/>
      <style:text-properties style:font-name="Verdana" fo:font-size="9.5pt" style:font-name-asian="Verdana" style:font-size-asian="9.5pt" style:font-name-complex="Verdana" style:font-size-complex="9.5pt"/>
    </style:style>
    <style:style style:name="ce95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align="center" fo:text-indent="0cm" fo:border="0.43pt solid #000000"/>
      <style:text-properties style:font-name="Verdana" fo:font-size="7.80000019073486pt" style:font-name-asian="Verdana" style:font-size-asian="7.80000019073486pt" style:font-name-complex="Verdana" style:font-size-complex="7.80000019073486pt"/>
    </style:style>
    <style:style style:name="ce96" style:family="table-cell">
      <loext:graphic-properties draw:fill="solid" draw:fill-color="#eeeeee" draw:textarea-vertical-align="middle" fo:padding-top="0.01cm" fo:padding-bottom="0.01cm" fo:padding-left="0.1cm" fo:padding-right="0.1cm"/>
      <style:paragraph-properties fo:text-align="center" fo:border-left="none" fo:border-right="0.43pt solid #000000" fo:border-top="none" fo:border-bottom="0.43pt solid #000000"/>
      <style:text-properties style:font-name="Verdana" fo:font-size="7.80000019073486pt" style:font-name-asian="Verdana" style:font-size-asian="7.80000019073486pt" style:font-name-complex="Verdana" style:font-size-complex="7.80000019073486pt"/>
    </style:style>
    <style:style style:name="ce97" style:family="table-cell">
      <loext:graphic-properties draw:fill="none" draw:fill-color="#eeeeee" draw:textarea-vertical-align="middle" fo:padding-top="0.01cm" fo:padding-bottom="0.01cm" fo:padding-left="0.1cm" fo:padding-right="0.1cm"/>
      <style:paragraph-properties fo:border="0.43pt solid #000000"/>
      <style:text-properties style:font-name="Verdana" fo:font-size="10pt" style:font-name-asian="Verdana" style:font-size-asian="10pt" style:font-name-complex="Verdana" style:font-size-complex="10pt"/>
    </style:style>
    <style:style style:name="ce98" style:family="table-cell">
      <loext:graphic-properties draw:fill="none" draw:fill-color="#eeeeee" draw:textarea-vertical-align="middle" fo:padding-top="0.01cm" fo:padding-bottom="0.01cm" fo:padding-left="0.1cm" fo:padding-right="0.1cm"/>
      <style:paragraph-properties fo:text-align="center" fo:border="0.43pt solid #000000"/>
      <style:text-properties style:font-name="Verdana" fo:font-size="10pt" style:font-name-asian="Verdana" style:font-size-asian="10pt" style:font-name-complex="Verdana" style:font-size-complex="10pt"/>
    </style:style>
    <style:style style:name="ce99" style:family="table-cell">
      <loext:graphic-properties draw:fill="none" draw:fill-color="#eeeeee"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00" style:family="table-cell">
      <loext:graphic-properties draw:fill="none" draw:fill-color="#eeeeee"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01" style:family="table-cell">
      <loext:graphic-properties draw:textarea-vertical-align="middle" fo:padding-top="0.01cm" fo:padding-bottom="0.01cm" fo:padding-left="0.1cm" fo:padding-right="0.1cm"/>
      <style:paragraph-properties fo:border-left="0.03pt solid #000000" fo:border-right="0.0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02" style:family="table-cell">
      <loext:graphic-properties draw:textarea-vertical-align="middle" fo:padding-top="0.01cm" fo:padding-bottom="0.01cm" fo:padding-left="0.1cm" fo:padding-right="0.1cm"/>
      <style:paragraph-properties fo:text-align="center" fo:border-left="0.03pt solid #000000" fo:border-right="0.0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03" style:family="table-cell">
      <loext:graphic-properties draw:textarea-vertical-align="middle" fo:padding-top="0.01cm" fo:padding-bottom="0.01cm" fo:padding-left="0.1cm" fo:padding-right="0.1cm"/>
      <style:paragraph-properties fo:border-left="none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04" style:family="table-cell">
      <loext:graphic-properties draw:textarea-vertical-align="middle" fo:padding-top="0.01cm" fo:padding-bottom="0.01cm" fo:padding-left="0.1cm" fo:padding-right="0.1cm"/>
      <style:paragraph-properties fo:text-align="center" fo:border="none"/>
      <style:text-properties style:font-name="Verdana" fo:font-size="10pt" style:font-name-asian="Verdana" style:font-size-asian="10pt" style:font-name-complex="Verdana" style:font-size-complex="10pt"/>
    </style:style>
    <style:style style:name="ce105" style:family="table-cell">
      <loext:graphic-properties draw:textarea-vertical-align="bottom" fo:padding-top="0.05cm" fo:padding-bottom="0.05cm" fo:padding-left="0.05cm" fo:padding-right="0.05cm"/>
      <style:paragraph-properties fo:text-align="end" fo:border="none"/>
      <style:text-properties style:font-name="Verdana" fo:font-size="10pt" style:font-size-asian="10pt" style:font-size-complex="10pt"/>
    </style:style>
    <style:style style:name="ce106" style:family="table-cell">
      <loext:graphic-properties draw:textarea-vertical-align="middle" fo:padding-top="0.05cm" fo:padding-bottom="0.05cm" fo:padding-left="0.05cm" fo:padding-right="0.05cm"/>
      <style:paragraph-properties fo:text-align="start" fo:border-left="0.43pt solid #000000" fo:border-right="none" fo:border-top="none" fo:border-bottom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ce107" style:family="table-cell">
      <loext:graphic-properties draw:textarea-vertical-align="bottom" fo:padding-top="0.05cm" fo:padding-bottom="0.05cm" fo:padding-left="0.05cm" fo:padding-right="0.05cm"/>
      <style:paragraph-properties fo:text-align="end" fo:border="none"/>
      <style:text-properties fo:font-size="8pt" style:font-size-asian="8pt" style:font-size-complex="8pt"/>
    </style:style>
    <style:style style:name="ce108" style:family="table-cell">
      <loext:graphic-properties draw:textarea-vertical-align="middle" fo:padding-top="0.05cm" fo:padding-bottom="0.05cm" fo:padding-left="0.05cm" fo:padding-right="0.05cm"/>
      <style:paragraph-properties fo:text-align="center" fo:border-left="0.43pt solid #000000" fo:border-right="none" fo:border-top="none" fo:border-bottom="none"/>
      <style:text-properties fo:font-size="10pt" style:font-size-asian="10pt" style:font-size-complex="10pt"/>
    </style:style>
    <style:style style:name="ce109" style:family="table-cell">
      <loext:graphic-properties draw:textarea-vertical-align="bottom" fo:padding-top="0.05cm" fo:padding-bottom="0.05cm" fo:padding-left="0.05cm" fo:padding-right="0.05cm"/>
      <style:paragraph-properties fo:border="none"/>
      <style:text-properties style:font-name="Verdana" fo:font-size="10pt" style:font-size-asian="10pt" style:font-size-complex="10pt"/>
    </style:style>
    <style:style style:name="ce110" style:family="table-cell">
      <loext:graphic-properties draw:textarea-vertical-align="middle" fo:padding-top="0.05cm" fo:padding-bottom="0.05cm" fo:padding-left="0.05cm" fo:padding-right="0.05cm"/>
      <style:paragraph-properties fo:text-align="center" fo:border="0.43pt solid #000000"/>
      <style:text-properties style:font-name="Verdana" fo:font-size="10pt" style:font-size-asian="10pt" style:font-size-complex="10pt"/>
    </style:style>
    <style:style style:name="ce111" style:family="table-cell">
      <loext:graphic-properties draw:textarea-vertical-align="middle" fo:padding-top="0.05cm" fo:padding-bottom="0.05cm" fo:padding-left="0.05cm" fo:padding-right="0.05cm"/>
      <style:paragraph-properties fo:text-align="center" fo:border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ce112" style:family="table-cell">
      <loext:graphic-properties draw:textarea-vertical-align="middle" fo:padding-top="0.01cm" fo:padding-bottom="0.01cm" fo:padding-left="0.01cm" fo:padding-right="0.01cm"/>
      <style:paragraph-properties fo:text-align="center" fo:border="none"/>
      <style:text-properties style:font-name="Verdana" fo:font-size="10pt" style:font-size-asian="10pt" style:font-size-complex="10pt"/>
    </style:style>
    <style:style style:name="ce113" style:family="table-cell">
      <loext:graphic-properties draw:textarea-vertical-align="middle" fo:padding-top="0.01cm" fo:padding-bottom="0.01cm" fo:padding-left="0.01cm" fo:padding-right="0.01cm"/>
      <style:paragraph-properties fo:text-align="start" fo:border="none"/>
      <style:text-properties style:font-name="Verdana" fo:font-size="10pt" style:font-size-asian="10pt" style:font-size-complex="10pt"/>
    </style:style>
    <style:style style:name="ce114" style:family="table-cell">
      <loext:graphic-properties draw:textarea-vertical-align="middle" fo:padding-top="0.01cm" fo:padding-bottom="0.01cm" fo:padding-left="0.1cm" fo:padding-right="0.1cm"/>
      <style:paragraph-properties fo:text-align="end"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15" style:family="table-cell">
      <loext:graphic-properties draw:fill="none" draw:textarea-vertical-align="middle" fo:padding-top="0.01cm" fo:padding-bottom="0.01cm" fo:padding-left="0.1cm" fo:padding-right="0.1cm"/>
      <style:paragraph-properties fo:text-align="start"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16" style:family="table-cell">
      <loext:graphic-properties draw:textarea-vertical-align="middle" fo:padding-top="0.01cm" fo:padding-bottom="0.01cm" fo:padding-left="0.1cm" fo:padding-right="0.1cm"/>
      <style:paragraph-properties fo:text-align="end"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17" style:family="table-cell">
      <loext:graphic-properties draw:fill="none" draw:textarea-vertical-align="middle" fo:padding-top="0.01cm" fo:padding-bottom="0.01cm" fo:padding-left="0.1cm" fo:padding-right="0.1cm"/>
      <style:paragraph-properties fo:text-align="start"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18" style:family="table-cell">
      <loext:graphic-properties fo:padding-top="0.02cm" fo:padding-bottom="0.02cm" fo:padding-left="0.02cm" fo:padding-right="0.02cm"/>
      <style:paragraph-properties fo:border="0.28pt solid #000000"/>
      <style:text-properties style:font-name="Verdana" fo:font-size="10pt" style:font-size-asian="10pt" style:font-size-complex="10pt"/>
    </style:style>
    <style:style style:name="ce119" style:family="table-cell">
      <loext:graphic-properties fo:padding-top="0.05cm" fo:padding-bottom="0.05cm" fo:padding-left="0.05cm" fo:padding-right="0.05cm"/>
      <style:paragraph-properties fo:border="0.28pt solid #000000"/>
      <style:text-properties style:font-name="Verdana" fo:font-size="10pt" style:font-size-asian="10pt" style:font-size-complex="10pt"/>
    </style:style>
    <style:style style:name="ce120" style:family="table-cell">
      <loext:graphic-properties draw:textarea-vertical-align="middle" fo:padding-top="0.05cm" fo:padding-bottom="0.05cm" fo:padding-left="0.05cm" fo:padding-right="0.05cm"/>
      <style:paragraph-properties fo:text-align="center" fo:border="0.28pt solid #000000"/>
      <style:text-properties style:font-name="Verdana" fo:font-size="10pt" style:font-size-asian="10pt" style:font-size-complex="10pt"/>
    </style:style>
    <style:style style:name="ce121" style:family="table-cell">
      <loext:graphic-properties draw:fill="solid" draw:fill-color="#ffffff" draw:textarea-vertical-align="middle" fo:padding-top="0.01cm" fo:padding-bottom="0.01cm" fo:padding-left="0.1cm" fo:padding-right="0.1cm"/>
      <style:paragraph-properties fo:border-left="0.43pt solid #000000" fo:border-right="0.43pt solid #000000" fo:border-top="0.43pt solid #000000" fo:border-bottom="none"/>
      <style:text-properties fo:color="#000000" loext:opacity="100%" style:font-name="Verdana" fo:font-size="10pt" style:font-name-asian="Verdana" style:font-size-asian="10pt" style:font-name-complex="Verdana" style:font-size-complex="10pt"/>
    </style:style>
    <style:style style:name="ce122" style:family="table-cell">
      <loext:graphic-properties draw:fill="solid" draw:fill-color="#ffffff" draw:textarea-vertical-align="middle" fo:padding-top="0.01cm" fo:padding-bottom="0.01cm" fo:padding-left="0.1cm" fo:padding-right="0.1cm"/>
      <style:paragraph-properties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23" style:family="table-cell">
      <loext:graphic-properties draw:fill="solid" draw:fill-color="#ffffff" draw:textarea-vertical-align="middle" fo:padding-top="0.01cm" fo:padding-bottom="0.01cm" fo:padding-left="0.1cm" fo:padding-right="0.1cm"/>
      <style:paragraph-properties fo:text-align="center"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24" style:family="table-cell">
      <loext:graphic-properties draw:fill="solid" draw:fill-color="#ffffff"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25" style:family="table-cell">
      <loext:graphic-properties draw:fill="solid" draw:fill-color="#ffffff"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26" style:family="table-cell">
      <loext:graphic-properties draw:fill="solid" draw:fill-color="#ffffff" draw:textarea-vertical-align="middle" fo:padding-top="0.01cm" fo:padding-bottom="0.01cm" fo:padding-left="0.1cm" fo:padding-right="0.1cm"/>
      <style:paragraph-properties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27" style:family="table-cell">
      <loext:graphic-properties draw:fill="solid" draw:fill-color="#ffffff"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28" style:family="table-cell">
      <loext:graphic-properties draw:fill="none"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29" style:family="table-cell">
      <loext:graphic-properties draw:textarea-vertical-align="middle" fo:padding-top="0.01cm" fo:padding-bottom="0.01cm" fo:padding-left="0.1cm" fo:padding-right="0.1cm"/>
      <style:paragraph-properties fo:text-align="end" fo:border-left="none" fo:border-right="none" fo:border-top="0.43pt solid #000000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30" style:family="table-cell">
      <loext:graphic-properties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indent="0cm" fo:border-left="none" fo:border-right="0.43pt solid #000000" fo:border-top="0.43pt solid #000000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31" style:family="table-cell">
      <loext:graphic-properties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align="end" fo:text-indent="0cm" fo:border-left="none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32" style:family="table-cell">
      <loext:graphic-properties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33" style:family="table-cell">
      <loext:graphic-properties draw:textarea-vertical-align="middle" fo:padding-top="0.01cm" fo:padding-bottom="0.01cm" fo:padding-left="0.1cm" fo:padding-right="0.1cm"/>
      <style:paragraph-properties fo:border-left="0.43pt solid #000000" fo:border-right="none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34" style:family="table-cell">
      <loext:graphic-properties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0.43pt solid #000000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35" style:family="table-cell">
      <loext:graphic-properties draw:textarea-vertical-align="middle" fo:padding-top="0.01cm" fo:padding-bottom="0.01cm" fo:padding-left="0.1cm" fo:padding-right="0.1cm"/>
      <style:paragraph-properties fo:border-left="0.43pt solid #000000" fo:border-right="none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36" style:family="table-cell">
      <loext:graphic-properties draw:textarea-vertical-align="middle" fo:padding-top="0.01cm" fo:padding-bottom="0.01cm" fo:padding-left="0.1cm" fo:padding-right="0.1cm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none" fo:border-bottom="0.43pt solid #000000"/>
      <style:text-properties style:font-name="Verdana" fo:font-size="10pt" style:font-name-asian="Verdana" style:font-size-asian="10pt" style:font-name-complex="Verdana" style:font-size-complex="10pt"/>
    </style:style>
    <style:style style:name="ce137" style:family="table-cell">
      <loext:graphic-properties draw:textarea-vertical-align="middle" fo:padding-top="0.01cm" fo:padding-bottom="0.01cm" fo:padding-left="0.1cm" fo:padding-right="0.1cm"/>
      <style:paragraph-properties fo:border-left="none" fo:border-right="0.43pt dotte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ce138" style:family="table-cell">
      <loext:graphic-properties draw:textarea-vertical-align="top" fo:padding-top="0.01cm" fo:padding-bottom="0.01cm" fo:padding-left="0.1cm" fo:padding-right="0.1cm"/>
      <style:paragraph-properties fo:border-left="none" fo:border-right="0.43pt dotted #000000" fo:border-top="none" fo:border-bottom="none"/>
      <style:text-properties style:font-name="Verdana" fo:font-size="10pt" style:font-name-asian="Verdana" style:font-size-asian="10pt" style:font-name-complex="Verdana" style:font-size-complex="10pt"/>
    </style:style>
    <style:style style:name="P1" style:family="paragraph">
      <style:text-properties fo:color="#ffffff" loext:opacity="100%" style:font-name="Verdana" fo:font-size="10pt" style:font-name-asian="Verdana" style:font-size-asian="10pt" style:font-name-complex="Verdana" style:font-size-complex="10pt"/>
    </style:style>
    <style:style style:name="P2" style:family="paragraph">
      <style:paragraph-properties fo:text-align="center"/>
      <style:text-properties fo:color="#ffffff" loext:opacity="100%" style:font-name="Verdana" fo:font-size="10pt" style:font-name-asian="Verdana" style:font-size-asian="10pt" style:font-name-complex="Verdana" style:font-size-complex="10pt"/>
    </style:style>
    <style:style style:name="P3" style:family="paragraph">
      <style:text-properties style:font-name="Verdana" fo:font-size="10pt" style:font-name-asian="Verdana" style:font-size-asian="10pt" style:font-name-complex="Verdana" style:font-size-complex="10pt"/>
    </style:style>
    <style:style style:name="P4" style:family="paragraph"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text-align="start"/>
      <style:text-properties fo:font-size="8pt" style:font-size-asian="8pt" style:font-size-complex="8pt"/>
    </style:style>
    <style:style style:name="P9" style:family="paragraph">
      <style:paragraph-properties fo:text-align="end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style:font-name="Verdana2" fo:font-size="10pt" fo:font-weight="bold" style:font-name-asian="Meiryo UI" style:font-size-asian="10pt" style:font-size-complex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style:font-name="Verdana"/>
    </style:style>
    <style:style style:name="P14" style:family="paragraph">
      <loext:graphic-properties draw:fill="none" draw:fill-color="#ffffff"/>
    </style:style>
    <style:style style:name="P15" style:family="paragraph">
      <style:text-properties fo:color="#ffffff" loext:opacity="100%" fo:font-size="10pt" style:font-size-asian="10pt" style:font-size-complex="10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19" style:family="paragraph">
      <loext:graphic-properties draw:fill="none"/>
      <style:text-properties fo:font-size="10pt"/>
    </style:style>
    <style:style style:name="P20" style:family="paragraph">
      <loext:graphic-properties draw:fill="none"/>
    </style:style>
    <style:style style:name="P21" style:family="paragraph">
      <style:text-properties style:font-name="Verdana" fo:font-size="10pt" style:font-size-asian="10pt" style:font-size-complex="10pt"/>
    </style:style>
    <style:style style:name="P22" style:family="paragraph">
      <style:paragraph-properties fo:text-align="end"/>
      <style:text-properties style:font-name="Verdana" fo:font-size="10pt" style:font-size-asian="10pt" style:font-size-complex="10pt"/>
    </style:style>
    <style:style style:name="P23" style:family="paragraph">
      <style:paragraph-properties fo:text-align="center"/>
      <style:text-properties style:font-name="Verdana" fo:font-size="10pt" style:font-size-asian="10pt" style:font-size-complex="10pt"/>
    </style:style>
    <style:style style:name="P2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5" style:family="paragraph">
      <style:text-properties style:font-name="Verdana" fo:font-size="9.5pt" style:font-name-asian="Verdana" style:font-size-asian="9.5pt" style:font-name-complex="Verdana" style:font-size-complex="9.5pt"/>
    </style:style>
    <style:style style:name="P26" style:family="paragraph">
      <style:paragraph-properties fo:text-align="start"/>
      <style:text-properties style:font-name="Verdana" fo:font-size="10pt" style:font-size-asian="10pt" style:font-size-complex="10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text-properties fo:font-size="10pt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font-name="Verdana" fo:font-size="10pt" style:font-name-asian="Verdana" style:font-size-asian="10pt" style:font-name-complex="Verdana" style:font-size-complex="10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font-name="Verdana" fo:font-size="7.80000019073486pt" style:font-name-asian="Verdana" style:font-size-asian="7.80000019073486pt" style:font-name-complex="Verdana" style:font-size-complex="7.80000019073486pt"/>
    </style:style>
    <style:style style:name="P31" style:family="paragraph"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P32" style:family="paragraph">
      <style:paragraph-properties fo:text-align="center"/>
      <style:text-properties style:font-name="Verdana" fo:font-size="7.80000019073486pt" style:font-name-asian="Verdana" style:font-size-asian="7.80000019073486pt" style:font-name-complex="Verdana" style:font-size-complex="7.80000019073486pt"/>
    </style:style>
    <style:style style:name="P33" style:family="paragraph">
      <style:paragraph-properties fo:text-align="center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font-name="Verdana" fo:font-size="10pt" style:font-name-asian="Verdana" style:font-size-asian="10pt" style:font-name-complex="Verdana" style:font-size-complex="10pt"/>
    </style:style>
    <style:style style:name="P37" style:family="paragraph"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font-name="Verdana" fo:font-size="10pt" style:font-size-asian="10pt" style:font-size-complex="10pt"/>
    </style:style>
    <style:style style:name="P39" style:family="paragraph">
      <style:text-properties fo:hyphenate="false" loext:hyphenation-no-caps="false" loext:hyphenation-no-last-word="false"/>
    </style:style>
    <style:style style:name="P40" style:family="paragraph">
      <loext:graphic-properties draw:fill="none" draw:fill-color="#ffffff"/>
      <style:text-properties fo:font-size="10pt" fo:hyphenate="false" loext:hyphenation-no-caps="false" loext:hyphenation-no-last-word="false"/>
    </style:style>
    <style:style style:name="P41" style:family="paragraph"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P42" style:family="paragraph">
      <style:paragraph-properties fo:margin-left="0.4cm" fo:margin-right="0cm" fo:text-indent="0cm"/>
    </style:style>
    <style:style style:name="P43" style:family="paragraph">
      <style:paragraph-properties fo:text-align="start"/>
      <style:text-properties style:font-name="Verdana" fo:font-size="10pt" style:font-name-asian="Verdana" style:font-size-asian="10pt" style:font-name-complex="Verdana" style:font-size-complex="10pt"/>
    </style:style>
    <style:style style:name="P44" style:family="paragraph">
      <style:text-properties fo:color="#000000" loext:opacity="100%" style:font-name="Verdana" fo:font-size="10pt" style:font-name-asian="Verdana" style:font-size-asian="10pt" style:font-name-complex="Verdana" style:font-size-complex="10pt"/>
    </style:style>
    <style:style style:name="P45" style:family="paragraph">
      <style:paragraph-properties fo:margin-left="0cm" fo:margin-right="0cm" fo:margin-top="0cm" fo:margin-bottom="0cm" fo:line-height="100%" fo:text-align="end" fo:text-indent="0cm"/>
      <style:text-properties style:font-name="Verdana" fo:font-size="10pt" style:font-name-asian="Verdana" style:font-size-asian="10pt" style:font-name-complex="Verdana" style:font-size-complex="10pt"/>
    </style:style>
    <style:style style:name="P4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ffffff" loext:opacity="100%" style:font-name="Verdana" fo:font-size="10pt" style:font-name-asian="Verdana" style:font-size-asian="10pt" style:font-name-complex="Verdana" style:font-size-complex="10pt"/>
    </style:style>
    <style:style style:name="T2" style:family="text">
      <style:text-properties style:font-name="Verdana" fo:font-size="10pt" style:font-name-asian="Verdana" style:font-size-asian="10pt" style:font-name-complex="Verdana" style:font-size-complex="10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Verdana2" fo:font-size="10pt" fo:font-weight="bold" style:font-name-asian="Meiryo UI" style:font-size-asian="10pt" style:font-size-complex="10pt"/>
    </style:style>
    <style:style style:name="T7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Verdana"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ffff" loext:opacity="100%" fo:font-size="10pt" style:font-size-asian="10pt" style:font-size-complex="1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Verdana" fo:font-size="10pt" style:font-size-asian="10pt" style:font-size-complex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0pt" fo:font-style="normal" fo:text-shadow="none" style:text-underline-style="none" fo:font-weight="normal" style:letter-kerning="true" style:font-name-asian="Meiryo U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font-name="Verdana" fo:font-size="10pt" style:letter-kerning="true" style:font-name-asian="Verdana" style:font-size-asian="10pt" style:font-name-complex="Verdana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9.5pt" fo:font-style="normal" fo:text-shadow="none" style:text-underline-style="none" fo:font-weight="normal" style:letter-kerning="true" style:font-name-asian="Verdana" style:font-size-asian="9.5pt" style:font-style-asian="normal" style:font-weight-asian="normal" style:font-name-complex="Verdana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Verdana" fo:font-size="9.5pt" style:font-name-asian="Verdana" style:font-size-asian="9.5pt" style:font-name-complex="Verdana" style:font-size-complex="9.5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0pt" fo:font-style="normal" fo:text-shadow="none" style:text-underline-style="none" fo:font-weight="bold" style:letter-kerning="true" style:font-name-asian="Meiryo UI" style:font-size-asian="10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0pt" fo:font-style="normal" fo:text-shadow="none" style:text-underline-style="none" fo:font-weight="normal" style:letter-kerning="true" style:font-name-asian="Meiryo UI" style:font-size-asian="10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0pt" fo:font-weight="bold" style:font-weight-asian="bold" style:font-weight-complex="bold"/>
    </style:style>
    <style:style style:name="T25" style:family="text">
      <style:text-properties fo:font-size="10pt"/>
    </style:style>
    <style:style style:name="T26" style:family="text">
      <style:text-properties style:use-window-font-color="true" loext:opacity="0%" style:font-name="Verdana" fo:font-size="9.5pt" style:letter-kerning="true" style:font-name-asian="Verdana" style:font-size-asian="9.5pt" style:font-name-complex="Verdana" style:font-size-complex="9.5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7.80000019073486pt" fo:font-style="normal" fo:text-shadow="none" style:text-underline-style="none" fo:font-weight="normal" style:letter-kerning="true" style:font-name-asian="Verdana" style:font-size-asian="7.80000019073486pt" style:font-style-asian="normal" style:font-weight-asian="normal" style:font-name-complex="Verdana" style:font-size-complex="7.8000001907348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30" style:family="text">
      <style:text-properties style:text-position="0% 100%" style:font-name="Verdana" fo:font-size="10pt" style:font-name-asian="Verdana" style:font-size-asian="10pt" style:font-name-complex="Verdana" style:font-size-complex="10pt"/>
    </style:style>
    <style:style style:name="T31" style:family="text">
      <style:text-properties style:use-window-font-color="true" loext:opacity="0%" style:text-position="0% 100%" style:font-name="Verdana" fo:font-size="10pt" style:letter-kerning="true" style:font-name-asian="Verdana" style:font-size-asian="10pt" style:font-name-complex="Verdana" style:font-size-complex="10pt"/>
    </style:style>
    <style:style style:name="T32" style:family="text">
      <style:text-properties style:text-position="super 58%" style:font-name="Verdana" fo:font-size="10pt" style:font-size-asian="10pt" style:font-size-complex="10pt"/>
    </style:style>
    <style:style style:name="T33" style:family="text">
      <style:text-properties style:use-window-font-color="true" loext:opacity="0%" style:font-name="Verdana" fo:font-size="10pt" style:letter-kerning="true" style:font-name-asian="游ゴシック" style:font-size-asian="10pt" style:font-name-complex="Lucida Sans" style:font-size-complex="10pt"/>
    </style:style>
    <style:style style:name="T34" style:family="text">
      <style:text-properties fo:color="#000000" loext:opacity="100%" style:font-name="Verdana" fo:font-size="10pt" style:font-name-asian="Verdana" style:font-size-asian="10pt" style:font-name-complex="Verdan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8.86cm" svg:height="18.334cm" svg:x="1.049cm" svg:y="3.1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 table:style-name="ce1">
                <text:p text:style-name="P1"><text:span text:style-name="T1">Name</text:span></text:p>
              </table:table-cell>
              <table:table-cell>
                <text:p text:style-name="P2"><text:span text:style-name="T1">T</text:span></text:p>
              </table:table-cell>
              <table:table-cell>
                <text:p text:style-name="P2"><text:span text:style-name="T1">Opcode</text:span></text:p>
              </table:table-cell>
              <table:table-cell>
                <text:p text:style-name="P2"><text:span text:style-name="T1">F3</text:span></text:p>
              </table:table-cell>
              <table:table-cell>
                <text:p text:style-name="P2"><text:span text:style-name="T1">F7</text:span></text:p>
              </table:table-cell>
              <table:table-cell>
                <text:p text:style-name="P2"><text:span text:style-name="T1">Imm</text:span></text:p>
              </table:table-cell>
              <table:table-cell table:style-name="ce1">
                <text:p text:style-name="P1"><text:span text:style-name="T1">Description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add</text:span></text:p>
              </table:table-cell>
              <table:table-cell table:style-name="ce3">
                <text:p text:style-name="P3"><text:span text:style-name="T2">Ad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0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3">
                <text:p text:style-name="P3"><text:span text:style-name="T2">rd ← rs1 + 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ub</text:span></text:p>
              </table:table-cell>
              <table:table-cell table:style-name="ce5">
                <text:p text:style-name="P3"><text:span text:style-name="T2">Sub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0</text:span></text:p>
              </table:table-cell>
              <table:table-cell>
                <text:p text:style-name="P4"><text:span text:style-name="T2">0x20</text:span></text:p>
              </table:table-cell>
              <table:table-cell/>
              <table:table-cell table:style-name="ce5">
                <text:p text:style-name="P3"><text:span text:style-name="T2">rd ← rs1 – 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xor</text:span></text:p>
              </table:table-cell>
              <table:table-cell table:style-name="ce5">
                <text:p text:style-name="P3"><text:span text:style-name="T2">Xor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4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5">
                <text:p text:style-name="P3"><text:span text:style-name="T2">rd ← rs1 ^ 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or</text:span></text:p>
              </table:table-cell>
              <table:table-cell table:style-name="ce5">
                <text:p text:style-name="P3"><text:span text:style-name="T2">Or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6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5">
                <text:p text:style-name="P3"><text:span text:style-name="T2">rd ← rs1 | 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and</text:span></text:p>
              </table:table-cell>
              <table:table-cell table:style-name="ce5">
                <text:p text:style-name="P3"><text:span text:style-name="T2">An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7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5">
                <text:p text:style-name="P3"><text:span text:style-name="T2">rd ← rs1 &amp; 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ll</text:span></text:p>
              </table:table-cell>
              <table:table-cell table:style-name="ce5">
                <text:p text:style-name="P3"><text:span text:style-name="T2">Shift Left Logical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1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5">
                <text:p text:style-name="P3"><text:span text:style-name="T2">rd ← rs1 &lt;&lt; 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rl</text:span></text:p>
              </table:table-cell>
              <table:table-cell table:style-name="ce5">
                <text:p text:style-name="P3"><text:span text:style-name="T2">Shift Right Logical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5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5">
                <text:p text:style-name="P3"><text:span text:style-name="T2">rd ← (unsigned)rs1 &gt;&gt; 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ra</text:span></text:p>
              </table:table-cell>
              <table:table-cell table:style-name="ce5">
                <text:p text:style-name="P3"><text:span text:style-name="T2">Shift Right Arith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5</text:span></text:p>
              </table:table-cell>
              <table:table-cell>
                <text:p text:style-name="P4"><text:span text:style-name="T2">0x20</text:span></text:p>
              </table:table-cell>
              <table:table-cell/>
              <table:table-cell table:style-name="ce5">
                <text:p text:style-name="P3"><text:span text:style-name="T2">rd ← (signed)rs1 &gt;&gt; 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lt</text:span></text:p>
              </table:table-cell>
              <table:table-cell table:style-name="ce5">
                <text:p text:style-name="P3"><text:span text:style-name="T2">Set Less Than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2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5">
                <text:p text:style-name="P3"><text:span text:style-name="T2">rd ← (singed)rs1 &lt; (signed)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ltu</text:span></text:p>
              </table:table-cell>
              <table:table-cell table:style-name="ce5">
                <text:p text:style-name="P3"><text:span text:style-name="T2">Set Less Than Unsigne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3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5">
                <text:p text:style-name="P3"><text:span text:style-name="T2">rd ← (unsigned)rs1 &lt; (singed)rs2</text:span></text:p>
              </table:table-cell>
            </table:table-row>
            <table:table-row table:style-name="ro1" table:default-cell-style-name="ce7">
              <table:table-cell table:style-name="ce3">
                <text:p text:style-name="P3"><text:span text:style-name="T2">addi</text:span></text:p>
              </table:table-cell>
              <table:table-cell table:style-name="ce3">
                <text:p text:style-name="P3"><text:span text:style-name="T2">Add Immediate</text:span></text:p>
              </table:table-cell>
              <table:table-cell table:style-name="ce4"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0</text:span></text:p>
              </table:table-cell>
              <table:table-cell/>
              <table:table-cell table:style-name="ce8"/>
              <table:table-cell table:style-name="ce9">
                <text:p text:style-name="P3"><text:span text:style-name="T2">rd ← rs1 + #imm</text:span></text:p>
              </table:table-cell>
            </table:table-row>
            <table:table-row table:style-name="ro1" table:default-cell-style-name="ce10">
              <table:table-cell table:style-name="ce5">
                <text:p text:style-name="P3"><text:span text:style-name="T2">xori</text:span></text:p>
              </table:table-cell>
              <table:table-cell table:style-name="ce5">
                <text:p text:style-name="P3"><text:span text:style-name="T2">Xor Immediate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0011</text:span></text:p>
              </table:table-cell>
              <table:table-cell>
                <text:p text:style-name="P4"><text:span text:style-name="T2">0x4</text:span></text:p>
              </table:table-cell>
              <table:table-cell/>
              <table:table-cell table:style-name="ce11"/>
              <table:table-cell table:style-name="ce12">
                <text:p text:style-name="P3"><text:span text:style-name="T2">rd ← rs1 ^ #imm</text:span></text:p>
              </table:table-cell>
            </table:table-row>
            <table:table-row table:style-name="ro1" table:default-cell-style-name="ce10">
              <table:table-cell table:style-name="ce5">
                <text:p text:style-name="P3"><text:span text:style-name="T2">ori</text:span></text:p>
              </table:table-cell>
              <table:table-cell table:style-name="ce5">
                <text:p text:style-name="P3"><text:span text:style-name="T2">Or Immediate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0011</text:span></text:p>
              </table:table-cell>
              <table:table-cell>
                <text:p text:style-name="P4"><text:span text:style-name="T2">0x6</text:span></text:p>
              </table:table-cell>
              <table:table-cell/>
              <table:table-cell table:style-name="ce11"/>
              <table:table-cell table:style-name="ce12">
                <text:p text:style-name="P3"><text:span text:style-name="T2">rd ← rs1 | #imm</text:span></text:p>
              </table:table-cell>
            </table:table-row>
            <table:table-row table:style-name="ro1" table:default-cell-style-name="ce10">
              <table:table-cell table:style-name="ce5">
                <text:p text:style-name="P3"><text:span text:style-name="T2">andi</text:span></text:p>
              </table:table-cell>
              <table:table-cell table:style-name="ce5">
                <text:p text:style-name="P3"><text:span text:style-name="T2">And Immediate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0011</text:span></text:p>
              </table:table-cell>
              <table:table-cell>
                <text:p text:style-name="P4"><text:span text:style-name="T2">0x7</text:span></text:p>
              </table:table-cell>
              <table:table-cell/>
              <table:table-cell table:style-name="ce11"/>
              <table:table-cell table:style-name="ce12">
                <text:p text:style-name="P3"><text:span text:style-name="T2">rd ← rs1 &amp; #imm</text:span></text:p>
              </table:table-cell>
            </table:table-row>
            <table:table-row table:style-name="ro1" table:default-cell-style-name="ce10">
              <table:table-cell table:style-name="ce5">
                <text:p text:style-name="P3"><text:span text:style-name="T2">slli</text:span></text:p>
              </table:table-cell>
              <table:table-cell table:style-name="ce5">
                <text:p text:style-name="P3"><text:span text:style-name="T2">Shift Left Logical Imm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0011</text:span></text:p>
              </table:table-cell>
              <table:table-cell>
                <text:p text:style-name="P4"><text:span text:style-name="T2">0x1</text:span></text:p>
              </table:table-cell>
              <table:table-cell table:number-columns-spanned="2" table:number-rows-spanned="3">
                <text:p text:style-name="P4"><text:span text:style-name="T2">[6:11]=0x00</text:span></text:p>
                <text:p text:style-name="P4"><text:span text:style-name="T2">[6:11]=0x00</text:span></text:p>
                <text:p text:style-name="P4"><text:span text:style-name="T2">[6:11]=0x10</text:span></text:p>
              </table:table-cell>
              <table:covered-table-cell table:style-name="ce11"/>
              <table:table-cell table:style-name="ce12">
                <text:p text:style-name="P3"><text:span text:style-name="T2">rd ← rs1 &lt;&lt; #imm[0:4]</text:span></text:p>
              </table:table-cell>
            </table:table-row>
            <table:table-row table:style-name="ro1" table:default-cell-style-name="ce10">
              <table:table-cell table:style-name="ce5">
                <text:p text:style-name="P3"><text:span text:style-name="T2">srli</text:span></text:p>
              </table:table-cell>
              <table:table-cell table:style-name="ce5">
                <text:p text:style-name="P3"><text:span text:style-name="T2">Shift Right Logical Imm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0011</text:span></text:p>
              </table:table-cell>
              <table:table-cell>
                <text:p text:style-name="P4"><text:span text:style-name="T2">0x5</text:span></text:p>
              </table:table-cell>
              <table:covered-table-cell/>
              <table:covered-table-cell table:style-name="ce11"/>
              <table:table-cell table:style-name="ce12">
                <text:p text:style-name="P3"><text:span text:style-name="T2">rd ← (unsigned)rs1 &gt;&gt; #imm[0:4]</text:span></text:p>
              </table:table-cell>
            </table:table-row>
            <table:table-row table:style-name="ro1" table:default-cell-style-name="ce10">
              <table:table-cell table:style-name="ce5">
                <text:p text:style-name="P3"><text:span text:style-name="T2">srai</text:span></text:p>
              </table:table-cell>
              <table:table-cell table:style-name="ce5">
                <text:p text:style-name="P3"><text:span text:style-name="T2">Shift Right Arith Imm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0011</text:span></text:p>
              </table:table-cell>
              <table:table-cell>
                <text:p text:style-name="P4"><text:span text:style-name="T2">0x5</text:span></text:p>
              </table:table-cell>
              <table:covered-table-cell/>
              <table:covered-table-cell table:style-name="ce11"/>
              <table:table-cell table:style-name="ce12">
                <text:p text:style-name="P3"><text:span text:style-name="T2">rd ← (signed)rs1 &gt;&gt; #imm[0:4]</text:span></text:p>
              </table:table-cell>
            </table:table-row>
            <table:table-row table:style-name="ro1" table:default-cell-style-name="ce10">
              <table:table-cell table:style-name="ce5">
                <text:p text:style-name="P3"><text:span text:style-name="T2">slti</text:span></text:p>
              </table:table-cell>
              <table:table-cell table:style-name="ce5">
                <text:p text:style-name="P3"><text:span text:style-name="T2">Set Less Than Imm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0011</text:span></text:p>
              </table:table-cell>
              <table:table-cell>
                <text:p text:style-name="P4"><text:span text:style-name="T2">0x2</text:span></text:p>
              </table:table-cell>
              <table:table-cell/>
              <table:table-cell table:style-name="ce11"/>
              <table:table-cell table:style-name="ce12">
                <text:p text:style-name="P3"><text:span text:style-name="T2">rd ← (signed)rs1 &lt; #imm[0:4]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sltiu</text:span></text:p>
              </table:table-cell>
              <table:table-cell>
                <text:p text:style-name="P3"><text:span text:style-name="T2">Set Less Than Imm U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0011</text:span></text:p>
              </table:table-cell>
              <table:table-cell table:style-name="ce10">
                <text:p text:style-name="P4"><text:span text:style-name="T2">0x3</text:span></text:p>
              </table:table-cell>
              <table:table-cell table:style-name="ce13"/>
              <table:table-cell table:style-name="ce14"/>
              <table:table-cell table:style-name="ce12">
                <text:p text:style-name="P3"><text:span text:style-name="T2">rd ← (unsigned)rs1 &lt; #imm[0:4]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lb</text:span></text:p>
              </table:table-cell>
              <table:table-cell table:style-name="ce9">
                <text:p text:style-name="P3"><text:span text:style-name="T2">Load Byte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00011</text:span></text:p>
              </table:table-cell>
              <table:table-cell>
                <text:p text:style-name="P4"><text:span text:style-name="T2">0x0</text:span></text:p>
              </table:table-cell>
              <table:table-cell table:style-name="ce6"/>
              <table:table-cell table:style-name="ce6"/>
              <table:table-cell table:style-name="ce3">
                <text:p text:style-name="P3"><text:span text:style-name="T2">rd ← Mem[rs1+#imm][0:7]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lh</text:span></text:p>
              </table:table-cell>
              <table:table-cell table:style-name="ce12">
                <text:p text:style-name="P3"><text:span text:style-name="T2">Load Half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00011</text:span></text:p>
              </table:table-cell>
              <table:table-cell>
                <text:p text:style-name="P4"><text:span text:style-name="T2">0x1</text:span></text:p>
              </table:table-cell>
              <table:table-cell/>
              <table:table-cell/>
              <table:table-cell table:style-name="ce5">
                <text:p text:style-name="P3"><text:span text:style-name="T2">rd ← (signed)Mem[rs1+#imm][0:15]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lw</text:span></text:p>
              </table:table-cell>
              <table:table-cell table:style-name="ce12">
                <text:p text:style-name="P3"><text:span text:style-name="T2">Load Word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00011</text:span></text:p>
              </table:table-cell>
              <table:table-cell>
                <text:p text:style-name="P4"><text:span text:style-name="T2">0x2</text:span></text:p>
              </table:table-cell>
              <table:table-cell/>
              <table:table-cell/>
              <table:table-cell table:style-name="ce5">
                <text:p text:style-name="P3"><text:span text:style-name="T2">rd ← (signed)Mem[rs1+#imm][0:31]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lbu</text:span></text:p>
              </table:table-cell>
              <table:table-cell table:style-name="ce12">
                <text:p text:style-name="P3"><text:span text:style-name="T2">Load Byte Unsigned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00011</text:span></text:p>
              </table:table-cell>
              <table:table-cell>
                <text:p text:style-name="P4"><text:span text:style-name="T2">0x4</text:span></text:p>
              </table:table-cell>
              <table:table-cell/>
              <table:table-cell/>
              <table:table-cell table:style-name="ce5">
                <text:p text:style-name="P3"><text:span text:style-name="T2">rd ← (unsigned)Mem[rs1+#imm][0:7]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lhu</text:span></text:p>
              </table:table-cell>
              <table:table-cell table:style-name="ce12">
                <text:p text:style-name="P3"><text:span text:style-name="T2">Load Half Unsigned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00011</text:span></text:p>
              </table:table-cell>
              <table:table-cell>
                <text:p text:style-name="P4"><text:span text:style-name="T2">0x5</text:span></text:p>
              </table:table-cell>
              <table:table-cell/>
              <table:table-cell/>
              <table:table-cell table:style-name="ce5">
                <text:p text:style-name="P3"><text:span text:style-name="T2">rd ← (unsigned)Mem[rs1+#imm][0:15]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sb</text:span></text:p>
              </table:table-cell>
              <table:table-cell table:style-name="ce3">
                <text:p text:style-name="P3"><text:span text:style-name="T2">Store Byte</text:span></text:p>
              </table:table-cell>
              <table:table-cell>
                <text:p text:style-name="P4"><text:span text:style-name="T2">S</text:span></text:p>
              </table:table-cell>
              <table:table-cell>
                <text:p text:style-name="P4"><text:span text:style-name="T2">0100011</text:span></text:p>
              </table:table-cell>
              <table:table-cell>
                <text:p text:style-name="P4"><text:span text:style-name="T2">0x0</text:span></text:p>
              </table:table-cell>
              <table:table-cell/>
              <table:table-cell/>
              <table:table-cell table:style-name="ce3">
                <text:p text:style-name="P3"><text:span text:style-name="T2">Mem[rs1+#imm][0:7] = rs2[0:7]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h</text:span></text:p>
              </table:table-cell>
              <table:table-cell table:style-name="ce5">
                <text:p text:style-name="P3"><text:span text:style-name="T2">Store Half</text:span></text:p>
              </table:table-cell>
              <table:table-cell>
                <text:p text:style-name="P4"><text:span text:style-name="T2">S</text:span></text:p>
              </table:table-cell>
              <table:table-cell>
                <text:p text:style-name="P4"><text:span text:style-name="T2">0100011</text:span></text:p>
              </table:table-cell>
              <table:table-cell>
                <text:p text:style-name="P4"><text:span text:style-name="T2">0x1</text:span></text:p>
              </table:table-cell>
              <table:table-cell/>
              <table:table-cell/>
              <table:table-cell table:style-name="ce5">
                <text:p text:style-name="P3"><text:span text:style-name="T2">Mem[rs1+#imm][0:15] = rs2[0:15]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w</text:span></text:p>
              </table:table-cell>
              <table:table-cell table:style-name="ce5">
                <text:p text:style-name="P3"><text:span text:style-name="T2">Store Word</text:span></text:p>
              </table:table-cell>
              <table:table-cell>
                <text:p text:style-name="P4"><text:span text:style-name="T2">S</text:span></text:p>
              </table:table-cell>
              <table:table-cell>
                <text:p text:style-name="P4"><text:span text:style-name="T2">0100011</text:span></text:p>
              </table:table-cell>
              <table:table-cell>
                <text:p text:style-name="P4"><text:span text:style-name="T2">0x2</text:span></text:p>
              </table:table-cell>
              <table:table-cell/>
              <table:table-cell/>
              <table:table-cell table:style-name="ce5">
                <text:p text:style-name="P3"><text:span text:style-name="T2">Mem[rs1+#imm][0:31] = rs2[0:31]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beq</text:span></text:p>
              </table:table-cell>
              <table:table-cell table:style-name="ce3">
                <text:p text:style-name="P3"><text:span text:style-name="T2">Branch ==</text:span></text:p>
              </table:table-cell>
              <table:table-cell>
                <text:p text:style-name="P4"><text:span text:style-name="T2">B</text:span></text:p>
              </table:table-cell>
              <table:table-cell>
                <text:p text:style-name="P4"><text:span text:style-name="T2">1100011</text:span></text:p>
              </table:table-cell>
              <table:table-cell>
                <text:p text:style-name="P4"><text:span text:style-name="T2">0x0</text:span></text:p>
              </table:table-cell>
              <table:table-cell/>
              <table:table-cell/>
              <table:table-cell table:style-name="ce3">
                <text:p text:style-name="P3"><text:span text:style-name="T2">if(rs1 == rs2) PC += #imm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bneq</text:span></text:p>
              </table:table-cell>
              <table:table-cell table:style-name="ce5">
                <text:p text:style-name="P3"><text:span text:style-name="T2">Branch !=</text:span></text:p>
              </table:table-cell>
              <table:table-cell>
                <text:p text:style-name="P4"><text:span text:style-name="T2">B</text:span></text:p>
              </table:table-cell>
              <table:table-cell>
                <text:p text:style-name="P4"><text:span text:style-name="T2">1100011</text:span></text:p>
              </table:table-cell>
              <table:table-cell>
                <text:p text:style-name="P4"><text:span text:style-name="T2">0x1</text:span></text:p>
              </table:table-cell>
              <table:table-cell/>
              <table:table-cell/>
              <table:table-cell table:style-name="ce5">
                <text:p text:style-name="P3"><text:span text:style-name="T2">if(rs1 != rs2) PC += #imm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blt</text:span></text:p>
              </table:table-cell>
              <table:table-cell table:style-name="ce5">
                <text:p text:style-name="P3"><text:span text:style-name="T2">Branch &lt;</text:span></text:p>
              </table:table-cell>
              <table:table-cell>
                <text:p text:style-name="P4"><text:span text:style-name="T2">B</text:span></text:p>
              </table:table-cell>
              <table:table-cell>
                <text:p text:style-name="P4"><text:span text:style-name="T2">1100011</text:span></text:p>
              </table:table-cell>
              <table:table-cell>
                <text:p text:style-name="P4"><text:span text:style-name="T2">0x4</text:span></text:p>
              </table:table-cell>
              <table:table-cell/>
              <table:table-cell/>
              <table:table-cell table:style-name="ce5">
                <text:p text:style-name="P3"><text:span text:style-name="T2">if((signed)rs1 &lt; rs2) PC += #imm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bge</text:span></text:p>
              </table:table-cell>
              <table:table-cell table:style-name="ce5">
                <text:p text:style-name="P3"><text:span text:style-name="T2">Branch ≥</text:span></text:p>
              </table:table-cell>
              <table:table-cell>
                <text:p text:style-name="P4"><text:span text:style-name="T2">B</text:span></text:p>
              </table:table-cell>
              <table:table-cell>
                <text:p text:style-name="P4"><text:span text:style-name="T2">1100011</text:span></text:p>
              </table:table-cell>
              <table:table-cell>
                <text:p text:style-name="P4"><text:span text:style-name="T2">0x5</text:span></text:p>
              </table:table-cell>
              <table:table-cell/>
              <table:table-cell/>
              <table:table-cell table:style-name="ce5">
                <text:p text:style-name="P3"><text:span text:style-name="T2">if((signed)rs1 &gt;= rs2) PC += #imm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bltu</text:span></text:p>
              </table:table-cell>
              <table:table-cell table:style-name="ce5">
                <text:p text:style-name="P3"><text:span text:style-name="T2">Branch &lt; Unsigned</text:span></text:p>
              </table:table-cell>
              <table:table-cell>
                <text:p text:style-name="P4"><text:span text:style-name="T2">B</text:span></text:p>
              </table:table-cell>
              <table:table-cell>
                <text:p text:style-name="P4"><text:span text:style-name="T2">1100011</text:span></text:p>
              </table:table-cell>
              <table:table-cell>
                <text:p text:style-name="P4"><text:span text:style-name="T2">0x6</text:span></text:p>
              </table:table-cell>
              <table:table-cell/>
              <table:table-cell/>
              <table:table-cell table:style-name="ce5">
                <text:p text:style-name="P3"><text:span text:style-name="T2">if((unsigned)rs1 &lt; rs2) PC += #imm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bgeu</text:span></text:p>
              </table:table-cell>
              <table:table-cell table:style-name="ce5">
                <text:p text:style-name="P3"><text:span text:style-name="T2">Branch ≥ Unsigned</text:span></text:p>
              </table:table-cell>
              <table:table-cell>
                <text:p text:style-name="P4"><text:span text:style-name="T2">B</text:span></text:p>
              </table:table-cell>
              <table:table-cell>
                <text:p text:style-name="P4"><text:span text:style-name="T2">1100011</text:span></text:p>
              </table:table-cell>
              <table:table-cell>
                <text:p text:style-name="P4"><text:span text:style-name="T2">0x7</text:span></text:p>
              </table:table-cell>
              <table:table-cell/>
              <table:table-cell/>
              <table:table-cell table:style-name="ce5">
                <text:p text:style-name="P3"><text:span text:style-name="T2">if((unsinged) rs1 &gt;= rs2) PC += #imm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jal</text:span></text:p>
              </table:table-cell>
              <table:table-cell table:style-name="ce3">
                <text:p text:style-name="P3"><text:span text:style-name="T2">Jump And Link</text:span></text:p>
              </table:table-cell>
              <table:table-cell>
                <text:p text:style-name="P4"><text:span text:style-name="T2">J</text:span></text:p>
              </table:table-cell>
              <table:table-cell>
                <text:p text:style-name="P4"><text:span text:style-name="T2">1101111</text:span></text:p>
              </table:table-cell>
              <table:table-cell/>
              <table:table-cell/>
              <table:table-cell/>
              <table:table-cell table:style-name="ce3">
                <text:p text:style-name="P3"><text:span text:style-name="T2">rd = PC+4; PC += #imm</text:span></text:p>
              </table:table-cell>
            </table:table-row>
            <table:table-row table:style-name="ro1" table:default-cell-style-name="ce16">
              <table:table-cell table:style-name="ce15">
                <text:p text:style-name="P3"><text:span text:style-name="T2">jalr</text:span></text:p>
              </table:table-cell>
              <table:table-cell table:style-name="ce15">
                <text:p text:style-name="P3"><text:span text:style-name="T2">Jump And Link Register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1100111</text:span></text:p>
              </table:table-cell>
              <table:table-cell>
                <text:p text:style-name="P4"><text:span text:style-name="T2">0x0</text:span></text:p>
              </table:table-cell>
              <table:table-cell/>
              <table:table-cell/>
              <table:table-cell table:style-name="ce15">
                <text:p text:style-name="P3"><text:span text:style-name="T2">rd = PC+4; PC = rs1 + #imm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lui</text:span></text:p>
              </table:table-cell>
              <table:table-cell table:style-name="ce5">
                <text:p text:style-name="P3"><text:span text:style-name="T2">Load Upper Imm</text:span></text:p>
              </table:table-cell>
              <table:table-cell>
                <text:p text:style-name="P4"><text:span text:style-name="T2">U</text:span></text:p>
              </table:table-cell>
              <table:table-cell>
                <text:p text:style-name="P4"><text:span text:style-name="T2">0110111</text:span></text:p>
              </table:table-cell>
              <table:table-cell/>
              <table:table-cell/>
              <table:table-cell/>
              <table:table-cell table:style-name="ce5">
                <text:p text:style-name="P3"><text:span text:style-name="T2">rd = #imm &lt;&lt; 1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auipc</text:span></text:p>
              </table:table-cell>
              <table:table-cell table:style-name="ce5">
                <text:p text:style-name="P3"><text:span text:style-name="T2">Add Upper Imm to PC</text:span></text:p>
              </table:table-cell>
              <table:table-cell>
                <text:p text:style-name="P4"><text:span text:style-name="T2">U</text:span></text:p>
              </table:table-cell>
              <table:table-cell>
                <text:p text:style-name="P4"><text:span text:style-name="T2">0010111</text:span></text:p>
              </table:table-cell>
              <table:table-cell/>
              <table:table-cell/>
              <table:table-cell/>
              <table:table-cell table:style-name="ce5">
                <text:p text:style-name="P3"><text:span text:style-name="T2">rd = PC + (#imm &lt;&lt; 12)</text:span></text:p>
              </table:table-cell>
            </table:table-row>
            <table:table-row table:style-name="ro1" table:default-cell-style-name="ce18">
              <table:table-cell table:style-name="ce17">
                <text:p text:style-name="P3"><text:span text:style-name="T2">ecall</text:span></text:p>
              </table:table-cell>
              <table:table-cell table:style-name="ce17">
                <text:p text:style-name="P3"><text:span text:style-name="T2">Environment Call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1110011</text:span></text:p>
              </table:table-cell>
              <table:table-cell>
                <text:p text:style-name="P4"><text:span text:style-name="T2">0x0</text:span></text:p>
              </table:table-cell>
              <table:table-cell/>
              <table:table-cell>
                <text:p text:style-name="P4"><text:span text:style-name="T2">0x0</text:span></text:p>
              </table:table-cell>
              <table:table-cell table:style-name="ce17">
                <text:p text:style-name="P3"><text:span text:style-name="T2">Transfer control to the OS</text:span></text:p>
              </table:table-cell>
            </table:table-row>
            <table:table-row table:style-name="ro2" table:default-cell-style-name="ce18">
              <table:table-cell table:style-name="ce17">
                <text:p text:style-name="P3"><text:span text:style-name="T2">ebreak</text:span></text:p>
              </table:table-cell>
              <table:table-cell table:style-name="ce17">
                <text:p text:style-name="P3"><text:span text:style-name="T2">Environment Break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1110011</text:span></text:p>
              </table:table-cell>
              <table:table-cell>
                <text:p text:style-name="P4"><text:span text:style-name="T2">0x0</text:span></text:p>
              </table:table-cell>
              <table:table-cell/>
              <table:table-cell>
                <text:p text:style-name="P4"><text:span text:style-name="T2">0x1</text:span></text:p>
              </table:table-cell>
              <table:table-cell table:style-name="ce17">
                <text:p text:style-name="P3"><text:span text:style-name="T2">Transfer control to the debug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19cm" svg:height="1.25cm" svg:x="1cm" svg:y="1cm">
          <draw:text-box>
            <text:p text:style-name="P5"><text:span text:style-name="T3">RISC-V REFERENCE CARD</text:span></text:p>
          </draw:text-box>
        </draw:frame>
        <draw:frame draw:style-name="gr1" draw:layer="layout" svg:width="10.832cm" svg:height="6.113cm" svg:x="1.049cm" svg:y="22.45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1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3" table:default-cell-style-name="ce21">
              <table:table-cell table:style-name="ce19">
                <text:p text:style-name="P7"><text:span text:style-name="T4">31</text:span></text:p>
              </table:table-cell>
              <table:table-cell table:style-name="ce20">
                <text:p text:style-name="P8"><text:span text:style-name="T4">30</text:span></text:p>
              </table:table-cell>
              <table:table-cell>
                <text:p text:style-name="P9"><text:span text:style-name="T4">25</text:span></text:p>
              </table:table-cell>
              <table:table-cell table:style-name="ce19">
                <text:p text:style-name="P7"><text:span text:style-name="T4">24</text:span></text:p>
              </table:table-cell>
              <table:table-cell>
                <text:p text:style-name="P9"><text:span text:style-name="T4">21</text:span></text:p>
              </table:table-cell>
              <table:table-cell>
                <text:p text:style-name="P9"><text:span text:style-name="T4">20</text:span></text:p>
              </table:table-cell>
              <table:table-cell table:style-name="ce19">
                <text:p text:style-name="P7"><text:span text:style-name="T4">19</text:span></text:p>
              </table:table-cell>
              <table:table-cell>
                <text:p text:style-name="P9"><text:span text:style-name="T4">15</text:span></text:p>
              </table:table-cell>
              <table:table-cell table:style-name="ce19">
                <text:p text:style-name="P7"><text:span text:style-name="T4">14</text:span></text:p>
              </table:table-cell>
              <table:table-cell>
                <text:p text:style-name="P9"><text:span text:style-name="T4">12</text:span></text:p>
              </table:table-cell>
              <table:table-cell table:style-name="ce19">
                <text:p text:style-name="P7"><text:span text:style-name="T4">11</text:span></text:p>
              </table:table-cell>
              <table:table-cell>
                <text:p text:style-name="P9"><text:span text:style-name="T4">8</text:span></text:p>
              </table:table-cell>
              <table:table-cell>
                <text:p text:style-name="P9"><text:span text:style-name="T4">7</text:span></text:p>
              </table:table-cell>
              <table:table-cell table:style-name="ce19">
                <text:p text:style-name="P7"><text:span text:style-name="T4">6</text:span></text:p>
              </table:table-cell>
              <table:table-cell>
                <text:p text:style-name="P9"><text:span text:style-name="T4">0</text:span></text:p>
              </table:table-cell>
              <table:table-cell table:style-name="ce22"/>
            </table:table-row>
            <table:table-row table:style-name="ro3" table:default-cell-style-name="ce23">
              <table:table-cell table:number-columns-spanned="3">
                <text:p text:style-name="P10"><text:span text:style-name="T5">funct7</text:span></text:p>
              </table:table-cell>
              <table:covered-table-cell/>
              <table:covered-table-cell table:style-name="ce24"/>
              <table:table-cell table:number-columns-spanned="3">
                <text:p text:style-name="P10"><text:span text:style-name="T5">rs2</text:span></text:p>
              </table:table-cell>
              <table:covered-table-cell/>
              <table:covered-table-cell/>
              <table:table-cell table:style-name="ce25" table:number-columns-spanned="2">
                <text:p text:style-name="P10"><text:span text:style-name="T5">rs1</text:span></text:p>
              </table:table-cell>
              <table:covered-table-cell/>
              <table:table-cell table:number-columns-spanned="2">
                <text:p text:style-name="P10"><text:span text:style-name="T5">funct3</text:span></text:p>
              </table:table-cell>
              <table:covered-table-cell/>
              <table:table-cell table:number-columns-spanned="3">
                <text:p text:style-name="P10"><text:span text:style-name="T5">rd</text:span></text:p>
              </table:table-cell>
              <table:covered-table-cell/>
              <table:covered-table-cell/>
              <table:table-cell table:number-columns-spanned="2">
                <text:p text:style-name="P10"><text:span text:style-name="T5">opcode</text:span></text:p>
              </table:table-cell>
              <table:covered-table-cell table:style-name="ce24"/>
              <table:table-cell table:style-name="ce26">
                <text:p text:style-name="P11"><text:span text:style-name="T6">R-type</text:span></text:p>
              </table:table-cell>
            </table:table-row>
            <table:table-row table:style-name="ro3" table:default-cell-style-name="ce27">
              <table:table-cell table:number-columns-spanned="6">
                <text:p text:style-name="P10"><text:span text:style-name="T5">imm</text:span></text:p>
              </table:table-cell>
              <table:covered-table-cell/>
              <table:covered-table-cell/>
              <table:covered-table-cell table:style-name="ce28"/>
              <table:covered-table-cell table:style-name="ce28"/>
              <table:covered-table-cell table:style-name="ce28"/>
              <table:table-cell table:number-columns-spanned="2">
                <text:p text:style-name="P10"><text:span text:style-name="T5">rs1</text:span></text:p>
              </table:table-cell>
              <table:covered-table-cell/>
              <table:table-cell table:number-columns-spanned="2">
                <text:p text:style-name="P10"><text:span text:style-name="T5">funct3</text:span></text:p>
              </table:table-cell>
              <table:covered-table-cell/>
              <table:table-cell table:number-columns-spanned="3">
                <text:p text:style-name="P10"><text:span text:style-name="T5">rd</text:span></text:p>
              </table:table-cell>
              <table:covered-table-cell/>
              <table:covered-table-cell/>
              <table:table-cell table:number-columns-spanned="2">
                <text:p text:style-name="P10"><text:span text:style-name="T5">opcode</text:span></text:p>
              </table:table-cell>
              <table:covered-table-cell table:style-name="ce29"/>
              <table:table-cell table:style-name="ce26">
                <text:p text:style-name="P11"><text:span text:style-name="T6">I-type</text:span></text:p>
              </table:table-cell>
            </table:table-row>
            <table:table-row table:style-name="ro3" table:default-cell-style-name="ce30">
              <table:table-cell>
                <text:p text:style-name="P7"><text:span text:style-name="T4">11</text:span></text:p>
              </table:table-cell>
              <table:table-cell/>
              <table:table-cell/>
              <table:table-cell/>
              <table:table-cell table:style-name="ce31"/>
              <table:table-cell table:style-name="ce32">
                <text:p text:style-name="P9"><text:span text:style-name="T4">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3"/>
            </table:table-row>
            <table:table-row table:style-name="ro3" table:default-cell-style-name="ce28">
              <table:table-cell table:number-columns-spanned="3">
                <text:p text:style-name="P10"><text:span text:style-name="T5">imm</text:span></text:p>
              </table:table-cell>
              <table:covered-table-cell/>
              <table:covered-table-cell/>
              <table:table-cell table:number-columns-spanned="3">
                <text:p text:style-name="P10"><text:span text:style-name="T5">rs2</text:span></text:p>
              </table:table-cell>
              <table:covered-table-cell/>
              <table:covered-table-cell/>
              <table:table-cell table:number-columns-spanned="2">
                <text:p text:style-name="P10"><text:span text:style-name="T5">rs1</text:span></text:p>
              </table:table-cell>
              <table:covered-table-cell/>
              <table:table-cell table:number-columns-spanned="2">
                <text:p text:style-name="P10"><text:span text:style-name="T5">funct3</text:span></text:p>
              </table:table-cell>
              <table:covered-table-cell/>
              <table:table-cell table:number-columns-spanned="3">
                <text:p text:style-name="P10"><text:span text:style-name="T5">imm</text:span></text:p>
              </table:table-cell>
              <table:covered-table-cell/>
              <table:covered-table-cell/>
              <table:table-cell table:number-columns-spanned="2">
                <text:p text:style-name="P10"><text:span text:style-name="T5">opcode</text:span></text:p>
              </table:table-cell>
              <table:covered-table-cell table:style-name="ce34"/>
              <table:table-cell table:style-name="ce26">
                <text:p text:style-name="P11"><text:span text:style-name="T6">S-type</text:span></text:p>
              </table:table-cell>
            </table:table-row>
            <table:table-row table:style-name="ro3" table:default-cell-style-name="ce30">
              <table:table-cell>
                <text:p text:style-name="P7"><text:span text:style-name="T4">11</text:span></text:p>
              </table:table-cell>
              <table:table-cell/>
              <table:table-cell table:style-name="ce31">
                <text:p text:style-name="P9"><text:span text:style-name="T4">5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3"/>
            </table:table-row>
            <table:table-row table:style-name="ro3" table:default-cell-style-name="ce28">
              <table:table-cell table:number-columns-spanned="3">
                <text:p text:style-name="P10"><text:span text:style-name="T5">imm</text:span></text:p>
              </table:table-cell>
              <table:covered-table-cell/>
              <table:covered-table-cell/>
              <table:table-cell table:number-columns-spanned="3">
                <text:p text:style-name="P10"><text:span text:style-name="T5">rs2</text:span></text:p>
              </table:table-cell>
              <table:covered-table-cell/>
              <table:covered-table-cell/>
              <table:table-cell table:number-columns-spanned="2">
                <text:p text:style-name="P10"><text:span text:style-name="T5">rs1</text:span></text:p>
              </table:table-cell>
              <table:covered-table-cell/>
              <table:table-cell table:number-columns-spanned="2">
                <text:p text:style-name="P10"><text:span text:style-name="T5">funct3</text:span></text:p>
              </table:table-cell>
              <table:covered-table-cell/>
              <table:table-cell table:number-columns-spanned="3">
                <text:p text:style-name="P10"><text:span text:style-name="T5">imm</text:span></text:p>
              </table:table-cell>
              <table:covered-table-cell/>
              <table:covered-table-cell/>
              <table:table-cell table:number-columns-spanned="2">
                <text:p text:style-name="P10"><text:span text:style-name="T5">opcode</text:span></text:p>
              </table:table-cell>
              <table:covered-table-cell table:style-name="ce34"/>
              <table:table-cell table:style-name="ce26">
                <text:p text:style-name="P11"><text:span text:style-name="T6">B-type</text:span></text:p>
              </table:table-cell>
            </table:table-row>
            <table:table-row table:style-name="ro3" table:default-cell-style-name="ce30">
              <table:table-cell>
                <text:p text:style-name="P7"><text:span text:style-name="T4">12</text:span></text:p>
              </table:table-cell>
              <table:table-cell table:style-name="ce35">
                <text:p text:style-name="P8"><text:span text:style-name="T4">10</text:span></text:p>
              </table:table-cell>
              <table:table-cell table:style-name="ce31">
                <text:p text:style-name="P9"><text:span text:style-name="T4">5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7"><text:span text:style-name="T4">4</text:span></text:p>
              </table:table-cell>
              <table:table-cell>
                <text:p text:style-name="P9"><text:span text:style-name="T4">1</text:span></text:p>
              </table:table-cell>
              <table:table-cell table:style-name="ce31">
                <text:p text:style-name="P9"><text:span text:style-name="T4">11</text:span></text:p>
              </table:table-cell>
              <table:table-cell/>
              <table:table-cell/>
              <table:table-cell table:style-name="ce33"/>
            </table:table-row>
            <table:table-row table:style-name="ro3" table:default-cell-style-name="ce28">
              <table:table-cell table:number-columns-spanned="10">
                <text:p text:style-name="P10"><text:span text:style-name="T5">im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3">
                <text:p text:style-name="P10"><text:span text:style-name="T5">rd</text:span></text:p>
              </table:table-cell>
              <table:covered-table-cell/>
              <table:covered-table-cell/>
              <table:table-cell table:number-columns-spanned="2">
                <text:p text:style-name="P10"><text:span text:style-name="T5">opcode</text:span></text:p>
              </table:table-cell>
              <table:covered-table-cell table:style-name="ce34"/>
              <table:table-cell table:style-name="ce26">
                <text:p text:style-name="P11"><text:span text:style-name="T6">U-type</text:span></text:p>
              </table:table-cell>
            </table:table-row>
            <table:table-row table:style-name="ro3" table:default-cell-style-name="ce30">
              <table:table-cell>
                <text:p text:style-name="P7"><text:span text:style-name="T4">3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1">
                <text:p text:style-name="P9"><text:span text:style-name="T4">12</text:span></text:p>
              </table:table-cell>
              <table:table-cell/>
              <table:table-cell/>
              <table:table-cell/>
              <table:table-cell/>
              <table:table-cell/>
              <table:table-cell table:style-name="ce33"/>
            </table:table-row>
            <table:table-row table:style-name="ro3" table:default-cell-style-name="ce28">
              <table:table-cell table:number-columns-spanned="10">
                <text:p text:style-name="P10"><text:span text:style-name="T5">im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3">
                <text:p text:style-name="P10"><text:span text:style-name="T5">rd</text:span></text:p>
              </table:table-cell>
              <table:covered-table-cell/>
              <table:covered-table-cell/>
              <table:table-cell table:number-columns-spanned="2">
                <text:p text:style-name="P10"><text:span text:style-name="T5">opcode</text:span></text:p>
              </table:table-cell>
              <table:covered-table-cell table:style-name="ce34"/>
              <table:table-cell table:style-name="ce26">
                <text:p text:style-name="P11"><text:span text:style-name="T6">J-type</text:span></text:p>
              </table:table-cell>
            </table:table-row>
            <table:table-row table:style-name="ro3" table:default-cell-style-name="ce36">
              <table:table-cell>
                <text:p text:style-name="P7"><text:span text:style-name="T4">20</text:span></text:p>
              </table:table-cell>
              <table:table-cell>
                <text:p text:style-name="P7"><text:span text:style-name="T4">10</text:span></text:p>
              </table:table-cell>
              <table:table-cell/>
              <table:table-cell/>
              <table:table-cell table:style-name="ce37">
                <text:p text:style-name="P9"><text:span text:style-name="T4">1</text:span></text:p>
              </table:table-cell>
              <table:table-cell table:style-name="ce38">
                <text:p text:style-name="P12"><text:span text:style-name="T4">11</text:span></text:p>
              </table:table-cell>
              <table:table-cell>
                <text:p text:style-name="P7"><text:span text:style-name="T4">19</text:span></text:p>
              </table:table-cell>
              <table:table-cell/>
              <table:table-cell/>
              <table:table-cell table:style-name="ce37">
                <text:p text:style-name="P9"><text:span text:style-name="T4">12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</table:table>
          <draw:image xlink:href="Pictures/TablePreview2.svm" xlink:type="simple" xlink:show="embed" xlink:actuate="onLoad"/>
        </draw:frame>
        <draw:frame draw:style-name="gr3" draw:text-style-name="P13" draw:layer="layout" svg:width="9.667cm" svg:height="1.623cm" svg:x="1cm" svg:y="2.25cm">
          <draw:text-box>
            <text:p><text:span text:style-name="T7">RV32I</text:span><text:span text:style-name="T8"> Standard Instruction Set</text:span></text:p>
          </draw:text-box>
        </draw:frame>
        <draw:frame draw:style-name="gr4" draw:text-style-name="P14" draw:layer="layout" svg:width="2.259cm" svg:height="0.857cm" svg:x="0.991cm" svg:y="21.5cm">
          <draw:text-box>
            <text:p><text:span text:style-name="T9">Format</text:span></text:p>
          </draw:text-box>
        </draw:frame>
        <draw:frame draw:style-name="gr5" draw:text-style-name="P14" draw:layer="layout" svg:width="2.788cm" svg:height="0.857cm" svg:x="11.979cm" svg:y="21.402cm">
          <draw:text-box>
            <text:p><text:span text:style-name="T9">Registers</text:span></text:p>
          </draw:text-box>
        </draw:frame>
        <draw:frame draw:style-name="gr1" draw:layer="layout" svg:width="7.721cm" svg:height="6.434cm" svg:x="12.144cm" svg:y="22.206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3" table:default-cell-style-name="ce39">
              <table:table-cell>
                <text:p text:style-name="P15"><text:span text:style-name="T10">Name</text:span></text:p>
              </table:table-cell>
              <table:table-cell>
                <text:p text:style-name="P15"><text:span text:style-name="T10">ABI</text:span></text:p>
              </table:table-cell>
              <table:table-cell>
                <text:p text:style-name="P15"><text:span text:style-name="T10">Description</text:span></text:p>
              </table:table-cell>
              <table:table-cell>
                <text:p text:style-name="P15"><text:span text:style-name="T10">Saver</text:span></text:p>
              </table:table-cell>
            </table:table-row>
            <table:table-row table:style-name="ro3" table:default-cell-style-name="ce40">
              <table:table-cell>
                <text:p text:style-name="P16"><text:span text:style-name="T5">x0</text:span></text:p>
              </table:table-cell>
              <table:table-cell>
                <text:p text:style-name="P16"><text:span text:style-name="T5">zero</text:span></text:p>
              </table:table-cell>
              <table:table-cell>
                <text:p text:style-name="P16"><text:span text:style-name="T5">Zero</text:span></text:p>
              </table:table-cell>
              <table:table-cell>
                <text:p text:style-name="P16"><text:span text:style-name="T5">-</text:span></text:p>
              </table:table-cell>
            </table:table-row>
            <table:table-row table:style-name="ro3" table:default-cell-style-name="ce40">
              <table:table-cell>
                <text:p text:style-name="P16"><text:span text:style-name="T5">x1</text:span></text:p>
              </table:table-cell>
              <table:table-cell>
                <text:p text:style-name="P16"><text:span text:style-name="T5">ra</text:span></text:p>
              </table:table-cell>
              <table:table-cell>
                <text:p text:style-name="P16"><text:span text:style-name="T5">Return address</text:span></text:p>
              </table:table-cell>
              <table:table-cell>
                <text:p text:style-name="P16"><text:span text:style-name="T5">Caller</text:span></text:p>
              </table:table-cell>
            </table:table-row>
            <table:table-row table:style-name="ro3" table:default-cell-style-name="ce41">
              <table:table-cell>
                <text:p text:style-name="P16"><text:span text:style-name="T5">x2</text:span></text:p>
              </table:table-cell>
              <table:table-cell>
                <text:p text:style-name="P16"><text:span text:style-name="T5">sp</text:span></text:p>
              </table:table-cell>
              <table:table-cell>
                <text:p text:style-name="P16"><text:span text:style-name="T5">Stack pointer</text:span></text:p>
              </table:table-cell>
              <table:table-cell>
                <text:p text:style-name="P16"><text:span text:style-name="T5">Cellee</text:span></text:p>
              </table:table-cell>
            </table:table-row>
            <table:table-row table:style-name="ro3" table:default-cell-style-name="ce42">
              <table:table-cell>
                <text:p text:style-name="P16"><text:span text:style-name="T5">x3</text:span></text:p>
              </table:table-cell>
              <table:table-cell>
                <text:p text:style-name="P16"><text:span text:style-name="T5">gp</text:span></text:p>
              </table:table-cell>
              <table:table-cell>
                <text:p text:style-name="P16"><text:span text:style-name="T5">Global pointer</text:span></text:p>
              </table:table-cell>
              <table:table-cell>
                <text:p text:style-name="P16"><text:span text:style-name="T5">-</text:span></text:p>
              </table:table-cell>
            </table:table-row>
            <table:table-row table:style-name="ro3" table:default-cell-style-name="ce43">
              <table:table-cell>
                <text:p text:style-name="P16"><text:span text:style-name="T5">x4</text:span></text:p>
              </table:table-cell>
              <table:table-cell>
                <text:p text:style-name="P16"><text:span text:style-name="T5">tp</text:span></text:p>
              </table:table-cell>
              <table:table-cell>
                <text:p text:style-name="P16"><text:span text:style-name="T5">Thread pointer</text:span></text:p>
              </table:table-cell>
              <table:table-cell>
                <text:p text:style-name="P16"><text:span text:style-name="T5">-</text:span></text:p>
              </table:table-cell>
            </table:table-row>
            <table:table-row table:style-name="ro3" table:default-cell-style-name="ce44">
              <table:table-cell>
                <text:p text:style-name="P16"><text:span text:style-name="T5">x5 - x7</text:span></text:p>
              </table:table-cell>
              <table:table-cell>
                <text:p text:style-name="P16"><text:span text:style-name="T5">t0 - t2</text:span></text:p>
              </table:table-cell>
              <table:table-cell>
                <text:p text:style-name="P16"><text:span text:style-name="T5">Temporary Values</text:span></text:p>
              </table:table-cell>
              <table:table-cell>
                <text:p text:style-name="P16"><text:span text:style-name="T5">Caller</text:span></text:p>
              </table:table-cell>
            </table:table-row>
            <table:table-row table:style-name="ro3" table:default-cell-style-name="ce42">
              <table:table-cell>
                <text:p text:style-name="P16"><text:span text:style-name="T5">x8</text:span></text:p>
              </table:table-cell>
              <table:table-cell>
                <text:p text:style-name="P16"><text:span text:style-name="T5">s0 / fp</text:span></text:p>
              </table:table-cell>
              <table:table-cell>
                <text:p text:style-name="P16"><text:span text:style-name="T5">(Frame pointer)</text:span></text:p>
              </table:table-cell>
              <table:table-cell>
                <text:p text:style-name="P16"><text:span text:style-name="T5">Callee</text:span></text:p>
              </table:table-cell>
            </table:table-row>
            <table:table-row table:style-name="ro3" table:default-cell-style-name="ce43">
              <table:table-cell>
                <text:p text:style-name="P16"><text:span text:style-name="T5">x9</text:span></text:p>
              </table:table-cell>
              <table:table-cell>
                <text:p text:style-name="P16"><text:span text:style-name="T5">s1</text:span></text:p>
              </table:table-cell>
              <table:table-cell>
                <text:p text:style-name="P16"><text:span text:style-name="T5">Callee-saved</text:span></text:p>
              </table:table-cell>
              <table:table-cell>
                <text:p text:style-name="P16"><text:span text:style-name="T5">Callee</text:span></text:p>
              </table:table-cell>
            </table:table-row>
            <table:table-row table:style-name="ro3" table:default-cell-style-name="ce45">
              <table:table-cell>
                <text:p text:style-name="P16"><text:span text:style-name="T5">x10, x11</text:span></text:p>
              </table:table-cell>
              <table:table-cell>
                <text:p text:style-name="P16"><text:span text:style-name="T5">a0, a1</text:span></text:p>
              </table:table-cell>
              <table:table-cell>
                <text:p text:style-name="P16"><text:span text:style-name="T5">Args/Return Values</text:span></text:p>
              </table:table-cell>
              <table:table-cell>
                <text:p text:style-name="P16"><text:span text:style-name="T5">Caller</text:span></text:p>
              </table:table-cell>
            </table:table-row>
            <table:table-row table:style-name="ro3" table:default-cell-style-name="ce43">
              <table:table-cell>
                <text:p text:style-name="P16"><text:span text:style-name="T5">x12 - x17</text:span></text:p>
              </table:table-cell>
              <table:table-cell>
                <text:p text:style-name="P16"><text:span text:style-name="T5">a0 - a7</text:span></text:p>
              </table:table-cell>
              <table:table-cell>
                <text:p text:style-name="P16"><text:span text:style-name="T5">Arguments</text:span></text:p>
              </table:table-cell>
              <table:table-cell>
                <text:p text:style-name="P16"><text:span text:style-name="T5">Caller</text:span></text:p>
              </table:table-cell>
            </table:table-row>
            <table:table-row table:style-name="ro3" table:default-cell-style-name="ce46">
              <table:table-cell>
                <text:p text:style-name="P16"><text:span text:style-name="T5">x18 - x27</text:span></text:p>
              </table:table-cell>
              <table:table-cell>
                <text:p text:style-name="P16"><text:span text:style-name="T5">s2 - s11</text:span></text:p>
              </table:table-cell>
              <table:table-cell>
                <text:p text:style-name="P16"><text:span text:style-name="T5">Callee-saved</text:span></text:p>
              </table:table-cell>
              <table:table-cell>
                <text:p text:style-name="P16"><text:span text:style-name="T5">Callee</text:span></text:p>
              </table:table-cell>
            </table:table-row>
            <table:table-row table:style-name="ro3" table:default-cell-style-name="ce40">
              <table:table-cell>
                <text:p text:style-name="P16"><text:span text:style-name="T5">x28 - x31</text:span></text:p>
              </table:table-cell>
              <table:table-cell>
                <text:p text:style-name="P16"><text:span text:style-name="T5">t3 - t6</text:span></text:p>
              </table:table-cell>
              <table:table-cell>
                <text:p text:style-name="P16"><text:span text:style-name="T5">Temporary Values</text:span></text:p>
              </table:table-cell>
              <table:table-cell>
                <text:p text:style-name="P16"><text:span text:style-name="T5">Call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18" draw:layer="layout" svg:width="19cm" svg:height="1.022cm" svg:x="1cm" svg:y="1cm">
          <draw:text-box>
            <text:p text:style-name="P17"><text:span text:style-name="T11">Version 20240411-rev.1</text:span></text:p>
          </draw:text-box>
        </draw:frame>
        <draw:frame draw:style-name="gr7" draw:text-style-name="P19" draw:layer="layout" svg:width="5.5cm" svg:height="0.594cm" svg:x="14.5cm" svg:y="21.5cm">
          <draw:text-box>
            <text:p><text:span text:style-name="T4">(x0 – x15 are available on RV32E)</text:span></text:p>
          </draw:text-box>
        </draw:frame>
        <draw:frame draw:style-name="gr8" draw:text-style-name="P20" draw:layer="layout" svg:width="9.684cm" svg:height="0.675cm" svg:x="10.25cm" svg:y="2cm">
          <draw:text-box>
            <text:p>https://github.com/GnicoJP/RISC-V-Reference-Card</text:p>
          </draw:text-box>
        </draw:frame>
      </draw:page>
      <draw:page draw:name="page2" draw:style-name="dp1" draw:master-page-name="標準">
        <draw:frame draw:style-name="gr9" draw:text-style-name="P14" draw:layer="layout" svg:width="5.006cm" svg:height="0.857cm" svg:x="0.992cm" svg:y="1.001cm">
          <draw:text-box>
            <text:p><text:span text:style-name="T9">FENCE Instruction</text:span></text:p>
          </draw:text-box>
        </draw:frame>
        <draw:frame draw:style-name="gr1" draw:layer="layout" svg:width="10.703cm" svg:height="1.571cm" svg:x="1.379cm" svg:y="1.80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28"/>
            <table:table-column table:style-name="co32"/>
            <table:table-column table:style-name="co33"/>
            <table:table-column table:style-name="co34"/>
            <table:table-column table:style-name="co28"/>
            <table:table-column table:style-name="co28"/>
            <table:table-column table:style-name="co28"/>
            <table:table-column table:style-name="co35"/>
            <table:table-column table:style-name="co28"/>
            <table:table-column table:style-name="co36"/>
            <table:table-column table:style-name="co36"/>
            <table:table-column table:style-name="co37"/>
            <table:table-row table:style-name="ro4" table:default-cell-style-name="ce49">
              <table:table-cell table:style-name="ce47">
                <text:p text:style-name="P21"><text:span text:style-name="T12">31</text:span></text:p>
              </table:table-cell>
              <table:table-cell table:style-name="ce48">
                <text:p text:style-name="P22"><text:span text:style-name="T12">28</text:span></text:p>
              </table:table-cell>
              <table:table-cell>
                <text:p text:style-name="P23"><text:span text:style-name="T12">27</text:span></text:p>
              </table:table-cell>
              <table:table-cell>
                <text:p text:style-name="P23"><text:span text:style-name="T12">26</text:span></text:p>
              </table:table-cell>
              <table:table-cell>
                <text:p text:style-name="P23"><text:span text:style-name="T12">25</text:span></text:p>
              </table:table-cell>
              <table:table-cell>
                <text:p text:style-name="P23"><text:span text:style-name="T12">24</text:span></text:p>
              </table:table-cell>
              <table:table-cell>
                <text:p text:style-name="P23"><text:span text:style-name="T12">23</text:span></text:p>
              </table:table-cell>
              <table:table-cell>
                <text:p text:style-name="P23"><text:span text:style-name="T12">22</text:span></text:p>
              </table:table-cell>
              <table:table-cell>
                <text:p text:style-name="P23"><text:span text:style-name="T12">21</text:span></text:p>
              </table:table-cell>
              <table:table-cell>
                <text:p text:style-name="P23"><text:span text:style-name="T12">20</text:span></text:p>
              </table:table-cell>
              <table:table-cell table:style-name="ce47">
                <text:p text:style-name="P21"><text:span text:style-name="T12">19</text:span></text:p>
              </table:table-cell>
              <table:table-cell table:style-name="ce48">
                <text:p text:style-name="P22"><text:span text:style-name="T12">15</text:span></text:p>
              </table:table-cell>
              <table:table-cell table:style-name="ce47">
                <text:p text:style-name="P21"><text:span text:style-name="T12">14</text:span></text:p>
              </table:table-cell>
              <table:table-cell table:style-name="ce48">
                <text:p text:style-name="P22"><text:span text:style-name="T12">12</text:span></text:p>
              </table:table-cell>
              <table:table-cell table:style-name="ce47">
                <text:p text:style-name="P21"><text:span text:style-name="T12">11</text:span></text:p>
              </table:table-cell>
              <table:table-cell table:style-name="ce48">
                <text:p text:style-name="P22"><text:span text:style-name="T12">7</text:span></text:p>
              </table:table-cell>
              <table:table-cell table:style-name="ce47">
                <text:p text:style-name="P21"><text:span text:style-name="T12">6</text:span></text:p>
              </table:table-cell>
              <table:table-cell table:style-name="ce48">
                <text:p text:style-name="P22"><text:span text:style-name="T12">0</text:span></text:p>
              </table:table-cell>
            </table:table-row>
            <table:table-row table:style-name="ro4" table:default-cell-style-name="ce50">
              <table:table-cell table:number-columns-spanned="2">
                <text:p text:style-name="P23"><text:span text:style-name="T12">fm</text:span></text:p>
              </table:table-cell>
              <table:covered-table-cell/>
              <table:table-cell>
                <text:p text:style-name="P23"><text:span text:style-name="T12">PI</text:span></text:p>
              </table:table-cell>
              <table:table-cell>
                <text:p text:style-name="P23"><text:span text:style-name="T12">PO</text:span></text:p>
              </table:table-cell>
              <table:table-cell>
                <text:p text:style-name="P23"><text:span text:style-name="T12">PR</text:span></text:p>
              </table:table-cell>
              <table:table-cell>
                <text:p text:style-name="P23"><text:span text:style-name="T12">PW</text:span></text:p>
              </table:table-cell>
              <table:table-cell>
                <text:p text:style-name="P23"><text:span text:style-name="T12">SI</text:span></text:p>
              </table:table-cell>
              <table:table-cell>
                <text:p text:style-name="P23"><text:span text:style-name="T12">SO</text:span></text:p>
              </table:table-cell>
              <table:table-cell>
                <text:p text:style-name="P23"><text:span text:style-name="T12">SR</text:span></text:p>
              </table:table-cell>
              <table:table-cell>
                <text:p text:style-name="P23"><text:span text:style-name="T12">SW</text:span></text:p>
              </table:table-cell>
              <table:table-cell table:number-columns-spanned="2">
                <text:p text:style-name="P23"><text:span text:style-name="T12">rs1</text:span></text:p>
              </table:table-cell>
              <table:covered-table-cell/>
              <table:table-cell table:number-columns-spanned="2">
                <text:p text:style-name="P23"><text:span text:style-name="T12">funct3</text:span></text:p>
              </table:table-cell>
              <table:covered-table-cell/>
              <table:table-cell table:number-columns-spanned="2">
                <text:p text:style-name="P23"><text:span text:style-name="T12">rd</text:span></text:p>
              </table:table-cell>
              <table:covered-table-cell/>
              <table:table-cell table:number-columns-spanned="2">
                <text:p text:style-name="P23"><text:span text:style-name="T12">opcode</text:span></text:p>
              </table:table-cell>
              <table:covered-table-cell/>
            </table:table-row>
            <table:table-row table:style-name="ro4" table:default-cell-style-name="ce50">
              <table:table-cell table:number-columns-spanned="2">
                <text:p text:style-name="P23"><text:span text:style-name="T12">x000</text:span></text:p>
              </table:table-cell>
              <table:covered-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number-columns-spanned="2">
                <text:p text:style-name="P23"><text:span text:style-name="T12">N/A</text:span></text:p>
              </table:table-cell>
              <table:covered-table-cell/>
              <table:table-cell table:number-columns-spanned="2">
                <text:p text:style-name="P23"><text:span text:style-name="T12">111</text:span></text:p>
              </table:table-cell>
              <table:covered-table-cell/>
              <table:table-cell table:number-columns-spanned="2">
                <text:p text:style-name="P23"><text:span text:style-name="T12">N/A</text:span></text:p>
              </table:table-cell>
              <table:covered-table-cell/>
              <table:table-cell table:number-columns-spanned="2">
                <text:p text:style-name="P23"><text:span text:style-name="T12">0001111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24" draw:layer="layout" svg:width="6.767cm" svg:height="2.432cm" svg:x="12.75cm" svg:y="1.25cm">
          <draw:text-box>
            <text:p text:style-name="P5"><text:span text:style-name="T13">P : Predecessor</text:span><text:span text:style-name="T13">　</text:span><text:span text:style-name="T5">　</text:span><text:span text:style-name="T5">S : Successor</text:span></text:p>
            <text:p text:style-name="P5"><text:span text:style-name="T13">R : Read</text:span><text:span text:style-name="T13">　　</text:span><text:span text:style-name="T13">W : Write</text:span></text:p>
            <text:p text:style-name="P5"><text:span text:style-name="T13">I : Input</text:span><text:span text:style-name="T13">　</text:span><text:span text:style-name="T5">　</text:span><text:span text:style-name="T5">O : Output</text:span></text:p>
            <text:p text:style-name="P5"><text:span text:style-name="T5">FENCE.TSO is {fm=1000, RW, RW}</text:span></text:p>
            <text:p text:style-name="P5"><text:span text:style-name="T5">PAUSE is {fm=0000, W, 0}</text:span></text:p>
          </draw:text-box>
        </draw:frame>
        <draw:frame draw:style-name="gr11" draw:text-style-name="P24" draw:layer="layout" svg:width="5.393cm" svg:height="0.674cm" svg:x="6cm" svg:y="1.1cm">
          <draw:text-box>
            <text:p text:style-name="P5"><text:span text:style-name="T5">N/As are reserved.</text:span></text:p>
          </draw:text-box>
        </draw:frame>
        <draw:frame draw:style-name="gr12" draw:text-style-name="P13" draw:layer="layout" svg:width="9.749cm" svg:height="0.937cm" svg:x="1.001cm" svg:y="3.651cm">
          <draw:text-box>
            <text:p><text:span text:style-name="T7">RV64I</text:span><text:span text:style-name="T8"> Standard Instruction Set</text:span></text:p>
          </draw:text-box>
        </draw:frame>
        <draw:frame draw:style-name="gr1" draw:layer="layout" svg:width="18.899cm" svg:height="6.345cm" svg:x="1.05cm" svg:y="4.534cm">
          <table:table table:template-name="default" table:use-first-row-styles="true" table:use-banding-rows-styles="true"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" table:default-cell-style-name="ce2">
              <table:table-cell table:style-name="ce1"/>
              <table:table-cell table:style-name="ce1">
                <text:p text:style-name="P1"><text:span text:style-name="T1">Name</text:span></text:p>
              </table:table-cell>
              <table:table-cell>
                <text:p text:style-name="P2"><text:span text:style-name="T1">T</text:span></text:p>
              </table:table-cell>
              <table:table-cell>
                <text:p text:style-name="P2"><text:span text:style-name="T1">Opcode</text:span></text:p>
              </table:table-cell>
              <table:table-cell>
                <text:p text:style-name="P2"><text:span text:style-name="T1">F3</text:span></text:p>
              </table:table-cell>
              <table:table-cell>
                <text:p text:style-name="P2"><text:span text:style-name="T1">F7</text:span></text:p>
              </table:table-cell>
              <table:table-cell>
                <text:p text:style-name="P2"><text:span text:style-name="T1">Imm</text:span></text:p>
              </table:table-cell>
              <table:table-cell table:style-name="ce1">
                <text:p text:style-name="P1"><text:span text:style-name="T1">Description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addw</text:span></text:p>
              </table:table-cell>
              <table:table-cell table:style-name="ce3">
                <text:p text:style-name="P3"><text:span text:style-name="T2">Add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0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3">
                <text:p text:style-name="P3"><text:span text:style-name="T2">rd ← (int32_t)(rs1 + rs2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ubw</text:span></text:p>
              </table:table-cell>
              <table:table-cell table:style-name="ce5">
                <text:p text:style-name="P3"><text:span text:style-name="T2">Sub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0</text:span></text:p>
              </table:table-cell>
              <table:table-cell>
                <text:p text:style-name="P4"><text:span text:style-name="T2">0x20</text:span></text:p>
              </table:table-cell>
              <table:table-cell/>
              <table:table-cell table:style-name="ce5">
                <text:p text:style-name="P3"><text:span text:style-name="T2">rd ← (int32_t)(rs1 – rs2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llw</text:span></text:p>
              </table:table-cell>
              <table:table-cell table:style-name="ce5">
                <text:p text:style-name="P3"><text:span text:style-name="T2">Shift Left Logical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1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5">
                <text:p text:style-name="P3"><text:span text:style-name="T2">rd ← (int32_t)(rs1 &lt;&lt; rs2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rlw</text:span></text:p>
              </table:table-cell>
              <table:table-cell table:style-name="ce5">
                <text:p text:style-name="P3"><text:span text:style-name="T2">Shift Right Logical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5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5">
                <text:p text:style-name="P3"><text:span text:style-name="T2">rd ← (int32_t)((unsigned)rs1 &gt;&gt; rs2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sraw</text:span></text:p>
              </table:table-cell>
              <table:table-cell table:style-name="ce5">
                <text:p text:style-name="P3"><text:span text:style-name="T2">Shift Right Arith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5</text:span></text:p>
              </table:table-cell>
              <table:table-cell>
                <text:p text:style-name="P4"><text:span text:style-name="T2">0x20</text:span></text:p>
              </table:table-cell>
              <table:table-cell/>
              <table:table-cell table:style-name="ce5">
                <text:p text:style-name="P3"><text:span text:style-name="T2">rd ← (int32_t)((signed)rs1 &gt;&gt; rs2)</text:span></text:p>
              </table:table-cell>
            </table:table-row>
            <table:table-row table:style-name="ro1" table:default-cell-style-name="ce7">
              <table:table-cell table:style-name="ce3">
                <text:p text:style-name="P3"><text:span text:style-name="T2">addiw</text:span></text:p>
              </table:table-cell>
              <table:table-cell table:style-name="ce3">
                <text:p text:style-name="P3"><text:span text:style-name="T2">Add Immediate Word</text:span></text:p>
              </table:table-cell>
              <table:table-cell table:style-name="ce4">
                <text:p text:style-name="P4"><text:span text:style-name="T2">I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0</text:span></text:p>
              </table:table-cell>
              <table:table-cell/>
              <table:table-cell table:style-name="ce8"/>
              <table:table-cell table:style-name="ce9">
                <text:p text:style-name="P3"><text:span text:style-name="T14">rd ← (int32_t)</text:span><text:span text:style-name="T2">rs1[31:0] + (int32_t)#imm</text:span></text:p>
              </table:table-cell>
            </table:table-row>
            <table:table-row table:style-name="ro1" table:default-cell-style-name="ce10">
              <table:table-cell table:style-name="ce5">
                <text:p text:style-name="P3"><text:span text:style-name="T2">slliw</text:span></text:p>
              </table:table-cell>
              <table:table-cell table:style-name="ce5">
                <text:p text:style-name="P3"><text:span text:style-name="T2">Shift Left Logical Imm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1011</text:span></text:p>
              </table:table-cell>
              <table:table-cell>
                <text:p text:style-name="P4"><text:span text:style-name="T2">0x1</text:span></text:p>
              </table:table-cell>
              <table:table-cell table:number-columns-spanned="2">
                <text:p text:style-name="P4"><text:span text:style-name="T2">[6:11]=0x00</text:span></text:p>
              </table:table-cell>
              <table:covered-table-cell table:style-name="ce11"/>
              <table:table-cell table:style-name="ce12">
                <text:p text:style-name="P3"><text:span text:style-name="T14">rd ← </text:span><text:span text:style-name="T15">(int32_t)</text:span><text:span text:style-name="T2">rs1[31:0] &lt;&lt; #imm[0:5]</text:span></text:p>
              </table:table-cell>
            </table:table-row>
            <table:table-row table:style-name="ro1" table:default-cell-style-name="ce10">
              <table:table-cell table:style-name="ce5">
                <text:p text:style-name="P3"><text:span text:style-name="T2">srliw</text:span></text:p>
              </table:table-cell>
              <table:table-cell table:style-name="ce5">
                <text:p text:style-name="P3"><text:span text:style-name="T2">Shift Right Logical Imm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1011</text:span></text:p>
              </table:table-cell>
              <table:table-cell>
                <text:p text:style-name="P4"><text:span text:style-name="T2">0x5</text:span></text:p>
              </table:table-cell>
              <table:table-cell table:number-columns-spanned="2">
                <text:p text:style-name="P4"><text:span text:style-name="T2">[6:11]=0x00</text:span></text:p>
              </table:table-cell>
              <table:covered-table-cell table:style-name="ce11"/>
              <table:table-cell table:style-name="ce51">
                <text:p text:style-name="P25"><text:span text:style-name="T16">rd ← (uint32_t)</text:span></text:p>
                <text:p text:style-name="P25"><text:span text:style-name="T16"><text:s text:c="10"/></text:span><text:span text:style-name="T16">(</text:span><text:span text:style-name="T15">(int32_t)</text:span><text:span text:style-name="T17">rs1[31:0] &gt;&gt; #imm[0:5])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sraiw</text:span></text:p>
              </table:table-cell>
              <table:table-cell>
                <text:p text:style-name="P3"><text:span text:style-name="T2">Shift Right Arith Imm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1011</text:span></text:p>
              </table:table-cell>
              <table:table-cell table:style-name="ce10">
                <text:p text:style-name="P4"><text:span text:style-name="T2">0x5</text:span></text:p>
              </table:table-cell>
              <table:table-cell table:style-name="ce13" table:number-columns-spanned="2">
                <text:p text:style-name="P4"><text:span text:style-name="T2">[6:11]=0x10</text:span></text:p>
              </table:table-cell>
              <table:covered-table-cell table:style-name="ce14"/>
              <table:table-cell table:style-name="ce12">
                <text:p text:style-name="P3"><text:span text:style-name="T14">rd ← </text:span><text:span text:style-name="T15">(int32_t)</text:span><text:span text:style-name="T2">rs1[31:0] &gt;&gt; #imm[0:5]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ld</text:span></text:p>
              </table:table-cell>
              <table:table-cell table:style-name="ce9">
                <text:p text:style-name="P3"><text:span text:style-name="T2">Load Double Word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00011</text:span></text:p>
              </table:table-cell>
              <table:table-cell>
                <text:p text:style-name="P4"><text:span text:style-name="T2">0x3</text:span></text:p>
              </table:table-cell>
              <table:table-cell table:style-name="ce6"/>
              <table:table-cell table:style-name="ce6"/>
              <table:table-cell table:style-name="ce3">
                <text:p text:style-name="P3"><text:span text:style-name="T2">rd ← Mem[rs1+#imm][0:63]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lwu</text:span></text:p>
              </table:table-cell>
              <table:table-cell table:style-name="ce12">
                <text:p text:style-name="P3"><text:span text:style-name="T2">Load Word Unsigned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00011</text:span></text:p>
              </table:table-cell>
              <table:table-cell>
                <text:p text:style-name="P4"><text:span text:style-name="T2">0x6</text:span></text:p>
              </table:table-cell>
              <table:table-cell/>
              <table:table-cell/>
              <table:table-cell table:style-name="ce5">
                <text:p text:style-name="P3"><text:span text:style-name="T2">rd ← (unsigned)Mem[rs1+#imm][0:31]</text:span></text:p>
              </table:table-cell>
            </table:table-row>
            <table:table-row table:style-name="ro1" table:default-cell-style-name="ce18">
              <table:table-cell table:style-name="ce17">
                <text:p text:style-name="P3"><text:span text:style-name="T2">sd</text:span></text:p>
              </table:table-cell>
              <table:table-cell table:style-name="ce17">
                <text:p text:style-name="P3"><text:span text:style-name="T2">Store Double Word</text:span></text:p>
              </table:table-cell>
              <table:table-cell>
                <text:p text:style-name="P4"><text:span text:style-name="T2">S</text:span></text:p>
              </table:table-cell>
              <table:table-cell>
                <text:p text:style-name="P4"><text:span text:style-name="T2">0100011</text:span></text:p>
              </table:table-cell>
              <table:table-cell>
                <text:p text:style-name="P4"><text:span text:style-name="T2">0x3</text:span></text:p>
              </table:table-cell>
              <table:table-cell/>
              <table:table-cell/>
              <table:table-cell table:style-name="ce17">
                <text:p text:style-name="P3"><text:span text:style-name="T2">Mem[rs1+#imm][0:63] = rs2[0:63]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3" draw:text-style-name="P14" draw:layer="layout" svg:width="9.417cm" svg:height="0.937cm" svg:x="1.015cm" svg:y="11.029cm">
          <draw:text-box>
            <text:p><text:span text:style-name="T18">A</text:span><text:span text:style-name="T19"> – Atomic Extension</text:span></text:p>
          </draw:text-box>
        </draw:frame>
        <draw:frame draw:style-name="gr1" draw:layer="layout" svg:width="7.987cm" svg:height="1.047cm" svg:x="1.804cm" svg:y="12.058cm">
          <table:table table:template-name="default" table:use-first-row-styles="true" table:use-banding-rows-styles="true">
            <table:table-column table:style-name="co28"/>
            <table:table-column table:style-name="co35"/>
            <table:table-column table:style-name="co32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35"/>
            <table:table-column table:style-name="co28"/>
            <table:table-column table:style-name="co36"/>
            <table:table-column table:style-name="co36"/>
            <table:table-column table:style-name="co46"/>
            <table:table-row table:style-name="ro4" table:default-cell-style-name="ce48">
              <table:table-cell table:style-name="ce47">
                <text:p text:style-name="P21"><text:span text:style-name="T12">31</text:span></text:p>
              </table:table-cell>
              <table:table-cell>
                <text:p text:style-name="P22"><text:span text:style-name="T12">27</text:span></text:p>
              </table:table-cell>
              <table:table-cell table:style-name="ce49">
                <text:p text:style-name="P23"><text:span text:style-name="T12">26</text:span></text:p>
              </table:table-cell>
              <table:table-cell table:style-name="ce49">
                <text:p text:style-name="P23"><text:span text:style-name="T12">25</text:span></text:p>
              </table:table-cell>
              <table:table-cell table:style-name="ce52">
                <text:p text:style-name="P26"><text:span text:style-name="T12">24</text:span></text:p>
              </table:table-cell>
              <table:table-cell>
                <text:p text:style-name="P22"><text:span text:style-name="T12">20</text:span></text:p>
              </table:table-cell>
              <table:table-cell table:style-name="ce47">
                <text:p text:style-name="P21"><text:span text:style-name="T12">19</text:span></text:p>
              </table:table-cell>
              <table:table-cell>
                <text:p text:style-name="P22"><text:span text:style-name="T12">15</text:span></text:p>
              </table:table-cell>
              <table:table-cell table:style-name="ce47">
                <text:p text:style-name="P21"><text:span text:style-name="T12">14</text:span></text:p>
              </table:table-cell>
              <table:table-cell>
                <text:p text:style-name="P22"><text:span text:style-name="T12">12</text:span></text:p>
              </table:table-cell>
              <table:table-cell table:style-name="ce47">
                <text:p text:style-name="P21"><text:span text:style-name="T12">11</text:span></text:p>
              </table:table-cell>
              <table:table-cell>
                <text:p text:style-name="P22"><text:span text:style-name="T12">7</text:span></text:p>
              </table:table-cell>
              <table:table-cell table:style-name="ce47">
                <text:p text:style-name="P21"><text:span text:style-name="T12">6</text:span></text:p>
              </table:table-cell>
              <table:table-cell>
                <text:p text:style-name="P22"><text:span text:style-name="T12">0</text:span></text:p>
              </table:table-cell>
            </table:table-row>
            <table:table-row table:style-name="ro4" table:default-cell-style-name="ce50">
              <table:table-cell table:number-columns-spanned="2">
                <text:p text:style-name="P23"><text:span text:style-name="T12">funct5</text:span></text:p>
              </table:table-cell>
              <table:covered-table-cell/>
              <table:table-cell>
                <text:p text:style-name="P23"><text:span text:style-name="T12">AQ</text:span></text:p>
              </table:table-cell>
              <table:table-cell>
                <text:p text:style-name="P23"><text:span text:style-name="T12">RL</text:span></text:p>
              </table:table-cell>
              <table:table-cell table:number-columns-spanned="2">
                <text:p text:style-name="P23"><text:span text:style-name="T12">rs2</text:span></text:p>
              </table:table-cell>
              <table:covered-table-cell/>
              <table:table-cell table:number-columns-spanned="2">
                <text:p text:style-name="P23"><text:span text:style-name="T12">rs1</text:span></text:p>
              </table:table-cell>
              <table:covered-table-cell/>
              <table:table-cell table:number-columns-spanned="2">
                <text:p text:style-name="P23"><text:span text:style-name="T12">funct3</text:span></text:p>
              </table:table-cell>
              <table:covered-table-cell/>
              <table:table-cell table:number-columns-spanned="2">
                <text:p text:style-name="P23"><text:span text:style-name="T12">rd</text:span></text:p>
              </table:table-cell>
              <table:covered-table-cell/>
              <table:table-cell table:number-columns-spanned="2">
                <text:p text:style-name="P23"><text:span text:style-name="T12">opcode</text:span></text:p>
              </table:table-cell>
              <table:covered-table-cell table:style-name="ce53"/>
            </table:table-row>
          </table:table>
          <draw:image xlink:href="Pictures/TablePreview6.svm" xlink:type="simple" xlink:show="embed" xlink:actuate="onLoad"/>
        </draw:frame>
        <draw:frame draw:style-name="gr1" draw:layer="layout" svg:width="13.158cm" svg:height="1.754cm" svg:x="3.921cm" svg:y="14.886cm">
          <table:table table:template-name="default" table:use-first-row-styles="true" table:use-banding-rows-styles="true">
            <table:table-column table:style-name="co47"/>
            <table:table-column table:style-name="co48"/>
            <table:table-column table:style-name="co41"/>
            <table:table-column table:style-name="co49"/>
            <table:table-column table:style-name="co50"/>
            <table:table-row table:style-name="ro5" table:default-cell-style-name="ce1">
              <table:table-cell/>
              <table:table-cell>
                <text:p text:style-name="P1"><text:span text:style-name="T1">Name</text:span></text:p>
              </table:table-cell>
              <table:table-cell table:style-name="ce2">
                <text:p text:style-name="P2"><text:span text:style-name="T1">Opcode</text:span></text:p>
              </table:table-cell>
              <table:table-cell table:style-name="ce2">
                <text:p text:style-name="P2"><text:span text:style-name="T1">F5</text:span></text:p>
              </table:table-cell>
              <table:table-cell>
                <text:p text:style-name="P1"><text:span text:style-name="T1">Description</text:span></text:p>
              </table:table-cell>
            </table:table-row>
            <table:table-row table:style-name="ro5" table:default-cell-style-name="ce3">
              <table:table-cell>
                <text:p text:style-name="P3"><text:span text:style-name="T2">lr.w/d</text:span></text:p>
              </table:table-cell>
              <table:table-cell>
                <text:p text:style-name="P3"><text:span text:style-name="T2">Load Reserved</text:span></text:p>
              </table:table-cell>
              <table:table-cell table:style-name="ce4">
                <text:p text:style-name="P4"><text:span text:style-name="T2">0101111</text:span></text:p>
              </table:table-cell>
              <table:table-cell table:style-name="ce4">
                <text:p text:style-name="P4"><text:span text:style-name="T2">00010</text:span></text:p>
              </table:table-cell>
              <table:table-cell>
                <text:p text:style-name="P3"><text:span text:style-name="T2">rd ← Mem[rs1]; Reserve rs1</text:span></text:p>
              </table:table-cell>
            </table:table-row>
            <table:table-row table:style-name="ro6" table:default-cell-style-name="ce17">
              <table:table-cell>
                <text:p text:style-name="P3"><text:span text:style-name="T2">sc.w/d</text:span></text:p>
              </table:table-cell>
              <table:table-cell>
                <text:p text:style-name="P3"><text:span text:style-name="T2">Store Conditional</text:span></text:p>
              </table:table-cell>
              <table:table-cell table:style-name="ce18">
                <text:p text:style-name="P4"><text:span text:style-name="T2">0101111</text:span></text:p>
              </table:table-cell>
              <table:table-cell table:style-name="ce18">
                <text:p text:style-name="P4"><text:span text:style-name="T2">00011</text:span></text:p>
              </table:table-cell>
              <table:table-cell>
                <text:p text:style-name="P3"><text:span text:style-name="T2">if(Reserved) Mem[rs1] ← rs2;</text:span></text:p>
                <text:p text:style-name="P3"><text:span text:style-name="T2">rd ← Reserved ? 0 : nonzero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20" draw:layer="layout" svg:width="10.056cm" svg:height="0.75cm" svg:x="0.944cm" svg:y="14.3cm">
          <draw:text-box>
            <text:p><text:span text:style-name="T20">Zalrsc</text:span> Extension – Load Reserved/Store Conditional</text:p>
          </draw:text-box>
        </draw:frame>
        <draw:frame draw:style-name="gr15" draw:text-style-name="P20" draw:layer="layout" svg:width="9.5cm" svg:height="2.789cm" svg:x="10.5cm" svg:y="11.711cm">
          <draw:text-box>
            <text:p><text:span text:style-name="T21">AQ</text:span> Acquire : No following memory operations on this RISC-V thread can be observed to take place before the acquire memory operation.</text:p>
            <text:p><text:span text:style-name="T20">RL</text:span> Release : The release memory operation cannot be observed to take place before any earlier memory operations on this RISC-V thread.</text:p>
          </draw:text-box>
        </draw:frame>
        <draw:frame draw:style-name="gr16" draw:text-style-name="P20" draw:layer="layout" svg:width="9.25cm" svg:height="0.674cm" svg:x="1cm" svg:y="16.626cm">
          <draw:text-box>
            <text:p><text:span text:style-name="T20">Zaamo</text:span> Extension – Atomic Memory Operations</text:p>
          </draw:text-box>
        </draw:frame>
        <draw:frame draw:style-name="gr1" draw:layer="layout" svg:width="15.234cm" svg:height="4.579cm" svg:x="2.883cm" svg:y="17.329cm">
          <table:table table:template-name="default" table:use-first-row-styles="true" table:use-banding-rows-styles="true">
            <table:table-column table:style-name="co51"/>
            <table:table-column table:style-name="co52"/>
            <table:table-column table:style-name="co41"/>
            <table:table-column table:style-name="co49"/>
            <table:table-column table:style-name="co53"/>
            <table:table-row table:style-name="ro1" table:default-cell-style-name="ce1">
              <table:table-cell/>
              <table:table-cell>
                <text:p text:style-name="P1"><text:span text:style-name="T1">Name</text:span></text:p>
              </table:table-cell>
              <table:table-cell table:style-name="ce2">
                <text:p text:style-name="P2"><text:span text:style-name="T1">Opcode</text:span></text:p>
              </table:table-cell>
              <table:table-cell table:style-name="ce2">
                <text:p text:style-name="P2"><text:span text:style-name="T1">F5</text:span></text:p>
              </table:table-cell>
              <table:table-cell>
                <text:p text:style-name="P1"><text:span text:style-name="T1">Description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amoswap.w/d</text:span></text:p>
              </table:table-cell>
              <table:table-cell>
                <text:p text:style-name="P3"><text:span text:style-name="T2">Atomic Swap</text:span></text:p>
              </table:table-cell>
              <table:table-cell table:style-name="ce4">
                <text:p text:style-name="P4"><text:span text:style-name="T2">0101111</text:span></text:p>
              </table:table-cell>
              <table:table-cell table:style-name="ce4">
                <text:p text:style-name="P4"><text:span text:style-name="T2">00001</text:span></text:p>
              </table:table-cell>
              <table:table-cell>
                <text:p text:style-name="P3"><text:span text:style-name="T2">rd ← Mem[rs1] ← rs2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amoadd.w/d</text:span></text:p>
              </table:table-cell>
              <table:table-cell>
                <text:p text:style-name="P3"><text:span text:style-name="T2">Atomic Add</text:span></text:p>
              </table:table-cell>
              <table:table-cell table:style-name="ce6">
                <text:p text:style-name="P4"><text:span text:style-name="T2">0101111</text:span></text:p>
              </table:table-cell>
              <table:table-cell table:style-name="ce6">
                <text:p text:style-name="P4"><text:span text:style-name="T2">00000</text:span></text:p>
              </table:table-cell>
              <table:table-cell>
                <text:p text:style-name="P3"><text:span text:style-name="T2">rd ← Mem[rs1] + rs2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amoand.w/d</text:span></text:p>
              </table:table-cell>
              <table:table-cell>
                <text:p text:style-name="P3"><text:span text:style-name="T2">Atomic And</text:span></text:p>
              </table:table-cell>
              <table:table-cell table:style-name="ce6">
                <text:p text:style-name="P4"><text:span text:style-name="T2">0101111</text:span></text:p>
              </table:table-cell>
              <table:table-cell table:style-name="ce6">
                <text:p text:style-name="P4"><text:span text:style-name="T2">01100</text:span></text:p>
              </table:table-cell>
              <table:table-cell>
                <text:p text:style-name="P3"><text:span text:style-name="T2">rd ← Mem[rs1] &amp; rs2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amoor.w/d</text:span></text:p>
              </table:table-cell>
              <table:table-cell>
                <text:p text:style-name="P3"><text:span text:style-name="T2">Atomic Or</text:span></text:p>
              </table:table-cell>
              <table:table-cell table:style-name="ce6">
                <text:p text:style-name="P4"><text:span text:style-name="T2">0101111</text:span></text:p>
              </table:table-cell>
              <table:table-cell table:style-name="ce6">
                <text:p text:style-name="P4"><text:span text:style-name="T2">01000</text:span></text:p>
              </table:table-cell>
              <table:table-cell>
                <text:p text:style-name="P3"><text:span text:style-name="T2">rd ← Mem[rs1] | rs2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amoxor.w/d</text:span></text:p>
              </table:table-cell>
              <table:table-cell>
                <text:p text:style-name="P3"><text:span text:style-name="T2">Atomic Xor</text:span></text:p>
              </table:table-cell>
              <table:table-cell table:style-name="ce6">
                <text:p text:style-name="P4"><text:span text:style-name="T2">0101111</text:span></text:p>
              </table:table-cell>
              <table:table-cell table:style-name="ce6">
                <text:p text:style-name="P4"><text:span text:style-name="T2">00100</text:span></text:p>
              </table:table-cell>
              <table:table-cell>
                <text:p text:style-name="P3"><text:span text:style-name="T2">rd ← Mem[rs1] ^ rs2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amomax.w/d</text:span></text:p>
              </table:table-cell>
              <table:table-cell>
                <text:p text:style-name="P3"><text:span text:style-name="T2">Atomic Max</text:span></text:p>
              </table:table-cell>
              <table:table-cell table:style-name="ce6">
                <text:p text:style-name="P4"><text:span text:style-name="T2">0101111</text:span></text:p>
              </table:table-cell>
              <table:table-cell table:style-name="ce6">
                <text:p text:style-name="P4"><text:span text:style-name="T2">10100</text:span></text:p>
              </table:table-cell>
              <table:table-cell>
                <text:p text:style-name="P3"><text:span text:style-name="T2">rd ← Max((signed)Mem[rs1], rs2)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amomaxu.w/d</text:span></text:p>
              </table:table-cell>
              <table:table-cell>
                <text:p text:style-name="P3"><text:span text:style-name="T2">Atomic Max U.</text:span></text:p>
              </table:table-cell>
              <table:table-cell table:style-name="ce6">
                <text:p text:style-name="P4"><text:span text:style-name="T2">0101111</text:span></text:p>
              </table:table-cell>
              <table:table-cell table:style-name="ce6">
                <text:p text:style-name="P4"><text:span text:style-name="T2">11100</text:span></text:p>
              </table:table-cell>
              <table:table-cell>
                <text:p text:style-name="P3"><text:span text:style-name="T14">rd ← </text:span><text:span text:style-name="T2">Max((unsigned)Mem[rs1], rs2)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amomin.w/d</text:span></text:p>
              </table:table-cell>
              <table:table-cell>
                <text:p text:style-name="P3"><text:span text:style-name="T2">Atomic Min</text:span></text:p>
              </table:table-cell>
              <table:table-cell table:style-name="ce6">
                <text:p text:style-name="P4"><text:span text:style-name="T2">0101111</text:span></text:p>
              </table:table-cell>
              <table:table-cell table:style-name="ce6">
                <text:p text:style-name="P4"><text:span text:style-name="T2">10000</text:span></text:p>
              </table:table-cell>
              <table:table-cell>
                <text:p text:style-name="P3"><text:span text:style-name="T14">rd ← </text:span><text:span text:style-name="T2">Min((signed)Mem[rs1], rs2)</text:span></text:p>
              </table:table-cell>
            </table:table-row>
            <table:table-row table:style-name="ro1" table:default-cell-style-name="ce15">
              <table:table-cell>
                <text:p text:style-name="P3"><text:span text:style-name="T2">amominu.w/d</text:span></text:p>
              </table:table-cell>
              <table:table-cell>
                <text:p text:style-name="P3"><text:span text:style-name="T2">Atomic Min U.</text:span></text:p>
              </table:table-cell>
              <table:table-cell table:style-name="ce16">
                <text:p text:style-name="P4"><text:span text:style-name="T2">0101111</text:span></text:p>
              </table:table-cell>
              <table:table-cell table:style-name="ce16">
                <text:p text:style-name="P4"><text:span text:style-name="T2">11000</text:span></text:p>
              </table:table-cell>
              <table:table-cell>
                <text:p text:style-name="P3"><text:span text:style-name="T14">rd ← </text:span><text:span text:style-name="T2">Min((unsigned)Mem[rs1], rs2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7" draw:text-style-name="P14" draw:layer="layout" svg:width="3.313cm" svg:height="1.52cm" svg:x="6.25cm" svg:y="13cm">
          <draw:text-box>
            <text:p>.w : 2 <text:s/>→ 32-bit</text:p>
            <text:p>.d : 3 → 64-bit</text:p>
            <text:p>.q : 4 → 128-bit</text:p>
          </draw:text-box>
        </draw:frame>
        <draw:frame draw:style-name="gr16" draw:text-style-name="P20" draw:layer="layout" svg:width="16.75cm" svg:height="0.674cm" svg:x="1cm" svg:y="26.326cm">
          <draw:text-box>
            <text:p><text:span text:style-name="T20">Zawrs</text:span> Extension – Wait-on-Reservation-Set (Not included in A Extension)</text:p>
          </draw:text-box>
        </draw:frame>
        <draw:frame draw:style-name="gr1" draw:layer="layout" svg:width="6.292cm" svg:height="1.571cm" svg:x="1.062cm" svg:y="27.078cm">
          <table:table table:template-name="default" table:use-first-row-styles="true" table:use-banding-rows-styles="true">
            <table:table-column table:style-name="co28"/>
            <table:table-column table:style-name="co54"/>
            <table:table-column table:style-name="co28"/>
            <table:table-column table:style-name="co28"/>
            <table:table-column table:style-name="co28"/>
            <table:table-column table:style-name="co35"/>
            <table:table-column table:style-name="co28"/>
            <table:table-column table:style-name="co36"/>
            <table:table-column table:style-name="co36"/>
            <table:table-column table:style-name="co55"/>
            <table:table-row table:style-name="ro4" table:default-cell-style-name="ce47">
              <table:table-cell>
                <text:p text:style-name="P21"><text:span text:style-name="T12">31</text:span></text:p>
              </table:table-cell>
              <table:table-cell table:style-name="ce48">
                <text:p text:style-name="P22"><text:span text:style-name="T12">20</text:span></text:p>
              </table:table-cell>
              <table:table-cell>
                <text:p text:style-name="P21"><text:span text:style-name="T12">19</text:span></text:p>
              </table:table-cell>
              <table:table-cell table:style-name="ce48">
                <text:p text:style-name="P22"><text:span text:style-name="T12">15</text:span></text:p>
              </table:table-cell>
              <table:table-cell>
                <text:p text:style-name="P21"><text:span text:style-name="T12">14</text:span></text:p>
              </table:table-cell>
              <table:table-cell table:style-name="ce48">
                <text:p text:style-name="P22"><text:span text:style-name="T12">12</text:span></text:p>
              </table:table-cell>
              <table:table-cell>
                <text:p text:style-name="P21"><text:span text:style-name="T12">11</text:span></text:p>
              </table:table-cell>
              <table:table-cell table:style-name="ce48">
                <text:p text:style-name="P22"><text:span text:style-name="T12">7</text:span></text:p>
              </table:table-cell>
              <table:table-cell>
                <text:p text:style-name="P21"><text:span text:style-name="T12">6</text:span></text:p>
              </table:table-cell>
              <table:table-cell table:style-name="ce48">
                <text:p text:style-name="P22"><text:span text:style-name="T12">0</text:span></text:p>
              </table:table-cell>
            </table:table-row>
            <table:table-row table:style-name="ro4" table:default-cell-style-name="ce54">
              <table:table-cell table:number-columns-spanned="2">
                <text:p text:style-name="P23"><text:span text:style-name="T12">funct12</text:span></text:p>
              </table:table-cell>
              <table:covered-table-cell/>
              <table:table-cell table:number-columns-spanned="2">
                <text:p text:style-name="P23"><text:span text:style-name="T12">rs1</text:span></text:p>
              </table:table-cell>
              <table:covered-table-cell/>
              <table:table-cell table:number-columns-spanned="2">
                <text:p text:style-name="P23"><text:span text:style-name="T12">funct3</text:span></text:p>
              </table:table-cell>
              <table:covered-table-cell/>
              <table:table-cell table:number-columns-spanned="2">
                <text:p text:style-name="P23"><text:span text:style-name="T12">rd</text:span></text:p>
              </table:table-cell>
              <table:covered-table-cell/>
              <table:table-cell table:number-columns-spanned="2">
                <text:p text:style-name="P23"><text:span text:style-name="T12">opcode</text:span></text:p>
              </table:table-cell>
              <table:covered-table-cell table:style-name="ce55"/>
            </table:table-row>
            <table:table-row table:style-name="ro4" table:default-cell-style-name="ce56">
              <table:table-cell table:number-columns-spanned="2"/>
              <table:covered-table-cell/>
              <table:table-cell table:number-columns-spanned="2">
                <text:p text:style-name="P23"><text:span text:style-name="T12">0</text:span></text:p>
              </table:table-cell>
              <table:covered-table-cell/>
              <table:table-cell table:number-columns-spanned="2">
                <text:p text:style-name="P23"><text:span text:style-name="T12">0</text:span></text:p>
              </table:table-cell>
              <table:covered-table-cell/>
              <table:table-cell table:number-columns-spanned="2">
                <text:p text:style-name="P23"><text:span text:style-name="T12">0</text:span></text:p>
              </table:table-cell>
              <table:covered-table-cell/>
              <table:table-cell table:number-columns-spanned="2">
                <text:p text:style-name="P23"><text:span text:style-name="T12">1110011</text:span></text:p>
              </table:table-cell>
              <table:covered-table-cell/>
            </table:table-row>
          </table:table>
          <draw:image xlink:href="Pictures/TablePreview9.svm" xlink:type="simple" xlink:show="embed" xlink:actuate="onLoad"/>
        </draw:frame>
        <draw:frame draw:style-name="gr1" draw:layer="layout" svg:width="12.387cm" svg:height="1.373cm" svg:x="7.48cm" svg:y="27.166cm">
          <table:table table:template-name="default" table:use-first-row-styles="true" table:use-banding-rows-styles="true">
            <table:table-column table:style-name="co56"/>
            <table:table-column table:style-name="co57"/>
            <table:table-column table:style-name="co58"/>
            <table:table-column table:style-name="co59"/>
            <table:table-row table:style-name="ro1" table:default-cell-style-name="ce1">
              <table:table-cell/>
              <table:table-cell>
                <text:p text:style-name="P1"><text:span text:style-name="T1">Name</text:span></text:p>
              </table:table-cell>
              <table:table-cell table:style-name="ce2">
                <text:p text:style-name="P2"><text:span text:style-name="T1">F12</text:span></text:p>
              </table:table-cell>
              <table:table-cell table:style-name="ce2">
                <text:p text:style-name="P2"><text:span text:style-name="T1">Description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wrs.nto</text:span></text:p>
              </table:table-cell>
              <table:table-cell>
                <text:p text:style-name="P3"><text:span text:style-name="T2">WRS with No TimeOut</text:span></text:p>
              </table:table-cell>
              <table:table-cell table:style-name="ce7">
                <text:p text:style-name="P4"><text:span text:style-name="T2">0x0d</text:span></text:p>
              </table:table-cell>
              <table:table-cell table:style-name="ce4">
                <text:p text:style-name="P4"><text:span text:style-name="T2">while(!Reserved);</text:span></text:p>
              </table:table-cell>
            </table:table-row>
            <table:table-row table:style-name="ro1" table:default-cell-style-name="ce15">
              <table:table-cell>
                <text:p text:style-name="P3"><text:span text:style-name="T2">wrs.sto</text:span></text:p>
              </table:table-cell>
              <table:table-cell>
                <text:p text:style-name="P3"><text:span text:style-name="T2">WRS with Short TimeOut</text:span></text:p>
              </table:table-cell>
              <table:table-cell table:style-name="ce13">
                <text:p text:style-name="P4"><text:span text:style-name="T2">0x1d</text:span></text:p>
              </table:table-cell>
              <table:table-cell table:style-name="ce16">
                <text:p text:style-name="P4"><text:span text:style-name="T2">while(!Reserved&amp;&amp;i++&lt;N);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6" draw:text-style-name="P20" draw:layer="layout" svg:width="16.75cm" svg:height="0.674cm" svg:x="1cm" svg:y="22.126cm">
          <draw:text-box>
            <text:p text:style-name="P27"><text:span text:style-name="T22">Zacas</text:span><text:span text:style-name="T23"> Extension – Atomic Compare-And-Swap (CAS)</text:span> (Not included in A Extension)</text:p>
          </draw:text-box>
        </draw:frame>
        <draw:frame draw:style-name="gr1" draw:layer="layout" svg:width="14.356cm" svg:height="2.156cm" svg:x="3.322cm" svg:y="22.797cm">
          <table:table table:template-name="default" table:use-first-row-styles="true" table:use-banding-rows-styles="true">
            <table:table-column table:style-name="co60"/>
            <table:table-column table:style-name="co61"/>
            <table:table-column table:style-name="co41"/>
            <table:table-column table:style-name="co49"/>
            <table:table-column table:style-name="co62"/>
            <table:table-row table:style-name="ro5" table:default-cell-style-name="ce1">
              <table:table-cell/>
              <table:table-cell>
                <text:p text:style-name="P1"><text:span text:style-name="T1">Name</text:span></text:p>
              </table:table-cell>
              <table:table-cell table:style-name="ce2">
                <text:p text:style-name="P2"><text:span text:style-name="T1">Opcode</text:span></text:p>
              </table:table-cell>
              <table:table-cell table:style-name="ce2">
                <text:p text:style-name="P2"><text:span text:style-name="T1">F5</text:span></text:p>
              </table:table-cell>
              <table:table-cell>
                <text:p text:style-name="P1"><text:span text:style-name="T1">Description</text:span></text:p>
              </table:table-cell>
            </table:table-row>
            <table:table-row table:style-name="ro5" table:default-cell-style-name="ce17">
              <table:table-cell>
                <text:p text:style-name="P3"><text:span text:style-name="T2">amocas.w/d/q</text:span></text:p>
              </table:table-cell>
              <table:table-cell>
                <text:p text:style-name="P3"><text:span text:style-name="T2">Atomic Compare-And-Swap</text:span></text:p>
              </table:table-cell>
              <table:table-cell table:style-name="ce18">
                <text:p text:style-name="P4"><text:span text:style-name="T2">0101111</text:span></text:p>
              </table:table-cell>
              <table:table-cell table:style-name="ce18">
                <text:p text:style-name="P4"><text:span text:style-name="T2">00101</text:span></text:p>
              </table:table-cell>
              <table:table-cell>
                <text:p text:style-name="P3"><text:span text:style-name="T2">temp = Mem[rs1]</text:span></text:p>
                <text:p text:style-name="P3"><text:span text:style-name="T2">if ( temp == rd )</text:span></text:p>
                <text:p text:style-name="P3"><text:span text:style-name="T2"><text:s text:c="4"/></text:span><text:span text:style-name="T2">Mem[rs1] = rs2</text:span></text:p>
                <text:p text:style-name="P3"><text:span text:style-name="T2">rd = temp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8" draw:text-style-name="P14" draw:layer="layout" svg:width="18.25cm" svg:height="1.097cm" svg:x="1.375cm" svg:y="25cm">
          <draw:text-box>
            <text:p>In RV32/64, amocas.d/q reads Mem[rs1] and Mem[rs1+1], and compares with rs2 and rs2+1, and results into rd and rd+1.</text:p>
          </draw:text-box>
        </draw:frame>
      </draw:page>
      <draw:page draw:name="page3" draw:style-name="dp1" draw:master-page-name="標準">
        <draw:frame draw:style-name="gr13" draw:text-style-name="P28" draw:layer="layout" svg:width="9.417cm" svg:height="0.937cm" svg:x="1.016cm" svg:y="1.03cm">
          <draw:text-box>
            <text:p><text:span text:style-name="T18">B</text:span><text:span text:style-name="T19"> – Bit Manipulation Extension</text:span></text:p>
          </draw:text-box>
        </draw:frame>
        <draw:frame draw:style-name="gr14" draw:text-style-name="P19" draw:layer="layout" svg:width="7.056cm" svg:height="0.75cm" svg:x="0.944cm" svg:y="2cm">
          <draw:text-box>
            <text:p><text:span text:style-name="T24">Zba</text:span><text:span text:style-name="T25"> Extension – Address Generation</text:span></text:p>
          </draw:text-box>
        </draw:frame>
        <draw:frame draw:style-name="gr1" draw:layer="layout" svg:width="18.79cm" svg:height="6.215cm" svg:x="1.132cm" svg:y="2.731cm">
          <table:table table:template-name="default" table:use-first-row-styles="true" table:use-banding-rows-styles="true">
            <table:table-column table:style-name="co63"/>
            <table:table-column table:style-name="co64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65"/>
            <table:table-column table:style-name="co66"/>
            <table:table-row table:style-name="ro1" table:default-cell-style-name="ce2">
              <table:table-cell table:style-name="ce1"/>
              <table:table-cell table:style-name="ce1">
                <text:p text:style-name="P1"><text:span text:style-name="T1">Name</text:span></text:p>
              </table:table-cell>
              <table:table-cell>
                <text:p text:style-name="P2"><text:span text:style-name="T1">T</text:span></text:p>
              </table:table-cell>
              <table:table-cell>
                <text:p text:style-name="P2"><text:span text:style-name="T1">Opcode</text:span></text:p>
              </table:table-cell>
              <table:table-cell>
                <text:p text:style-name="P2"><text:span text:style-name="T1">F3</text:span></text:p>
              </table:table-cell>
              <table:table-cell>
                <text:p text:style-name="P2"><text:span text:style-name="T1">F7</text:span></text:p>
              </table:table-cell>
              <table:table-cell>
                <text:p text:style-name="P2"><text:span text:style-name="T1">Imm</text:span></text:p>
              </table:table-cell>
              <table:table-cell table:style-name="ce1">
                <text:p text:style-name="P1"><text:span text:style-name="T1">Description</text:span></text:p>
              </table:table-cell>
            </table:table-row>
            <table:table-row table:style-name="ro1" table:default-cell-style-name="ce18">
              <table:table-cell table:style-name="ce17">
                <text:p text:style-name="P3"><text:span text:style-name="T2">add.uw</text:span></text:p>
              </table:table-cell>
              <table:table-cell table:style-name="ce17">
                <text:p text:style-name="P3"><text:span text:style-name="T2">Add Unsigned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0</text:span></text:p>
              </table:table-cell>
              <table:table-cell>
                <text:p text:style-name="P4"><text:span text:style-name="T2">0x00</text:span></text:p>
              </table:table-cell>
              <table:table-cell/>
              <table:table-cell table:style-name="ce17">
                <text:p text:style-name="P3"><text:span text:style-name="T14">rd ← (rs2 + </text:span><text:span text:style-name="T2">(uint32_t)rs1)</text:span></text:p>
              </table:table-cell>
            </table:table-row>
            <table:table-row table:style-name="ro1" table:default-cell-style-name="ce18">
              <table:table-cell table:style-name="ce17">
                <text:p text:style-name="P3"><text:span text:style-name="T2">sh1add</text:span></text:p>
              </table:table-cell>
              <table:table-cell table:style-name="ce17">
                <text:p text:style-name="P3"><text:span text:style-name="T2">Shift Left By 1 And Ad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2</text:span></text:p>
              </table:table-cell>
              <table:table-cell>
                <text:p text:style-name="P4"><text:span text:style-name="T2">0x10</text:span></text:p>
              </table:table-cell>
              <table:table-cell/>
              <table:table-cell table:style-name="ce17">
                <text:p text:style-name="P3"><text:span text:style-name="T2">rd ← rs1 + (rs2 &lt;&lt; 1)</text:span></text:p>
              </table:table-cell>
            </table:table-row>
            <table:table-row table:style-name="ro1" table:default-cell-style-name="ce18">
              <table:table-cell table:style-name="ce17">
                <text:p text:style-name="P3"><text:span text:style-name="T2">sh1add.uw</text:span></text:p>
              </table:table-cell>
              <table:table-cell table:style-name="ce17">
                <text:p text:style-name="P3"><text:span text:style-name="T2">Shift Unsigned Word Left By 1 And Ad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2</text:span></text:p>
              </table:table-cell>
              <table:table-cell>
                <text:p text:style-name="P4"><text:span text:style-name="T2">0x10</text:span></text:p>
              </table:table-cell>
              <table:table-cell/>
              <table:table-cell table:style-name="ce17">
                <text:p text:style-name="P3"><text:span text:style-name="T14">rd ← (</text:span><text:span text:style-name="T2">uint32_t)rs1 + (rs2 &lt;&lt; 1)</text:span></text:p>
              </table:table-cell>
            </table:table-row>
            <table:table-row table:style-name="ro1" table:default-cell-style-name="ce18">
              <table:table-cell table:style-name="ce17">
                <text:p text:style-name="P3"><text:span text:style-name="T2">sh2add</text:span></text:p>
              </table:table-cell>
              <table:table-cell table:style-name="ce57">
                <text:p text:style-name="P29"><text:span text:style-name="T2">Shift Left By 2 And Ad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4</text:span></text:p>
              </table:table-cell>
              <table:table-cell>
                <text:p text:style-name="P4"><text:span text:style-name="T2">0x10</text:span></text:p>
              </table:table-cell>
              <table:table-cell/>
              <table:table-cell table:style-name="ce17">
                <text:p text:style-name="P3"><text:span text:style-name="T2">rd ← rs1 + (rs2 &lt;&lt; 2)</text:span></text:p>
              </table:table-cell>
            </table:table-row>
            <table:table-row table:style-name="ro1" table:default-cell-style-name="ce18">
              <table:table-cell table:style-name="ce17">
                <text:p text:style-name="P3"><text:span text:style-name="T2">sh2add.uw</text:span></text:p>
              </table:table-cell>
              <table:table-cell table:style-name="ce57">
                <text:p text:style-name="P29"><text:span text:style-name="T2">Shift Unsigned Word Left By 2 And Ad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4</text:span></text:p>
              </table:table-cell>
              <table:table-cell>
                <text:p text:style-name="P4"><text:span text:style-name="T2">0x10</text:span></text:p>
              </table:table-cell>
              <table:table-cell/>
              <table:table-cell table:style-name="ce17">
                <text:p text:style-name="P3"><text:span text:style-name="T14">rd ← (</text:span><text:span text:style-name="T2">uint32_t)rs1 + (rs2 &lt;&lt; 2)</text:span></text:p>
              </table:table-cell>
            </table:table-row>
            <table:table-row table:style-name="ro1" table:default-cell-style-name="ce60">
              <table:table-cell table:style-name="ce58">
                <text:p text:style-name="P3"><text:span text:style-name="T2">sh3add</text:span></text:p>
              </table:table-cell>
              <table:table-cell table:style-name="ce59">
                <text:p text:style-name="P29"><text:span text:style-name="T2">Shift Left By 3 And Ad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6</text:span></text:p>
              </table:table-cell>
              <table:table-cell>
                <text:p text:style-name="P4"><text:span text:style-name="T2">0x10</text:span></text:p>
              </table:table-cell>
              <table:table-cell/>
              <table:table-cell table:style-name="ce58">
                <text:p text:style-name="P3"><text:span text:style-name="T2">rd ← rs1 + (rs2 &lt;&lt; 2)</text:span></text:p>
              </table:table-cell>
            </table:table-row>
            <table:table-row table:style-name="ro1" table:default-cell-style-name="ce60">
              <table:table-cell table:style-name="ce58">
                <text:p text:style-name="P3"><text:span text:style-name="T2">sh3add.uw</text:span></text:p>
              </table:table-cell>
              <table:table-cell table:style-name="ce59">
                <text:p text:style-name="P29"><text:span text:style-name="T2">Shift Unsigned Word Left By 3 And Ad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6</text:span></text:p>
              </table:table-cell>
              <table:table-cell>
                <text:p text:style-name="P4"><text:span text:style-name="T2">0x10</text:span></text:p>
              </table:table-cell>
              <table:table-cell table:style-name="ce61"/>
              <table:table-cell table:style-name="ce62">
                <text:p text:style-name="P3"><text:span text:style-name="T2">rd ← (uint32_t)rs1 + (rs2 &lt;&lt; 3)</text:span></text:p>
              </table:table-cell>
            </table:table-row>
            <table:table-row table:style-name="ro1" table:default-cell-style-name="ce17">
              <table:table-cell>
                <text:p text:style-name="P3"><text:span text:style-name="T2">zext.w</text:span></text:p>
              </table:table-cell>
              <table:table-cell>
                <text:p text:style-name="P3"><text:span text:style-name="T2">Add Unsigned Word</text:span></text:p>
              </table:table-cell>
              <table:table-cell table:style-name="ce18">
                <text:p text:style-name="P4"><text:span text:style-name="T2">R</text:span></text:p>
              </table:table-cell>
              <table:table-cell table:style-name="ce18">
                <text:p text:style-name="P4"><text:span text:style-name="T2">0111011</text:span></text:p>
              </table:table-cell>
              <table:table-cell table:style-name="ce63">
                <text:p text:style-name="P4"><text:span text:style-name="T2">0x0</text:span></text:p>
              </table:table-cell>
              <table:table-cell table:style-name="ce60">
                <text:p text:style-name="P4"><text:span text:style-name="T2">0x04</text:span></text:p>
              </table:table-cell>
              <table:table-cell table:style-name="ce61"/>
              <table:table-cell table:style-name="ce64">
                <text:p text:style-name="P3"><text:span text:style-name="T2">rd ← rs2 + (uint32_t)rs1[31:0]</text:span></text:p>
              </table:table-cell>
            </table:table-row>
            <table:table-row table:style-name="ro1" table:default-cell-style-name="ce15">
              <table:table-cell>
                <text:p text:style-name="P3"><text:span text:style-name="T2">slli.uw</text:span></text:p>
              </table:table-cell>
              <table:table-cell>
                <text:p text:style-name="P3"><text:span text:style-name="T2">Shift Left Unsigned Word Immediate</text:span></text:p>
              </table:table-cell>
              <table:table-cell table:style-name="ce16">
                <text:p text:style-name="P4"><text:span text:style-name="T2">I</text:span></text:p>
              </table:table-cell>
              <table:table-cell table:style-name="ce16">
                <text:p text:style-name="P4"><text:span text:style-name="T2">0011011</text:span></text:p>
              </table:table-cell>
              <table:table-cell table:style-name="ce13">
                <text:p text:style-name="P4"><text:span text:style-name="T2">0x1</text:span></text:p>
              </table:table-cell>
              <table:table-cell table:style-name="ce65" table:number-columns-spanned="2">
                <text:p text:style-name="P4"><text:span text:style-name="T2">[6:11]=0x02</text:span></text:p>
              </table:table-cell>
              <table:covered-table-cell table:style-name="ce66"/>
              <table:table-cell table:style-name="ce67">
                <text:p text:style-name="P25"><text:span text:style-name="T16">rd ← (</text:span><text:span text:style-name="T26">(uint32_t)</text:span><text:span text:style-name="T17">rs1[31:0] &lt;&lt; #imm[0:5])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9" draw:text-style-name="P28" draw:layer="layout" svg:width="8.77cm" svg:height="0.674cm" svg:x="8.48cm" svg:y="2cm">
          <draw:text-box>
            <text:p><text:span text:style-name="T25">.u and .uw suffixed instructions are RV64 only.</text:span></text:p>
          </draw:text-box>
        </draw:frame>
        <draw:frame draw:style-name="gr16" draw:text-style-name="P19" draw:layer="layout" svg:width="8.056cm" svg:height="0.674cm" svg:x="0.944cm" svg:y="9.5cm">
          <draw:text-box>
            <text:p><text:span text:style-name="T24">Zbb</text:span><text:span text:style-name="T25"> Extension – Basic bit-manipulation</text:span></text:p>
          </draw:text-box>
        </draw:frame>
        <draw:frame draw:style-name="gr20" draw:text-style-name="P28" draw:layer="layout" svg:width="7.174cm" svg:height="0.674cm" svg:x="8.73cm" svg:y="9.5cm">
          <draw:text-box>
            <text:p><text:span text:style-name="T25">w suffixed instructions are RV64 only.</text:span></text:p>
          </draw:text-box>
        </draw:frame>
        <draw:frame draw:style-name="gr1" draw:layer="layout" svg:width="18.842cm" svg:height="12.36cm" svg:x="1.079cm" svg:y="10.232cm">
          <table:table table:template-name="default" table:use-first-row-styles="true" table:use-banding-rows-styles="true">
            <table:table-column table:style-name="co67"/>
            <table:table-column table:style-name="co68"/>
            <table:table-column table:style-name="co69"/>
            <table:table-column table:style-name="co70"/>
            <table:table-column table:style-name="co71"/>
            <table:table-column table:style-name="co72"/>
            <table:table-column table:style-name="co73"/>
            <table:table-column table:style-name="co74"/>
            <table:table-row table:style-name="ro1" table:default-cell-style-name="ce2">
              <table:table-cell table:style-name="ce1"/>
              <table:table-cell table:style-name="ce1">
                <text:p text:style-name="P1"><text:span text:style-name="T1">Name</text:span></text:p>
              </table:table-cell>
              <table:table-cell>
                <text:p text:style-name="P2"><text:span text:style-name="T1">T</text:span></text:p>
              </table:table-cell>
              <table:table-cell>
                <text:p text:style-name="P2"><text:span text:style-name="T1">Opcode</text:span></text:p>
              </table:table-cell>
              <table:table-cell>
                <text:p text:style-name="P2"><text:span text:style-name="T1">F3</text:span></text:p>
              </table:table-cell>
              <table:table-cell>
                <text:p text:style-name="P2"><text:span text:style-name="T1">F7</text:span></text:p>
              </table:table-cell>
              <table:table-cell>
                <text:p text:style-name="P2"><text:span text:style-name="T1">Imm</text:span></text:p>
              </table:table-cell>
              <table:table-cell table:style-name="ce1">
                <text:p text:style-name="P1"><text:span text:style-name="T1">Description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andn</text:span></text:p>
              </table:table-cell>
              <table:table-cell table:style-name="ce3">
                <text:p text:style-name="P3"><text:span text:style-name="T2">And With Inverted Operan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7</text:span></text:p>
              </table:table-cell>
              <table:table-cell>
                <text:p text:style-name="P4"><text:span text:style-name="T2">0x20</text:span></text:p>
              </table:table-cell>
              <table:table-cell/>
              <table:table-cell table:style-name="ce3">
                <text:p text:style-name="P3"><text:span text:style-name="T14">rd ← rs1 &amp; ~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orn</text:span></text:p>
              </table:table-cell>
              <table:table-cell table:style-name="ce5">
                <text:p text:style-name="P3"><text:span text:style-name="T2">Or With Inverted Operan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6</text:span></text:p>
              </table:table-cell>
              <table:table-cell>
                <text:p text:style-name="P4"><text:span text:style-name="T2">0x20</text:span></text:p>
              </table:table-cell>
              <table:table-cell/>
              <table:table-cell table:style-name="ce5">
                <text:p text:style-name="P3"><text:span text:style-name="T2">rd ← rs1 | ~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xnor</text:span></text:p>
              </table:table-cell>
              <table:table-cell table:style-name="ce5">
                <text:p text:style-name="P3"><text:span text:style-name="T2">Exclusive Nor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4</text:span></text:p>
              </table:table-cell>
              <table:table-cell>
                <text:p text:style-name="P4"><text:span text:style-name="T2">0x20</text:span></text:p>
              </table:table-cell>
              <table:table-cell/>
              <table:table-cell table:style-name="ce5">
                <text:p text:style-name="P3"><text:span text:style-name="T14">rd ← ~(rs1 ^ rs2)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clz</text:span></text:p>
              </table:table-cell>
              <table:table-cell table:style-name="ce68">
                <text:p text:style-name="P29"><text:span text:style-name="T2">Count Leading Zero Bits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1</text:span></text:p>
              </table:table-cell>
              <table:table-cell table:number-columns-spanned="2">
                <text:p text:style-name="P4"><text:span text:style-name="T2">011000000000</text:span></text:p>
              </table:table-cell>
              <table:covered-table-cell/>
              <table:table-cell table:style-name="ce3">
                <text:p text:style-name="P3"><text:span text:style-name="T2">rd ← CLZ(rs1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clzw</text:span></text:p>
              </table:table-cell>
              <table:table-cell table:style-name="ce69">
                <text:p text:style-name="P29"><text:span text:style-name="T2">clz In Word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1</text:span></text:p>
              </table:table-cell>
              <table:table-cell table:number-columns-spanned="2">
                <text:p text:style-name="P4"><text:span text:style-name="T2">011000000000</text:span></text:p>
              </table:table-cell>
              <table:covered-table-cell/>
              <table:table-cell table:style-name="ce5">
                <text:p text:style-name="P3"><text:span text:style-name="T14">rd ← CLZ((uint32_t)rs1)</text:span></text:p>
              </table:table-cell>
            </table:table-row>
            <table:table-row table:style-name="ro1" table:default-cell-style-name="ce72">
              <table:table-cell table:style-name="ce70">
                <text:p text:style-name="P3"><text:span text:style-name="T2">ctz</text:span></text:p>
              </table:table-cell>
              <table:table-cell table:style-name="ce71">
                <text:p text:style-name="P29"><text:span text:style-name="T2">Count Trailing Zero Bits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1</text:span></text:p>
              </table:table-cell>
              <table:table-cell table:number-columns-spanned="2">
                <text:p text:style-name="P4"><text:span text:style-name="T2">011000000001</text:span></text:p>
              </table:table-cell>
              <table:covered-table-cell/>
              <table:table-cell table:style-name="ce70">
                <text:p text:style-name="P3"><text:span text:style-name="T2">rd ← CTZ(rs1)</text:span></text:p>
              </table:table-cell>
            </table:table-row>
            <table:table-row table:style-name="ro1" table:default-cell-style-name="ce72">
              <table:table-cell table:style-name="ce70">
                <text:p text:style-name="P3"><text:span text:style-name="T2">ctzw</text:span></text:p>
              </table:table-cell>
              <table:table-cell table:style-name="ce71">
                <text:p text:style-name="P29"><text:span text:style-name="T2">ctz In Word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1</text:span></text:p>
              </table:table-cell>
              <table:table-cell table:number-columns-spanned="2">
                <text:p text:style-name="P4"><text:span text:style-name="T2">011000000001</text:span></text:p>
              </table:table-cell>
              <table:covered-table-cell/>
              <table:table-cell table:style-name="ce70">
                <text:p text:style-name="P3"><text:span text:style-name="T2">rd ← CTZ((uint32_t)rs1)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cpop</text:span></text:p>
              </table:table-cell>
              <table:table-cell>
                <text:p text:style-name="P3"><text:span text:style-name="T2">Count Set Bits</text:span></text:p>
              </table:table-cell>
              <table:table-cell table:style-name="ce4">
                <text:p text:style-name="P4"><text:span text:style-name="T2">I</text:span></text:p>
              </table:table-cell>
              <table:table-cell table:style-name="ce4">
                <text:p text:style-name="P4"><text:span text:style-name="T2">0010011</text:span></text:p>
              </table:table-cell>
              <table:table-cell table:style-name="ce4">
                <text:p text:style-name="P4"><text:span text:style-name="T2">0x1</text:span></text:p>
              </table:table-cell>
              <table:table-cell table:style-name="ce73" table:number-columns-spanned="2">
                <text:p text:style-name="P4"><text:span text:style-name="T2">011000000010</text:span></text:p>
              </table:table-cell>
              <table:covered-table-cell table:style-name="ce73"/>
              <table:table-cell>
                <text:p text:style-name="P3"><text:span text:style-name="T2">rd ← POPCNT(rs1)</text:span></text:p>
              </table:table-cell>
            </table:table-row>
            <table:table-row table:style-name="ro1" table:default-cell-style-name="ce16">
              <table:table-cell table:style-name="ce15">
                <text:p text:style-name="P3"><text:span text:style-name="T2">cpopw</text:span></text:p>
              </table:table-cell>
              <table:table-cell table:style-name="ce15">
                <text:p text:style-name="P3"><text:span text:style-name="T2">Count Set Bits In Word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1</text:span></text:p>
              </table:table-cell>
              <table:table-cell table:style-name="ce74" table:number-columns-spanned="2">
                <text:p text:style-name="P4"><text:span text:style-name="T2">011000000010</text:span></text:p>
              </table:table-cell>
              <table:covered-table-cell table:style-name="ce75"/>
              <table:table-cell table:style-name="ce76">
                <text:p text:style-name="P25"><text:span text:style-name="T16">rd ← POPCNT((uint32_t)rs1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max</text:span></text:p>
              </table:table-cell>
              <table:table-cell table:style-name="ce5">
                <text:p text:style-name="P3"><text:span text:style-name="T2">Maximum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6</text:span></text:p>
              </table:table-cell>
              <table:table-cell table:style-name="ce72">
                <text:p text:style-name="P4"><text:span text:style-name="T2">0x05</text:span></text:p>
              </table:table-cell>
              <table:table-cell table:style-name="ce72"/>
              <table:table-cell table:style-name="ce77">
                <text:p text:style-name="P25"><text:span text:style-name="T16">rd ← MAX((signed)rs1, rs2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maxu</text:span></text:p>
              </table:table-cell>
              <table:table-cell table:style-name="ce5">
                <text:p text:style-name="P3"><text:span text:style-name="T2">Unsigned Maximum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7</text:span></text:p>
              </table:table-cell>
              <table:table-cell table:style-name="ce72">
                <text:p text:style-name="P4"><text:span text:style-name="T2">0x05</text:span></text:p>
              </table:table-cell>
              <table:table-cell table:style-name="ce72"/>
              <table:table-cell table:style-name="ce77">
                <text:p text:style-name="P25"><text:span text:style-name="T16">rd ← MAX((unsigned)rs1, rs2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min</text:span></text:p>
              </table:table-cell>
              <table:table-cell table:style-name="ce5">
                <text:p text:style-name="P3"><text:span text:style-name="T2">Minimum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4</text:span></text:p>
              </table:table-cell>
              <table:table-cell table:style-name="ce72">
                <text:p text:style-name="P4"><text:span text:style-name="T2">0x05</text:span></text:p>
              </table:table-cell>
              <table:table-cell table:style-name="ce72"/>
              <table:table-cell table:style-name="ce77">
                <text:p text:style-name="P25"><text:span text:style-name="T16">rd ← MIN((signed)rs1, rs2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minu</text:span></text:p>
              </table:table-cell>
              <table:table-cell table:style-name="ce5">
                <text:p text:style-name="P3"><text:span text:style-name="T2">Unsigned Minimum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5</text:span></text:p>
              </table:table-cell>
              <table:table-cell table:style-name="ce72">
                <text:p text:style-name="P4"><text:span text:style-name="T2">0x05</text:span></text:p>
              </table:table-cell>
              <table:table-cell table:style-name="ce72"/>
              <table:table-cell table:style-name="ce77">
                <text:p text:style-name="P25"><text:span text:style-name="T16">rd ← MIN((unsigned)rs1, rs2)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rol</text:span></text:p>
              </table:table-cell>
              <table:table-cell table:style-name="ce3">
                <text:p text:style-name="P3"><text:span text:style-name="T2">Rotate Left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1</text:span></text:p>
              </table:table-cell>
              <table:table-cell table:style-name="ce73">
                <text:p text:style-name="P4"><text:span text:style-name="T2">0x30</text:span></text:p>
              </table:table-cell>
              <table:table-cell table:style-name="ce73"/>
              <table:table-cell table:style-name="ce78">
                <text:p text:style-name="P25"><text:span text:style-name="T16">rd ← rs1 `rot&lt;&lt;` 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rolw</text:span></text:p>
              </table:table-cell>
              <table:table-cell table:style-name="ce5">
                <text:p text:style-name="P3"><text:span text:style-name="T2">Rotate Left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1</text:span></text:p>
              </table:table-cell>
              <table:table-cell table:style-name="ce72">
                <text:p text:style-name="P4"><text:span text:style-name="T2">0x30</text:span></text:p>
              </table:table-cell>
              <table:table-cell table:style-name="ce72"/>
              <table:table-cell table:style-name="ce77">
                <text:p text:style-name="P25"><text:span text:style-name="T16">rd ← (int32)</text:span></text:p>
                <text:p text:style-name="P25"><text:span text:style-name="T16"><text:s text:c="5"/></text:span><text:span text:style-name="T16">((uint32_t)rs1 `rot&lt;&lt;` rs2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ror</text:span></text:p>
              </table:table-cell>
              <table:table-cell table:style-name="ce5">
                <text:p text:style-name="P3"><text:span text:style-name="T2">Rotate Right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5</text:span></text:p>
              </table:table-cell>
              <table:table-cell table:style-name="ce72">
                <text:p text:style-name="P4"><text:span text:style-name="T2">0x30</text:span></text:p>
              </table:table-cell>
              <table:table-cell table:style-name="ce72"/>
              <table:table-cell table:style-name="ce77">
                <text:p text:style-name="P25"><text:span text:style-name="T16">rd ← rs1 `rot&gt;&gt;` rs2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rori</text:span></text:p>
              </table:table-cell>
              <table:table-cell table:style-name="ce5">
                <text:p text:style-name="P3"><text:span text:style-name="T2">Rotate Right Immediate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5</text:span></text:p>
              </table:table-cell>
              <table:table-cell table:style-name="ce60" table:number-columns-spanned="2">
                <text:p text:style-name="P4"><text:span text:style-name="T2">[6:11] = 011000</text:span></text:p>
              </table:table-cell>
              <table:covered-table-cell table:style-name="ce60"/>
              <table:table-cell table:style-name="ce77">
                <text:p text:style-name="P25"><text:span text:style-name="T16">rd ← rs1 `rot&gt;&gt;` #imm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rorw</text:span></text:p>
              </table:table-cell>
              <table:table-cell table:style-name="ce5">
                <text:p text:style-name="P3"><text:span text:style-name="T2">Rotate Right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5</text:span></text:p>
              </table:table-cell>
              <table:table-cell table:style-name="ce72">
                <text:p text:style-name="P4"><text:span text:style-name="T2">0x30</text:span></text:p>
              </table:table-cell>
              <table:table-cell table:style-name="ce72"/>
              <table:table-cell table:style-name="ce77">
                <text:p text:style-name="P25"><text:span text:style-name="T16">rd ← (int32)</text:span></text:p>
                <text:p text:style-name="P25"><text:span text:style-name="T16"><text:s text:c="5"/></text:span><text:span text:style-name="T16">((uint32_t)rs1 `rot&gt;&gt;` rs2)</text:span></text:p>
              </table:table-cell>
            </table:table-row>
            <table:table-row table:style-name="ro1" table:default-cell-style-name="ce16">
              <table:table-cell table:style-name="ce15">
                <text:p text:style-name="P3"><text:span text:style-name="T2">roriw</text:span></text:p>
              </table:table-cell>
              <table:table-cell table:style-name="ce15">
                <text:p text:style-name="P3"><text:span text:style-name="T2">Rotate Right Word Imm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5</text:span></text:p>
              </table:table-cell>
              <table:table-cell table:style-name="ce60" table:number-columns-spanned="2">
                <text:p text:style-name="P4"><text:span text:style-name="T2">[6:11] = 011000</text:span></text:p>
              </table:table-cell>
              <table:covered-table-cell table:style-name="ce60"/>
              <table:table-cell table:style-name="ce76">
                <text:p text:style-name="P25"><text:span text:style-name="T16">rd ← (int32)</text:span></text:p>
                <text:p text:style-name="P25"><text:span text:style-name="T16"><text:s text:c="3"/></text:span><text:span text:style-name="T16">((uint32_t)rs1 `rot&gt;&gt;` #imm)</text:span></text:p>
              </table:table-cell>
            </table:table-row>
            <table:table-row table:style-name="ro7" table:default-cell-style-name="ce16">
              <table:table-cell table:style-name="ce15">
                <text:p text:style-name="P3"><text:span text:style-name="T2">orc.b</text:span></text:p>
              </table:table-cell>
              <table:table-cell table:style-name="ce15">
                <text:p text:style-name="P3"><text:span text:style-name="T2">Bitwise Or-Combine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5</text:span></text:p>
              </table:table-cell>
              <table:table-cell table:style-name="ce74" table:number-columns-spanned="2">
                <text:p text:style-name="P4"><text:span text:style-name="T2">001010000111</text:span></text:p>
              </table:table-cell>
              <table:covered-table-cell table:style-name="ce66"/>
              <table:table-cell table:style-name="ce67">
                <text:p text:style-name="P25"><text:span text:style-name="T16">rd[0:7] ← rs[0:7]&gt;0 ? 255 : 0;</text:span></text:p>
                <text:p text:style-name="P25"><text:span text:style-name="T16">rd[8:15] ← rs[8:15]&gt;0 ? 255 : 0;</text:span></text:p>
                <text:p text:style-name="P25"><text:span text:style-name="T16">...</text:span></text:p>
              </table:table-cell>
            </table:table-row>
            <table:table-row table:style-name="ro1" table:default-cell-style-name="ce18">
              <table:table-cell table:style-name="ce15">
                <text:p text:style-name="P3"><text:span text:style-name="T2">rev8</text:span></text:p>
              </table:table-cell>
              <table:table-cell table:style-name="ce15">
                <text:p text:style-name="P3"><text:span text:style-name="T2">Byte-reverse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7</text:span></text:p>
              </table:table-cell>
              <table:table-cell table:style-name="ce79" table:number-columns-spanned="2">
                <text:p text:style-name="P30"><text:span text:style-name="T27">011010011000 (RV32)</text:span></text:p>
                <text:p text:style-name="P30"><text:span text:style-name="T27">011010111000 (RV64)</text:span></text:p>
              </table:table-cell>
              <table:covered-table-cell table:style-name="ce80"/>
              <table:table-cell table:style-name="ce67">
                <text:p text:style-name="P25"><text:span text:style-name="T16">REV: ABCD → DCBA (in RV32)</text:span></text:p>
                <text:p text:style-name="P25"><text:span text:style-name="T16">rd ← REV(rs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6" draw:text-style-name="P19" draw:layer="layout" svg:width="8.056cm" svg:height="0.674cm" svg:x="1cm" svg:y="23.026cm">
          <draw:text-box>
            <text:p><text:span text:style-name="T24">Zbc</text:span><text:span text:style-name="T25"> Extension – Carry-less multiplication</text:span></text:p>
          </draw:text-box>
        </draw:frame>
        <draw:frame draw:style-name="gr1" draw:layer="layout" svg:width="18.571cm" svg:height="3.058cm" svg:x="1.163cm" svg:y="23.796cm">
          <table:table table:template-name="default" table:use-first-row-styles="true" table:use-banding-rows-styles="true">
            <table:table-column table:style-name="co75"/>
            <table:table-column table:style-name="co76"/>
            <table:table-column table:style-name="co77"/>
            <table:table-column table:style-name="co78"/>
            <table:table-column table:style-name="co79"/>
            <table:table-column table:style-name="co80"/>
            <table:table-column table:style-name="co81"/>
            <table:table-row table:style-name="ro1" table:default-cell-style-name="ce2">
              <table:table-cell table:style-name="ce1"/>
              <table:table-cell table:style-name="ce1">
                <text:p text:style-name="P1"><text:span text:style-name="T1">Name</text:span></text:p>
              </table:table-cell>
              <table:table-cell>
                <text:p text:style-name="P2"><text:span text:style-name="T1">T</text:span></text:p>
              </table:table-cell>
              <table:table-cell>
                <text:p text:style-name="P2"><text:span text:style-name="T1">Opcode</text:span></text:p>
              </table:table-cell>
              <table:table-cell>
                <text:p text:style-name="P2"><text:span text:style-name="T1">F3</text:span></text:p>
              </table:table-cell>
              <table:table-cell>
                <text:p text:style-name="P2"><text:span text:style-name="T1">F7</text:span></text:p>
              </table:table-cell>
              <table:table-cell table:style-name="ce1">
                <text:p text:style-name="P1"><text:span text:style-name="T1">Description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clmul</text:span></text:p>
              </table:table-cell>
              <table:table-cell table:style-name="ce3">
                <text:p text:style-name="P3"><text:span text:style-name="T2">Carry-less multiply</text:span></text:p>
                <text:p text:style-name="P3"><text:span text:style-name="T2">(low-part)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1</text:span></text:p>
              </table:table-cell>
              <table:table-cell>
                <text:p text:style-name="P4"><text:span text:style-name="T2">0x05</text:span></text:p>
              </table:table-cell>
              <table:table-cell table:style-name="ce3">
                <text:p text:style-name="P3"><text:span text:style-name="T14">foreach (i = 0 to (xlen - 1) by 1) </text:span></text:p>
                <text:p text:style-name="P29"><text:span text:style-name="T14"><text:s text:c="2"/></text:span><text:span text:style-name="T14">if((rs2 &gt;&gt; i) &amp; 1) rd ← rd ^ <text:s/>(rs1 &lt;&lt; i);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clmulh</text:span></text:p>
              </table:table-cell>
              <table:table-cell table:style-name="ce5">
                <text:p text:style-name="P3"><text:span text:style-name="T2">Carry-less multiply</text:span></text:p>
                <text:p text:style-name="P3"><text:span text:style-name="T2">(high-part)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3</text:span></text:p>
              </table:table-cell>
              <table:table-cell>
                <text:p text:style-name="P4"><text:span text:style-name="T2">0x05</text:span></text:p>
              </table:table-cell>
              <table:table-cell table:style-name="ce5">
                <text:p text:style-name="P3"><text:span text:style-name="T14">foreach (i = 0 to (xlen - 1) by 1) </text:span></text:p>
                <text:p text:style-name="P3"><text:span text:style-name="T14"><text:s text:c="2"/></text:span><text:span text:style-name="T14">if((rs2 &gt;&gt; i) &amp; 1) rd ← rd ^ <text:s/>(rs1 &gt;&gt; (xlen - i));</text:span></text:p>
              </table:table-cell>
            </table:table-row>
            <table:table-row table:style-name="ro1" table:default-cell-style-name="ce16">
              <table:table-cell table:style-name="ce15">
                <text:p text:style-name="P3"><text:span text:style-name="T2">clmulr</text:span></text:p>
              </table:table-cell>
              <table:table-cell table:style-name="ce15">
                <text:p text:style-name="P3"><text:span text:style-name="T2">Carry-less multiply</text:span></text:p>
                <text:p text:style-name="P3"><text:span text:style-name="T2">(reversed)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2</text:span></text:p>
              </table:table-cell>
              <table:table-cell>
                <text:p text:style-name="P4"><text:span text:style-name="T2">0x05</text:span></text:p>
              </table:table-cell>
              <table:table-cell table:style-name="ce15">
                <text:p text:style-name="P3"><text:span text:style-name="T14">foreach (i = 0 to (xlen - 1) by 1) </text:span></text:p>
                <text:p text:style-name="P3"><text:span text:style-name="T14"><text:s text:c="2"/></text:span><text:span text:style-name="T14">if((rs2 &gt;&gt; i) &amp; 1) rd←rd^ (rs1&gt;&gt;(xlen-i-1));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6" draw:text-style-name="P19" draw:layer="layout" svg:width="11.5cm" svg:height="0.674cm" svg:x="1cm" svg:y="27.326cm">
          <draw:text-box>
            <text:p><text:span text:style-name="T24">Zbkc</text:span><text:span text:style-name="T25"> Extension – Carry-less multiplication for Cryptography</text:span></text:p>
          </draw:text-box>
        </draw:frame>
        <draw:frame draw:style-name="gr21" draw:text-style-name="P28" draw:layer="layout" svg:width="3.503cm" svg:height="0.674cm" svg:x="1.497cm" svg:y="27.95cm">
          <draw:text-box>
            <text:p><text:span text:style-name="T25">clmul and clmulh</text:span></text:p>
          </draw:text-box>
        </draw:frame>
        <draw:frame draw:style-name="gr22" draw:text-style-name="P28" draw:layer="layout" svg:width="5.027cm" svg:height="0.674cm" svg:x="9.5cm" svg:y="23.076cm">
          <draw:text-box>
            <text:p><text:span text:style-name="T25">xlen is the register width.</text:span></text:p>
          </draw:text-box>
        </draw:frame>
      </draw:page>
      <draw:page draw:name="page4" draw:style-name="dp1" draw:master-page-name="標準">
        <draw:frame draw:style-name="gr16" draw:text-style-name="P20" draw:layer="layout" svg:width="8.056cm" svg:height="0.674cm" svg:x="1cm" svg:y="1.026cm">
          <draw:text-box>
            <text:p><text:span text:style-name="T20">Zbs</text:span> Extension – Single-bit instructions</text:p>
          </draw:text-box>
        </draw:frame>
        <draw:frame draw:style-name="gr1" draw:layer="layout" svg:width="18.07cm" svg:height="4.121cm" svg:x="1.051cm" svg:y="1.735cm">
          <table:table table:template-name="default" table:use-first-row-styles="true" table:use-banding-rows-styles="true">
            <table:table-column table:style-name="co82"/>
            <table:table-column table:style-name="co83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84"/>
            <table:table-column table:style-name="co85"/>
            <table:table-row table:style-name="ro1" table:default-cell-style-name="ce2">
              <table:table-cell table:style-name="ce1"/>
              <table:table-cell table:style-name="ce1">
                <text:p text:style-name="P1"><text:span text:style-name="T1">Name</text:span></text:p>
              </table:table-cell>
              <table:table-cell>
                <text:p text:style-name="P2"><text:span text:style-name="T1">T</text:span></text:p>
              </table:table-cell>
              <table:table-cell>
                <text:p text:style-name="P2"><text:span text:style-name="T1">Opcode</text:span></text:p>
              </table:table-cell>
              <table:table-cell>
                <text:p text:style-name="P2"><text:span text:style-name="T1">F3</text:span></text:p>
              </table:table-cell>
              <table:table-cell>
                <text:p text:style-name="P2"><text:span text:style-name="T1">F7</text:span></text:p>
              </table:table-cell>
              <table:table-cell>
                <text:p text:style-name="P2"><text:span text:style-name="T1">Imm</text:span></text:p>
              </table:table-cell>
              <table:table-cell table:style-name="ce1">
                <text:p text:style-name="P1"><text:span text:style-name="T1">Description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bclr</text:span></text:p>
              </table:table-cell>
              <table:table-cell table:style-name="ce3">
                <text:p text:style-name="P3"><text:span text:style-name="T2">Single-Bit Clear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1</text:span></text:p>
              </table:table-cell>
              <table:table-cell>
                <text:p text:style-name="P4"><text:span text:style-name="T2">0x24</text:span></text:p>
              </table:table-cell>
              <table:table-cell/>
              <table:table-cell table:style-name="ce3">
                <text:p text:style-name="P3"><text:span text:style-name="T2">rd ← rs1 &amp; ~(1 &lt;&lt; (rs2 &amp; (xlen-1))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bext</text:span></text:p>
              </table:table-cell>
              <table:table-cell table:style-name="ce5">
                <text:p text:style-name="P3"><text:span text:style-name="T2">Single-Bit Extract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5</text:span></text:p>
              </table:table-cell>
              <table:table-cell>
                <text:p text:style-name="P4"><text:span text:style-name="T2">0x24</text:span></text:p>
              </table:table-cell>
              <table:table-cell/>
              <table:table-cell table:style-name="ce5">
                <text:p text:style-name="P3"><text:span text:style-name="T14">rd ← (rs1 &gt;&gt; </text:span><text:span text:style-name="T2">(rs2 &amp; (xlen-1))) &amp; 1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binv</text:span></text:p>
              </table:table-cell>
              <table:table-cell table:style-name="ce5">
                <text:p text:style-name="P3"><text:span text:style-name="T2">Single-Bit Invert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1</text:span></text:p>
              </table:table-cell>
              <table:table-cell>
                <text:p text:style-name="P4"><text:span text:style-name="T2">0x34</text:span></text:p>
              </table:table-cell>
              <table:table-cell/>
              <table:table-cell table:style-name="ce5">
                <text:p text:style-name="P29"><text:span text:style-name="T14">rd ← rs1 ^ (1 &lt;&lt; </text:span><text:span text:style-name="T2">(rs2 &amp; (xlen-1)))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bset</text:span></text:p>
              </table:table-cell>
              <table:table-cell table:style-name="ce5">
                <text:p text:style-name="P3"><text:span text:style-name="T2">Single-Bit Set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1</text:span></text:p>
              </table:table-cell>
              <table:table-cell>
                <text:p text:style-name="P4"><text:span text:style-name="T2">0x14</text:span></text:p>
              </table:table-cell>
              <table:table-cell/>
              <table:table-cell table:style-name="ce5">
                <text:p text:style-name="P3"><text:span text:style-name="T14">rd ← rs1 | (1 &lt;&lt; </text:span><text:span text:style-name="T2">(rs2 &amp; (xlen-1)))</text:span></text:p>
              </table:table-cell>
            </table:table-row>
            <table:table-row table:style-name="ro1" table:default-cell-style-name="ce7">
              <table:table-cell table:style-name="ce81">
                <text:p text:style-name="P3"><text:span text:style-name="T2">bclri</text:span></text:p>
              </table:table-cell>
              <table:table-cell table:style-name="ce81">
                <text:p text:style-name="P3"><text:span text:style-name="T2">Single-Bit Clear Imm</text:span></text:p>
              </table:table-cell>
              <table:table-cell table:style-name="ce4"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1</text:span></text:p>
              </table:table-cell>
              <table:table-cell table:number-columns-spanned="2">
                <text:p text:style-name="P4"><text:span text:style-name="T2">[6:11]=0x12</text:span></text:p>
              </table:table-cell>
              <table:covered-table-cell table:style-name="ce8"/>
              <table:table-cell table:style-name="ce81">
                <text:p text:style-name="P3"><text:span text:style-name="T2">rd ← rs1 &amp; ~(1 &lt;&lt; #imm[bits-1:0])</text:span></text:p>
              </table:table-cell>
            </table:table-row>
            <table:table-row table:style-name="ro1" table:default-cell-style-name="ce70">
              <table:table-cell>
                <text:p text:style-name="P3"><text:span text:style-name="T2">bexti</text:span></text:p>
              </table:table-cell>
              <table:table-cell>
                <text:p text:style-name="P3"><text:span text:style-name="T2">Single-Bit Extract Imm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0011</text:span></text:p>
              </table:table-cell>
              <table:table-cell table:style-name="ce10">
                <text:p text:style-name="P4"><text:span text:style-name="T2">0x5</text:span></text:p>
              </table:table-cell>
              <table:table-cell table:style-name="ce10" table:number-columns-spanned="2">
                <text:p text:style-name="P4"><text:span text:style-name="T2">[6:11]=0x12</text:span></text:p>
              </table:table-cell>
              <table:covered-table-cell table:style-name="ce11"/>
              <table:table-cell>
                <text:p text:style-name="P3"><text:span text:style-name="T14">rd ← (rs1 &gt;&gt; #imm[bits-1:0]</text:span><text:span text:style-name="T2">) &amp; 1</text:span></text:p>
              </table:table-cell>
            </table:table-row>
            <table:table-row table:style-name="ro1" table:default-cell-style-name="ce10">
              <table:table-cell table:style-name="ce70">
                <text:p text:style-name="P3"><text:span text:style-name="T2">binvi</text:span></text:p>
              </table:table-cell>
              <table:table-cell table:style-name="ce70">
                <text:p text:style-name="P3"><text:span text:style-name="T2">Single-Bit Invert Imm</text:span></text:p>
              </table:table-cell>
              <table:table-cell table:style-name="ce6">
                <text:p text:style-name="P4"><text:span text:style-name="T2">I</text:span></text:p>
              </table:table-cell>
              <table:table-cell table:style-name="ce6">
                <text:p text:style-name="P4"><text:span text:style-name="T2">0010011</text:span></text:p>
              </table:table-cell>
              <table:table-cell>
                <text:p text:style-name="P4"><text:span text:style-name="T2">0x1</text:span></text:p>
              </table:table-cell>
              <table:table-cell table:number-columns-spanned="2">
                <text:p text:style-name="P4"><text:span text:style-name="T2">[6:11]=0x1A</text:span></text:p>
              </table:table-cell>
              <table:covered-table-cell table:style-name="ce11"/>
              <table:table-cell table:style-name="ce71">
                <text:p text:style-name="P29"><text:span text:style-name="T14">rd ← rs1 ^ (1 &lt;&lt; #imm[bits-1:0]</text:span><text:span text:style-name="T2">)</text:span></text:p>
              </table:table-cell>
            </table:table-row>
            <table:table-row table:style-name="ro1" table:default-cell-style-name="ce82">
              <table:table-cell>
                <text:p text:style-name="P3"><text:span text:style-name="T2">bseti</text:span></text:p>
              </table:table-cell>
              <table:table-cell>
                <text:p text:style-name="P3"><text:span text:style-name="T2">Single-Bit Set Imm</text:span></text:p>
              </table:table-cell>
              <table:table-cell table:style-name="ce16">
                <text:p text:style-name="P4"><text:span text:style-name="T2">I</text:span></text:p>
              </table:table-cell>
              <table:table-cell table:style-name="ce16">
                <text:p text:style-name="P4"><text:span text:style-name="T2">0010011</text:span></text:p>
              </table:table-cell>
              <table:table-cell table:style-name="ce13">
                <text:p text:style-name="P4"><text:span text:style-name="T2">0x5</text:span></text:p>
              </table:table-cell>
              <table:table-cell table:style-name="ce13" table:number-columns-spanned="2">
                <text:p text:style-name="P4"><text:span text:style-name="T2">[6:11]=0x0A</text:span></text:p>
              </table:table-cell>
              <table:covered-table-cell table:style-name="ce14"/>
              <table:table-cell>
                <text:p text:style-name="P3"><text:span text:style-name="T14">rd ← rs1 | (1 &lt;&lt; #imm[bits-1:0]</text:span><text:span text:style-name="T2">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1" draw:text-style-name="P14" draw:layer="layout" svg:width="10.249cm" svg:height="0.674cm" svg:x="9.501cm" svg:y="1.076cm">
          <draw:text-box>
            <text:p>xlen is the register width. bits is log(2, xlen).</text:p>
          </draw:text-box>
        </draw:frame>
        <draw:frame draw:style-name="gr16" draw:text-style-name="P20" draw:layer="layout" svg:width="10cm" svg:height="0.674cm" svg:x="1cm" svg:y="6.026cm">
          <draw:text-box>
            <text:p><text:span text:style-name="T20">Zbkb</text:span> Extension – Bit-manipulation for Cryptography</text:p>
          </draw:text-box>
        </draw:frame>
        <draw:frame draw:style-name="gr1" draw:layer="layout" svg:width="19.001cm" svg:height="12.567cm" svg:x="1.01cm" svg:y="6.805cm">
          <table:table table:template-name="default" table:use-first-row-styles="true" table:use-banding-rows-styles="true">
            <table:table-column table:style-name="co86"/>
            <table:table-column table:style-name="co87"/>
            <table:table-column table:style-name="co40"/>
            <table:table-column table:style-name="co41"/>
            <table:table-column table:style-name="co42"/>
            <table:table-column table:style-name="co88"/>
            <table:table-column table:style-name="co89"/>
            <table:table-column table:style-name="co90"/>
            <table:table-row table:style-name="ro1" table:default-cell-style-name="ce2">
              <table:table-cell table:style-name="ce1"/>
              <table:table-cell table:style-name="ce1">
                <text:p text:style-name="P1"><text:span text:style-name="T1">Name</text:span></text:p>
              </table:table-cell>
              <table:table-cell>
                <text:p text:style-name="P2"><text:span text:style-name="T1">T</text:span></text:p>
              </table:table-cell>
              <table:table-cell>
                <text:p text:style-name="P2"><text:span text:style-name="T1">Opcode</text:span></text:p>
              </table:table-cell>
              <table:table-cell>
                <text:p text:style-name="P2"><text:span text:style-name="T1">F3</text:span></text:p>
              </table:table-cell>
              <table:table-cell>
                <text:p text:style-name="P2"><text:span text:style-name="T1">F7</text:span></text:p>
              </table:table-cell>
              <table:table-cell>
                <text:p text:style-name="P2"><text:span text:style-name="T1">Imm</text:span></text:p>
              </table:table-cell>
              <table:table-cell table:style-name="ce1">
                <text:p text:style-name="P1"><text:span text:style-name="T1">Description</text:span></text:p>
              </table:table-cell>
            </table:table-row>
            <table:table-row table:style-name="ro1" table:default-cell-style-name="ce84">
              <table:table-cell table:style-name="ce83">
                <text:p text:style-name="P3"><text:span text:style-name="T2">andn</text:span></text:p>
              </table:table-cell>
              <table:table-cell table:style-name="ce83">
                <text:p text:style-name="P3"><text:span text:style-name="T2">And With Inverted Operan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7</text:span></text:p>
              </table:table-cell>
              <table:table-cell>
                <text:p text:style-name="P4"><text:span text:style-name="T2">0x20</text:span></text:p>
              </table:table-cell>
              <table:table-cell/>
              <table:table-cell table:style-name="ce83">
                <text:p text:style-name="P3"><text:span text:style-name="T14">rd ← rs1 &amp; ~rs2</text:span></text:p>
              </table:table-cell>
            </table:table-row>
            <table:table-row table:style-name="ro1" table:default-cell-style-name="ce86">
              <table:table-cell table:style-name="ce85">
                <text:p text:style-name="P3"><text:span text:style-name="T2">orn</text:span></text:p>
              </table:table-cell>
              <table:table-cell table:style-name="ce85">
                <text:p text:style-name="P3"><text:span text:style-name="T2">Or With Inverted Operan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6</text:span></text:p>
              </table:table-cell>
              <table:table-cell>
                <text:p text:style-name="P4"><text:span text:style-name="T2">0x20</text:span></text:p>
              </table:table-cell>
              <table:table-cell/>
              <table:table-cell table:style-name="ce85">
                <text:p text:style-name="P3"><text:span text:style-name="T2">rd ← rs1 | ~rs2</text:span></text:p>
              </table:table-cell>
            </table:table-row>
            <table:table-row table:style-name="ro1" table:default-cell-style-name="ce86">
              <table:table-cell table:style-name="ce85">
                <text:p text:style-name="P3"><text:span text:style-name="T2">xnor</text:span></text:p>
              </table:table-cell>
              <table:table-cell table:style-name="ce85">
                <text:p text:style-name="P3"><text:span text:style-name="T2">Exclusive Nor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4</text:span></text:p>
              </table:table-cell>
              <table:table-cell>
                <text:p text:style-name="P4"><text:span text:style-name="T2">0x20</text:span></text:p>
              </table:table-cell>
              <table:table-cell/>
              <table:table-cell table:style-name="ce85">
                <text:p text:style-name="P3"><text:span text:style-name="T14">rd ← ~(rs1 ^ rs2)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">pack</text:span></text:p>
              </table:table-cell>
              <table:table-cell table:style-name="ce68">
                <text:p text:style-name="P29"><text:span text:style-name="T2">Pack Low Halves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4</text:span></text:p>
              </table:table-cell>
              <table:table-cell>
                <text:p text:style-name="P4"><text:span text:style-name="T2">0x04</text:span></text:p>
              </table:table-cell>
              <table:table-cell table:number-columns-spanned="2">
                <text:p text:style-name="P31"><text:span text:style-name="T2">rd ← (rs2 &lt;&lt; xlen / 2) | (rs2 &amp; (xlen/2 - 1))</text:span></text:p>
              </table:table-cell>
              <table:covered-table-cell table:style-name="ce3"/>
            </table:table-row>
            <table:table-row table:style-name="ro1" table:default-cell-style-name="ce6">
              <table:table-cell table:style-name="ce5">
                <text:p text:style-name="P3"><text:span text:style-name="T2">packh</text:span></text:p>
              </table:table-cell>
              <table:table-cell table:style-name="ce69">
                <text:p text:style-name="P29"><text:span text:style-name="T2">Pack Low Bytes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7</text:span></text:p>
              </table:table-cell>
              <table:table-cell>
                <text:p text:style-name="P4"><text:span text:style-name="T2">0x04</text:span></text:p>
              </table:table-cell>
              <table:table-cell table:number-columns-spanned="2">
                <text:p text:style-name="P31"><text:span text:style-name="T14">rd ← (unsigned)((rs2[0:7] &lt;&lt; 8) | rs2[0:7])</text:span></text:p>
              </table:table-cell>
              <table:covered-table-cell table:style-name="ce5"/>
            </table:table-row>
            <table:table-row table:style-name="ro1" table:default-cell-style-name="ce72">
              <table:table-cell table:style-name="ce70">
                <text:p text:style-name="P3"><text:span text:style-name="T2">packw</text:span></text:p>
              </table:table-cell>
              <table:table-cell table:style-name="ce71">
                <text:p text:style-name="P29"><text:span text:style-name="T2">Pack Low 16-bits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4</text:span></text:p>
              </table:table-cell>
              <table:table-cell>
                <text:p text:style-name="P4"><text:span text:style-name="T2">0x04</text:span></text:p>
              </table:table-cell>
              <table:table-cell table:number-columns-spanned="2">
                <text:p text:style-name="P31"><text:span text:style-name="T14">rd ← (unsigned)((rs2[0:15]&lt;&lt;16)|rs2[0:15])</text:span></text:p>
              </table:table-cell>
              <table:covered-table-cell table:style-name="ce70"/>
            </table:table-row>
            <table:table-row table:style-name="ro1" table:default-cell-style-name="ce3">
              <table:table-cell>
                <text:p text:style-name="P3"><text:span text:style-name="T2">zip</text:span></text:p>
              </table:table-cell>
              <table:table-cell>
                <text:p text:style-name="P3"><text:span text:style-name="T2">Bit Interleave</text:span></text:p>
              </table:table-cell>
              <table:table-cell table:style-name="ce4">
                <text:p text:style-name="P4"><text:span text:style-name="T2">I</text:span></text:p>
              </table:table-cell>
              <table:table-cell table:style-name="ce4">
                <text:p text:style-name="P4"><text:span text:style-name="T2">0010011</text:span></text:p>
              </table:table-cell>
              <table:table-cell table:style-name="ce4">
                <text:p text:style-name="P4"><text:span text:style-name="T2">0x1</text:span></text:p>
              </table:table-cell>
              <table:table-cell table:style-name="ce73" table:number-columns-spanned="2">
                <text:p text:style-name="P4"><text:span text:style-name="T2">000010011110</text:span></text:p>
              </table:table-cell>
              <table:covered-table-cell table:style-name="ce73"/>
              <table:table-cell>
                <text:p text:style-name="P3"><text:span text:style-name="T2">foreach(i = 0 to xlen/2-1)</text:span></text:p>
                <text:p text:style-name="P3"><text:span text:style-name="T2"><text:s text:c="2"/></text:span><text:span text:style-name="T2">rd[2*i] ← rs[i]</text:span></text:p>
                <text:p text:style-name="P3"><text:span text:style-name="T2"><text:s text:c="2"/></text:span><text:span text:style-name="T2">rd[2*i+1] ← rs[i+xlen/2]</text:span></text:p>
              </table:table-cell>
            </table:table-row>
            <table:table-row table:style-name="ro1" table:default-cell-style-name="ce16">
              <table:table-cell table:style-name="ce15">
                <text:p text:style-name="P3"><text:span text:style-name="T2">unzip</text:span></text:p>
              </table:table-cell>
              <table:table-cell table:style-name="ce15">
                <text:p text:style-name="P3"><text:span text:style-name="T2">Bit Deinterleave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5</text:span></text:p>
              </table:table-cell>
              <table:table-cell table:style-name="ce74" table:number-columns-spanned="2">
                <text:p text:style-name="P4"><text:span text:style-name="T2">000010011111</text:span></text:p>
              </table:table-cell>
              <table:covered-table-cell table:style-name="ce75"/>
              <table:table-cell table:style-name="ce76">
                <text:p text:style-name="P25"><text:span text:style-name="T14">foreach(i = 0 to xlen/2-1)</text:span></text:p>
                <text:p text:style-name="P25"><text:span text:style-name="T14"><text:s text:c="2"/></text:span><text:span text:style-name="T14">rd[i] ← rs[2*i]</text:span></text:p>
                <text:p text:style-name="P25"><text:span text:style-name="T14"><text:s text:c="2"/></text:span><text:span text:style-name="T14">rd[i+xlen/2] ← rs[2*i+1]</text:span></text:p>
              </table:table-cell>
            </table:table-row>
            <table:table-row table:style-name="ro1" table:default-cell-style-name="ce84">
              <table:table-cell table:style-name="ce83">
                <text:p text:style-name="P3"><text:span text:style-name="T2">rol</text:span></text:p>
              </table:table-cell>
              <table:table-cell table:style-name="ce83">
                <text:p text:style-name="P3"><text:span text:style-name="T2">Rotate Left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1</text:span></text:p>
              </table:table-cell>
              <table:table-cell>
                <text:p text:style-name="P4"><text:span text:style-name="T2">0x30</text:span></text:p>
              </table:table-cell>
              <table:table-cell/>
              <table:table-cell table:style-name="ce87">
                <text:p text:style-name="P25"><text:span text:style-name="T16">rd ← rs1 `rot&lt;&lt;` rs2</text:span></text:p>
              </table:table-cell>
            </table:table-row>
            <table:table-row table:style-name="ro1" table:default-cell-style-name="ce86">
              <table:table-cell table:style-name="ce85">
                <text:p text:style-name="P3"><text:span text:style-name="T2">rolw</text:span></text:p>
              </table:table-cell>
              <table:table-cell table:style-name="ce85">
                <text:p text:style-name="P3"><text:span text:style-name="T2">Rotate Left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1</text:span></text:p>
              </table:table-cell>
              <table:table-cell>
                <text:p text:style-name="P4"><text:span text:style-name="T2">0x30</text:span></text:p>
              </table:table-cell>
              <table:table-cell/>
              <table:table-cell table:style-name="ce88">
                <text:p text:style-name="P25"><text:span text:style-name="T16">rd ← (int32)</text:span></text:p>
                <text:p text:style-name="P25"><text:span text:style-name="T16"><text:s text:c="5"/></text:span><text:span text:style-name="T16">((uint32_t)rs1 `rot&lt;&lt;` rs2)</text:span></text:p>
              </table:table-cell>
            </table:table-row>
            <table:table-row table:style-name="ro1" table:default-cell-style-name="ce86">
              <table:table-cell table:style-name="ce85">
                <text:p text:style-name="P3"><text:span text:style-name="T2">ror</text:span></text:p>
              </table:table-cell>
              <table:table-cell table:style-name="ce85">
                <text:p text:style-name="P3"><text:span text:style-name="T2">Rotate Right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5</text:span></text:p>
              </table:table-cell>
              <table:table-cell>
                <text:p text:style-name="P4"><text:span text:style-name="T2">0x30</text:span></text:p>
              </table:table-cell>
              <table:table-cell/>
              <table:table-cell table:style-name="ce88">
                <text:p text:style-name="P25"><text:span text:style-name="T16">rd ← rs1 `rot&gt;&gt;` rs2</text:span></text:p>
              </table:table-cell>
            </table:table-row>
            <table:table-row table:style-name="ro1" table:default-cell-style-name="ce86">
              <table:table-cell table:style-name="ce85">
                <text:p text:style-name="P3"><text:span text:style-name="T2">rori</text:span></text:p>
              </table:table-cell>
              <table:table-cell table:style-name="ce85">
                <text:p text:style-name="P3"><text:span text:style-name="T2">Rotate Right Immediate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5</text:span></text:p>
              </table:table-cell>
              <table:table-cell table:style-name="ce89" table:number-columns-spanned="2">
                <text:p text:style-name="P4"><text:span text:style-name="T2">[6:11] = 011000</text:span></text:p>
              </table:table-cell>
              <table:covered-table-cell table:style-name="ce89"/>
              <table:table-cell table:style-name="ce88">
                <text:p text:style-name="P25"><text:span text:style-name="T16">rd ← rs1 `rot&gt;&gt;` #imm</text:span></text:p>
              </table:table-cell>
            </table:table-row>
            <table:table-row table:style-name="ro1" table:default-cell-style-name="ce86">
              <table:table-cell table:style-name="ce85">
                <text:p text:style-name="P3"><text:span text:style-name="T2">rorw</text:span></text:p>
              </table:table-cell>
              <table:table-cell table:style-name="ce85">
                <text:p text:style-name="P3"><text:span text:style-name="T2">Rotate Right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5</text:span></text:p>
              </table:table-cell>
              <table:table-cell>
                <text:p text:style-name="P4"><text:span text:style-name="T2">0x30</text:span></text:p>
              </table:table-cell>
              <table:table-cell/>
              <table:table-cell table:style-name="ce88">
                <text:p text:style-name="P25"><text:span text:style-name="T16">rd ← (int32)</text:span></text:p>
                <text:p text:style-name="P25"><text:span text:style-name="T16"><text:s text:c="5"/></text:span><text:span text:style-name="T16">((uint32_t)rs1 `rot&gt;&gt;` rs2)</text:span></text:p>
              </table:table-cell>
            </table:table-row>
            <table:table-row table:style-name="ro1" table:default-cell-style-name="ce91">
              <table:table-cell table:style-name="ce90">
                <text:p text:style-name="P3"><text:span text:style-name="T2">roriw</text:span></text:p>
              </table:table-cell>
              <table:table-cell table:style-name="ce90">
                <text:p text:style-name="P3"><text:span text:style-name="T2">Rotate Right Word Imm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1011</text:span></text:p>
              </table:table-cell>
              <table:table-cell>
                <text:p text:style-name="P4"><text:span text:style-name="T2">0x5</text:span></text:p>
              </table:table-cell>
              <table:table-cell table:style-name="ce89" table:number-columns-spanned="2">
                <text:p text:style-name="P4"><text:span text:style-name="T2">[6:11] = 011000</text:span></text:p>
              </table:table-cell>
              <table:covered-table-cell table:style-name="ce89"/>
              <table:table-cell table:style-name="ce92">
                <text:p text:style-name="P25"><text:span text:style-name="T16">rd ← (int32)</text:span></text:p>
                <text:p text:style-name="P25"><text:span text:style-name="T16"><text:s text:c="3"/></text:span><text:span text:style-name="T16">((uint32_t)rs1 `rot&gt;&gt;` #imm)</text:span></text:p>
              </table:table-cell>
            </table:table-row>
            <table:table-row table:style-name="ro7" table:default-cell-style-name="ce91">
              <table:table-cell table:style-name="ce90">
                <text:p text:style-name="P3"><text:span text:style-name="T2">orc.b</text:span></text:p>
              </table:table-cell>
              <table:table-cell table:style-name="ce90">
                <text:p text:style-name="P3"><text:span text:style-name="T2">Bitwise Or-Combine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5</text:span></text:p>
              </table:table-cell>
              <table:table-cell table:number-columns-spanned="2">
                <text:p text:style-name="P4"><text:span text:style-name="T2">001010000111</text:span></text:p>
              </table:table-cell>
              <table:covered-table-cell table:style-name="ce93"/>
              <table:table-cell table:style-name="ce94">
                <text:p text:style-name="P25"><text:span text:style-name="T16">rd[0:7] ← rs[0:7]&gt;0 ? 255 : 0;</text:span></text:p>
                <text:p text:style-name="P25"><text:span text:style-name="T16">rd[8:15] ← rs[8:15]&gt;0 ? 255 : 0;</text:span></text:p>
                <text:p text:style-name="P25"><text:span text:style-name="T16">...</text:span></text:p>
              </table:table-cell>
            </table:table-row>
            <table:table-row table:style-name="ro1" table:default-cell-style-name="ce89">
              <table:table-cell table:style-name="ce90">
                <text:p text:style-name="P3"><text:span text:style-name="T2">rev8</text:span></text:p>
              </table:table-cell>
              <table:table-cell table:style-name="ce90">
                <text:p text:style-name="P3"><text:span text:style-name="T2">Byte-Reverse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7</text:span></text:p>
              </table:table-cell>
              <table:table-cell table:style-name="ce95" table:number-columns-spanned="2">
                <text:p text:style-name="P30"><text:span text:style-name="T27">011010011000 (RV32)</text:span></text:p>
                <text:p text:style-name="P30"><text:span text:style-name="T27">011010111000 (RV64)</text:span></text:p>
              </table:table-cell>
              <table:covered-table-cell table:style-name="ce96"/>
              <table:table-cell table:style-name="ce94">
                <text:p text:style-name="P25"><text:span text:style-name="T16">REV: ABCD → DCBA (in RV32)</text:span></text:p>
                <text:p text:style-name="P25"><text:span text:style-name="T16">rd ← REV(rs)</text:span></text:p>
              </table:table-cell>
            </table:table-row>
            <table:table-row table:style-name="ro1" table:default-cell-style-name="ce18">
              <table:table-cell table:style-name="ce15">
                <text:p text:style-name="P3"><text:span text:style-name="T2">rev.b</text:span></text:p>
              </table:table-cell>
              <table:table-cell table:style-name="ce15">
                <text:p text:style-name="P3"><text:span text:style-name="T2">Reverse Bits In Bytes</text:span></text:p>
              </table:table-cell>
              <table:table-cell>
                <text:p text:style-name="P4"><text:span text:style-name="T2">I</text:span></text:p>
              </table:table-cell>
              <table:table-cell>
                <text:p text:style-name="P4"><text:span text:style-name="T2">0010011</text:span></text:p>
              </table:table-cell>
              <table:table-cell>
                <text:p text:style-name="P4"><text:span text:style-name="T2">0x5</text:span></text:p>
              </table:table-cell>
              <table:table-cell table:style-name="ce79" table:number-columns-spanned="2">
                <text:p text:style-name="P32"><text:span text:style-name="T2">011010000111</text:span></text:p>
              </table:table-cell>
              <table:covered-table-cell table:style-name="ce80"/>
              <table:table-cell table:style-name="ce67">
                <text:p text:style-name="P25"><text:span text:style-name="T17">RBB: ABCD → Rev(A)Rev(B)…</text:span></text:p>
                <text:p text:style-name="P25"><text:span text:style-name="T17">rd ← RBB(rs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20" draw:text-style-name="P14" draw:layer="layout" svg:width="7.174cm" svg:height="0.674cm" svg:x="11.076cm" svg:y="6.076cm">
          <draw:text-box>
            <text:p>w suffixed instructions are RV64 only.</text:p>
          </draw:text-box>
        </draw:frame>
        <draw:frame draw:style-name="gr16" draw:text-style-name="P20" draw:layer="layout" svg:width="10cm" svg:height="0.674cm" svg:x="1cm" svg:y="19.726cm">
          <draw:text-box>
            <text:p><text:span text:style-name="T20">Zbkx</text:span> Extension – Crossbar permutations</text:p>
          </draw:text-box>
        </draw:frame>
        <draw:frame draw:style-name="gr1" draw:layer="layout" svg:width="18.604cm" svg:height="7.776cm" svg:x="1.212cm" svg:y="20.676cm">
          <table:table table:template-name="default" table:use-first-row-styles="true" table:use-banding-rows-styles="true">
            <table:table-column table:style-name="co91"/>
            <table:table-column table:style-name="co92"/>
            <table:table-column table:style-name="co40"/>
            <table:table-column table:style-name="co41"/>
            <table:table-column table:style-name="co42"/>
            <table:table-column table:style-name="co88"/>
            <table:table-column table:style-name="co93"/>
            <table:table-row table:style-name="ro1" table:default-cell-style-name="ce2">
              <table:table-cell table:style-name="ce1"/>
              <table:table-cell table:style-name="ce1">
                <text:p text:style-name="P1"><text:span text:style-name="T1">Name</text:span></text:p>
              </table:table-cell>
              <table:table-cell>
                <text:p text:style-name="P2"><text:span text:style-name="T1">T</text:span></text:p>
              </table:table-cell>
              <table:table-cell>
                <text:p text:style-name="P2"><text:span text:style-name="T1">Opcode</text:span></text:p>
              </table:table-cell>
              <table:table-cell>
                <text:p text:style-name="P2"><text:span text:style-name="T1">F3</text:span></text:p>
              </table:table-cell>
              <table:table-cell>
                <text:p text:style-name="P2"><text:span text:style-name="T1">F7</text:span></text:p>
              </table:table-cell>
              <table:table-cell table:style-name="ce1">
                <text:p text:style-name="P1"><text:span text:style-name="T1">Description</text:span></text:p>
              </table:table-cell>
            </table:table-row>
            <table:table-row table:style-name="ro8" table:default-cell-style-name="ce98">
              <table:table-cell table:style-name="ce97">
                <text:p text:style-name="P3"><text:span text:style-name="T2">xperm.n</text:span></text:p>
              </table:table-cell>
              <table:table-cell table:style-name="ce97">
                <text:p text:style-name="P3"><text:span text:style-name="T2">Crossbar</text:span></text:p>
                <text:p text:style-name="P3"><text:span text:style-name="T2">Permutation</text:span></text:p>
                <text:p text:style-name="P3"><text:span text:style-name="T2">Nibbles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2</text:span></text:p>
              </table:table-cell>
              <table:table-cell>
                <text:p text:style-name="P4"><text:span text:style-name="T2">0x14</text:span></text:p>
              </table:table-cell>
              <table:table-cell table:style-name="ce97"/>
            </table:table-row>
            <table:table-row table:style-name="ro9" table:default-cell-style-name="ce100">
              <table:table-cell table:style-name="ce99">
                <text:p text:style-name="P3"><text:span text:style-name="T2">xperm.b</text:span></text:p>
              </table:table-cell>
              <table:table-cell table:style-name="ce99">
                <text:p text:style-name="P3"><text:span text:style-name="T2">Crossbar</text:span></text:p>
                <text:p text:style-name="P3"><text:span text:style-name="T2">Permutation</text:span></text:p>
                <text:p text:style-name="P3"><text:span text:style-name="T2">Bytes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4</text:span></text:p>
              </table:table-cell>
              <table:table-cell>
                <text:p text:style-name="P4"><text:span text:style-name="T2">0x14</text:span></text:p>
              </table:table-cell>
              <table:table-cell table:style-name="ce99"/>
            </table:table-row>
          </table:table>
          <draw:image xlink:href="Pictures/TablePreview17.svm" xlink:type="simple" xlink:show="embed" xlink:actuate="onLoad"/>
        </draw:frame>
        <draw:custom-shape draw:style-name="gr23" draw:text-style-name="P34" draw:layer="layout" svg:width="1cm" svg:height="0.55cm" svg:x="13cm" svg:y="25.7cm">
          <text:p text:style-name="P33">D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1cm" svg:height="0.55cm" svg:x="14cm" svg:y="25.7cm">
          <text:p text:style-name="P33">C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1cm" svg:height="0.55cm" svg:x="15cm" svg:y="25.7cm">
          <text:p text:style-name="P33">B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1cm" svg:height="0.55cm" svg:x="16cm" svg:y="25.7cm">
          <text:p text:style-name="P33">A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057cm" svg:height="0.674cm" svg:x="11.943cm" svg:y="25.7cm">
          <draw:text-box>
            <text:p>rs1</text:p>
          </draw:text-box>
        </draw:frame>
        <draw:custom-shape draw:style-name="gr25" draw:text-style-name="P35" draw:layer="layout" svg:width="0.25cm" svg:height="1cm" draw:transform="rotate (1.5707963267949) translate (13cm 25.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14" draw:layer="layout" svg:width="1.272cm" svg:height="0.674cm" svg:x="12.978cm" svg:y="24.776cm">
          <draw:text-box>
            <text:p>byte</text:p>
          </draw:text-box>
        </draw:frame>
        <draw:custom-shape draw:style-name="gr27" draw:text-style-name="P34" draw:layer="layout" svg:width="1cm" svg:height="0.5cm" svg:x="13cm" svg:y="26.7cm">
          <text:p text:style-name="P33">4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4cm" svg:y="26.7cm">
          <text:p text:style-name="P33">1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5cm" svg:y="26.7cm">
          <text:p text:style-name="P33">2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6cm" svg:y="26.7cm">
          <text:p text:style-name="P33">2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057cm" svg:height="0.674cm" svg:x="11.943cm" svg:y="26.6cm">
          <draw:text-box>
            <text:p>rs2</text:p>
          </draw:text-box>
        </draw:frame>
        <draw:frame draw:style-name="gr28" draw:text-style-name="P14" draw:layer="layout" svg:width="0.87cm" svg:height="0.674cm" svg:x="12cm" svg:y="27.576cm">
          <draw:text-box>
            <text:p>rd</text:p>
          </draw:text-box>
        </draw:frame>
        <draw:custom-shape draw:style-name="gr27" draw:text-style-name="P34" draw:layer="layout" svg:width="1cm" svg:height="0.5cm" svg:x="13cm" svg:y="27.65cm">
          <text:p text:style-name="P33">D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4cm" svg:y="27.65cm">
          <text:p text:style-name="P33">A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5cm" svg:y="27.65cm">
          <text:p text:style-name="P33">B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6cm" svg:y="27.65cm">
          <text:p text:style-name="P33">B</text:p>
          <draw:enhanced-geometry svg:viewBox="0 0 21600 21600" draw:type="rectangle" draw:enhanced-path="M 0 0 L 21600 0 21600 21600 0 21600 0 0 Z N"/>
        </draw:custom-shape>
        <draw:line draw:style-name="gr29" draw:text-style-name="P35" draw:layer="layout" svg:x1="15.5cm" svg:y1="26.2cm" svg:x2="16.5cm" svg:y2="26.7cm">
          <text:p/>
        </draw:line>
        <draw:line draw:style-name="gr29" draw:text-style-name="P35" draw:layer="layout" svg:x1="15.5cm" svg:y1="26.2cm" svg:x2="15.5cm" svg:y2="26.7cm">
          <text:p/>
        </draw:line>
        <draw:line draw:style-name="gr29" draw:text-style-name="P35" draw:layer="layout" svg:x1="16.5cm" svg:y1="26.2cm" svg:x2="14.5cm" svg:y2="26.7cm">
          <text:p/>
        </draw:line>
        <draw:line draw:style-name="gr29" draw:text-style-name="P35" draw:layer="layout" svg:x1="13.5cm" svg:y1="26.2cm" svg:x2="13.5cm" svg:y2="26.7cm">
          <text:p/>
        </draw:line>
        <draw:line draw:style-name="gr29" draw:text-style-name="P35" draw:layer="layout" svg:x1="13.5cm" svg:y1="27.15cm" svg:x2="13.5cm" svg:y2="27.65cm">
          <text:p/>
        </draw:line>
        <draw:line draw:style-name="gr29" draw:text-style-name="P35" draw:layer="layout" svg:x1="14.5cm" svg:y1="27.15cm" svg:x2="14.5cm" svg:y2="27.65cm">
          <text:p/>
        </draw:line>
        <draw:line draw:style-name="gr29" draw:text-style-name="P35" draw:layer="layout" svg:x1="15.5cm" svg:y1="27.15cm" svg:x2="15.5cm" svg:y2="27.65cm">
          <text:p/>
        </draw:line>
        <draw:line draw:style-name="gr29" draw:text-style-name="P35" draw:layer="layout" svg:x1="16.5cm" svg:y1="27.15cm" svg:x2="16.5cm" svg:y2="27.65cm">
          <text:p/>
        </draw:line>
        <draw:custom-shape draw:style-name="gr23" draw:text-style-name="P34" draw:layer="layout" svg:width="1cm" svg:height="0.55cm" svg:x="15.101cm" svg:y="22.1cm">
          <text:p text:style-name="P33">D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1cm" svg:height="0.55cm" svg:x="16.101cm" svg:y="22.1cm">
          <text:p text:style-name="P33">C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1cm" svg:height="0.55cm" svg:x="17.101cm" svg:y="22.1cm">
          <text:p text:style-name="P33">B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1cm" svg:height="0.55cm" svg:x="18.101cm" svg:y="22.1cm">
          <text:p text:style-name="P33">A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057cm" svg:height="0.674cm" svg:x="10.044cm" svg:y="22.1cm">
          <draw:text-box>
            <text:p>rs1</text:p>
          </draw:text-box>
        </draw:frame>
        <draw:custom-shape draw:style-name="gr25" draw:text-style-name="P35" draw:layer="layout" svg:width="0.25cm" svg:height="1cm" draw:transform="rotate (1.5707963267949) translate (11.101cm 22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14" draw:layer="layout" svg:width="1.56cm" svg:height="0.674cm" svg:x="10.85cm" svg:y="21.25cm">
          <draw:text-box>
            <text:p>nibble</text:p>
          </draw:text-box>
        </draw:frame>
        <draw:custom-shape draw:style-name="gr27" draw:text-style-name="P34" draw:layer="layout" svg:width="1cm" svg:height="0.5cm" svg:x="15.101cm" svg:y="23.1cm">
          <text:p text:style-name="P33">4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6.101cm" svg:y="23.1cm">
          <text:p text:style-name="P33">1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7.101cm" svg:y="23.1cm">
          <text:p text:style-name="P33">2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8.101cm" svg:y="23.1cm">
          <text:p text:style-name="P33">2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057cm" svg:height="0.674cm" svg:x="10.044cm" svg:y="23cm">
          <draw:text-box>
            <text:p>rs2</text:p>
          </draw:text-box>
        </draw:frame>
        <draw:frame draw:style-name="gr28" draw:text-style-name="P14" draw:layer="layout" svg:width="0.87cm" svg:height="0.674cm" svg:x="10.101cm" svg:y="23.976cm">
          <draw:text-box>
            <text:p>rd</text:p>
          </draw:text-box>
        </draw:frame>
        <draw:custom-shape draw:style-name="gr27" draw:text-style-name="P34" draw:layer="layout" svg:width="1cm" svg:height="0.5cm" svg:x="15.101cm" svg:y="24.05cm">
          <text:p text:style-name="P33">D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6.101cm" svg:y="24.05cm">
          <text:p text:style-name="P33">A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7.101cm" svg:y="24.05cm">
          <text:p text:style-name="P33">B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8.101cm" svg:y="24.05cm">
          <text:p text:style-name="P33">B</text:p>
          <draw:enhanced-geometry svg:viewBox="0 0 21600 21600" draw:type="rectangle" draw:enhanced-path="M 0 0 L 21600 0 21600 21600 0 21600 0 0 Z N"/>
        </draw:custom-shape>
        <draw:line draw:style-name="gr29" draw:text-style-name="P35" draw:layer="layout" svg:x1="17.601cm" svg:y1="22.6cm" svg:x2="18.601cm" svg:y2="23.1cm">
          <text:p/>
        </draw:line>
        <draw:line draw:style-name="gr29" draw:text-style-name="P35" draw:layer="layout" svg:x1="17.601cm" svg:y1="22.6cm" svg:x2="17.601cm" svg:y2="23.1cm">
          <text:p/>
        </draw:line>
        <draw:line draw:style-name="gr29" draw:text-style-name="P35" draw:layer="layout" svg:x1="18.601cm" svg:y1="22.6cm" svg:x2="16.601cm" svg:y2="23.1cm">
          <text:p/>
        </draw:line>
        <draw:line draw:style-name="gr29" draw:text-style-name="P35" draw:layer="layout" svg:x1="15.601cm" svg:y1="22.6cm" svg:x2="15.601cm" svg:y2="23.1cm">
          <text:p/>
        </draw:line>
        <draw:line draw:style-name="gr29" draw:text-style-name="P35" draw:layer="layout" svg:x1="15.601cm" svg:y1="23.55cm" svg:x2="15.601cm" svg:y2="24.05cm">
          <text:p/>
        </draw:line>
        <draw:line draw:style-name="gr29" draw:text-style-name="P35" draw:layer="layout" svg:x1="16.601cm" svg:y1="23.55cm" svg:x2="16.601cm" svg:y2="24.05cm">
          <text:p/>
        </draw:line>
        <draw:line draw:style-name="gr29" draw:text-style-name="P35" draw:layer="layout" svg:x1="17.601cm" svg:y1="23.55cm" svg:x2="17.601cm" svg:y2="24.05cm">
          <text:p/>
        </draw:line>
        <draw:line draw:style-name="gr29" draw:text-style-name="P35" draw:layer="layout" svg:x1="18.601cm" svg:y1="23.55cm" svg:x2="18.601cm" svg:y2="24.05cm">
          <text:p/>
        </draw:line>
        <draw:custom-shape draw:style-name="gr23" draw:text-style-name="P34" draw:layer="layout" svg:width="1cm" svg:height="0.55cm" svg:x="11.101cm" svg:y="22.1cm">
          <text:p text:style-name="P33">H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1cm" svg:height="0.55cm" svg:x="12.101cm" svg:y="22.1cm">
          <text:p text:style-name="P33">G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1cm" svg:height="0.55cm" svg:x="13.101cm" svg:y="22.1cm">
          <text:p text:style-name="P33">F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1cm" svg:height="0.55cm" svg:x="14.101cm" svg:y="22.1cm">
          <text:p text:style-name="P33">E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1.101cm" svg:y="23.1cm">
          <text:p text:style-name="P33">6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2.101cm" svg:y="23.1cm">
          <text:p text:style-name="P33">7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3.101cm" svg:y="23.1cm">
          <text:p text:style-name="P33">3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4.101cm" svg:y="23.1cm">
          <text:p text:style-name="P33">3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1.101cm" svg:y="24.05cm">
          <text:p text:style-name="P33">F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2.101cm" svg:y="24.05cm">
          <text:p text:style-name="P33">G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3.101cm" svg:y="24.05cm">
          <text:p text:style-name="P33">C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cm" svg:height="0.5cm" svg:x="14.101cm" svg:y="24.05cm">
          <text:p text:style-name="P33">C</text:p>
          <draw:enhanced-geometry svg:viewBox="0 0 21600 21600" draw:type="rectangle" draw:enhanced-path="M 0 0 L 21600 0 21600 21600 0 21600 0 0 Z N"/>
        </draw:custom-shape>
        <draw:line draw:style-name="gr29" draw:text-style-name="P35" draw:layer="layout" svg:x1="12.65cm" svg:y1="22.6cm" svg:x2="12.65cm" svg:y2="23.1cm">
          <text:p/>
        </draw:line>
        <draw:line draw:style-name="gr29" draw:text-style-name="P35" draw:layer="layout" svg:x1="11.601cm" svg:y1="23.55cm" svg:x2="11.601cm" svg:y2="24.05cm">
          <text:p/>
        </draw:line>
        <draw:line draw:style-name="gr29" draw:text-style-name="P35" draw:layer="layout" svg:x1="12.601cm" svg:y1="23.55cm" svg:x2="12.601cm" svg:y2="24.05cm">
          <text:p/>
        </draw:line>
        <draw:line draw:style-name="gr29" draw:text-style-name="P35" draw:layer="layout" svg:x1="13.601cm" svg:y1="23.55cm" svg:x2="13.601cm" svg:y2="24.05cm">
          <text:p/>
        </draw:line>
        <draw:line draw:style-name="gr29" draw:text-style-name="P35" draw:layer="layout" svg:x1="14.601cm" svg:y1="23.55cm" svg:x2="14.601cm" svg:y2="24.05cm">
          <text:p/>
        </draw:line>
        <draw:line draw:style-name="gr31" draw:text-style-name="P35" draw:layer="layout" svg:x1="16.5cm" svg:y1="22.5cm" svg:x2="14.75cm" svg:y2="23.25cm">
          <text:p/>
        </draw:line>
        <draw:line draw:style-name="gr31" draw:text-style-name="P35" draw:layer="layout" svg:x1="16.501cm" svg:y1="22.51cm" svg:x2="13.75cm" svg:y2="23.25cm">
          <text:p/>
        </draw:line>
        <draw:line draw:style-name="gr31" draw:text-style-name="P35" draw:layer="layout" svg:x1="13.5cm" svg:y1="22.5cm" svg:x2="11.649cm" svg:y2="23.15cm">
          <text:p/>
        </draw:line>
      </draw:page>
      <draw:page draw:name="page5" draw:style-name="dp1" draw:master-page-name="標準">
        <draw:frame draw:style-name="gr13" draw:text-style-name="P28" draw:layer="layout" svg:width="9.417cm" svg:height="0.937cm" svg:x="1.014cm" svg:y="1.028cm">
          <draw:text-box>
            <text:p><text:span text:style-name="T18">C</text:span><text:span text:style-name="T19"> – Compressed Extension</text:span></text:p>
          </draw:text-box>
        </draw:frame>
        <draw:frame draw:style-name="gr1" draw:layer="layout" svg:width="18.797cm" svg:height="19.843cm" svg:x="1.148cm" svg:y="8.803cm">
          <table:table table:template-name="default" table:use-first-row-styles="true" table:use-banding-rows-styles="true">
            <table:table-column table:style-name="co94"/>
            <table:table-column table:style-name="co95"/>
            <table:table-column table:style-name="co34"/>
            <table:table-column table:style-name="co96"/>
            <table:table-column table:style-name="co97"/>
            <table:table-column table:style-name="co98"/>
            <table:table-column table:style-name="co99"/>
            <table:table-row table:style-name="ro1" table:default-cell-style-name="ce2">
              <table:table-cell table:style-name="ce1"/>
              <table:table-cell>
                <text:p text:style-name="P2"><text:span text:style-name="T1">T</text:span></text:p>
              </table:table-cell>
              <table:table-cell>
                <text:p text:style-name="P2"><text:span text:style-name="T1">op</text:span></text:p>
              </table:table-cell>
              <table:table-cell>
                <text:p text:style-name="P2"><text:span text:style-name="T1">Funct</text:span></text:p>
              </table:table-cell>
              <table:table-cell>
                <text:p text:style-name="P2"><text:span text:style-name="T1">Misc.</text:span></text:p>
              </table:table-cell>
              <table:table-cell table:style-name="ce1">
                <text:p text:style-name="P1"><text:span text:style-name="T1">Description</text:span></text:p>
              </table:table-cell>
              <table:table-cell table:style-name="ce1">
                <text:p text:style-name="P1"><text:span text:style-name="T1">Extension</text:span></text:p>
              </table:table-cell>
            </table:table-row>
            <table:table-row table:style-name="ro5" table:default-cell-style-name="ce4">
              <table:table-cell table:style-name="ce3">
                <text:p text:style-name="P3"><text:span text:style-name="T2">c.lwsp</text:span></text:p>
              </table:table-cell>
              <table:table-cell>
                <text:p text:style-name="P4"><text:span text:style-name="T2">CI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010</text:span></text:p>
              </table:table-cell>
              <table:table-cell>
                <text:p text:style-name="P4"><text:span text:style-name="T2">imm[5] and imm[4:2|7:6]</text:span></text:p>
              </table:table-cell>
              <table:table-cell table:style-name="ce3">
                <text:p text:style-name="P3"><text:span text:style-name="T2">lw rd, offset(sp)</text:span></text:p>
              </table:table-cell>
              <table:table-cell table:style-name="ce3"/>
            </table:table-row>
            <table:table-row table:style-name="ro5" table:default-cell-style-name="ce6">
              <table:table-cell table:style-name="ce5">
                <text:p text:style-name="P3"><text:span text:style-name="T2">c.ldsp</text:span></text:p>
              </table:table-cell>
              <table:table-cell>
                <text:p text:style-name="P4"><text:span text:style-name="T2">CI</text:span></text:p>
              </table:table-cell>
              <table:table-cell>
                <text:p text:style-name="P36"><text:span text:style-name="T2">10</text:span></text:p>
              </table:table-cell>
              <table:table-cell>
                <text:p text:style-name="P4"><text:span text:style-name="T2">011</text:span></text:p>
              </table:table-cell>
              <table:table-cell>
                <text:p text:style-name="P4"><text:span text:style-name="T2">imm[5] and imm[4:3|8:6]</text:span></text:p>
              </table:table-cell>
              <table:table-cell table:style-name="ce5">
                <text:p text:style-name="P3"><text:span text:style-name="T2">ld rd, offset(sp)</text:span></text:p>
              </table:table-cell>
              <table:table-cell table:style-name="ce5">
                <text:p text:style-name="P3"><text:span text:style-name="T2">RV64 only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c.flwsp</text:span></text:p>
              </table:table-cell>
              <table:table-cell>
                <text:p text:style-name="P4"><text:span text:style-name="T2">CI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011</text:span></text:p>
              </table:table-cell>
              <table:table-cell>
                <text:p text:style-name="P4"><text:span text:style-name="T2">imm[5] and imm[4:2|7:6]</text:span></text:p>
              </table:table-cell>
              <table:table-cell table:style-name="ce5">
                <text:p text:style-name="P3"><text:span text:style-name="T2">flw rd, offset(sp)</text:span></text:p>
              </table:table-cell>
              <table:table-cell table:style-name="ce5">
                <text:p text:style-name="P3"><text:span text:style-name="T2">RV32F only</text:span></text:p>
              </table:table-cell>
            </table:table-row>
            <table:table-row table:style-name="ro5" table:default-cell-style-name="ce16">
              <table:table-cell table:style-name="ce15">
                <text:p text:style-name="P3"><text:span text:style-name="T2">c.fldsp</text:span></text:p>
              </table:table-cell>
              <table:table-cell>
                <text:p text:style-name="P4"><text:span text:style-name="T2">CI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001</text:span></text:p>
              </table:table-cell>
              <table:table-cell>
                <text:p text:style-name="P4"><text:span text:style-name="T2">imm[5] and imm[4:3|8:6]</text:span></text:p>
              </table:table-cell>
              <table:table-cell table:style-name="ce15">
                <text:p text:style-name="P3"><text:span text:style-name="T2">fld rd, offset(sp)</text:span></text:p>
              </table:table-cell>
              <table:table-cell table:style-name="ce15">
                <text:p text:style-name="P3"><text:span text:style-name="T2">D only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c.swsp</text:span></text:p>
              </table:table-cell>
              <table:table-cell>
                <text:p text:style-name="P4"><text:span text:style-name="T2">CSS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110</text:span></text:p>
              </table:table-cell>
              <table:table-cell/>
              <table:table-cell table:style-name="ce5">
                <text:p text:style-name="P3"><text:span text:style-name="T2">sw rs2, offset(sp)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5">
                <text:p text:style-name="P3"><text:span text:style-name="T2">c.sdsp</text:span></text:p>
              </table:table-cell>
              <table:table-cell>
                <text:p text:style-name="P4"><text:span text:style-name="T2">CSS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111</text:span></text:p>
              </table:table-cell>
              <table:table-cell>
                <text:p text:style-name="P4"><text:span text:style-name="T2">imm[5:4|9:6]</text:span></text:p>
              </table:table-cell>
              <table:table-cell table:style-name="ce5">
                <text:p text:style-name="P3"><text:span text:style-name="T2">sd rs2, offset(sp)</text:span></text:p>
              </table:table-cell>
              <table:table-cell table:style-name="ce5">
                <text:p text:style-name="P3"><text:span text:style-name="T2">RV64 only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c.fswsp</text:span></text:p>
              </table:table-cell>
              <table:table-cell>
                <text:p text:style-name="P4"><text:span text:style-name="T2">CSS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111</text:span></text:p>
              </table:table-cell>
              <table:table-cell/>
              <table:table-cell table:style-name="ce5">
                <text:p text:style-name="P3"><text:span text:style-name="T2">fsw rs2, offset(sp)</text:span></text:p>
              </table:table-cell>
              <table:table-cell table:style-name="ce5">
                <text:p text:style-name="P3"><text:span text:style-name="T2">RV32F only</text:span></text:p>
              </table:table-cell>
            </table:table-row>
            <table:table-row table:style-name="ro5" table:default-cell-style-name="ce16">
              <table:table-cell table:style-name="ce15">
                <text:p text:style-name="P3"><text:span text:style-name="T2">c.fsdsp</text:span></text:p>
              </table:table-cell>
              <table:table-cell>
                <text:p text:style-name="P4"><text:span text:style-name="T2">CSS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101</text:span></text:p>
              </table:table-cell>
              <table:table-cell>
                <text:p text:style-name="P4"><text:span text:style-name="T2">imm[5:4|9:6]</text:span></text:p>
              </table:table-cell>
              <table:table-cell table:style-name="ce15">
                <text:p text:style-name="P3"><text:span text:style-name="T2">fsd rs2, offset(sp)</text:span></text:p>
              </table:table-cell>
              <table:table-cell table:style-name="ce15">
                <text:p text:style-name="P3"><text:span text:style-name="T2">D only</text:span></text:p>
              </table:table-cell>
            </table:table-row>
            <table:table-row table:style-name="ro5" table:default-cell-style-name="ce102">
              <table:table-cell table:style-name="ce101">
                <text:p text:style-name="P3"><text:span text:style-name="T2">c.lw</text:span></text:p>
              </table:table-cell>
              <table:table-cell>
                <text:p text:style-name="P4"><text:span text:style-name="T2">CL</text:span></text:p>
              </table:table-cell>
              <table:table-cell>
                <text:p text:style-name="P4"><text:span text:style-name="T2">00</text:span></text:p>
              </table:table-cell>
              <table:table-cell>
                <text:p text:style-name="P4"><text:span text:style-name="T2">010</text:span></text:p>
              </table:table-cell>
              <table:table-cell/>
              <table:table-cell table:style-name="ce101">
                <text:p text:style-name="P3"><text:span text:style-name="T2">lw rd’, offset(rs1’)</text:span></text:p>
              </table:table-cell>
              <table:table-cell table:style-name="ce101"/>
            </table:table-row>
            <table:table-row table:style-name="ro5" table:default-cell-style-name="ce12">
              <table:table-cell table:style-name="ce5">
                <text:p text:style-name="P3"><text:span text:style-name="T2">c.ld</text:span></text:p>
              </table:table-cell>
              <table:table-cell table:style-name="ce6">
                <text:p text:style-name="P4"><text:span text:style-name="T2">CL*</text:span></text:p>
              </table:table-cell>
              <table:table-cell table:style-name="ce10">
                <text:p text:style-name="P4"><text:span text:style-name="T2">00</text:span></text:p>
              </table:table-cell>
              <table:table-cell table:style-name="ce6">
                <text:p text:style-name="P4"><text:span text:style-name="T2">011</text:span></text:p>
              </table:table-cell>
              <table:table-cell table:style-name="ce11"/>
              <table:table-cell>
                <text:p text:style-name="P3"><text:span text:style-name="T2">ld rd’, offset(rs1’)</text:span></text:p>
              </table:table-cell>
              <table:table-cell>
                <text:p text:style-name="P3"><text:span text:style-name="T2">RV64 only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c.flw</text:span></text:p>
              </table:table-cell>
              <table:table-cell>
                <text:p text:style-name="P4"><text:span text:style-name="T2">CL</text:span></text:p>
              </table:table-cell>
              <table:table-cell>
                <text:p text:style-name="P4"><text:span text:style-name="T2">00</text:span></text:p>
              </table:table-cell>
              <table:table-cell>
                <text:p text:style-name="P4"><text:span text:style-name="T2">011</text:span></text:p>
              </table:table-cell>
              <table:table-cell table:style-name="ce11"/>
              <table:table-cell table:style-name="ce12">
                <text:p text:style-name="P3"><text:span text:style-name="T2">flw rd’, offset(rs1’)</text:span></text:p>
              </table:table-cell>
              <table:table-cell table:style-name="ce12">
                <text:p text:style-name="P3"><text:span text:style-name="T2">RV32F only</text:span></text:p>
              </table:table-cell>
            </table:table-row>
            <table:table-row table:style-name="ro5" table:default-cell-style-name="ce16">
              <table:table-cell table:style-name="ce15">
                <text:p text:style-name="P3"><text:span text:style-name="T2">c.fld</text:span></text:p>
              </table:table-cell>
              <table:table-cell>
                <text:p text:style-name="P4"><text:span text:style-name="T2">CL*</text:span></text:p>
              </table:table-cell>
              <table:table-cell>
                <text:p text:style-name="P4"><text:span text:style-name="T2">00</text:span></text:p>
              </table:table-cell>
              <table:table-cell>
                <text:p text:style-name="P4"><text:span text:style-name="T2">001</text:span></text:p>
              </table:table-cell>
              <table:table-cell table:style-name="ce14"/>
              <table:table-cell table:style-name="ce103">
                <text:p text:style-name="P3"><text:span text:style-name="T2">fld rd’, offset(rs1’)</text:span></text:p>
              </table:table-cell>
              <table:table-cell table:style-name="ce103">
                <text:p text:style-name="P3"><text:span text:style-name="T2">D only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c.sw</text:span></text:p>
              </table:table-cell>
              <table:table-cell>
                <text:p text:style-name="P4"><text:span text:style-name="T2">CS</text:span></text:p>
              </table:table-cell>
              <table:table-cell>
                <text:p text:style-name="P36"><text:span text:style-name="T2">00</text:span></text:p>
              </table:table-cell>
              <table:table-cell>
                <text:p text:style-name="P4"><text:span text:style-name="T2">110</text:span></text:p>
              </table:table-cell>
              <table:table-cell table:style-name="ce104"/>
              <table:table-cell table:style-name="ce101">
                <text:p text:style-name="P3"><text:span text:style-name="T2">sw rs2’, offset(rs1’)</text:span></text:p>
              </table:table-cell>
              <table:table-cell table:style-name="ce12"/>
            </table:table-row>
            <table:table-row table:style-name="ro1" table:default-cell-style-name="ce6">
              <table:table-cell table:style-name="ce5">
                <text:p text:style-name="P3"><text:span text:style-name="T2">c.sd</text:span></text:p>
              </table:table-cell>
              <table:table-cell>
                <text:p text:style-name="P4"><text:span text:style-name="T2">CS*</text:span></text:p>
              </table:table-cell>
              <table:table-cell>
                <text:p text:style-name="P4"><text:span text:style-name="T2">00</text:span></text:p>
              </table:table-cell>
              <table:table-cell>
                <text:p text:style-name="P4"><text:span text:style-name="T2">111</text:span></text:p>
              </table:table-cell>
              <table:table-cell table:style-name="ce11"/>
              <table:table-cell table:style-name="ce12">
                <text:p text:style-name="P3"><text:span text:style-name="T2">sd rs2’, offset(rs1’)</text:span></text:p>
              </table:table-cell>
              <table:table-cell table:style-name="ce12">
                <text:p text:style-name="P3"><text:span text:style-name="T2">RV64 only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c.fsw</text:span></text:p>
              </table:table-cell>
              <table:table-cell>
                <text:p text:style-name="P4"><text:span text:style-name="T2">CS</text:span></text:p>
              </table:table-cell>
              <table:table-cell>
                <text:p text:style-name="P4"><text:span text:style-name="T2">00</text:span></text:p>
              </table:table-cell>
              <table:table-cell>
                <text:p text:style-name="P4"><text:span text:style-name="T2">111</text:span></text:p>
              </table:table-cell>
              <table:table-cell table:style-name="ce11"/>
              <table:table-cell table:style-name="ce12">
                <text:p text:style-name="P3"><text:span text:style-name="T2">fsw rs2’, offset(rs1’)</text:span></text:p>
              </table:table-cell>
              <table:table-cell table:style-name="ce12">
                <text:p text:style-name="P3"><text:span text:style-name="T2">RV32F only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c.fsd</text:span></text:p>
              </table:table-cell>
              <table:table-cell>
                <text:p text:style-name="P4"><text:span text:style-name="T2">CS*</text:span></text:p>
              </table:table-cell>
              <table:table-cell>
                <text:p text:style-name="P4"><text:span text:style-name="T2">00</text:span></text:p>
              </table:table-cell>
              <table:table-cell>
                <text:p text:style-name="P4"><text:span text:style-name="T2">101</text:span></text:p>
              </table:table-cell>
              <table:table-cell table:style-name="ce14"/>
              <table:table-cell table:style-name="ce12">
                <text:p text:style-name="P3"><text:span text:style-name="T2">fsd rs2’, offset(rs1’)</text:span></text:p>
              </table:table-cell>
              <table:table-cell table:style-name="ce12">
                <text:p text:style-name="P3"><text:span text:style-name="T2">D only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c.j</text:span></text:p>
              </table:table-cell>
              <table:table-cell table:style-name="ce4">
                <text:p text:style-name="P4"><text:span text:style-name="T2">CJ</text:span></text:p>
              </table:table-cell>
              <table:table-cell table:style-name="ce4">
                <text:p text:style-name="P4"><text:span text:style-name="T2">01</text:span></text:p>
              </table:table-cell>
              <table:table-cell table:style-name="ce4">
                <text:p text:style-name="P4"><text:span text:style-name="T2">101</text:span></text:p>
              </table:table-cell>
              <table:table-cell table:style-name="ce6"/>
              <table:table-cell>
                <text:p text:style-name="P3"><text:span text:style-name="T2">jal zero, offset</text:span></text:p>
              </table:table-cell>
              <table:table-cell/>
            </table:table-row>
            <table:table-row table:style-name="ro1" table:default-cell-style-name="ce16">
              <table:table-cell table:style-name="ce15">
                <text:p text:style-name="P3"><text:span text:style-name="T2">c.jal</text:span></text:p>
              </table:table-cell>
              <table:table-cell>
                <text:p text:style-name="P4"><text:span text:style-name="T2">CJ</text:span></text:p>
              </table:table-cell>
              <table:table-cell>
                <text:p text:style-name="P4"><text:span text:style-name="T2">01</text:span></text:p>
              </table:table-cell>
              <table:table-cell>
                <text:p text:style-name="P4"><text:span text:style-name="T2">001</text:span></text:p>
              </table:table-cell>
              <table:table-cell/>
              <table:table-cell table:style-name="ce15">
                <text:p text:style-name="P3"><text:span text:style-name="T2">jal ra, offset</text:span></text:p>
              </table:table-cell>
              <table:table-cell table:style-name="ce15">
                <text:p text:style-name="P3"><text:span text:style-name="T2">RV32 only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c.jr</text:span></text:p>
              </table:table-cell>
              <table:table-cell>
                <text:p text:style-name="P4"><text:span text:style-name="T2">CR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1000</text:span></text:p>
              </table:table-cell>
              <table:table-cell>
                <text:p text:style-name="P4"><text:span text:style-name="T2">rs2=0</text:span></text:p>
              </table:table-cell>
              <table:table-cell table:style-name="ce5">
                <text:p text:style-name="P3"><text:span text:style-name="T2">jalr x0, 0(rs1)</text:span></text:p>
              </table:table-cell>
              <table:table-cell table:style-name="ce5"/>
            </table:table-row>
            <table:table-row table:style-name="ro1" table:default-cell-style-name="ce6">
              <table:table-cell table:style-name="ce5">
                <text:p text:style-name="P3"><text:span text:style-name="T2">c.jalr</text:span></text:p>
              </table:table-cell>
              <table:table-cell>
                <text:p text:style-name="P4"><text:span text:style-name="T2">CR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1001</text:span></text:p>
              </table:table-cell>
              <table:table-cell>
                <text:p text:style-name="P4"><text:span text:style-name="T2">rs1 != 0, rs2 = 0</text:span></text:p>
              </table:table-cell>
              <table:table-cell table:style-name="ce5">
                <text:p text:style-name="P3"><text:span text:style-name="T2">jalr ra, 0(rs1)</text:span></text:p>
              </table:table-cell>
              <table:table-cell table:style-name="ce5"/>
            </table:table-row>
            <table:table-row table:style-name="ro1" table:default-cell-style-name="ce4">
              <table:table-cell table:style-name="ce3">
                <text:p text:style-name="P3"><text:span text:style-name="T2">c.beqz</text:span></text:p>
              </table:table-cell>
              <table:table-cell>
                <text:p text:style-name="P4"><text:span text:style-name="T2">CB</text:span></text:p>
              </table:table-cell>
              <table:table-cell>
                <text:p text:style-name="P4"><text:span text:style-name="T2">01</text:span></text:p>
              </table:table-cell>
              <table:table-cell>
                <text:p text:style-name="P4"><text:span text:style-name="T2">110</text:span></text:p>
              </table:table-cell>
              <table:table-cell/>
              <table:table-cell table:style-name="ce3">
                <text:p text:style-name="P3"><text:span text:style-name="T2">beq rs1’, zero, #offset</text:span></text:p>
              </table:table-cell>
              <table:table-cell table:style-name="ce3"/>
            </table:table-row>
            <table:table-row table:style-name="ro1" table:default-cell-style-name="ce16">
              <table:table-cell table:style-name="ce15">
                <text:p text:style-name="P3"><text:span text:style-name="T2">c.bnez</text:span></text:p>
              </table:table-cell>
              <table:table-cell>
                <text:p text:style-name="P4"><text:span text:style-name="T2">CB</text:span></text:p>
              </table:table-cell>
              <table:table-cell>
                <text:p text:style-name="P4"><text:span text:style-name="T2">01</text:span></text:p>
              </table:table-cell>
              <table:table-cell>
                <text:p text:style-name="P4"><text:span text:style-name="T2">111</text:span></text:p>
              </table:table-cell>
              <table:table-cell/>
              <table:table-cell table:style-name="ce15">
                <text:p text:style-name="P3"><text:span text:style-name="T2">bne rs1’, zero, #offset</text:span></text:p>
              </table:table-cell>
              <table:table-cell table:style-name="ce15"/>
            </table:table-row>
            <table:table-row table:style-name="ro1" table:default-cell-style-name="ce6">
              <table:table-cell table:style-name="ce5">
                <text:p text:style-name="P3"><text:span text:style-name="T2">c.li</text:span></text:p>
              </table:table-cell>
              <table:table-cell>
                <text:p text:style-name="P4"><text:span text:style-name="T2">CI</text:span></text:p>
              </table:table-cell>
              <table:table-cell>
                <text:p text:style-name="P4"><text:span text:style-name="T2">01</text:span></text:p>
              </table:table-cell>
              <table:table-cell>
                <text:p text:style-name="P4"><text:span text:style-name="T2">010</text:span></text:p>
              </table:table-cell>
              <table:table-cell/>
              <table:table-cell table:style-name="ce5">
                <text:p text:style-name="P3"><text:span text:style-name="T2">addi rd, zero, #imm</text:span></text:p>
              </table:table-cell>
              <table:table-cell table:style-name="ce5"/>
            </table:table-row>
            <table:table-row table:style-name="ro1" table:default-cell-style-name="ce6">
              <table:table-cell table:style-name="ce5">
                <text:p text:style-name="P3"><text:span text:style-name="T2">c.lui</text:span></text:p>
              </table:table-cell>
              <table:table-cell>
                <text:p text:style-name="P4"><text:span text:style-name="T2">CI</text:span></text:p>
              </table:table-cell>
              <table:table-cell>
                <text:p text:style-name="P4"><text:span text:style-name="T2">01</text:span></text:p>
              </table:table-cell>
              <table:table-cell>
                <text:p text:style-name="P4"><text:span text:style-name="T2">011</text:span></text:p>
              </table:table-cell>
              <table:table-cell>
                <text:p text:style-name="P4"><text:span text:style-name="T2">imm[17] and imm[16:12]</text:span></text:p>
              </table:table-cell>
              <table:table-cell table:style-name="ce5">
                <text:p text:style-name="P3"><text:span text:style-name="T2">lui rd, #imm</text:span></text:p>
              </table:table-cell>
              <table:table-cell table:style-name="ce5"/>
            </table:table-row>
            <table:table-row table:style-name="ro1" table:default-cell-style-name="ce4">
              <table:table-cell table:style-name="ce3">
                <text:p text:style-name="P3"><text:span text:style-name="T2">c.addi</text:span></text:p>
              </table:table-cell>
              <table:table-cell>
                <text:p text:style-name="P4"><text:span text:style-name="T2">CI</text:span></text:p>
              </table:table-cell>
              <table:table-cell>
                <text:p text:style-name="P4"><text:span text:style-name="T2">01</text:span></text:p>
              </table:table-cell>
              <table:table-cell>
                <text:p text:style-name="P4"><text:span text:style-name="T2">000</text:span></text:p>
              </table:table-cell>
              <table:table-cell/>
              <table:table-cell table:style-name="ce3">
                <text:p text:style-name="P3"><text:span text:style-name="T2">addi rd, rd, #imm</text:span></text:p>
              </table:table-cell>
              <table:table-cell table:style-name="ce3"/>
            </table:table-row>
            <table:table-row table:style-name="ro1" table:default-cell-style-name="ce6">
              <table:table-cell table:style-name="ce5">
                <text:p text:style-name="P3"><text:span text:style-name="T2">c.addiw</text:span></text:p>
              </table:table-cell>
              <table:table-cell>
                <text:p text:style-name="P4"><text:span text:style-name="T2">CI</text:span></text:p>
              </table:table-cell>
              <table:table-cell>
                <text:p text:style-name="P4"><text:span text:style-name="T2">01</text:span></text:p>
              </table:table-cell>
              <table:table-cell>
                <text:p text:style-name="P4"><text:span text:style-name="T2">001</text:span></text:p>
              </table:table-cell>
              <table:table-cell/>
              <table:table-cell table:style-name="ce5">
                <text:p text:style-name="P3"><text:span text:style-name="T2">addiw rd, rd, #imm</text:span></text:p>
              </table:table-cell>
              <table:table-cell table:style-name="ce5">
                <text:p text:style-name="P3"><text:span text:style-name="T2">RV64 only</text:span></text:p>
              </table:table-cell>
            </table:table-row>
            <table:table-row table:style-name="ro1" table:default-cell-style-name="ce6">
              <table:table-cell table:style-name="ce5">
                <text:p text:style-name="P3"><text:span text:style-name="T2">c.addi16sp</text:span></text:p>
              </table:table-cell>
              <table:table-cell>
                <text:p text:style-name="P4"><text:span text:style-name="T2">CI</text:span></text:p>
              </table:table-cell>
              <table:table-cell>
                <text:p text:style-name="P4"><text:span text:style-name="T2">01</text:span></text:p>
              </table:table-cell>
              <table:table-cell>
                <text:p text:style-name="P4"><text:span text:style-name="T2">011</text:span></text:p>
              </table:table-cell>
              <table:table-cell>
                <text:p text:style-name="P4"><text:span text:style-name="T2">rd=2, imm[9] and imm[4|6|8:7|5]</text:span></text:p>
              </table:table-cell>
              <table:table-cell table:style-name="ce5">
                <text:p text:style-name="P3"><text:span text:style-name="T2">addi x2, x2, #imm</text:span></text:p>
              </table:table-cell>
              <table:table-cell table:style-name="ce5"/>
            </table:table-row>
            <table:table-row table:style-name="ro1" table:default-cell-style-name="ce6">
              <table:table-cell table:style-name="ce5">
                <text:p text:style-name="P3"><text:span text:style-name="T2">c.addi4spn</text:span></text:p>
              </table:table-cell>
              <table:table-cell>
                <text:p text:style-name="P4"><text:span text:style-name="T2">CIW</text:span></text:p>
              </table:table-cell>
              <table:table-cell>
                <text:p text:style-name="P4"><text:span text:style-name="T2">00</text:span></text:p>
              </table:table-cell>
              <table:table-cell>
                <text:p text:style-name="P4"><text:span text:style-name="T2">000</text:span></text:p>
              </table:table-cell>
              <table:table-cell/>
              <table:table-cell table:style-name="ce5">
                <text:p text:style-name="P3"><text:span text:style-name="T2">addi rd’, x2, #imm</text:span></text:p>
              </table:table-cell>
              <table:table-cell table:style-name="ce5"/>
            </table:table-row>
            <table:table-row table:style-name="ro1" table:default-cell-style-name="ce6">
              <table:table-cell table:style-name="ce5">
                <text:p text:style-name="P3"><text:span text:style-name="T2">c.slli</text:span></text:p>
              </table:table-cell>
              <table:table-cell>
                <text:p text:style-name="P4"><text:span text:style-name="T2">CI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000</text:span></text:p>
              </table:table-cell>
              <table:table-cell/>
              <table:table-cell table:style-name="ce5">
                <text:p text:style-name="P3"><text:span text:style-name="T2">slli rd, rd, #imm</text:span></text:p>
              </table:table-cell>
              <table:table-cell table:style-name="ce5"/>
            </table:table-row>
            <table:table-row table:style-name="ro1" table:default-cell-style-name="ce4">
              <table:table-cell table:style-name="ce3">
                <text:p text:style-name="P3"><text:span text:style-name="T2">c.srli</text:span></text:p>
              </table:table-cell>
              <table:table-cell>
                <text:p text:style-name="P4"><text:span text:style-name="T2">CB*</text:span></text:p>
              </table:table-cell>
              <table:table-cell>
                <text:p text:style-name="P4"><text:span text:style-name="T2">01</text:span></text:p>
              </table:table-cell>
              <table:table-cell table:number-columns-spanned="2">
                <text:p text:style-name="P4"><text:span text:style-name="T2">funct3 = 100, funct2 = 00</text:span></text:p>
              </table:table-cell>
              <table:covered-table-cell/>
              <table:table-cell table:style-name="ce3">
                <text:p text:style-name="P3"><text:span text:style-name="T2">srli rd’, rd’, #imm</text:span></text:p>
              </table:table-cell>
              <table:table-cell table:style-name="ce3"/>
            </table:table-row>
            <table:table-row table:style-name="ro1" table:default-cell-style-name="ce6">
              <table:table-cell table:style-name="ce5">
                <text:p text:style-name="P3"><text:span text:style-name="T2">c.srai</text:span></text:p>
              </table:table-cell>
              <table:table-cell>
                <text:p text:style-name="P4"><text:span text:style-name="T2">CB*</text:span></text:p>
              </table:table-cell>
              <table:table-cell>
                <text:p text:style-name="P4"><text:span text:style-name="T2">01</text:span></text:p>
              </table:table-cell>
              <table:table-cell table:number-columns-spanned="2">
                <text:p text:style-name="P4"><text:span text:style-name="T2">funct3 = 100, funct2 = 01</text:span></text:p>
              </table:table-cell>
              <table:covered-table-cell/>
              <table:table-cell table:style-name="ce5">
                <text:p text:style-name="P3"><text:span text:style-name="T2">srai rd’, rd’, #imm</text:span></text:p>
              </table:table-cell>
              <table:table-cell table:style-name="ce5"/>
            </table:table-row>
            <table:table-row table:style-name="ro1" table:default-cell-style-name="ce16">
              <table:table-cell table:style-name="ce15">
                <text:p text:style-name="P3"><text:span text:style-name="T2">c.andi</text:span></text:p>
              </table:table-cell>
              <table:table-cell>
                <text:p text:style-name="P4"><text:span text:style-name="T2">CB*</text:span></text:p>
              </table:table-cell>
              <table:table-cell>
                <text:p text:style-name="P4"><text:span text:style-name="T2">01</text:span></text:p>
              </table:table-cell>
              <table:table-cell table:number-columns-spanned="2">
                <text:p text:style-name="P4"><text:span text:style-name="T2">funct3 = 100, funct2 = 10</text:span></text:p>
              </table:table-cell>
              <table:covered-table-cell/>
              <table:table-cell table:style-name="ce15">
                <text:p text:style-name="P3"><text:span text:style-name="T2">ndi rd’, rd’, #imm</text:span></text:p>
              </table:table-cell>
              <table:table-cell table:style-name="ce15"/>
            </table:table-row>
            <table:table-row table:style-name="ro1" table:default-cell-style-name="ce6">
              <table:table-cell table:style-name="ce5">
                <text:p text:style-name="P3"><text:span text:style-name="T2">c.mv</text:span></text:p>
              </table:table-cell>
              <table:table-cell>
                <text:p text:style-name="P4"><text:span text:style-name="T2">CR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1000</text:span></text:p>
              </table:table-cell>
              <table:table-cell>
                <text:p text:style-name="P4"><text:span text:style-name="T2">rs2 != 0</text:span></text:p>
              </table:table-cell>
              <table:table-cell table:style-name="ce5">
                <text:p text:style-name="P3"><text:span text:style-name="T2">add rd, zero, rs2</text:span></text:p>
              </table:table-cell>
              <table:table-cell table:style-name="ce5"/>
            </table:table-row>
            <table:table-row table:style-name="ro1" table:default-cell-style-name="ce6">
              <table:table-cell table:style-name="ce5">
                <text:p text:style-name="P3"><text:span text:style-name="T2">c.add</text:span></text:p>
              </table:table-cell>
              <table:table-cell>
                <text:p text:style-name="P4"><text:span text:style-name="T2">CR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1001</text:span></text:p>
              </table:table-cell>
              <table:table-cell>
                <text:p text:style-name="P4"><text:span text:style-name="T2">rs2 != 0</text:span></text:p>
              </table:table-cell>
              <table:table-cell table:style-name="ce5">
                <text:p text:style-name="P3"><text:span text:style-name="T2">add rd, rd, rs2</text:span></text:p>
              </table:table-cell>
              <table:table-cell table:style-name="ce5"/>
            </table:table-row>
            <table:table-row table:style-name="ro5" table:default-cell-style-name="ce4">
              <table:table-cell table:style-name="ce3">
                <text:p text:style-name="P3"><text:span text:style-name="T2">c.and</text:span></text:p>
              </table:table-cell>
              <table:table-cell>
                <text:p text:style-name="P4"><text:span text:style-name="T2">CA</text:span></text:p>
              </table:table-cell>
              <table:table-cell>
                <text:p text:style-name="P4"><text:span text:style-name="T2">01</text:span></text:p>
              </table:table-cell>
              <table:table-cell table:number-columns-spanned="2">
                <text:p text:style-name="P4"><text:span text:style-name="T2">funct6 = 100011, funct2 = 11</text:span></text:p>
              </table:table-cell>
              <table:covered-table-cell/>
              <table:table-cell table:style-name="ce3">
                <text:p text:style-name="P3"><text:span text:style-name="T2">and rd’, rd’, rs2’</text:span></text:p>
              </table:table-cell>
              <table:table-cell table:style-name="ce3"/>
            </table:table-row>
            <table:table-row table:style-name="ro5" table:default-cell-style-name="ce6">
              <table:table-cell table:style-name="ce5">
                <text:p text:style-name="P3"><text:span text:style-name="T2">c.or</text:span></text:p>
              </table:table-cell>
              <table:table-cell>
                <text:p text:style-name="P4"><text:span text:style-name="T2">CA</text:span></text:p>
              </table:table-cell>
              <table:table-cell>
                <text:p text:style-name="P4"><text:span text:style-name="T2">01</text:span></text:p>
              </table:table-cell>
              <table:table-cell table:number-columns-spanned="2">
                <text:p text:style-name="P4"><text:span text:style-name="T2">funct6 = 100011, funct2 = 10</text:span></text:p>
              </table:table-cell>
              <table:covered-table-cell/>
              <table:table-cell table:style-name="ce5">
                <text:p text:style-name="P3"><text:span text:style-name="T2">or rd’, rd’, rs2’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5">
                <text:p text:style-name="P3"><text:span text:style-name="T2">c.xor</text:span></text:p>
              </table:table-cell>
              <table:table-cell>
                <text:p text:style-name="P4"><text:span text:style-name="T2">CA</text:span></text:p>
              </table:table-cell>
              <table:table-cell>
                <text:p text:style-name="P4"><text:span text:style-name="T2">01</text:span></text:p>
              </table:table-cell>
              <table:table-cell table:number-columns-spanned="2">
                <text:p text:style-name="P4"><text:span text:style-name="T2">funct6 = 100011, funct2 = 01</text:span></text:p>
              </table:table-cell>
              <table:covered-table-cell/>
              <table:table-cell table:style-name="ce5">
                <text:p text:style-name="P3"><text:span text:style-name="T2">xor rd’, rd’, rs2’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5">
                <text:p text:style-name="P3"><text:span text:style-name="T2">c.sub</text:span></text:p>
              </table:table-cell>
              <table:table-cell>
                <text:p text:style-name="P4"><text:span text:style-name="T2">CA</text:span></text:p>
              </table:table-cell>
              <table:table-cell>
                <text:p text:style-name="P4"><text:span text:style-name="T2">01</text:span></text:p>
              </table:table-cell>
              <table:table-cell table:number-columns-spanned="2">
                <text:p text:style-name="P4"><text:span text:style-name="T2">funct6 = 100011, funct2 = 00</text:span></text:p>
              </table:table-cell>
              <table:covered-table-cell/>
              <table:table-cell table:style-name="ce5">
                <text:p text:style-name="P3"><text:span text:style-name="T2">sub rd’, rd’, rs2’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5">
                <text:p text:style-name="P3"><text:span text:style-name="T2">c.addw</text:span></text:p>
              </table:table-cell>
              <table:table-cell>
                <text:p text:style-name="P4"><text:span text:style-name="T2">CA</text:span></text:p>
              </table:table-cell>
              <table:table-cell>
                <text:p text:style-name="P4"><text:span text:style-name="T2">01</text:span></text:p>
              </table:table-cell>
              <table:table-cell table:number-columns-spanned="2">
                <text:p text:style-name="P4"><text:span text:style-name="T2">funct6 = 100111, funct2 = 01</text:span></text:p>
              </table:table-cell>
              <table:covered-table-cell/>
              <table:table-cell table:style-name="ce5">
                <text:p text:style-name="P3"><text:span text:style-name="T2">andw rd’, rd’, rs2’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5">
                <text:p text:style-name="P3"><text:span text:style-name="T2">c.subw</text:span></text:p>
              </table:table-cell>
              <table:table-cell>
                <text:p text:style-name="P4"><text:span text:style-name="T2">CA</text:span></text:p>
              </table:table-cell>
              <table:table-cell>
                <text:p text:style-name="P4"><text:span text:style-name="T2">01</text:span></text:p>
              </table:table-cell>
              <table:table-cell table:number-columns-spanned="2">
                <text:p text:style-name="P4"><text:span text:style-name="T2">funct6 = 100111, funct2 = 00</text:span></text:p>
              </table:table-cell>
              <table:covered-table-cell/>
              <table:table-cell table:style-name="ce5">
                <text:p text:style-name="P3"><text:span text:style-name="T2">subw rd’, rd’, rs2’</text:span></text:p>
              </table:table-cell>
              <table:table-cell table:style-name="ce5"/>
            </table:table-row>
            <table:table-row table:style-name="ro5" table:default-cell-style-name="ce18">
              <table:table-cell table:style-name="ce17">
                <text:p text:style-name="P3"><text:span text:style-name="T2">illegal</text:span></text:p>
              </table:table-cell>
              <table:table-cell>
                <text:p text:style-name="P4"><text:span text:style-name="T2">CR</text:span></text:p>
              </table:table-cell>
              <table:table-cell>
                <text:p text:style-name="P4"><text:span text:style-name="T2">00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rs1=rs1=0</text:span></text:p>
              </table:table-cell>
              <table:table-cell table:style-name="ce17"/>
              <table:table-cell table:style-name="ce17"/>
            </table:table-row>
            <table:table-row table:style-name="ro5" table:default-cell-style-name="ce18">
              <table:table-cell table:style-name="ce17">
                <text:p text:style-name="P3"><text:span text:style-name="T2">c.nop</text:span></text:p>
              </table:table-cell>
              <table:table-cell>
                <text:p text:style-name="P4"><text:span text:style-name="T2">CR</text:span></text:p>
              </table:table-cell>
              <table:table-cell>
                <text:p text:style-name="P4"><text:span text:style-name="T2">01</text:span></text:p>
              </table:table-cell>
              <table:table-cell>
                <text:p text:style-name="P4"><text:span text:style-name="T2">000</text:span></text:p>
              </table:table-cell>
              <table:table-cell>
                <text:p text:style-name="P4"><text:span text:style-name="T2">rs1=imm=0</text:span></text:p>
              </table:table-cell>
              <table:table-cell table:style-name="ce17"/>
              <table:table-cell table:style-name="ce17"/>
            </table:table-row>
            <table:table-row table:style-name="ro5" table:default-cell-style-name="ce18">
              <table:table-cell table:style-name="ce17">
                <text:p text:style-name="P3"><text:span text:style-name="T2">c.ebreak</text:span></text:p>
              </table:table-cell>
              <table:table-cell>
                <text:p text:style-name="P4"><text:span text:style-name="T2">CR</text:span></text:p>
              </table:table-cell>
              <table:table-cell>
                <text:p text:style-name="P4"><text:span text:style-name="T2">10</text:span></text:p>
              </table:table-cell>
              <table:table-cell>
                <text:p text:style-name="P4"><text:span text:style-name="T2">1001</text:span></text:p>
              </table:table-cell>
              <table:table-cell>
                <text:p text:style-name="P4"><text:span text:style-name="T2">rs1=rs2=0</text:span></text:p>
              </table:table-cell>
              <table:table-cell table:style-name="ce17">
                <text:p text:style-name="P3"><text:span text:style-name="T2">ebreak</text:span></text:p>
              </table:table-cell>
              <table:table-cell table:style-name="ce17"/>
            </table:table-row>
          </table:table>
          <draw:image xlink:href="Pictures/TablePreview18.svm" xlink:type="simple" xlink:show="embed" xlink:actuate="onLoad"/>
        </draw:frame>
        <draw:frame draw:style-name="gr1" draw:layer="layout" svg:width="11.948cm" svg:height="6.811cm" svg:x="1.566cm" svg:y="1.846cm">
          <table:table table:template-name="default" table:use-first-row-styles="true" table:use-banding-rows-styles="true">
            <table:table-column table:style-name="co28"/>
            <table:table-column table:style-name="co35"/>
            <table:table-column table:style-name="co100"/>
            <table:table-column table:style-name="co101"/>
            <table:table-column table:style-name="co102"/>
            <table:table-column table:style-name="co103"/>
            <table:table-column table:style-name="co104"/>
            <table:table-column table:style-name="co105"/>
            <table:table-column table:style-name="co106"/>
            <table:table-column table:style-name="co107"/>
            <table:table-column table:style-name="co108"/>
            <table:table-column table:style-name="co109"/>
            <table:table-column table:style-name="co110"/>
            <table:table-column table:style-name="co111"/>
            <table:table-row table:style-name="ro4" table:default-cell-style-name="ce49">
              <table:table-cell table:style-name="ce47">
                <text:p text:style-name="P21"><text:span text:style-name="T12">15</text:span></text:p>
              </table:table-cell>
              <table:table-cell table:style-name="ce48">
                <text:p text:style-name="P22"><text:span text:style-name="T12">13</text:span></text:p>
              </table:table-cell>
              <table:table-cell>
                <text:p text:style-name="P22"><text:span text:style-name="T12">12</text:span></text:p>
              </table:table-cell>
              <table:table-cell>
                <text:p text:style-name="P26"><text:span text:style-name="T12">11</text:span></text:p>
              </table:table-cell>
              <table:table-cell>
                <text:p text:style-name="P22"><text:span text:style-name="T12">10</text:span></text:p>
              </table:table-cell>
              <table:table-cell>
                <text:p text:style-name="P26"><text:span text:style-name="T12">9</text:span></text:p>
              </table:table-cell>
              <table:table-cell>
                <text:p text:style-name="P22"><text:span text:style-name="T12">7</text:span></text:p>
              </table:table-cell>
              <table:table-cell>
                <text:p text:style-name="P26"><text:span text:style-name="T12">6</text:span></text:p>
              </table:table-cell>
              <table:table-cell>
                <text:p text:style-name="P22"><text:span text:style-name="T12">5</text:span></text:p>
              </table:table-cell>
              <table:table-cell>
                <text:p text:style-name="P26"><text:span text:style-name="T12">4</text:span></text:p>
              </table:table-cell>
              <table:table-cell table:style-name="ce47">
                <text:p text:style-name="P22"><text:span text:style-name="T12">2</text:span></text:p>
              </table:table-cell>
              <table:table-cell table:style-name="ce48">
                <text:p text:style-name="P26"><text:span text:style-name="T12">1</text:span></text:p>
              </table:table-cell>
              <table:table-cell table:style-name="ce47">
                <text:p text:style-name="P22"><text:span text:style-name="T12">0</text:span></text:p>
              </table:table-cell>
              <table:table-cell table:style-name="ce105"/>
            </table:table-row>
            <table:table-row table:style-name="ro4" table:default-cell-style-name="ce50">
              <table:table-cell table:number-columns-spanned="3">
                <text:p text:style-name="P23"><text:span text:style-name="T12">funct4</text:span></text:p>
              </table:table-cell>
              <table:covered-table-cell/>
              <table:covered-table-cell/>
              <table:table-cell table:number-columns-spanned="4">
                <text:p text:style-name="P23"><text:span text:style-name="T12">rd/rs1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23"><text:span text:style-name="T12">rs2</text:span></text:p>
              </table:table-cell>
              <table:covered-table-cell/>
              <table:covered-table-cell/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R-type</text:span></text:p>
              </table:table-cell>
            </table:table-row>
            <table:table-row table:style-name="ro4" table:default-cell-style-name="ce50">
              <table:table-cell table:number-columns-spanned="2">
                <text:p text:style-name="P23"><text:span text:style-name="T12">funct3</text:span></text:p>
              </table:table-cell>
              <table:covered-table-cell/>
              <table:table-cell>
                <text:p text:style-name="P23"><text:span text:style-name="T12">imm[5]</text:span></text:p>
              </table:table-cell>
              <table:table-cell table:number-columns-spanned="4">
                <text:p text:style-name="P23"><text:span text:style-name="T12">rd/rs1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23"><text:span text:style-name="T12">imm[4:0]</text:span></text:p>
              </table:table-cell>
              <table:covered-table-cell/>
              <table:covered-table-cell/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I-type</text:span></text:p>
              </table:table-cell>
            </table:table-row>
            <table:table-row table:style-name="ro4" table:default-cell-style-name="ce50">
              <table:table-cell table:number-columns-spanned="2">
                <text:p text:style-name="P23"><text:span text:style-name="T12">funct3</text:span></text:p>
              </table:table-cell>
              <table:covered-table-cell/>
              <table:table-cell table:number-columns-spanned="5">
                <text:p text:style-name="P23"><text:span text:style-name="T12">imm[5:3|8:6]</text:span></text:p>
              </table:table-cell>
              <table:covered-table-cell/>
              <table:covered-table-cell/>
              <table:covered-table-cell/>
              <table:covered-table-cell/>
              <table:table-cell table:number-columns-spanned="4">
                <text:p text:style-name="P23"><text:span text:style-name="T12">rs2</text:span></text:p>
              </table:table-cell>
              <table:covered-table-cell/>
              <table:covered-table-cell/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SS-type</text:span></text:p>
              </table:table-cell>
            </table:table-row>
            <table:table-row table:style-name="ro4" table:default-cell-style-name="ce50">
              <table:table-cell table:number-columns-spanned="2">
                <text:p text:style-name="P23"><text:span text:style-name="T12">funct3</text:span></text:p>
              </table:table-cell>
              <table:covered-table-cell/>
              <table:table-cell table:number-columns-spanned="7">
                <text:p text:style-name="P23"><text:span text:style-name="T12">imm[5:4|9:6|2|3]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2">
                <text:p text:style-name="P23"><text:span text:style-name="T12">rd’</text:span></text:p>
              </table:table-cell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IW-type</text:span></text:p>
              </table:table-cell>
            </table:table-row>
            <table:table-row table:style-name="ro4" table:default-cell-style-name="ce50">
              <table:table-cell table:number-columns-spanned="2" table:number-rows-spanned="2">
                <text:p text:style-name="P23"><text:span text:style-name="T12">funct3</text:span></text:p>
              </table:table-cell>
              <table:covered-table-cell/>
              <table:table-cell table:number-columns-spanned="3" table:number-rows-spanned="2">
                <text:p text:style-name="P23"><text:span text:style-name="T12">imm[5:3]</text:span></text:p>
              </table:table-cell>
              <table:covered-table-cell/>
              <table:covered-table-cell/>
              <table:table-cell table:number-columns-spanned="2" table:number-rows-spanned="2">
                <text:p text:style-name="P23"><text:span text:style-name="T12">rs1’</text:span></text:p>
              </table:table-cell>
              <table:covered-table-cell/>
              <table:table-cell table:number-columns-spanned="2">
                <text:p text:style-name="P23"><text:span text:style-name="T12">imm[2|6]</text:span></text:p>
              </table:table-cell>
              <table:covered-table-cell/>
              <table:table-cell table:number-columns-spanned="2" table:number-rows-spanned="2">
                <text:p text:style-name="P23"><text:span text:style-name="T12">rd’</text:span></text:p>
              </table:table-cell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L-type</text:span></text:p>
              </table:table-cell>
            </table:table-row>
            <table:table-row table:style-name="ro4" table:default-cell-style-name="ce50"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2">
                <text:p text:style-name="P23"><text:span text:style-name="T12">imm[7:6]</text:span></text:p>
              </table:table-cell>
              <table:covered-table-cell/>
              <table:covered-table-cell/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L*-type</text:span></text:p>
              </table:table-cell>
            </table:table-row>
            <table:table-row table:style-name="ro4" table:default-cell-style-name="ce50">
              <table:table-cell table:number-columns-spanned="2" table:number-rows-spanned="2">
                <text:p text:style-name="P38"><text:span text:style-name="T12">funct3</text:span></text:p>
              </table:table-cell>
              <table:covered-table-cell/>
              <table:table-cell table:number-columns-spanned="3" table:number-rows-spanned="2">
                <text:p text:style-name="P23"><text:span text:style-name="T12">imm[5:3]</text:span></text:p>
              </table:table-cell>
              <table:covered-table-cell/>
              <table:covered-table-cell/>
              <table:table-cell table:number-columns-spanned="2" table:number-rows-spanned="2">
                <text:p text:style-name="P23"><text:span text:style-name="T12">rs1’</text:span></text:p>
              </table:table-cell>
              <table:covered-table-cell/>
              <table:table-cell table:number-columns-spanned="2">
                <text:p text:style-name="P23"><text:span text:style-name="T12">imm[2|6]</text:span></text:p>
              </table:table-cell>
              <table:covered-table-cell/>
              <table:table-cell table:number-columns-spanned="2" table:number-rows-spanned="2">
                <text:p text:style-name="P23"><text:span text:style-name="T12">rs2’</text:span></text:p>
              </table:table-cell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S-type</text:span></text:p>
              </table:table-cell>
            </table:table-row>
            <table:table-row table:style-name="ro4" table:default-cell-style-name="ce50"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2">
                <text:p text:style-name="P23"><text:span text:style-name="T12">imm[7:6]</text:span></text:p>
              </table:table-cell>
              <table:covered-table-cell/>
              <table:covered-table-cell/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S*-type</text:span></text:p>
              </table:table-cell>
            </table:table-row>
            <table:table-row table:style-name="ro4" table:default-cell-style-name="ce50">
              <table:table-cell table:number-columns-spanned="5">
                <text:p text:style-name="P23"><text:span text:style-name="T12">funct6</text:span></text:p>
              </table:table-cell>
              <table:covered-table-cell/>
              <table:covered-table-cell/>
              <table:covered-table-cell/>
              <table:covered-table-cell/>
              <table:table-cell table:number-columns-spanned="2">
                <text:p text:style-name="P23"><text:span text:style-name="T12">rd’/rs1’</text:span></text:p>
              </table:table-cell>
              <table:covered-table-cell/>
              <table:table-cell table:number-columns-spanned="2">
                <text:p text:style-name="P23"><text:span text:style-name="T12">funct2</text:span></text:p>
              </table:table-cell>
              <table:covered-table-cell/>
              <table:table-cell table:number-columns-spanned="2">
                <text:p text:style-name="P23"><text:span text:style-name="T12">rs2’</text:span></text:p>
              </table:table-cell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A-type</text:span></text:p>
              </table:table-cell>
            </table:table-row>
            <table:table-row table:style-name="ro4" table:default-cell-style-name="ce50">
              <table:table-cell table:number-columns-spanned="2">
                <text:p text:style-name="P23"><text:span text:style-name="T12">funct3</text:span></text:p>
              </table:table-cell>
              <table:covered-table-cell/>
              <table:table-cell table:number-columns-spanned="3">
                <text:p text:style-name="P23"><text:span text:style-name="T12">offset[8|4:3]</text:span></text:p>
              </table:table-cell>
              <table:covered-table-cell/>
              <table:covered-table-cell/>
              <table:table-cell table:number-columns-spanned="2">
                <text:p text:style-name="P23"><text:span text:style-name="T12">rd’/rs1’</text:span></text:p>
              </table:table-cell>
              <table:covered-table-cell/>
              <table:table-cell table:number-columns-spanned="4">
                <text:p text:style-name="P23"><text:span text:style-name="T12">offset[7:6|2:1|5]</text:span></text:p>
              </table:table-cell>
              <table:covered-table-cell/>
              <table:covered-table-cell/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B-type</text:span></text:p>
              </table:table-cell>
            </table:table-row>
            <table:table-row table:style-name="ro4" table:default-cell-style-name="ce50">
              <table:table-cell table:number-columns-spanned="2">
                <text:p text:style-name="P23"><text:span text:style-name="T12">funct3</text:span></text:p>
              </table:table-cell>
              <table:covered-table-cell/>
              <table:table-cell>
                <text:p text:style-name="P23"><text:span text:style-name="T12">imm[5]</text:span></text:p>
              </table:table-cell>
              <table:table-cell table:number-columns-spanned="2">
                <text:p text:style-name="P23"><text:span text:style-name="T12">funct2</text:span></text:p>
              </table:table-cell>
              <table:covered-table-cell/>
              <table:table-cell table:number-columns-spanned="2">
                <text:p text:style-name="P23"><text:span text:style-name="T12">rd’/rs1’</text:span></text:p>
              </table:table-cell>
              <table:covered-table-cell/>
              <table:table-cell table:number-columns-spanned="4">
                <text:p text:style-name="P23"><text:span text:style-name="T12">imm[4:0]</text:span></text:p>
              </table:table-cell>
              <table:covered-table-cell/>
              <table:covered-table-cell/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B*-type</text:span></text:p>
              </table:table-cell>
            </table:table-row>
            <table:table-row table:style-name="ro4" table:default-cell-style-name="ce50">
              <table:table-cell table:number-columns-spanned="2">
                <text:p text:style-name="P23"><text:span text:style-name="T12">funct3</text:span></text:p>
              </table:table-cell>
              <table:covered-table-cell/>
              <table:table-cell table:number-columns-spanned="9">
                <text:p text:style-name="P23"><text:span text:style-name="T12">target[11|4|9:8|10|6|7|3:1|5]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2">
                <text:p text:style-name="P23"><text:span text:style-name="T12">op</text:span></text:p>
              </table:table-cell>
              <table:covered-table-cell table:style-name="ce53"/>
              <table:table-cell table:style-name="ce106">
                <text:p text:style-name="P37"><text:span text:style-name="T28">CJ-type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32" draw:text-style-name="P40" draw:layer="layout" svg:width="6.5cm" svg:height="6cm" svg:x="13.5cm" svg:y="2.25cm">
          <draw:text-box>
            <text:list text:style-name="L3">
              <text:list-item>
                <text:p text:style-name="P39"><text:span text:style-name="T25">The lower bits of the immediate values are filled by zero.</text:span></text:p>
              </text:list-item>
              <text:list-item>
                <text:p text:style-name="P39"><text:span text:style-name="T25">Only the x8-x15 and f8-f15 registers are used in rd’, rs1’ and rs2’. i.e., only s0, s1, a0-a5 registers can be used.</text:span></text:p>
              </text:list-item>
              <text:list-item>
                <text:p text:style-name="P39"><text:span text:style-name="T25">The least significant 2 bits of the instruction are not “11”. If they are, it represents a 32-bit instruction.</text:span></text:p>
              </text:list-item>
              <text:list-item>
                <text:p text:style-name="P39"><text:span text:style-name="T25">Some opcodes/functs are overlapped (c.ldsp&amp;c.flwsp, c.sdsp&amp;c.fswsp, c.jal&amp;c.addiw).</text:span></text:p>
              </text:list-item>
            </text:list>
          </draw:text-box>
        </draw:frame>
      </draw:page>
      <draw:page draw:name="page6" draw:style-name="dp1" draw:master-page-name="標準">
        <draw:line draw:style-name="gr33" draw:text-style-name="P35" draw:layer="layout" svg:x1="6.5cm" svg:y1="23.75cm" svg:x2="3cm" svg:y2="24.25cm">
          <text:p/>
        </draw:line>
        <draw:line draw:style-name="gr33" draw:text-style-name="P35" draw:layer="layout" svg:x1="9cm" svg:y1="23.75cm" svg:x2="10.25cm" svg:y2="25.5cm">
          <text:p/>
        </draw:line>
        <draw:line draw:style-name="gr33" draw:text-style-name="P35" draw:layer="layout" svg:x1="7.75cm" svg:y1="23.75cm" svg:x2="2.65cm" svg:y2="27.1cm">
          <text:p/>
        </draw:line>
        <draw:frame draw:style-name="gr1" draw:layer="layout" svg:width="7.431cm" svg:height="0.967cm" svg:x="5.828cm" svg:y="19.541cm">
          <table:table table:template-name="default" table:use-first-row-styles="true" table:use-banding-rows-styles="true"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3"/>
            <table:table-column table:style-name="co114"/>
            <table:table-column table:style-name="co114"/>
            <table:table-column table:style-name="co115"/>
            <table:table-column table:style-name="co116"/>
            <table:table-row table:style-name="ro5" table:default-cell-style-name="ce21">
              <table:table-cell table:style-name="ce19">
                <text:p text:style-name="P7"><text:span text:style-name="T4">31</text:span></text:p>
              </table:table-cell>
              <table:table-cell table:style-name="ce20">
                <text:p text:style-name="P9"><text:span text:style-name="T4">27</text:span></text:p>
              </table:table-cell>
              <table:table-cell>
                <text:p text:style-name="P8"><text:span text:style-name="T4">26</text:span></text:p>
              </table:table-cell>
              <table:table-cell>
                <text:p text:style-name="P9"><text:span text:style-name="T4">25</text:span></text:p>
              </table:table-cell>
              <table:table-cell table:style-name="ce19">
                <text:p text:style-name="P7"><text:span text:style-name="T4">24</text:span></text:p>
              </table:table-cell>
              <table:table-cell>
                <text:p text:style-name="P9"><text:span text:style-name="T4">20</text:span></text:p>
              </table:table-cell>
              <table:table-cell table:style-name="ce19">
                <text:p text:style-name="P7"><text:span text:style-name="T4">19</text:span></text:p>
              </table:table-cell>
              <table:table-cell>
                <text:p text:style-name="P9"><text:span text:style-name="T4">15</text:span></text:p>
              </table:table-cell>
              <table:table-cell table:style-name="ce19">
                <text:p text:style-name="P7"><text:span text:style-name="T4">14</text:span></text:p>
              </table:table-cell>
              <table:table-cell>
                <text:p text:style-name="P9"><text:span text:style-name="T4">12</text:span></text:p>
              </table:table-cell>
              <table:table-cell table:style-name="ce19">
                <text:p text:style-name="P7"><text:span text:style-name="T4">11</text:span></text:p>
              </table:table-cell>
              <table:table-cell>
                <text:p text:style-name="P9"><text:span text:style-name="T4">7</text:span></text:p>
              </table:table-cell>
              <table:table-cell table:style-name="ce19">
                <text:p text:style-name="P7"><text:span text:style-name="T4">6</text:span></text:p>
              </table:table-cell>
              <table:table-cell>
                <text:p text:style-name="P9"><text:span text:style-name="T4">0</text:span></text:p>
              </table:table-cell>
              <table:table-cell table:style-name="ce107"/>
            </table:table-row>
            <table:table-row table:style-name="ro4" table:default-cell-style-name="ce23">
              <table:table-cell table:number-columns-spanned="2">
                <text:p text:style-name="P10"><text:span text:style-name="T5">rs3</text:span></text:p>
              </table:table-cell>
              <table:covered-table-cell/>
              <table:table-cell table:style-name="ce24" table:number-columns-spanned="2">
                <text:p text:style-name="P10"><text:span text:style-name="T5">fmt</text:span></text:p>
              </table:table-cell>
              <table:covered-table-cell table:style-name="ce24"/>
              <table:table-cell table:number-columns-spanned="2">
                <text:p text:style-name="P10"><text:span text:style-name="T5">rs2</text:span></text:p>
              </table:table-cell>
              <table:covered-table-cell/>
              <table:table-cell table:style-name="ce25" table:number-columns-spanned="2">
                <text:p text:style-name="P10"><text:span text:style-name="T5">rs1</text:span></text:p>
              </table:table-cell>
              <table:covered-table-cell/>
              <table:table-cell table:number-columns-spanned="2">
                <text:p text:style-name="P10"><text:span text:style-name="T5">rm</text:span></text:p>
              </table:table-cell>
              <table:covered-table-cell/>
              <table:table-cell table:number-columns-spanned="2">
                <text:p text:style-name="P10"><text:span text:style-name="T5">rd</text:span></text:p>
              </table:table-cell>
              <table:covered-table-cell/>
              <table:table-cell table:number-columns-spanned="2">
                <text:p text:style-name="P10"><text:span text:style-name="T5">opcode</text:span></text:p>
              </table:table-cell>
              <table:covered-table-cell table:style-name="ce24"/>
              <table:table-cell table:style-name="ce108">
                <text:p text:style-name="P10"><text:span text:style-name="T5">R4-type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34" draw:text-style-name="P14" draw:layer="layout" svg:width="4.79cm" svg:height="0.674cm" svg:x="1cm" svg:y="19.7cm">
          <draw:text-box>
            <text:p>3-Operands Instructions</text:p>
          </draw:text-box>
        </draw:frame>
        <draw:frame draw:style-name="gr35" draw:text-style-name="P28" draw:layer="layout" svg:width="11.602cm" svg:height="0.937cm" svg:x="1.016cm" svg:y="0.945cm">
          <draw:text-box>
            <text:p><text:span text:style-name="T18">F/D/Zfh/Q</text:span><text:span text:style-name="T19"> – Floating-Point Extension</text:span></text:p>
          </draw:text-box>
        </draw:frame>
        <draw:frame draw:style-name="gr1" draw:layer="layout" svg:width="8.404cm" svg:height="1.047cm" svg:x="1.849cm" svg:y="2.413cm">
          <table:table table:template-name="default" table:use-first-row-styles="true" table:use-banding-rows-styles="true">
            <table:table-column table:style-name="co28"/>
            <table:table-column table:style-name="co117"/>
            <table:table-column table:style-name="co36"/>
            <table:table-column table:style-name="co118"/>
            <table:table-column table:style-name="co119"/>
            <table:table-column table:style-name="co120"/>
            <table:table-column table:style-name="co121"/>
            <table:table-column table:style-name="co122"/>
            <table:table-column table:style-name="co119"/>
            <table:table-column table:style-name="co123"/>
            <table:table-row table:style-name="ro4" table:default-cell-style-name="ce105">
              <table:table-cell table:style-name="ce109">
                <text:p text:style-name="P21"><text:span text:style-name="T12">31</text:span></text:p>
              </table:table-cell>
              <table:table-cell>
                <text:p text:style-name="P22"><text:span text:style-name="T12">8</text:span></text:p>
              </table:table-cell>
              <table:table-cell table:style-name="ce109">
                <text:p text:style-name="P21"><text:span text:style-name="T12">7</text:span></text:p>
              </table:table-cell>
              <table:table-cell>
                <text:p text:style-name="P22"><text:span text:style-name="T12">5</text:span></text:p>
              </table:table-cell>
              <table:table-cell table:style-name="ce109">
                <text:p text:style-name="P21"><text:span text:style-name="T12">4</text:span></text:p>
              </table:table-cell>
              <table:table-cell>
                <text:p text:style-name="P22"><text:span text:style-name="T12">3</text:span></text:p>
              </table:table-cell>
              <table:table-cell table:style-name="ce109">
                <text:p text:style-name="P21"><text:span text:style-name="T12">2</text:span></text:p>
              </table:table-cell>
              <table:table-cell>
                <text:p text:style-name="P22"><text:span text:style-name="T12">1</text:span></text:p>
              </table:table-cell>
              <table:table-cell table:style-name="ce109">
                <text:p text:style-name="P21"><text:span text:style-name="T12">0</text:span></text:p>
              </table:table-cell>
              <table:table-cell/>
            </table:table-row>
            <table:table-row table:style-name="ro4" table:default-cell-style-name="ce110">
              <table:table-cell table:number-columns-spanned="2">
                <text:p text:style-name="P23"><text:span text:style-name="T12">reserved</text:span></text:p>
              </table:table-cell>
              <table:covered-table-cell/>
              <table:table-cell table:number-columns-spanned="2">
                <text:p text:style-name="P23"><text:span text:style-name="T12">Rounding Mode</text:span></text:p>
              </table:table-cell>
              <table:covered-table-cell/>
              <table:table-cell>
                <text:p text:style-name="P23"><text:span text:style-name="T12">NV</text:span></text:p>
              </table:table-cell>
              <table:table-cell>
                <text:p text:style-name="P23"><text:span text:style-name="T12">DZ</text:span></text:p>
              </table:table-cell>
              <table:table-cell>
                <text:p text:style-name="P23"><text:span text:style-name="T12">OF</text:span></text:p>
              </table:table-cell>
              <table:table-cell>
                <text:p text:style-name="P23"><text:span text:style-name="T12">UF</text:span></text:p>
              </table:table-cell>
              <table:table-cell>
                <text:p text:style-name="P23"><text:span text:style-name="T12">NX</text:span></text:p>
              </table:table-cell>
              <table:table-cell table:style-name="ce111">
                <text:p text:style-name="P41"><text:span text:style-name="T28">fcsr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36" draw:text-style-name="P14" draw:layer="layout" svg:width="5.125cm" svg:height="0.674cm" svg:x="10.526cm" svg:y="1.491cm">
          <draw:text-box>
            <text:p>Rounding mode encoding:</text:p>
          </draw:text-box>
        </draw:frame>
        <draw:frame draw:style-name="gr1" draw:layer="layout" svg:width="9.112cm" svg:height="4.397cm" svg:x="10.977cm" svg:y="2.148cm">
          <table:table table:template-name="default" table:use-first-row-styles="true" table:use-banding-rows-styles="true">
            <table:table-column table:style-name="co124"/>
            <table:table-column table:style-name="co125"/>
            <table:table-column table:style-name="co126"/>
            <table:table-row table:style-name="ro5" table:default-cell-style-name="ce112">
              <table:table-cell>
                <text:p text:style-name="P23"><text:span text:style-name="T12">000</text:span></text:p>
              </table:table-cell>
              <table:table-cell>
                <text:p text:style-name="P23"><text:span text:style-name="T12">RNE</text:span></text:p>
              </table:table-cell>
              <table:table-cell table:style-name="ce113">
                <text:p text:style-name="P26"><text:span text:style-name="T12">Round to Nearest, ties to Even</text:span></text:p>
              </table:table-cell>
            </table:table-row>
            <table:table-row table:style-name="ro5" table:default-cell-style-name="ce112">
              <table:table-cell>
                <text:p text:style-name="P23"><text:span text:style-name="T12">001</text:span></text:p>
              </table:table-cell>
              <table:table-cell>
                <text:p text:style-name="P23"><text:span text:style-name="T12">RTZ</text:span></text:p>
              </table:table-cell>
              <table:table-cell table:style-name="ce113">
                <text:p text:style-name="P26"><text:span text:style-name="T12">Round towards Zero</text:span></text:p>
              </table:table-cell>
            </table:table-row>
            <table:table-row table:style-name="ro5" table:default-cell-style-name="ce112">
              <table:table-cell>
                <text:p text:style-name="P23"><text:span text:style-name="T12">010</text:span></text:p>
              </table:table-cell>
              <table:table-cell>
                <text:p text:style-name="P23"><text:span text:style-name="T12">RDN</text:span></text:p>
              </table:table-cell>
              <table:table-cell table:style-name="ce113">
                <text:p text:style-name="P26"><text:span text:style-name="T12">Round Down (towards -∞)</text:span></text:p>
              </table:table-cell>
            </table:table-row>
            <table:table-row table:style-name="ro5" table:default-cell-style-name="ce112">
              <table:table-cell>
                <text:p text:style-name="P23"><text:span text:style-name="T12">011</text:span></text:p>
              </table:table-cell>
              <table:table-cell>
                <text:p text:style-name="P23"><text:span text:style-name="T12">RUP</text:span></text:p>
              </table:table-cell>
              <table:table-cell table:style-name="ce113">
                <text:p text:style-name="P26"><text:span text:style-name="T12">Round Up (towards -∞)</text:span></text:p>
              </table:table-cell>
            </table:table-row>
            <table:table-row table:style-name="ro5" table:default-cell-style-name="ce112">
              <table:table-cell>
                <text:p text:style-name="P23"><text:span text:style-name="T12">100</text:span></text:p>
              </table:table-cell>
              <table:table-cell>
                <text:p text:style-name="P23"><text:span text:style-name="T12">RMM</text:span></text:p>
              </table:table-cell>
              <table:table-cell table:style-name="ce113">
                <text:p text:style-name="P26"><text:span text:style-name="T12">Round <text:s/>to Nearest, ties to Max Magnitude</text:span></text:p>
              </table:table-cell>
            </table:table-row>
            <table:table-row table:style-name="ro5" table:default-cell-style-name="ce112">
              <table:table-cell>
                <text:p text:style-name="P23"><text:span text:style-name="T12">101</text:span></text:p>
              </table:table-cell>
              <table:table-cell/>
              <table:table-cell table:style-name="ce113">
                <text:p text:style-name="P26"><text:span text:style-name="T12">RESERVED</text:span></text:p>
              </table:table-cell>
            </table:table-row>
            <table:table-row table:style-name="ro5" table:default-cell-style-name="ce112">
              <table:table-cell>
                <text:p text:style-name="P23"><text:span text:style-name="T12">110</text:span></text:p>
              </table:table-cell>
              <table:table-cell/>
              <table:table-cell table:style-name="ce113">
                <text:p text:style-name="P26"><text:span text:style-name="T12">RESERVED</text:span></text:p>
              </table:table-cell>
            </table:table-row>
            <table:table-row table:style-name="ro6" table:default-cell-style-name="ce112">
              <table:table-cell>
                <text:p text:style-name="P23"><text:span text:style-name="T12">111</text:span></text:p>
              </table:table-cell>
              <table:table-cell>
                <text:p text:style-name="P23"><text:span text:style-name="T12">DYN</text:span></text:p>
              </table:table-cell>
              <table:table-cell table:style-name="ce113">
                <text:p text:style-name="P26"><text:span text:style-name="T12">RESERVED: In instruction’s rm field, selects dynamic rounding mode; In Rounding Mode register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7" draw:text-style-name="P14" draw:layer="layout" svg:width="4.316cm" svg:height="2.366cm" svg:x="6.185cm" svg:y="3.549cm">
          <draw:text-box>
            <text:p>NV: Invalid Operation</text:p>
            <text:p>DZ: Divide by Zero</text:p>
            <text:p>OF: Overflow</text:p>
            <text:p>UF: Undeflow</text:p>
            <text:p>NX: Inexact</text:p>
          </draw:text-box>
        </draw:frame>
        <draw:frame draw:style-name="gr38" draw:text-style-name="P14" draw:layer="layout" svg:width="6cm" svg:height="0.674cm" svg:x="1.251cm" svg:y="1.915cm">
          <draw:text-box>
            <text:p>Status Register</text:p>
          </draw:text-box>
        </draw:frame>
        <draw:frame draw:style-name="gr39" draw:text-style-name="P14" draw:layer="layout" svg:width="6cm" svg:height="1.943cm" svg:x="1.251cm" svg:y="3.465cm">
          <draw:text-box>
            <text:p>Registers</text:p>
            <text:p text:style-name="P42">f0-f31</text:p>
            <text:p text:style-name="P42">All of them are general registers.</text:p>
          </draw:text-box>
        </draw:frame>
        <draw:frame draw:style-name="gr1" draw:layer="layout" svg:width="11cm" svg:height="1.331cm" svg:x="8.638cm" svg:y="7.878cm">
          <table:table table:template-name="default" table:use-first-row-styles="true" table:use-banding-rows-styles="true">
            <table:table-column table:style-name="co127"/>
            <table:table-column table:style-name="co128"/>
            <table:table-column table:style-name="co129"/>
            <table:table-column table:style-name="co41"/>
            <table:table-column table:style-name="co43"/>
            <table:table-column table:style-name="co130"/>
            <table:table-row table:style-name="ro5" table:default-cell-style-name="ce1">
              <table:table-cell/>
              <table:table-cell>
                <text:p text:style-name="P1"><text:span text:style-name="T1">Name</text:span></text:p>
              </table:table-cell>
              <table:table-cell table:style-name="ce2">
                <text:p text:style-name="P2"><text:span text:style-name="T1">T</text:span></text:p>
              </table:table-cell>
              <table:table-cell table:style-name="ce2">
                <text:p text:style-name="P2"><text:span text:style-name="T1">Opcode</text:span></text:p>
              </table:table-cell>
              <table:table-cell table:style-name="ce2">
                <text:p text:style-name="P2"><text:span text:style-name="T1">F7</text:span></text:p>
              </table:table-cell>
              <table:table-cell>
                <text:p text:style-name="P1"><text:span text:style-name="T1">Description</text:span></text:p>
              </table:table-cell>
            </table:table-row>
            <table:table-row table:style-name="ro5" table:default-cell-style-name="ce3">
              <table:table-cell>
                <text:p text:style-name="P3"><text:span text:style-name="T2">flw/d</text:span></text:p>
              </table:table-cell>
              <table:table-cell>
                <text:p text:style-name="P3"><text:span text:style-name="T2">Load Float/Double</text:span></text:p>
              </table:table-cell>
              <table:table-cell table:style-name="ce4">
                <text:p text:style-name="P4"><text:span text:style-name="T2">I</text:span></text:p>
              </table:table-cell>
              <table:table-cell table:style-name="ce4">
                <text:p text:style-name="P4"><text:span text:style-name="T2">0110011</text:span></text:p>
              </table:table-cell>
              <table:table-cell table:style-name="ce4">
                <text:p text:style-name="P4"><text:span text:style-name="T2">0x01</text:span></text:p>
              </table:table-cell>
              <table:table-cell>
                <text:p text:style-name="P3"><text:span text:style-name="T2">rd ← Mem[rs1]</text:span></text:p>
              </table:table-cell>
            </table:table-row>
            <table:table-row table:style-name="ro5" table:default-cell-style-name="ce15">
              <table:table-cell>
                <text:p text:style-name="P3"><text:span text:style-name="T2">fsw/d</text:span></text:p>
              </table:table-cell>
              <table:table-cell>
                <text:p text:style-name="P3"><text:span text:style-name="T2">Store Float/Double</text:span></text:p>
              </table:table-cell>
              <table:table-cell table:style-name="ce16">
                <text:p text:style-name="P4"><text:span text:style-name="T2">S</text:span></text:p>
              </table:table-cell>
              <table:table-cell table:style-name="ce16">
                <text:p text:style-name="P4"><text:span text:style-name="T2">0110011</text:span></text:p>
              </table:table-cell>
              <table:table-cell table:style-name="ce16">
                <text:p text:style-name="P4"><text:span text:style-name="T2">0x01</text:span></text:p>
              </table:table-cell>
              <table:table-cell>
                <text:p text:style-name="P3"><text:span text:style-name="T2">Mem[rs1] ← rs2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40" draw:text-style-name="P14" draw:layer="layout" svg:width="7.83cm" svg:height="1.097cm" svg:x="8.57cm" svg:y="6.803cm">
          <draw:text-box>
            <text:p>Width = {w(32-bit) : 00, d(64-bit) : 01,</text:p>
            <text:p><text:s text:c="14"/>h(16-bit) : 10, q(128-bit) : 11}</text:p>
          </draw:text-box>
        </draw:frame>
        <draw:frame draw:style-name="gr41" draw:text-style-name="P14" draw:layer="layout" svg:width="4.672cm" svg:height="0.674cm" svg:x="1.001cm" svg:y="6.291cm">
          <draw:text-box>
            <text:p>Load/Store Instructions</text:p>
          </draw:text-box>
        </draw:frame>
        <draw:frame draw:style-name="gr1" draw:layer="layout" svg:width="6.946cm" svg:height="2.388cm" svg:x="1.265cm" svg:y="6.98cm">
          <table:table table:template-name="default" table:use-first-row-styles="true" table:use-banding-rows-styles="true"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31"/>
            <table:table-column table:style-name="co113"/>
            <table:table-column table:style-name="co114"/>
            <table:table-column table:style-name="co114"/>
            <table:table-column table:style-name="co114"/>
            <table:table-column table:style-name="co115"/>
            <table:table-column table:style-name="co132"/>
            <table:table-row table:style-name="ro10" table:default-cell-style-name="ce21">
              <table:table-cell table:style-name="ce19">
                <text:p text:style-name="P7"><text:span text:style-name="T4">31</text:span></text:p>
              </table:table-cell>
              <table:table-cell>
                <text:p text:style-name="P9"><text:span text:style-name="T4">25</text:span></text:p>
              </table:table-cell>
              <table:table-cell table:style-name="ce19">
                <text:p text:style-name="P7"><text:span text:style-name="T4">24</text:span></text:p>
              </table:table-cell>
              <table:table-cell>
                <text:p text:style-name="P9"><text:span text:style-name="T4">20</text:span></text:p>
              </table:table-cell>
              <table:table-cell table:style-name="ce19">
                <text:p text:style-name="P7"><text:span text:style-name="T4">19</text:span></text:p>
              </table:table-cell>
              <table:table-cell>
                <text:p text:style-name="P9"><text:span text:style-name="T4">15</text:span></text:p>
              </table:table-cell>
              <table:table-cell table:style-name="ce19">
                <text:p text:style-name="P7"><text:span text:style-name="T4">14</text:span></text:p>
              </table:table-cell>
              <table:table-cell>
                <text:p text:style-name="P9"><text:span text:style-name="T4">12</text:span></text:p>
              </table:table-cell>
              <table:table-cell table:style-name="ce19">
                <text:p text:style-name="P7"><text:span text:style-name="T4">11</text:span></text:p>
              </table:table-cell>
              <table:table-cell>
                <text:p text:style-name="P9"><text:span text:style-name="T4">8</text:span></text:p>
              </table:table-cell>
              <table:table-cell>
                <text:p text:style-name="P9"><text:span text:style-name="T4">7</text:span></text:p>
              </table:table-cell>
              <table:table-cell table:style-name="ce19">
                <text:p text:style-name="P7"><text:span text:style-name="T4">6</text:span></text:p>
              </table:table-cell>
              <table:table-cell>
                <text:p text:style-name="P9"><text:span text:style-name="T4">0</text:span></text:p>
              </table:table-cell>
              <table:table-cell table:style-name="ce22"/>
            </table:table-row>
            <table:table-row table:style-name="ro4" table:default-cell-style-name="ce27">
              <table:table-cell table:number-columns-spanned="4">
                <text:p text:style-name="P10"><text:span text:style-name="T5">imm</text:span></text:p>
              </table:table-cell>
              <table:covered-table-cell/>
              <table:covered-table-cell table:style-name="ce28"/>
              <table:covered-table-cell table:style-name="ce28"/>
              <table:table-cell table:number-columns-spanned="2">
                <text:p text:style-name="P10"><text:span text:style-name="T5">rs1</text:span></text:p>
              </table:table-cell>
              <table:covered-table-cell/>
              <table:table-cell table:number-columns-spanned="2">
                <text:p text:style-name="P10"><text:span text:style-name="T5">width</text:span></text:p>
              </table:table-cell>
              <table:covered-table-cell/>
              <table:table-cell table:number-columns-spanned="3">
                <text:p text:style-name="P10"><text:span text:style-name="T5">rd</text:span></text:p>
              </table:table-cell>
              <table:covered-table-cell/>
              <table:covered-table-cell/>
              <table:table-cell table:number-columns-spanned="2">
                <text:p text:style-name="P10"><text:span text:style-name="T5">opcode</text:span></text:p>
              </table:table-cell>
              <table:covered-table-cell table:style-name="ce29"/>
              <table:table-cell table:style-name="ce26">
                <text:p text:style-name="P11"><text:span text:style-name="T6">I-type</text:span></text:p>
              </table:table-cell>
            </table:table-row>
            <table:table-row table:style-name="ro11" table:default-cell-style-name="ce30">
              <table:table-cell>
                <text:p text:style-name="P7"><text:span text:style-name="T4">11</text:span></text:p>
              </table:table-cell>
              <table:table-cell/>
              <table:table-cell/>
              <table:table-cell table:style-name="ce32">
                <text:p text:style-name="P9"><text:span text:style-name="T4">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3"/>
            </table:table-row>
            <table:table-row table:style-name="ro4" table:default-cell-style-name="ce28">
              <table:table-cell table:number-columns-spanned="2">
                <text:p text:style-name="P10"><text:span text:style-name="T5">imm</text:span></text:p>
              </table:table-cell>
              <table:covered-table-cell/>
              <table:table-cell table:number-columns-spanned="2">
                <text:p text:style-name="P10"><text:span text:style-name="T5">rs2</text:span></text:p>
              </table:table-cell>
              <table:covered-table-cell/>
              <table:table-cell table:number-columns-spanned="2">
                <text:p text:style-name="P10"><text:span text:style-name="T5">rs1</text:span></text:p>
              </table:table-cell>
              <table:covered-table-cell/>
              <table:table-cell table:number-columns-spanned="2">
                <text:p text:style-name="P10"><text:span text:style-name="T5">width</text:span></text:p>
              </table:table-cell>
              <table:covered-table-cell/>
              <table:table-cell table:number-columns-spanned="3">
                <text:p text:style-name="P10"><text:span text:style-name="T5">imm</text:span></text:p>
              </table:table-cell>
              <table:covered-table-cell/>
              <table:covered-table-cell/>
              <table:table-cell table:number-columns-spanned="2">
                <text:p text:style-name="P10"><text:span text:style-name="T5">opcode</text:span></text:p>
              </table:table-cell>
              <table:covered-table-cell table:style-name="ce34"/>
              <table:table-cell table:style-name="ce26">
                <text:p text:style-name="P11"><text:span text:style-name="T6">S-type</text:span></text:p>
              </table:table-cell>
            </table:table-row>
            <table:table-row table:style-name="ro11" table:default-cell-style-name="ce36">
              <table:table-cell>
                <text:p text:style-name="P7"><text:span text:style-name="T4">11</text:span></text:p>
              </table:table-cell>
              <table:table-cell table:style-name="ce37">
                <text:p text:style-name="P9"><text:span text:style-name="T4">5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7"><text:span text:style-name="T4">4</text:span></text:p>
              </table:table-cell>
              <table:table-cell/>
              <table:table-cell>
                <text:p text:style-name="P9"><text:span text:style-name="T4">0</text:span></text:p>
              </table:table-cell>
              <table:table-cell/>
              <table:table-cell/>
              <table:table-cell table:style-name="ce33"/>
            </table:table-row>
          </table:table>
          <draw:image xlink:href="Pictures/TablePreview24.svm" xlink:type="simple" xlink:show="embed" xlink:actuate="onLoad"/>
        </draw:frame>
        <draw:frame draw:style-name="gr42" draw:text-style-name="P14" draw:layer="layout" svg:width="5.764cm" svg:height="0.674cm" svg:x="1.001cm" svg:y="9.291cm">
          <draw:text-box>
            <text:p>Register-Register Instructions</text:p>
          </draw:text-box>
        </draw:frame>
        <draw:frame draw:style-name="gr1" draw:layer="layout" svg:width="6.806cm" svg:height="0.967cm" svg:x="1.395cm" svg:y="9.805cm">
          <table:table table:template-name="default" table:use-first-row-styles="true" table:use-banding-rows-styles="true">
            <table:table-column table:style-name="co112"/>
            <table:table-column table:style-name="co133"/>
            <table:table-column table:style-name="co112"/>
            <table:table-column table:style-name="co3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33"/>
            <table:table-column table:style-name="co113"/>
            <table:table-column table:style-name="co114"/>
            <table:table-column table:style-name="co114"/>
            <table:table-column table:style-name="co134"/>
            <table:table-row table:style-name="ro5" table:default-cell-style-name="ce21">
              <table:table-cell table:style-name="ce19">
                <text:p text:style-name="P7"><text:span text:style-name="T4">31</text:span></text:p>
              </table:table-cell>
              <table:table-cell table:style-name="ce20">
                <text:p text:style-name="P9"><text:span text:style-name="T4">27</text:span></text:p>
              </table:table-cell>
              <table:table-cell>
                <text:p text:style-name="P8"><text:span text:style-name="T4">26</text:span></text:p>
              </table:table-cell>
              <table:table-cell>
                <text:p text:style-name="P9"><text:span text:style-name="T4">25</text:span></text:p>
              </table:table-cell>
              <table:table-cell table:style-name="ce19">
                <text:p text:style-name="P7"><text:span text:style-name="T4">24</text:span></text:p>
              </table:table-cell>
              <table:table-cell>
                <text:p text:style-name="P9"><text:span text:style-name="T4">20</text:span></text:p>
              </table:table-cell>
              <table:table-cell table:style-name="ce19">
                <text:p text:style-name="P7"><text:span text:style-name="T4">19</text:span></text:p>
              </table:table-cell>
              <table:table-cell>
                <text:p text:style-name="P9"><text:span text:style-name="T4">15</text:span></text:p>
              </table:table-cell>
              <table:table-cell table:style-name="ce19">
                <text:p text:style-name="P7"><text:span text:style-name="T4">14</text:span></text:p>
              </table:table-cell>
              <table:table-cell>
                <text:p text:style-name="P9"><text:span text:style-name="T4">12</text:span></text:p>
              </table:table-cell>
              <table:table-cell table:style-name="ce19">
                <text:p text:style-name="P7"><text:span text:style-name="T4">11</text:span></text:p>
              </table:table-cell>
              <table:table-cell>
                <text:p text:style-name="P9"><text:span text:style-name="T4">7</text:span></text:p>
              </table:table-cell>
              <table:table-cell table:style-name="ce19">
                <text:p text:style-name="P7"><text:span text:style-name="T4">6</text:span></text:p>
              </table:table-cell>
              <table:table-cell>
                <text:p text:style-name="P9"><text:span text:style-name="T4">0</text:span></text:p>
              </table:table-cell>
            </table:table-row>
            <table:table-row table:style-name="ro4" table:default-cell-style-name="ce23">
              <table:table-cell table:number-columns-spanned="2">
                <text:p text:style-name="P10"><text:span text:style-name="T5">funct5</text:span></text:p>
              </table:table-cell>
              <table:covered-table-cell/>
              <table:table-cell table:style-name="ce24" table:number-columns-spanned="2">
                <text:p text:style-name="P10"><text:span text:style-name="T5">fmt</text:span></text:p>
              </table:table-cell>
              <table:covered-table-cell table:style-name="ce24"/>
              <table:table-cell table:number-columns-spanned="2">
                <text:p text:style-name="P10"><text:span text:style-name="T5">rs2</text:span></text:p>
              </table:table-cell>
              <table:covered-table-cell/>
              <table:table-cell table:style-name="ce25" table:number-columns-spanned="2">
                <text:p text:style-name="P10"><text:span text:style-name="T5">rs1</text:span></text:p>
              </table:table-cell>
              <table:covered-table-cell/>
              <table:table-cell table:number-columns-spanned="2">
                <text:p text:style-name="P10"><text:span text:style-name="T5">funct3</text:span></text:p>
              </table:table-cell>
              <table:covered-table-cell/>
              <table:table-cell table:number-columns-spanned="2">
                <text:p text:style-name="P10"><text:span text:style-name="T5">rd</text:span></text:p>
              </table:table-cell>
              <table:covered-table-cell/>
              <table:table-cell table:number-columns-spanned="2">
                <text:p text:style-name="P10"><text:span text:style-name="T5">1010011</text:span></text:p>
              </table:table-cell>
              <table:covered-table-cell table:style-name="ce24"/>
            </table:table-row>
          </table:table>
          <draw:image xlink:href="Pictures/TablePreview25.svm" xlink:type="simple" xlink:show="embed" xlink:actuate="onLoad"/>
        </draw:frame>
        <draw:frame draw:style-name="gr1" draw:layer="layout" svg:width="18.756cm" svg:height="8.435cm" svg:x="1.053cm" svg:y="10.951cm">
          <table:table table:template-name="default" table:use-first-row-styles="true" table:use-banding-rows-styles="true">
            <table:table-column table:style-name="co135"/>
            <table:table-column table:style-name="co136"/>
            <table:table-column table:style-name="co116"/>
            <table:table-column table:style-name="co137"/>
            <table:table-column table:style-name="co138"/>
            <table:table-column table:style-name="co139"/>
            <table:table-row table:style-name="ro5" table:default-cell-style-name="ce1">
              <table:table-cell/>
              <table:table-cell>
                <text:p text:style-name="P1"><text:span text:style-name="T1">Name</text:span></text:p>
              </table:table-cell>
              <table:table-cell table:style-name="ce2">
                <text:p text:style-name="P2"><text:span text:style-name="T1">F5</text:span></text:p>
              </table:table-cell>
              <table:table-cell table:style-name="ce2">
                <text:p text:style-name="P2"><text:span text:style-name="T1">F3</text:span></text:p>
              </table:table-cell>
              <table:table-cell table:style-name="ce2">
                <text:p text:style-name="P2"><text:span text:style-name="T1">Misc.</text:span></text:p>
              </table:table-cell>
              <table:table-cell>
                <text:p text:style-name="P1"><text:span text:style-name="T1">Description</text:span></text:p>
              </table:table-cell>
            </table:table-row>
            <table:table-row table:style-name="ro5" table:default-cell-style-name="ce3">
              <table:table-cell>
                <text:p text:style-name="P3"><text:span text:style-name="T2">fadd.s/d</text:span></text:p>
              </table:table-cell>
              <table:table-cell>
                <text:p text:style-name="P3"><text:span text:style-name="T2">Floating Add</text:span></text:p>
              </table:table-cell>
              <table:table-cell table:style-name="ce4">
                <text:p text:style-name="P4"><text:span text:style-name="T2">00000</text:span></text:p>
              </table:table-cell>
              <table:table-cell table:style-name="ce4">
                <text:p text:style-name="P4"><text:span text:style-name="T2">rm</text:span></text:p>
              </table:table-cell>
              <table:table-cell table:style-name="ce4"/>
              <table:table-cell>
                <text:p text:style-name="P3"><text:span text:style-name="T2">rd ← rs1+rs2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2">fsub.s/d</text:span></text:p>
              </table:table-cell>
              <table:table-cell>
                <text:p text:style-name="P3"><text:span text:style-name="T2">Floating Sub</text:span></text:p>
              </table:table-cell>
              <table:table-cell table:style-name="ce6">
                <text:p text:style-name="P4"><text:span text:style-name="T2">00001</text:span></text:p>
              </table:table-cell>
              <table:table-cell table:style-name="ce6">
                <text:p text:style-name="P4"><text:span text:style-name="T2">rm</text:span></text:p>
              </table:table-cell>
              <table:table-cell table:style-name="ce6"/>
              <table:table-cell>
                <text:p text:style-name="P3"><text:span text:style-name="T2">rd ← rs1-rs2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fmul.s/d</text:span></text:p>
              </table:table-cell>
              <table:table-cell table:style-name="ce5">
                <text:p text:style-name="P3"><text:span text:style-name="T2">Floating Multiplication</text:span></text:p>
              </table:table-cell>
              <table:table-cell>
                <text:p text:style-name="P4"><text:span text:style-name="T2">00010</text:span></text:p>
              </table:table-cell>
              <table:table-cell>
                <text:p text:style-name="P4"><text:span text:style-name="T2">rm</text:span></text:p>
              </table:table-cell>
              <table:table-cell/>
              <table:table-cell table:style-name="ce69">
                <text:p text:style-name="P29"><text:span text:style-name="T14">rd ← rs1*rs2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2">fdiv.s/d</text:span></text:p>
              </table:table-cell>
              <table:table-cell>
                <text:p text:style-name="P3"><text:span text:style-name="T2">Floating Division</text:span></text:p>
              </table:table-cell>
              <table:table-cell table:style-name="ce6">
                <text:p text:style-name="P4"><text:span text:style-name="T2">00011</text:span></text:p>
              </table:table-cell>
              <table:table-cell table:style-name="ce6">
                <text:p text:style-name="P4"><text:span text:style-name="T2">rm</text:span></text:p>
              </table:table-cell>
              <table:table-cell table:style-name="ce6"/>
              <table:table-cell>
                <text:p text:style-name="P29"><text:span text:style-name="T14">rd ← rs1/rs2</text:span></text:p>
              </table:table-cell>
            </table:table-row>
            <table:table-row table:style-name="ro5" table:default-cell-style-name="ce15">
              <table:table-cell>
                <text:p text:style-name="P3"><text:span text:style-name="T2">fsqrt.s/d</text:span></text:p>
              </table:table-cell>
              <table:table-cell>
                <text:p text:style-name="P3"><text:span text:style-name="T2">Floating Sqrt</text:span></text:p>
              </table:table-cell>
              <table:table-cell table:style-name="ce16">
                <text:p text:style-name="P4"><text:span text:style-name="T2">01011</text:span></text:p>
              </table:table-cell>
              <table:table-cell table:style-name="ce16">
                <text:p text:style-name="P4"><text:span text:style-name="T2">rm</text:span></text:p>
              </table:table-cell>
              <table:table-cell table:style-name="ce16">
                <text:p text:style-name="P4"><text:span text:style-name="T2">rs2 = 0</text:span></text:p>
              </table:table-cell>
              <table:table-cell>
                <text:p text:style-name="P29"><text:span text:style-name="T14">rd ← √</text:span><text:span text:style-name="T29">rs1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2">fmin.s/d</text:span></text:p>
              </table:table-cell>
              <table:table-cell>
                <text:p text:style-name="P3"><text:span text:style-name="T2">Floating Min</text:span></text:p>
              </table:table-cell>
              <table:table-cell table:style-name="ce6">
                <text:p text:style-name="P4"><text:span text:style-name="T2">00101</text:span></text:p>
              </table:table-cell>
              <table:table-cell table:style-name="ce6">
                <text:p text:style-name="P4"><text:span text:style-name="T2">0x0</text:span></text:p>
              </table:table-cell>
              <table:table-cell table:style-name="ce6"/>
              <table:table-cell>
                <text:p text:style-name="P3"><text:span text:style-name="T2">rd ← fmin(rs1, rs2)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2">fmax.s/d</text:span></text:p>
              </table:table-cell>
              <table:table-cell>
                <text:p text:style-name="P3"><text:span text:style-name="T2">Floating Max</text:span></text:p>
              </table:table-cell>
              <table:table-cell table:style-name="ce6">
                <text:p text:style-name="P4"><text:span text:style-name="T2">00101</text:span></text:p>
              </table:table-cell>
              <table:table-cell table:style-name="ce6">
                <text:p text:style-name="P4"><text:span text:style-name="T2">0x1</text:span></text:p>
              </table:table-cell>
              <table:table-cell table:style-name="ce6"/>
              <table:table-cell>
                <text:p text:style-name="P3"><text:span text:style-name="T2">rd ← fmax(rs1, rs2)</text:span></text:p>
              </table:table-cell>
            </table:table-row>
            <table:table-row table:style-name="ro5" table:default-cell-style-name="ce3">
              <table:table-cell>
                <text:p text:style-name="P3"><text:span text:style-name="T2">fsgnj.s/d</text:span></text:p>
              </table:table-cell>
              <table:table-cell>
                <text:p text:style-name="P3"><text:span text:style-name="T2">Floating Sign-injection</text:span></text:p>
              </table:table-cell>
              <table:table-cell table:style-name="ce4">
                <text:p text:style-name="P4"><text:span text:style-name="T2">00100</text:span></text:p>
              </table:table-cell>
              <table:table-cell table:style-name="ce4">
                <text:p text:style-name="P4"><text:span text:style-name="T2">0x0</text:span></text:p>
              </table:table-cell>
              <table:table-cell table:style-name="ce114"/>
              <table:table-cell table:style-name="ce115">
                <text:p text:style-name="P43"><text:span text:style-name="T2">rd ← sign(rs2) ? -abs(rs1) : abs(rs1)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2">fsgnjn.s/d</text:span></text:p>
              </table:table-cell>
              <table:table-cell>
                <text:p text:style-name="P3"><text:span text:style-name="T2">Floating Sign-injection Not</text:span></text:p>
              </table:table-cell>
              <table:table-cell table:style-name="ce6">
                <text:p text:style-name="P4"><text:span text:style-name="T2">00100</text:span></text:p>
              </table:table-cell>
              <table:table-cell table:style-name="ce6">
                <text:p text:style-name="P4"><text:span text:style-name="T2">0x1</text:span></text:p>
              </table:table-cell>
              <table:table-cell table:style-name="ce116"/>
              <table:table-cell table:style-name="ce117">
                <text:p text:style-name="P43"><text:span text:style-name="T2">rd ← sign(rs2) ? abs(rs1) : -abs(rs1)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2">fsgnjx.s/d</text:span></text:p>
              </table:table-cell>
              <table:table-cell>
                <text:p text:style-name="P3"><text:span text:style-name="T2">Floating Sign-injection Xor</text:span></text:p>
              </table:table-cell>
              <table:table-cell table:style-name="ce6">
                <text:p text:style-name="P4"><text:span text:style-name="T2">00100</text:span></text:p>
              </table:table-cell>
              <table:table-cell table:style-name="ce6">
                <text:p text:style-name="P4"><text:span text:style-name="T2">0x2</text:span></text:p>
              </table:table-cell>
              <table:table-cell table:style-name="ce6"/>
              <table:table-cell>
                <text:p text:style-name="P3"><text:span text:style-name="T2">rd ← rs1 * sign(rs2)</text:span></text:p>
              </table:table-cell>
            </table:table-row>
            <table:table-row table:style-name="ro5" table:default-cell-style-name="ce3">
              <table:table-cell>
                <text:p text:style-name="P3"><text:span text:style-name="T2">fmv.x.w</text:span></text:p>
              </table:table-cell>
              <table:table-cell>
                <text:p text:style-name="P3"><text:span text:style-name="T2">x Register ← f Register</text:span></text:p>
              </table:table-cell>
              <table:table-cell table:style-name="ce4">
                <text:p text:style-name="P4"><text:span text:style-name="T2">10100</text:span></text:p>
              </table:table-cell>
              <table:table-cell table:style-name="ce4">
                <text:p text:style-name="P4"><text:span text:style-name="T2">0x0</text:span></text:p>
              </table:table-cell>
              <table:table-cell table:style-name="ce4">
                <text:p text:style-name="P4"><text:span text:style-name="T2">rs2 = 0</text:span></text:p>
              </table:table-cell>
              <table:table-cell>
                <text:p text:style-name="P3"><text:span text:style-name="T30">rd(x)</text:span><text:span text:style-name="T2"> ← rs1(f) </text:span></text:p>
              </table:table-cell>
            </table:table-row>
            <table:table-row table:style-name="ro5" table:default-cell-style-name="ce15">
              <table:table-cell>
                <text:p text:style-name="P3"><text:span text:style-name="T2">fmv.w.x</text:span></text:p>
              </table:table-cell>
              <table:table-cell>
                <text:p text:style-name="P3"><text:span text:style-name="T2">f Register ← x Register</text:span></text:p>
              </table:table-cell>
              <table:table-cell table:style-name="ce16">
                <text:p text:style-name="P4"><text:span text:style-name="T2">10100</text:span></text:p>
              </table:table-cell>
              <table:table-cell table:style-name="ce16">
                <text:p text:style-name="P4"><text:span text:style-name="T2">0x0</text:span></text:p>
              </table:table-cell>
              <table:table-cell table:style-name="ce16">
                <text:p text:style-name="P4"><text:span text:style-name="T2">rs2 = 0</text:span></text:p>
              </table:table-cell>
              <table:table-cell>
                <text:p text:style-name="P3"><text:span text:style-name="T30">rd(f)</text:span><text:span text:style-name="T2"> ← rs1(x) </text:span></text:p>
              </table:table-cell>
            </table:table-row>
            <table:table-row table:style-name="ro5" table:default-cell-style-name="ce3">
              <table:table-cell>
                <text:p text:style-name="P3"><text:span text:style-name="T2">fmv.x.d</text:span></text:p>
              </table:table-cell>
              <table:table-cell>
                <text:p text:style-name="P3"><text:span text:style-name="T2">x Register ← f Register</text:span></text:p>
              </table:table-cell>
              <table:table-cell table:style-name="ce4">
                <text:p text:style-name="P4"><text:span text:style-name="T2">11100</text:span></text:p>
              </table:table-cell>
              <table:table-cell table:style-name="ce4">
                <text:p text:style-name="P4"><text:span text:style-name="T2">0x0</text:span></text:p>
              </table:table-cell>
              <table:table-cell table:style-name="ce4">
                <text:p text:style-name="P4"><text:span text:style-name="T2">rs2 = 0</text:span></text:p>
              </table:table-cell>
              <table:table-cell>
                <text:p text:style-name="P3"><text:span text:style-name="T30">rd(x)</text:span><text:span text:style-name="T2"> ← rs1(f) (RV64 only)</text:span></text:p>
              </table:table-cell>
            </table:table-row>
            <table:table-row table:style-name="ro5" table:default-cell-style-name="ce15">
              <table:table-cell>
                <text:p text:style-name="P3"><text:span text:style-name="T2">fmv.d.x</text:span></text:p>
              </table:table-cell>
              <table:table-cell>
                <text:p text:style-name="P3"><text:span text:style-name="T2">f Register ← x Register</text:span></text:p>
              </table:table-cell>
              <table:table-cell table:style-name="ce16">
                <text:p text:style-name="P4"><text:span text:style-name="T2">11100</text:span></text:p>
              </table:table-cell>
              <table:table-cell table:style-name="ce16">
                <text:p text:style-name="P4"><text:span text:style-name="T2">0x0</text:span></text:p>
              </table:table-cell>
              <table:table-cell table:style-name="ce16">
                <text:p text:style-name="P4"><text:span text:style-name="T2">rs2 = 0</text:span></text:p>
              </table:table-cell>
              <table:table-cell>
                <text:p text:style-name="P3"><text:span text:style-name="T31">rd(f)</text:span><text:span text:style-name="T15"> ← rs1(x)</text:span><text:span text:style-name="T2"> (RV64 only)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2">feq.s/d</text:span></text:p>
              </table:table-cell>
              <table:table-cell>
                <text:p text:style-name="P3"><text:span text:style-name="T2">Compare Floatings (EQ)</text:span></text:p>
              </table:table-cell>
              <table:table-cell table:style-name="ce6">
                <text:p text:style-name="P4"><text:span text:style-name="T2">10100</text:span></text:p>
              </table:table-cell>
              <table:table-cell table:style-name="ce6">
                <text:p text:style-name="P4"><text:span text:style-name="T2">0x2</text:span></text:p>
              </table:table-cell>
              <table:table-cell table:style-name="ce6"/>
              <table:table-cell>
                <text:p text:style-name="P3"><text:span text:style-name="T30">rd ← <text:s/>rs1 == rs2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2">flt.s/d</text:span></text:p>
              </table:table-cell>
              <table:table-cell>
                <text:p text:style-name="P3"><text:span text:style-name="T2">Compare Floatings (LT)</text:span></text:p>
              </table:table-cell>
              <table:table-cell table:style-name="ce6">
                <text:p text:style-name="P4"><text:span text:style-name="T2">10100</text:span></text:p>
              </table:table-cell>
              <table:table-cell table:style-name="ce6">
                <text:p text:style-name="P4"><text:span text:style-name="T2">0x1</text:span></text:p>
              </table:table-cell>
              <table:table-cell table:style-name="ce6"/>
              <table:table-cell>
                <text:p text:style-name="P3"><text:span text:style-name="T30">rd ← <text:s/>rs1 &lt; rs2</text:span></text:p>
              </table:table-cell>
            </table:table-row>
            <table:table-row table:style-name="ro5" table:default-cell-style-name="ce15">
              <table:table-cell>
                <text:p text:style-name="P3"><text:span text:style-name="T2">fle.s/d</text:span></text:p>
              </table:table-cell>
              <table:table-cell>
                <text:p text:style-name="P3"><text:span text:style-name="T2">Compare Floatings (LE)</text:span></text:p>
              </table:table-cell>
              <table:table-cell table:style-name="ce16">
                <text:p text:style-name="P4"><text:span text:style-name="T2">10100</text:span></text:p>
              </table:table-cell>
              <table:table-cell table:style-name="ce16">
                <text:p text:style-name="P4"><text:span text:style-name="T2">0x0</text:span></text:p>
              </table:table-cell>
              <table:table-cell table:style-name="ce16"/>
              <table:table-cell>
                <text:p text:style-name="P3"><text:span text:style-name="T30">rd ← <text:s/>rs1 &lt;= rs2</text:span></text:p>
              </table:table-cell>
            </table:table-row>
            <table:table-row table:style-name="ro5" table:default-cell-style-name="ce15">
              <table:table-cell>
                <text:p text:style-name="P3"><text:span text:style-name="T2">fclass</text:span></text:p>
              </table:table-cell>
              <table:table-cell>
                <text:p text:style-name="P3"><text:span text:style-name="T2">Floating Classify</text:span></text:p>
              </table:table-cell>
              <table:table-cell table:style-name="ce16">
                <text:p text:style-name="P4"><text:span text:style-name="T2">11110</text:span></text:p>
              </table:table-cell>
              <table:table-cell table:style-name="ce16">
                <text:p text:style-name="P4"><text:span text:style-name="T2">0x0</text:span></text:p>
              </table:table-cell>
              <table:table-cell table:style-name="ce16">
                <text:p text:style-name="P4"><text:span text:style-name="T2">rs2 = 0</text:span></text:p>
              </table:table-cell>
              <table:table-cell>
                <text:p text:style-name="P3"><text:span text:style-name="T30">rd ← classify(rs1)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43" draw:text-style-name="P14" draw:layer="layout" svg:width="6.238cm" svg:height="0.674cm" svg:x="5.512cm" svg:y="6.326cm">
          <draw:text-box>
            <text:p>fld and fsd are D extension only.</text:p>
          </draw:text-box>
        </draw:frame>
        <draw:frame draw:style-name="gr44" draw:text-style-name="P20" draw:layer="layout" svg:width="10.75cm" svg:height="1.097cm" svg:x="8.251cm" svg:y="9.865cm">
          <draw:text-box>
            <text:p>Fmt = {S(32-bit) : 00, D(64-bit) : 01,</text:p>
            <text:p><text:s text:c="12"/>H(16-bit) : 10, Q(128-bit) : 11}</text:p>
          </draw:text-box>
        </draw:frame>
        <draw:frame draw:style-name="gr1" draw:layer="layout" svg:width="12.576cm" svg:height="2.219cm" svg:x="1.116cm" svg:y="20.616cm">
          <table:table table:template-name="default" table:use-first-row-styles="true" table:use-banding-rows-styles="true">
            <table:table-column table:style-name="co140"/>
            <table:table-column table:style-name="co141"/>
            <table:table-column table:style-name="co142"/>
            <table:table-column table:style-name="co143"/>
            <table:table-row table:style-name="ro5" table:default-cell-style-name="ce1">
              <table:table-cell/>
              <table:table-cell>
                <text:p text:style-name="P1"><text:span text:style-name="T1">Name</text:span></text:p>
              </table:table-cell>
              <table:table-cell table:style-name="ce2">
                <text:p text:style-name="P2"><text:span text:style-name="T1">Opcode</text:span></text:p>
              </table:table-cell>
              <table:table-cell>
                <text:p text:style-name="P1"><text:span text:style-name="T1">Description</text:span></text:p>
              </table:table-cell>
            </table:table-row>
            <table:table-row table:style-name="ro5" table:default-cell-style-name="ce3">
              <table:table-cell>
                <text:p text:style-name="P3"><text:span text:style-name="T2">fmadd</text:span></text:p>
              </table:table-cell>
              <table:table-cell>
                <text:p text:style-name="P3"><text:span text:style-name="T2">Fused-Multiply-Add</text:span></text:p>
              </table:table-cell>
              <table:table-cell table:style-name="ce4">
                <text:p text:style-name="P4"><text:span text:style-name="T2">1000011</text:span></text:p>
              </table:table-cell>
              <table:table-cell>
                <text:p text:style-name="P3"><text:span text:style-name="T2">rd ← (rs1*rs2) + rs3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2">fmsub</text:span></text:p>
              </table:table-cell>
              <table:table-cell>
                <text:p text:style-name="P3"><text:span text:style-name="T2">Fused-Multiply-Sub</text:span></text:p>
              </table:table-cell>
              <table:table-cell table:style-name="ce6">
                <text:p text:style-name="P4"><text:span text:style-name="T2">1000111</text:span></text:p>
              </table:table-cell>
              <table:table-cell>
                <text:p text:style-name="P3"><text:span text:style-name="T2">rd ← (rs1*rs2) - rs3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2">fnmadd</text:span></text:p>
              </table:table-cell>
              <table:table-cell>
                <text:p text:style-name="P3"><text:span text:style-name="T2">Fused-Multiply-Add Negated</text:span></text:p>
              </table:table-cell>
              <table:table-cell table:style-name="ce6">
                <text:p text:style-name="P4"><text:span text:style-name="T2">1001111</text:span></text:p>
              </table:table-cell>
              <table:table-cell>
                <text:p text:style-name="P3"><text:span text:style-name="T2">rd ← -(rs1*rs2)+ rs3</text:span></text:p>
              </table:table-cell>
            </table:table-row>
            <table:table-row table:style-name="ro5" table:default-cell-style-name="ce15">
              <table:table-cell>
                <text:p text:style-name="P3"><text:span text:style-name="T2">fnmsub</text:span></text:p>
              </table:table-cell>
              <table:table-cell>
                <text:p text:style-name="P3"><text:span text:style-name="T2">Fused-Multiply-Sub Negated</text:span></text:p>
              </table:table-cell>
              <table:table-cell table:style-name="ce16">
                <text:p text:style-name="P4"><text:span text:style-name="T2">1001011</text:span></text:p>
              </table:table-cell>
              <table:table-cell>
                <text:p text:style-name="P3"><text:span text:style-name="T2">rd ← -(rs1*rs2) - rs3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45" draw:text-style-name="P14" draw:layer="layout" svg:width="4.105cm" svg:height="0.674cm" svg:x="0.96cm" svg:y="22.926cm">
          <draw:text-box>
            <text:p>Convert Instructions</text:p>
          </draw:text-box>
        </draw:frame>
        <draw:custom-shape draw:style-name="gr46" draw:text-style-name="P33" draw:layer="layout" svg:width="5.5cm" svg:height="5.35cm" svg:x="14.45cm" svg:y="19.65cm">
          <text:p/>
          <draw:enhanced-geometry svg:viewBox="0 0 21600 21600" draw:glue-points="10800 0 0 10800 10800 21600 21600 10800 ?f40 ?f41" draw:text-areas="0 0 21600 21600" draw:type="rectangular-callout" draw:modifiers="-2713.25213597528 -1085.853111567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layer="layout" svg:width="5.19cm" svg:height="5.103cm" svg:x="14.537cm" svg:y="19.78cm">
          <table:table table:template-name="default" table:use-first-row-styles="true" table:use-banding-rows-styles="true">
            <table:table-column table:style-name="co144"/>
            <table:table-column table:style-name="co145"/>
            <table:table-row table:style-name="ro12" table:default-cell-style-name="ce118">
              <table:table-cell>
                <text:p text:style-name="P21"><text:span text:style-name="T12">rd bit</text:span></text:p>
              </table:table-cell>
              <table:table-cell>
                <text:p text:style-name="P21"><text:span text:style-name="T12">Meaning</text:span></text:p>
              </table:table-cell>
            </table:table-row>
            <table:table-row table:style-name="ro12" table:default-cell-style-name="ce118">
              <table:table-cell>
                <text:p text:style-name="P21"><text:span text:style-name="T12">0</text:span></text:p>
              </table:table-cell>
              <table:table-cell>
                <text:p text:style-name="P21"><text:span text:style-name="T12">-∞</text:span></text:p>
              </table:table-cell>
            </table:table-row>
            <table:table-row table:style-name="ro12" table:default-cell-style-name="ce118">
              <table:table-cell>
                <text:p text:style-name="P21"><text:span text:style-name="T12">1</text:span></text:p>
              </table:table-cell>
              <table:table-cell>
                <text:p text:style-name="P21"><text:span text:style-name="T12">≦ </text:span><text:span text:style-name="T12">0 normal number</text:span></text:p>
              </table:table-cell>
            </table:table-row>
            <table:table-row table:style-name="ro12" table:default-cell-style-name="ce118">
              <table:table-cell>
                <text:p text:style-name="P21"><text:span text:style-name="T12">2</text:span></text:p>
              </table:table-cell>
              <table:table-cell>
                <text:p text:style-name="P21"><text:span text:style-name="T12">≦ </text:span><text:span text:style-name="T12">subnormal number</text:span></text:p>
              </table:table-cell>
            </table:table-row>
            <table:table-row table:style-name="ro12" table:default-cell-style-name="ce118">
              <table:table-cell>
                <text:p text:style-name="P21"><text:span text:style-name="T12">3</text:span></text:p>
              </table:table-cell>
              <table:table-cell>
                <text:p text:style-name="P21"><text:span text:style-name="T12">-0</text:span></text:p>
              </table:table-cell>
            </table:table-row>
            <table:table-row table:style-name="ro12" table:default-cell-style-name="ce118">
              <table:table-cell>
                <text:p text:style-name="P21"><text:span text:style-name="T12">4</text:span></text:p>
              </table:table-cell>
              <table:table-cell>
                <text:p text:style-name="P21"><text:span text:style-name="T12">+0</text:span></text:p>
              </table:table-cell>
            </table:table-row>
            <table:table-row table:style-name="ro12" table:default-cell-style-name="ce118">
              <table:table-cell>
                <text:p text:style-name="P21"><text:span text:style-name="T12">5</text:span></text:p>
              </table:table-cell>
              <table:table-cell>
                <text:p text:style-name="P21"><text:span text:style-name="T12">≧ </text:span><text:span text:style-name="T12">0 normal number</text:span></text:p>
              </table:table-cell>
            </table:table-row>
            <table:table-row table:style-name="ro12" table:default-cell-style-name="ce118">
              <table:table-cell>
                <text:p text:style-name="P21"><text:span text:style-name="T12">6</text:span></text:p>
              </table:table-cell>
              <table:table-cell>
                <text:p text:style-name="P21"><text:span text:style-name="T12">≧ </text:span><text:span text:style-name="T12">0 subnormal number</text:span></text:p>
              </table:table-cell>
            </table:table-row>
            <table:table-row table:style-name="ro12" table:default-cell-style-name="ce118">
              <table:table-cell>
                <text:p text:style-name="P21"><text:span text:style-name="T12">7</text:span></text:p>
              </table:table-cell>
              <table:table-cell>
                <text:p text:style-name="P21"><text:span text:style-name="T12">+∞</text:span></text:p>
              </table:table-cell>
            </table:table-row>
            <table:table-row table:style-name="ro12" table:default-cell-style-name="ce118">
              <table:table-cell>
                <text:p text:style-name="P21"><text:span text:style-name="T12">8</text:span></text:p>
              </table:table-cell>
              <table:table-cell>
                <text:p text:style-name="P21"><text:span text:style-name="T12">Signaling NaN</text:span></text:p>
              </table:table-cell>
            </table:table-row>
            <table:table-row table:style-name="ro12" table:default-cell-style-name="ce118">
              <table:table-cell>
                <text:p text:style-name="P21"><text:span text:style-name="T12">9</text:span></text:p>
              </table:table-cell>
              <table:table-cell>
                <text:p text:style-name="P21"><text:span text:style-name="T12">Quiet NaN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" draw:layer="layout" svg:width="6.73cm" svg:height="0.967cm" svg:x="6.353cm" svg:y="22.972cm">
          <table:table table:template-name="default" table:use-first-row-styles="true" table:use-banding-rows-styles="true">
            <table:table-column table:style-name="co112"/>
            <table:table-column table:style-name="co133"/>
            <table:table-column table:style-name="co112"/>
            <table:table-column table:style-name="co3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2"/>
            <table:table-column table:style-name="co113"/>
            <table:table-column table:style-name="co114"/>
            <table:table-column table:style-name="co114"/>
            <table:table-column table:style-name="co146"/>
            <table:table-row table:style-name="ro5" table:default-cell-style-name="ce21">
              <table:table-cell table:style-name="ce19">
                <text:p text:style-name="P7"><text:span text:style-name="T4">31</text:span></text:p>
              </table:table-cell>
              <table:table-cell table:style-name="ce20">
                <text:p text:style-name="P9"><text:span text:style-name="T4">27</text:span></text:p>
              </table:table-cell>
              <table:table-cell>
                <text:p text:style-name="P8"><text:span text:style-name="T4">26</text:span></text:p>
              </table:table-cell>
              <table:table-cell>
                <text:p text:style-name="P9"><text:span text:style-name="T4">25</text:span></text:p>
              </table:table-cell>
              <table:table-cell table:style-name="ce19">
                <text:p text:style-name="P7"><text:span text:style-name="T4">24</text:span></text:p>
              </table:table-cell>
              <table:table-cell>
                <text:p text:style-name="P9"><text:span text:style-name="T4">20</text:span></text:p>
              </table:table-cell>
              <table:table-cell table:style-name="ce19">
                <text:p text:style-name="P7"><text:span text:style-name="T4">19</text:span></text:p>
              </table:table-cell>
              <table:table-cell>
                <text:p text:style-name="P9"><text:span text:style-name="T4">15</text:span></text:p>
              </table:table-cell>
              <table:table-cell table:style-name="ce19">
                <text:p text:style-name="P7"><text:span text:style-name="T4">14</text:span></text:p>
              </table:table-cell>
              <table:table-cell>
                <text:p text:style-name="P9"><text:span text:style-name="T4">12</text:span></text:p>
              </table:table-cell>
              <table:table-cell table:style-name="ce19">
                <text:p text:style-name="P7"><text:span text:style-name="T4">11</text:span></text:p>
              </table:table-cell>
              <table:table-cell>
                <text:p text:style-name="P9"><text:span text:style-name="T4">7</text:span></text:p>
              </table:table-cell>
              <table:table-cell table:style-name="ce19">
                <text:p text:style-name="P7"><text:span text:style-name="T4">6</text:span></text:p>
              </table:table-cell>
              <table:table-cell>
                <text:p text:style-name="P9"><text:span text:style-name="T4">0</text:span></text:p>
              </table:table-cell>
            </table:table-row>
            <table:table-row table:style-name="ro4" table:default-cell-style-name="ce23">
              <table:table-cell table:number-columns-spanned="2">
                <text:p text:style-name="P10"><text:span text:style-name="T5">funct5</text:span></text:p>
              </table:table-cell>
              <table:covered-table-cell/>
              <table:table-cell table:style-name="ce24" table:number-columns-spanned="2">
                <text:p text:style-name="P10"><text:span text:style-name="T5">fmt</text:span></text:p>
              </table:table-cell>
              <table:covered-table-cell table:style-name="ce24"/>
              <table:table-cell table:number-columns-spanned="2">
                <text:p text:style-name="P10"><text:span text:style-name="T5">fmt2</text:span></text:p>
              </table:table-cell>
              <table:covered-table-cell/>
              <table:table-cell table:style-name="ce25" table:number-columns-spanned="2">
                <text:p text:style-name="P10"><text:span text:style-name="T5">rs1</text:span></text:p>
              </table:table-cell>
              <table:covered-table-cell/>
              <table:table-cell table:number-columns-spanned="2">
                <text:p text:style-name="P10"><text:span text:style-name="T5">rm</text:span></text:p>
              </table:table-cell>
              <table:covered-table-cell/>
              <table:table-cell table:number-columns-spanned="2">
                <text:p text:style-name="P10"><text:span text:style-name="T5">rd</text:span></text:p>
              </table:table-cell>
              <table:covered-table-cell/>
              <table:table-cell table:number-columns-spanned="2">
                <text:p text:style-name="P10"><text:span text:style-name="T2">1010011</text:span></text:p>
              </table:table-cell>
              <table:covered-table-cell table:style-name="ce24"/>
            </table:table-row>
          </table:table>
          <draw:image xlink:href="Pictures/TablePreview29.svm" xlink:type="simple" xlink:show="embed" xlink:actuate="onLoad"/>
        </draw:frame>
        <draw:frame draw:style-name="gr1" draw:layer="layout" svg:width="9.316cm" svg:height="3.465cm" svg:x="7.258cm" svg:y="32.661cm">
          <table:table table:template-name="default" table:use-first-row-styles="true" table:use-banding-rows-styles="true">
            <table:table-column table:style-name="co147"/>
            <table:table-column table:style-name="co148"/>
            <table:table-column table:style-name="co149"/>
            <table:table-column table:style-name="co150"/>
            <table:table-column table:style-name="co149"/>
            <table:table-column table:style-name="co151"/>
            <table:table-row table:style-name="ro4" table:default-cell-style-name="ce119">
              <table:table-cell/>
              <table:table-cell/>
              <table:table-cell>
                <text:p text:style-name="P21"><text:span text:style-name="T12">.W.S</text:span></text:p>
              </table:table-cell>
              <table:table-cell>
                <text:p text:style-name="P21"><text:span text:style-name="T12">.WU.S</text:span></text:p>
              </table:table-cell>
              <table:table-cell>
                <text:p text:style-name="P21"><text:span text:style-name="T12">.L.?</text:span></text:p>
              </table:table-cell>
              <table:table-cell>
                <text:p text:style-name="P21"><text:span text:style-name="T12">.LU.?</text:span></text:p>
              </table:table-cell>
            </table:table-row>
            <table:table-row table:style-name="ro4" table:default-cell-style-name="ce120">
              <table:table-cell table:style-name="ce119" table:number-rows-spanned="2">
                <text:p text:style-name="P21"><text:span text:style-name="T12">Valid input</text:span></text:p>
              </table:table-cell>
              <table:table-cell table:style-name="ce119">
                <text:p text:style-name="P21"><text:span text:style-name="T12">Minimum</text:span></text:p>
              </table:table-cell>
              <table:table-cell>
                <text:p text:style-name="P23"><text:span text:style-name="T12">-2</text:span><text:span text:style-name="T32">31</text:span></text:p>
              </table:table-cell>
              <table:table-cell>
                <text:p text:style-name="P23"><text:span text:style-name="T12">0</text:span></text:p>
              </table:table-cell>
              <table:table-cell>
                <text:p text:style-name="P23"><text:span text:style-name="T12">-2</text:span><text:span text:style-name="T32">63</text:span></text:p>
              </table:table-cell>
              <table:table-cell>
                <text:p text:style-name="P23"><text:span text:style-name="T12">0</text:span></text:p>
              </table:table-cell>
            </table:table-row>
            <table:table-row table:style-name="ro4" table:default-cell-style-name="ce120">
              <table:covered-table-cell table:style-name="ce119"/>
              <table:table-cell table:style-name="ce119">
                <text:p text:style-name="P21"><text:span text:style-name="T12">Maximum</text:span></text:p>
              </table:table-cell>
              <table:table-cell>
                <text:p text:style-name="P23"><text:span text:style-name="T12">2</text:span><text:span text:style-name="T32">31</text:span><text:span text:style-name="T12">-1</text:span></text:p>
              </table:table-cell>
              <table:table-cell>
                <text:p text:style-name="P23"><text:span text:style-name="T12">2</text:span><text:span text:style-name="T32">32</text:span><text:span text:style-name="T12">-1</text:span></text:p>
              </table:table-cell>
              <table:table-cell>
                <text:p text:style-name="P23"><text:span text:style-name="T12">2</text:span><text:span text:style-name="T32">63</text:span><text:span text:style-name="T12">-1</text:span></text:p>
              </table:table-cell>
              <table:table-cell>
                <text:p text:style-name="P23"><text:span text:style-name="T12">2</text:span><text:span text:style-name="T32">64</text:span><text:span text:style-name="T12">-1</text:span></text:p>
              </table:table-cell>
            </table:table-row>
            <table:table-row table:style-name="ro13" table:default-cell-style-name="ce120">
              <table:table-cell table:style-name="ce119" table:number-rows-spanned="2">
                <text:p text:style-name="P21"><text:span text:style-name="T12">Output</text:span></text:p>
              </table:table-cell>
              <table:table-cell table:style-name="ce119">
                <text:p text:style-name="P21"><text:span text:style-name="T12">out-of-range neg</text:span></text:p>
                <text:p text:style-name="P21"><text:span text:style-name="T12">or -∞</text:span></text:p>
              </table:table-cell>
              <table:table-cell>
                <text:p text:style-name="P23"><text:span text:style-name="T12">-2</text:span><text:span text:style-name="T32">31</text:span></text:p>
              </table:table-cell>
              <table:table-cell>
                <text:p text:style-name="P23"><text:span text:style-name="T12">0</text:span></text:p>
              </table:table-cell>
              <table:table-cell>
                <text:p text:style-name="P23"><text:span text:style-name="T12">-2</text:span><text:span text:style-name="T32">63</text:span></text:p>
              </table:table-cell>
              <table:table-cell>
                <text:p text:style-name="P23"><text:span text:style-name="T12">0</text:span></text:p>
              </table:table-cell>
            </table:table-row>
            <table:table-row table:style-name="ro13" table:default-cell-style-name="ce120">
              <table:covered-table-cell table:style-name="ce119"/>
              <table:table-cell table:style-name="ce119">
                <text:p text:style-name="P21"><text:span text:style-name="T12">out-of-range pos.</text:span></text:p>
                <text:p text:style-name="P21"><text:span text:style-name="T33">or </text:span><text:span text:style-name="T12">+∞ or NaN</text:span></text:p>
              </table:table-cell>
              <table:table-cell>
                <text:p text:style-name="P23"><text:span text:style-name="T12">2</text:span><text:span text:style-name="T32">31</text:span><text:span text:style-name="T12">-1</text:span></text:p>
              </table:table-cell>
              <table:table-cell>
                <text:p text:style-name="P23"><text:span text:style-name="T12">2</text:span><text:span text:style-name="T32">32</text:span><text:span text:style-name="T12">-1</text:span></text:p>
              </table:table-cell>
              <table:table-cell>
                <text:p text:style-name="P23"><text:span text:style-name="T12">2</text:span><text:span text:style-name="T32">63</text:span><text:span text:style-name="T12">-1</text:span></text:p>
              </table:table-cell>
              <table:table-cell>
                <text:p text:style-name="P23"><text:span text:style-name="T12">2</text:span><text:span text:style-name="T32">64</text:span><text:span text:style-name="T12">-1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" draw:layer="layout" svg:width="7.989cm" svg:height="1.775cm" svg:x="1.251cm" svg:y="24.081cm">
          <table:table table:template-name="default" table:use-first-row-styles="true" table:use-banding-rows-styles="true">
            <table:table-column table:style-name="co152"/>
            <table:table-column table:style-name="co153"/>
            <table:table-column table:style-name="co154"/>
            <table:table-row table:style-name="ro5">
              <table:table-cell table:style-name="ce121">
                <text:p text:style-name="P44"><text:span text:style-name="T34">funct5</text:span></text:p>
              </table:table-cell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2"><text:span text:style-name="T1">funct5</text:span></text:p>
              </table:table-cell>
            </table:table-row>
            <table:table-row table:style-name="ro5" table:default-cell-style-name="ce122">
              <table:table-cell>
                <text:p text:style-name="P3"><text:span text:style-name="T2">FCVT.int.float</text:span></text:p>
              </table:table-cell>
              <table:table-cell>
                <text:p text:style-name="P3"><text:span text:style-name="T2">Floating to Integer</text:span></text:p>
              </table:table-cell>
              <table:table-cell table:style-name="ce123">
                <text:p text:style-name="P4"><text:span text:style-name="T2">11000</text:span></text:p>
              </table:table-cell>
            </table:table-row>
            <table:table-row table:style-name="ro5" table:default-cell-style-name="ce124">
              <table:table-cell>
                <text:p text:style-name="P3"><text:span text:style-name="T2">FCVT.float.int</text:span></text:p>
              </table:table-cell>
              <table:table-cell>
                <text:p text:style-name="P3"><text:span text:style-name="T2">Integer to Floating</text:span></text:p>
              </table:table-cell>
              <table:table-cell table:style-name="ce125">
                <text:p text:style-name="P36"><text:span text:style-name="T2">11010</text:span></text:p>
              </table:table-cell>
            </table:table-row>
            <table:table-row table:style-name="ro5" table:default-cell-style-name="ce124">
              <table:table-cell>
                <text:p text:style-name="P3"><text:span text:style-name="T2">FCVT.float.float</text:span></text:p>
              </table:table-cell>
              <table:table-cell>
                <text:p text:style-name="P3"><text:span text:style-name="T2">Floating to Floating</text:span></text:p>
              </table:table-cell>
              <table:table-cell table:style-name="ce125">
                <text:p text:style-name="P36"><text:span text:style-name="T2">01000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1" draw:layer="layout" svg:width="7.808cm" svg:height="2.219cm" svg:x="1.205cm" svg:y="26.143cm">
          <table:table table:template-name="default" table:use-first-row-styles="true" table:use-banding-rows-styles="true">
            <table:table-column table:style-name="co155"/>
            <table:table-column table:style-name="co156"/>
            <table:table-column table:style-name="co157"/>
            <table:table-row table:style-name="ro5">
              <table:table-cell table:style-name="ce121">
                <text:p text:style-name="P44"><text:span text:style-name="T34">float format</text:span></text:p>
              </table:table-cell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2"><text:span text:style-name="T1">fmt/fmt2</text:span></text:p>
              </table:table-cell>
            </table:table-row>
            <table:table-row table:style-name="ro5" table:default-cell-style-name="ce122">
              <table:table-cell>
                <text:p text:style-name="P3"><text:span text:style-name="T2">.S</text:span></text:p>
              </table:table-cell>
              <table:table-cell>
                <text:p text:style-name="P3"><text:span text:style-name="T2">Single (32-bit)</text:span></text:p>
              </table:table-cell>
              <table:table-cell table:style-name="ce123">
                <text:p text:style-name="P4"><text:span text:style-name="T2">00000</text:span></text:p>
              </table:table-cell>
            </table:table-row>
            <table:table-row table:style-name="ro5" table:default-cell-style-name="ce126">
              <table:table-cell>
                <text:p text:style-name="P3"><text:span text:style-name="T2">.D</text:span></text:p>
              </table:table-cell>
              <table:table-cell>
                <text:p text:style-name="P3"><text:span text:style-name="T2">Double (64-bit)</text:span></text:p>
              </table:table-cell>
              <table:table-cell table:style-name="ce127">
                <text:p text:style-name="P36"><text:span text:style-name="T2">00001</text:span></text:p>
              </table:table-cell>
            </table:table-row>
            <table:table-row table:style-name="ro5" table:default-cell-style-name="ce126">
              <table:table-cell>
                <text:p text:style-name="P3"><text:span text:style-name="T2">.H</text:span></text:p>
              </table:table-cell>
              <table:table-cell>
                <text:p text:style-name="P3"><text:span text:style-name="T2">Half (16-bit)</text:span></text:p>
              </table:table-cell>
              <table:table-cell table:style-name="ce127">
                <text:p text:style-name="P36"><text:span text:style-name="T2">00010</text:span></text:p>
              </table:table-cell>
            </table:table-row>
            <table:table-row table:style-name="ro5" table:default-cell-style-name="ce124">
              <table:table-cell>
                <text:p text:style-name="P3"><text:span text:style-name="T2">.Q</text:span></text:p>
              </table:table-cell>
              <table:table-cell>
                <text:p text:style-name="P3"><text:span text:style-name="T2">Quad (128-bit)</text:span></text:p>
              </table:table-cell>
              <table:table-cell table:style-name="ce125">
                <text:p text:style-name="P36"><text:span text:style-name="T2">00011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" draw:layer="layout" svg:width="7.808cm" svg:height="2.219cm" svg:x="9.433cm" svg:y="25.362cm">
          <table:table table:template-name="default" table:use-first-row-styles="true" table:use-banding-rows-styles="true">
            <table:table-column table:style-name="co155"/>
            <table:table-column table:style-name="co158"/>
            <table:table-column table:style-name="co41"/>
            <table:table-row table:style-name="ro5">
              <table:table-cell table:style-name="ce121">
                <text:p text:style-name="P44"><text:span text:style-name="T34">int format</text:span></text:p>
              </table:table-cell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2"><text:span text:style-name="T1">fmt2</text:span></text:p>
              </table:table-cell>
            </table:table-row>
            <table:table-row table:style-name="ro5" table:default-cell-style-name="ce81">
              <table:table-cell>
                <text:p text:style-name="P3"><text:span text:style-name="T2">.W</text:span></text:p>
              </table:table-cell>
              <table:table-cell>
                <text:p text:style-name="P3"><text:span text:style-name="T2">Integer (32-bit)</text:span></text:p>
              </table:table-cell>
              <table:table-cell table:style-name="ce73">
                <text:p text:style-name="P4"><text:span text:style-name="T2">00000</text:span></text:p>
              </table:table-cell>
            </table:table-row>
            <table:table-row table:style-name="ro5" table:default-cell-style-name="ce82">
              <table:table-cell>
                <text:p text:style-name="P3"><text:span text:style-name="T2">.WU</text:span></text:p>
              </table:table-cell>
              <table:table-cell>
                <text:p text:style-name="P3"><text:span text:style-name="T2">Unsigned Integer</text:span></text:p>
              </table:table-cell>
              <table:table-cell table:style-name="ce75">
                <text:p text:style-name="P36"><text:span text:style-name="T2">00001</text:span></text:p>
              </table:table-cell>
            </table:table-row>
            <table:table-row table:style-name="ro5" table:default-cell-style-name="ce81">
              <table:table-cell>
                <text:p text:style-name="P3"><text:span text:style-name="T2">.L</text:span></text:p>
              </table:table-cell>
              <table:table-cell>
                <text:p text:style-name="P3"><text:span text:style-name="T2">Long (64-bit)</text:span></text:p>
              </table:table-cell>
              <table:table-cell table:style-name="ce128">
                <text:p text:style-name="P36"><text:span text:style-name="T2">00010</text:span></text:p>
              </table:table-cell>
            </table:table-row>
            <table:table-row table:style-name="ro5" table:default-cell-style-name="ce82">
              <table:table-cell>
                <text:p text:style-name="P3"><text:span text:style-name="T2">.LU</text:span></text:p>
              </table:table-cell>
              <table:table-cell>
                <text:p text:style-name="P3"><text:span text:style-name="T2">Unsigned Long</text:span></text:p>
              </table:table-cell>
              <table:table-cell table:style-name="ce75">
                <text:p text:style-name="P36"><text:span text:style-name="T2">00011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47" draw:text-style-name="P14" draw:layer="layout" svg:width="11.107cm" svg:height="1.097cm" svg:x="8.893cm" svg:y="27.603cm">
          <draw:text-box>
            <text:p>out-of-range neg. or -∞ will converted to INT_MIN.</text:p>
            <text:p>out-of-range pos. or +∞ or NaN will converted to INT_MAX.</text:p>
          </draw:text-box>
        </draw:frame>
      </draw:page>
      <draw:page draw:name="page7" draw:style-name="dp1" draw:master-page-name="標準">
        <draw:frame draw:style-name="gr48" draw:text-style-name="P28" draw:layer="layout" svg:width="14.4cm" svg:height="0.937cm" svg:x="1.015cm" svg:y="20.329cm">
          <draw:text-box>
            <text:p><text:span text:style-name="T18">M</text:span><text:span text:style-name="T19"> – Integer Multiplication and Division Extension</text:span></text:p>
          </draw:text-box>
        </draw:frame>
        <draw:frame draw:style-name="gr1" draw:layer="layout" svg:width="18.911cm" svg:height="6.638cm" svg:x="1.051cm" svg:y="22.035cm">
          <table:table table:template-name="default" table:use-first-row-styles="true" table:use-banding-rows-styles="true">
            <table:table-column table:style-name="co159"/>
            <table:table-column table:style-name="co160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161"/>
            <table:table-row table:style-name="ro5" table:default-cell-style-name="ce2">
              <table:table-cell table:style-name="ce1"/>
              <table:table-cell table:style-name="ce1">
                <text:p text:style-name="P1"><text:span text:style-name="T1">Name</text:span></text:p>
              </table:table-cell>
              <table:table-cell>
                <text:p text:style-name="P2"><text:span text:style-name="T1">T</text:span></text:p>
              </table:table-cell>
              <table:table-cell>
                <text:p text:style-name="P2"><text:span text:style-name="T1">Opcode</text:span></text:p>
              </table:table-cell>
              <table:table-cell>
                <text:p text:style-name="P2"><text:span text:style-name="T1">F3</text:span></text:p>
              </table:table-cell>
              <table:table-cell>
                <text:p text:style-name="P2"><text:span text:style-name="T1">F7</text:span></text:p>
              </table:table-cell>
              <table:table-cell table:style-name="ce1">
                <text:p text:style-name="P1"><text:span text:style-name="T1">Description</text:span></text:p>
              </table:table-cell>
            </table:table-row>
            <table:table-row table:style-name="ro5" table:default-cell-style-name="ce4">
              <table:table-cell table:style-name="ce3">
                <text:p text:style-name="P3"><text:span text:style-name="T2">mul</text:span></text:p>
              </table:table-cell>
              <table:table-cell table:style-name="ce3">
                <text:p text:style-name="P3"><text:span text:style-name="T2">Multiplication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0</text:span></text:p>
              </table:table-cell>
              <table:table-cell>
                <text:p text:style-name="P4"><text:span text:style-name="T2">0x01</text:span></text:p>
              </table:table-cell>
              <table:table-cell table:style-name="ce3">
                <text:p text:style-name="P3"><text:span text:style-name="T2">rd ← (rs1 * rs2)[0:xlen-1]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mulh</text:span></text:p>
              </table:table-cell>
              <table:table-cell table:style-name="ce5">
                <text:p text:style-name="P3"><text:span text:style-name="T2">Signed × Signed High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1</text:span></text:p>
              </table:table-cell>
              <table:table-cell>
                <text:p text:style-name="P4"><text:span text:style-name="T2">0x01</text:span></text:p>
              </table:table-cell>
              <table:table-cell table:style-name="ce5">
                <text:p text:style-name="P3"><text:span text:style-name="T2">rd ← (rs1 * rs2)[xlen:xlen*2-1]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mulhsu</text:span></text:p>
              </table:table-cell>
              <table:table-cell table:style-name="ce5">
                <text:p text:style-name="P3"><text:span text:style-name="T2">Signed × Unsigned High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2</text:span></text:p>
              </table:table-cell>
              <table:table-cell>
                <text:p text:style-name="P4"><text:span text:style-name="T2">0x01</text:span></text:p>
              </table:table-cell>
              <table:table-cell table:style-name="ce69">
                <text:p text:style-name="P29"><text:span text:style-name="T14">rd ← (rs1*(unsigned)rs2)</text:span><text:span text:style-name="T2">[xlen:xlen*2-1]</text:span></text:p>
              </table:table-cell>
            </table:table-row>
            <table:table-row table:style-name="ro6" table:default-cell-style-name="ce6">
              <table:table-cell table:style-name="ce5">
                <text:p text:style-name="P3"><text:span text:style-name="T2">mulhu</text:span></text:p>
              </table:table-cell>
              <table:table-cell table:style-name="ce5">
                <text:p text:style-name="P3"><text:span text:style-name="T2">Unsigned × Unsigned High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3</text:span></text:p>
              </table:table-cell>
              <table:table-cell>
                <text:p text:style-name="P4"><text:span text:style-name="T2">0x01</text:span></text:p>
              </table:table-cell>
              <table:table-cell table:style-name="ce5">
                <text:p text:style-name="P29"><text:span text:style-name="T14">rd← ((unsigned)rs1 * (unsigned)rs2)</text:span><text:span text:style-name="T2">[xlen:xlen*2-1]</text:span></text:p>
              </table:table-cell>
            </table:table-row>
            <table:table-row table:style-name="ro5" table:default-cell-style-name="ce16">
              <table:table-cell table:style-name="ce15">
                <text:p text:style-name="P3"><text:span text:style-name="T2">mulw</text:span></text:p>
              </table:table-cell>
              <table:table-cell table:style-name="ce15">
                <text:p text:style-name="P3"><text:span text:style-name="T2">Multiplication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0</text:span></text:p>
              </table:table-cell>
              <table:table-cell>
                <text:p text:style-name="P4"><text:span text:style-name="T2">0x01</text:span></text:p>
              </table:table-cell>
              <table:table-cell table:style-name="ce15">
                <text:p text:style-name="P29"><text:span text:style-name="T14">rd ← ((in32_t)rs1 * (int32_t)rs2)</text:span><text:span text:style-name="T2">[0:31]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div</text:span></text:p>
              </table:table-cell>
              <table:table-cell table:style-name="ce5">
                <text:p text:style-name="P3"><text:span text:style-name="T2">Division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4</text:span></text:p>
              </table:table-cell>
              <table:table-cell>
                <text:p text:style-name="P4"><text:span text:style-name="T2">0x01</text:span></text:p>
              </table:table-cell>
              <table:table-cell table:style-name="ce5">
                <text:p text:style-name="P3"><text:span text:style-name="T2">rd ← rs1/rs2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divu</text:span></text:p>
              </table:table-cell>
              <table:table-cell table:style-name="ce5">
                <text:p text:style-name="P3"><text:span text:style-name="T2">Division Unsigne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5</text:span></text:p>
              </table:table-cell>
              <table:table-cell>
                <text:p text:style-name="P4"><text:span text:style-name="T2">0x01</text:span></text:p>
              </table:table-cell>
              <table:table-cell table:style-name="ce5">
                <text:p text:style-name="P3"><text:span text:style-name="T2">rd ← (unsigned)rs1/(unsigned)rs2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divw</text:span></text:p>
              </table:table-cell>
              <table:table-cell table:style-name="ce5">
                <text:p text:style-name="P3"><text:span text:style-name="T2">Division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4</text:span></text:p>
              </table:table-cell>
              <table:table-cell>
                <text:p text:style-name="P4"><text:span text:style-name="T2">0x01</text:span></text:p>
              </table:table-cell>
              <table:table-cell table:style-name="ce5">
                <text:p text:style-name="P29"><text:span text:style-name="T2">rd ← (int32_t)rs1/(int32_t)rs2</text:span></text:p>
              </table:table-cell>
            </table:table-row>
            <table:table-row table:style-name="ro5" table:default-cell-style-name="ce16">
              <table:table-cell table:style-name="ce15">
                <text:p text:style-name="P3"><text:span text:style-name="T2">divuw</text:span></text:p>
              </table:table-cell>
              <table:table-cell table:style-name="ce15">
                <text:p text:style-name="P3"><text:span text:style-name="T2">Division Unsigned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5</text:span></text:p>
              </table:table-cell>
              <table:table-cell>
                <text:p text:style-name="P4"><text:span text:style-name="T2">0x01</text:span></text:p>
              </table:table-cell>
              <table:table-cell table:style-name="ce15">
                <text:p text:style-name="P3"><text:span text:style-name="T2">rd ← (uint32_t)rs1/(uint32_t)rs2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rem</text:span></text:p>
              </table:table-cell>
              <table:table-cell table:style-name="ce5">
                <text:p text:style-name="P3"><text:span text:style-name="T2">Remainder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6</text:span></text:p>
              </table:table-cell>
              <table:table-cell>
                <text:p text:style-name="P4"><text:span text:style-name="T2">0x01</text:span></text:p>
              </table:table-cell>
              <table:table-cell table:style-name="ce5">
                <text:p text:style-name="P3"><text:span text:style-name="T2">rd ← rs1%rs2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remu</text:span></text:p>
              </table:table-cell>
              <table:table-cell table:style-name="ce5">
                <text:p text:style-name="P3"><text:span text:style-name="T2">Remainder Unsigne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0011</text:span></text:p>
              </table:table-cell>
              <table:table-cell>
                <text:p text:style-name="P4"><text:span text:style-name="T2">0x7</text:span></text:p>
              </table:table-cell>
              <table:table-cell>
                <text:p text:style-name="P4"><text:span text:style-name="T2">0x01</text:span></text:p>
              </table:table-cell>
              <table:table-cell table:style-name="ce5">
                <text:p text:style-name="P3"><text:span text:style-name="T2">rd ← (unsigned)rs1%(unsigned)rs2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remw</text:span></text:p>
              </table:table-cell>
              <table:table-cell table:style-name="ce5">
                <text:p text:style-name="P3"><text:span text:style-name="T2">Remainder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6</text:span></text:p>
              </table:table-cell>
              <table:table-cell>
                <text:p text:style-name="P4"><text:span text:style-name="T2">0x01</text:span></text:p>
              </table:table-cell>
              <table:table-cell table:style-name="ce5">
                <text:p text:style-name="P29"><text:span text:style-name="T2">rd ← (int32_t)rs1%(int32_t)rs2</text:span></text:p>
              </table:table-cell>
            </table:table-row>
            <table:table-row table:style-name="ro5" table:default-cell-style-name="ce16">
              <table:table-cell table:style-name="ce15">
                <text:p text:style-name="P3"><text:span text:style-name="T2">remuw</text:span></text:p>
              </table:table-cell>
              <table:table-cell table:style-name="ce15">
                <text:p text:style-name="P3"><text:span text:style-name="T2">Remainder Unsigned Word</text:span></text:p>
              </table:table-cell>
              <table:table-cell>
                <text:p text:style-name="P4"><text:span text:style-name="T2">R</text:span></text:p>
              </table:table-cell>
              <table:table-cell>
                <text:p text:style-name="P4"><text:span text:style-name="T2">0111011</text:span></text:p>
              </table:table-cell>
              <table:table-cell>
                <text:p text:style-name="P4"><text:span text:style-name="T2">0x7</text:span></text:p>
              </table:table-cell>
              <table:table-cell>
                <text:p text:style-name="P4"><text:span text:style-name="T2">0x01</text:span></text:p>
              </table:table-cell>
              <table:table-cell table:style-name="ce15">
                <text:p text:style-name="P3"><text:span text:style-name="T2">rd ← (uint32_t)rs1%(uint32_t)rs2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49" draw:text-style-name="P28" draw:layer="layout" svg:width="15.764cm" svg:height="0.674cm" svg:x="1.076cm" svg:y="21.3cm">
          <draw:text-box>
            <text:p><text:span text:style-name="T25">w suffixed instructions are RV64 only. </text:span><text:span text:style-name="T24">Zmmul</text:span><text:span text:style-name="T25"> extension supports multiplications only.</text:span></text:p>
          </draw:text-box>
        </draw:frame>
        <draw:frame draw:style-name="gr16" draw:text-style-name="P20" draw:layer="layout" svg:width="10cm" svg:height="0.674cm" svg:x="1cm" svg:y="1.026cm">
          <draw:text-box>
            <text:p><text:span text:style-name="T20">Zfa</text:span> Extension – Additional Floating-Point Instructions</text:p>
          </draw:text-box>
        </draw:frame>
        <draw:frame draw:style-name="gr1" draw:layer="layout" svg:width="18.967cm" svg:height="6.998cm" svg:x="0.981cm" svg:y="1.732cm">
          <table:table table:template-name="default" table:use-first-row-styles="true" table:use-banding-rows-styles="true">
            <table:table-column table:style-name="co162"/>
            <table:table-column table:style-name="co163"/>
            <table:table-column table:style-name="co40"/>
            <table:table-column table:style-name="co41"/>
            <table:table-column table:style-name="co49"/>
            <table:table-column table:style-name="co42"/>
            <table:table-column table:style-name="co164"/>
            <table:table-column table:style-name="co165"/>
            <table:table-row table:style-name="ro5" table:default-cell-style-name="ce1">
              <table:table-cell/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T</text:span></text:p>
              </table:table-cell>
              <table:table-cell table:style-name="ce2">
                <text:p text:style-name="P2"><text:span text:style-name="T1">Opcode</text:span></text:p>
              </table:table-cell>
              <table:table-cell table:style-name="ce2">
                <text:p text:style-name="P2"><text:span text:style-name="T1">F5</text:span></text:p>
              </table:table-cell>
              <table:table-cell table:style-name="ce2">
                <text:p text:style-name="P2"><text:span text:style-name="T1">F3</text:span></text:p>
              </table:table-cell>
              <table:table-cell table:style-name="ce2">
                <text:p text:style-name="P2"><text:span text:style-name="T1">Misc.</text:span></text:p>
              </table:table-cell>
              <table:table-cell>
                <text:p text:style-name="P1"><text:span text:style-name="T1">Description</text:span></text:p>
              </table:table-cell>
            </table:table-row>
            <table:table-row table:style-name="ro5" table:default-cell-style-name="ce17">
              <table:table-cell>
                <text:p text:style-name="P3"><text:span text:style-name="T2">fli.s/d</text:span></text:p>
              </table:table-cell>
              <table:table-cell>
                <text:p text:style-name="P3"><text:span text:style-name="T2">Load Immediate</text:span></text:p>
              </table:table-cell>
              <table:table-cell>
                <text:p text:style-name="P3"><text:span text:style-name="T2">R</text:span></text:p>
              </table:table-cell>
              <table:table-cell table:style-name="ce75">
                <text:p text:style-name="P36"><text:span text:style-name="T2">1010011</text:span></text:p>
              </table:table-cell>
              <table:table-cell table:style-name="ce74">
                <text:p text:style-name="P4"><text:span text:style-name="T2">10100</text:span></text:p>
              </table:table-cell>
              <table:table-cell table:style-name="ce74">
                <text:p text:style-name="P4"><text:span text:style-name="T2">0x0</text:span></text:p>
              </table:table-cell>
              <table:table-cell table:style-name="ce74">
                <text:p text:style-name="P4"><text:span text:style-name="T2">rs2 = 1</text:span></text:p>
              </table:table-cell>
              <table:table-cell>
                <text:p text:style-name="P3"><text:span text:style-name="T2">rd ← LUT(#rs1)</text:span></text:p>
              </table:table-cell>
            </table:table-row>
            <table:table-row table:style-name="ro14" table:default-cell-style-name="ce5">
              <table:table-cell>
                <text:p text:style-name="P3"><text:span text:style-name="T2">fround.s/d</text:span></text:p>
              </table:table-cell>
              <table:table-cell>
                <text:p text:style-name="P3"><text:span text:style-name="T2">Round without set status</text:span></text:p>
              </table:table-cell>
              <table:table-cell>
                <text:p text:style-name="P3"><text:span text:style-name="T2">R</text:span></text:p>
              </table:table-cell>
              <table:table-cell table:style-name="ce6">
                <text:p text:style-name="P4"><text:span text:style-name="T2">1010011</text:span></text:p>
              </table:table-cell>
              <table:table-cell table:style-name="ce6">
                <text:p text:style-name="P4"><text:span text:style-name="T2">01000</text:span></text:p>
              </table:table-cell>
              <table:table-cell table:style-name="ce6">
                <text:p text:style-name="P4"><text:span text:style-name="T2">rm</text:span></text:p>
              </table:table-cell>
              <table:table-cell table:style-name="ce6">
                <text:p text:style-name="P4"><text:span text:style-name="T2">rs2 = 0x4</text:span></text:p>
              </table:table-cell>
              <table:table-cell>
                <text:p text:style-name="P3"><text:span text:style-name="T2">rd ← round(rs1)</text:span>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2">froundnx.s/d</text:span></text:p>
              </table:table-cell>
              <table:table-cell table:style-name="ce5">
                <text:p text:style-name="P3"><text:span text:style-name="T2">Round with set NX</text:span></text:p>
              </table:table-cell>
              <table:table-cell table:style-name="ce5">
                <text:p text:style-name="P3"><text:span text:style-name="T2">R</text:span></text:p>
              </table:table-cell>
              <table:table-cell>
                <text:p text:style-name="P4"><text:span text:style-name="T2">1010011</text:span></text:p>
              </table:table-cell>
              <table:table-cell>
                <text:p text:style-name="P4"><text:span text:style-name="T2">01000</text:span></text:p>
              </table:table-cell>
              <table:table-cell>
                <text:p text:style-name="P4"><text:span text:style-name="T2">rm</text:span></text:p>
              </table:table-cell>
              <table:table-cell>
                <text:p text:style-name="P4"><text:span text:style-name="T2">rs2 = 0x5</text:span></text:p>
              </table:table-cell>
              <table:table-cell table:style-name="ce69">
                <text:p text:style-name="P29"><text:span text:style-name="T14">rd ← round(rs1)</text:span></text:p>
              </table:table-cell>
            </table:table-row>
            <table:table-row table:style-name="ro5" table:default-cell-style-name="ce4">
              <table:table-cell table:style-name="ce3">
                <text:p text:style-name="P3"><text:span text:style-name="T2">fcvtmod.w.d</text:span></text:p>
              </table:table-cell>
              <table:table-cell table:style-name="ce3">
                <text:p text:style-name="P3"><text:span text:style-name="T2">fcvt.w.d rounding towards zero</text:span></text:p>
              </table:table-cell>
              <table:table-cell table:style-name="ce3">
                <text:p text:style-name="P3"><text:span text:style-name="T2">R</text:span></text:p>
              </table:table-cell>
              <table:table-cell>
                <text:p text:style-name="P4"><text:span text:style-name="T2">1010011</text:span></text:p>
              </table:table-cell>
              <table:table-cell>
                <text:p text:style-name="P4"><text:span text:style-name="T2">11100</text:span></text:p>
              </table:table-cell>
              <table:table-cell>
                <text:p text:style-name="P4"><text:span text:style-name="T2">0x0</text:span></text:p>
              </table:table-cell>
              <table:table-cell>
                <text:p text:style-name="P4"><text:span text:style-name="T2">rs2=1</text:span></text:p>
              </table:table-cell>
              <table:table-cell table:style-name="ce68">
                <text:p text:style-name="P29"><text:span text:style-name="T14">rd(x) ← floor(rs1(f))</text:span></text:p>
              </table:table-cell>
            </table:table-row>
            <table:table-row table:style-name="ro5" table:default-cell-style-name="ce17">
              <table:table-cell>
                <text:p text:style-name="P3"><text:span text:style-name="T2">fmvh.x.d (D)</text:span></text:p>
                <text:p text:style-name="P3"><text:span text:style-name="T2">fmvh.x.q (Q)</text:span></text:p>
              </table:table-cell>
              <table:table-cell>
                <text:p text:style-name="P3"><text:span text:style-name="T2">Move Floating to Integer (High)</text:span></text:p>
              </table:table-cell>
              <table:table-cell>
                <text:p text:style-name="P3"><text:span text:style-name="T2">R</text:span></text:p>
              </table:table-cell>
              <table:table-cell table:style-name="ce18">
                <text:p text:style-name="P4"><text:span text:style-name="T2">1010011</text:span></text:p>
              </table:table-cell>
              <table:table-cell table:style-name="ce18">
                <text:p text:style-name="P4"><text:span text:style-name="T2">11100</text:span></text:p>
              </table:table-cell>
              <table:table-cell table:style-name="ce18">
                <text:p text:style-name="P4"><text:span text:style-name="T2">0x0</text:span></text:p>
              </table:table-cell>
              <table:table-cell table:style-name="ce129">
                <text:p text:style-name="P31"><text:span text:style-name="T2">rs2 = 1</text:span></text:p>
              </table:table-cell>
              <table:table-cell table:style-name="ce130">
                <text:p text:style-name="P29"><text:span text:style-name="T14">rd(x) ← rs1(f)[32:63]</text:span></text:p>
              </table:table-cell>
            </table:table-row>
            <table:table-row table:style-name="ro5" table:default-cell-style-name="ce15">
              <table:table-cell>
                <text:p text:style-name="P3"><text:span text:style-name="T2">fmvp.d.x (D)</text:span></text:p>
                <text:p text:style-name="P3"><text:span text:style-name="T2">fmvp.q.x (Q)</text:span></text:p>
              </table:table-cell>
              <table:table-cell>
                <text:p text:style-name="P3"><text:span text:style-name="T2">Move Integer to Floating (High)</text:span></text:p>
              </table:table-cell>
              <table:table-cell>
                <text:p text:style-name="P3"><text:span text:style-name="T2">R</text:span></text:p>
              </table:table-cell>
              <table:table-cell table:style-name="ce16">
                <text:p text:style-name="P4"><text:span text:style-name="T2">1011001</text:span></text:p>
              </table:table-cell>
              <table:table-cell table:style-name="ce16">
                <text:p text:style-name="P4"><text:span text:style-name="T2">11100</text:span></text:p>
              </table:table-cell>
              <table:table-cell table:style-name="ce16">
                <text:p text:style-name="P4"><text:span text:style-name="T2">0x0</text:span></text:p>
              </table:table-cell>
              <table:table-cell table:style-name="ce131" table:number-columns-spanned="2">
                <text:p text:style-name="P45"><text:span text:style-name="T14">rd(x) ← rs2(f) &lt;&lt; 32 | rs1(f)</text:span></text:p>
              </table:table-cell>
              <table:covered-table-cell table:style-name="ce69"/>
            </table:table-row>
            <table:table-row table:style-name="ro5" table:default-cell-style-name="ce5">
              <table:table-cell>
                <text:p text:style-name="P3"><text:span text:style-name="T2">fminm.s/d</text:span></text:p>
              </table:table-cell>
              <table:table-cell>
                <text:p text:style-name="P3"><text:span text:style-name="T2">Floating Min</text:span></text:p>
              </table:table-cell>
              <table:table-cell>
                <text:p text:style-name="P3"><text:span text:style-name="T2">R</text:span></text:p>
              </table:table-cell>
              <table:table-cell table:style-name="ce132">
                <text:p text:style-name="P36"><text:span text:style-name="T2">1010011</text:span></text:p>
              </table:table-cell>
              <table:table-cell table:style-name="ce6">
                <text:p text:style-name="P4"><text:span text:style-name="T2">00101</text:span></text:p>
              </table:table-cell>
              <table:table-cell table:style-name="ce10">
                <text:p text:style-name="P4"><text:span text:style-name="T2">0x2</text:span></text:p>
              </table:table-cell>
              <table:table-cell table:style-name="ce7"/>
              <table:table-cell table:style-name="ce9"/>
            </table:table-row>
            <table:table-row table:style-name="ro5" table:default-cell-style-name="ce10">
              <table:table-cell table:style-name="ce15">
                <text:p text:style-name="P3"><text:span text:style-name="T2">fmaxm.s/d</text:span></text:p>
              </table:table-cell>
              <table:table-cell table:style-name="ce15">
                <text:p text:style-name="P3"><text:span text:style-name="T2">Floating Max</text:span></text:p>
              </table:table-cell>
              <table:table-cell table:style-name="ce5">
                <text:p text:style-name="P3"><text:span text:style-name="T2">R</text:span></text:p>
              </table:table-cell>
              <table:table-cell table:style-name="ce132">
                <text:p text:style-name="P36"><text:span text:style-name="T2">1010011</text:span></text:p>
              </table:table-cell>
              <table:table-cell table:style-name="ce6">
                <text:p text:style-name="P4"><text:span text:style-name="T2">00101</text:span></text:p>
              </table:table-cell>
              <table:table-cell>
                <text:p text:style-name="P4"><text:span text:style-name="T2">0x3</text:span></text:p>
              </table:table-cell>
              <table:table-cell/>
              <table:table-cell table:style-name="ce12"/>
            </table:table-row>
            <table:table-row table:style-name="ro5" table:default-cell-style-name="ce134">
              <table:table-cell table:style-name="ce5">
                <text:p text:style-name="P3"><text:span text:style-name="T2">fltq.s/d</text:span></text:p>
              </table:table-cell>
              <table:table-cell table:style-name="ce133">
                <text:p text:style-name="P3"><text:span text:style-name="T2">flt without set status</text:span></text:p>
              </table:table-cell>
              <table:table-cell table:style-name="ce3">
                <text:p text:style-name="P3"><text:span text:style-name="T2">R</text:span></text:p>
              </table:table-cell>
              <table:table-cell>
                <text:p text:style-name="P36"><text:span text:style-name="T2">1010011</text:span></text:p>
              </table:table-cell>
              <table:table-cell>
                <text:p text:style-name="P36"><text:span text:style-name="T2">10100</text:span></text:p>
              </table:table-cell>
              <table:table-cell table:style-name="ce4">
                <text:p text:style-name="P4"><text:span text:style-name="T2">0x2</text:span></text:p>
              </table:table-cell>
              <table:table-cell table:style-name="ce4">
                <text:p text:style-name="P4"><text:span text:style-name="T2">rs2 = 0</text:span></text:p>
              </table:table-cell>
              <table:table-cell table:style-name="ce3">
                <text:p text:style-name="P3"><text:span text:style-name="T30">rd ← classify(rs1)</text:span></text:p>
              </table:table-cell>
            </table:table-row>
            <table:table-row table:style-name="ro5" table:default-cell-style-name="ce15">
              <table:table-cell>
                <text:p text:style-name="P3"><text:span text:style-name="T2">fleq.s/d</text:span></text:p>
              </table:table-cell>
              <table:table-cell table:style-name="ce135">
                <text:p text:style-name="P3"><text:span text:style-name="T15">fle </text:span><text:span text:style-name="T2">without set status</text:span></text:p>
              </table:table-cell>
              <table:table-cell>
                <text:p text:style-name="P3"><text:span text:style-name="T2">R</text:span></text:p>
              </table:table-cell>
              <table:table-cell table:style-name="ce136">
                <text:p text:style-name="P36"><text:span text:style-name="T2">1010011</text:span></text:p>
              </table:table-cell>
              <table:table-cell table:style-name="ce16">
                <text:p text:style-name="P4"><text:span text:style-name="T2">10100</text:span></text:p>
              </table:table-cell>
              <table:table-cell table:style-name="ce16">
                <text:p text:style-name="P4"><text:span text:style-name="T2">0x4</text:span></text:p>
              </table:table-cell>
              <table:table-cell table:style-name="ce16">
                <text:p text:style-name="P4"><text:span text:style-name="T2">rs2 = 0</text:span></text:p>
              </table:table-cell>
              <table:table-cell>
                <text:p text:style-name="P3"><text:span text:style-name="T30">rd ← classify(rs1)</text:span></text:p>
              </table:table-cell>
            </table:table-row>
          </table:table>
          <draw:image xlink:href="Pictures/TablePreview35.svm" xlink:type="simple" xlink:show="embed" xlink:actuate="onLoad"/>
        </draw:frame>
        <draw:g draw:style-name="gr50">
          <draw:frame draw:style-name="gr1" draw:layer="layout" svg:width="3.688cm" svg:height="0.887cm" svg:x="11.945cm" svg:y="6.98cm">
            <table:table table:template-name="default" table:use-first-row-styles="true" table:use-banding-rows-styles="true">
              <table:table-column table:style-name="co166"/>
              <table:table-row table:style-name="ro5">
                <table:table-cell table:style-name="ce137">
                  <text:p text:style-name="P3"><text:span text:style-name="T2">rd ← fmin(rs1, rs2)</text:span></text:p>
                </table:table-cell>
              </table:table-row>
              <table:table-row table:style-name="ro5">
                <table:table-cell table:style-name="ce138">
                  <text:p text:style-name="P3"><text:span text:style-name="T2">rd ← fmax(rs1, rs2)</text:span></text:p>
                </table:table-cell>
              </table:table-row>
            </table:table>
            <draw:image xlink:href="Pictures/TablePreview36.svm" xlink:type="simple" xlink:show="embed" xlink:actuate="onLoad"/>
          </draw:frame>
          <draw:frame draw:style-name="gr51" draw:text-style-name="P20" draw:layer="layout" svg:width="4.333cm" svg:height="1.098cm" svg:x="15.567cm" svg:y="6.802cm">
            <draw:text-box>
              <text:p>If either input is NaN,</text:p>
              <text:p>it results in NaN.</text:p>
            </draw:text-box>
          </draw:frame>
        </draw:g>
        <draw:frame draw:style-name="gr44" draw:text-style-name="P20" draw:layer="layout" svg:width="2.814cm" svg:height="1.097cm" svg:x="11.836cm" svg:y="5.925cm">
          <draw:text-box>
            <text:p><text:span text:style-name="T2">RV32D only</text:span></text:p>
            <text:p><text:span text:style-name="T2">RV64Q only</text:span></text:p>
          </draw:text-box>
        </draw:frame>
        <draw:frame draw:style-name="gr44" draw:text-style-name="P20" draw:layer="layout" svg:width="2.814cm" svg:height="1.097cm" svg:x="11.836cm" svg:y="5.126cm">
          <draw:text-box>
            <text:p><text:span text:style-name="T2">RV32D only</text:span></text:p>
            <text:p><text:span text:style-name="T2">RV64Q only</text:span></text:p>
          </draw:text-box>
        </draw:frame>
        <draw:frame draw:style-name="gr16" draw:text-style-name="P20" draw:layer="layout" svg:width="17.75cm" svg:height="0.674cm" svg:x="1cm" svg:y="9.026cm">
          <draw:text-box>
            <text:p><text:span text:style-name="T20">Zfinx Zdinx Zhinx Zinxmin</text:span> Extension – Floating-Points in x registers</text:p>
          </draw:text-box>
        </draw:frame>
        <draw:frame draw:style-name="gr52" draw:text-style-name="P14" draw:layer="layout" svg:width="6.25cm" svg:height="1cm" svg:x="1.75cm" svg:y="9.75cm">
          <draw:text-box>
            <text:p>Available with Zicsr extension</text:p>
          </draw:text-box>
        </draw:frame>
        <draw:frame draw:style-name="gr53" draw:text-style-name="P46" draw:layer="layout" svg:width="4.477cm" svg:height="0.937cm" svg:x="1cm" svg:y="10.5cm">
          <draw:text-box>
            <text:p><text:span text:style-name="T19">List of Profiles</text:span></text:p>
          </draw:text-box>
        </draw:frame>
        <draw:frame draw:style-name="gr54" draw:text-style-name="P14" draw:layer="layout" svg:width="3.5cm" svg:height="4.058cm" svg:x="1.25cm" svg:y="11.25cm">
          <draw:text-box>
            <text:p><text:span text:style-name="T20">RVI20</text:span> optional:</text:p>
            <text:list text:style-name="L2">
              <text:list-item>
                <text:p>C</text:p>
              </text:list-item>
              <text:list-item>
                <text:p>M</text:p>
              </text:list-item>
              <text:list-item>
                <text:p>A</text:p>
              </text:list-item>
              <text:list-item>
                <text:p>D</text:p>
              </text:list-item>
              <text:list-item>
                <text:p>F</text:p>
              </text:list-item>
              <text:list-item>
                <text:p>Zihpm</text:p>
              </text:list-item>
              <text:list-item>
                <text:p>Zicntr</text:p>
              </text:list-item>
              <text:list-item>
                <text:p>Zifencei</text:p>
              </text:list-item>
            </text:list>
          </draw:text-box>
        </draw:frame>
        <draw:frame draw:style-name="gr55" draw:text-style-name="P14" draw:layer="layout" svg:width="3.75cm" svg:height="4.904cm" svg:x="1.25cm" svg:y="15.25cm">
          <draw:text-box>
            <text:p><text:span text:style-name="T20">RVA20U64</text:span> mandatory:</text:p>
            <text:list text:style-name="L2">
              <text:list-item>
                <text:p>RVI20 options</text:p>
              </text:list-item>
              <text:list-item>
                <text:p>Zicsr</text:p>
              </text:list-item>
              <text:list-item>
                <text:p>Ziccamoa</text:p>
              </text:list-item>
              <text:list-item>
                <text:p>Ziccrse</text:p>
              </text:list-item>
              <text:list-item>
                <text:p>Zicclsm</text:p>
              </text:list-item>
              <text:list-item>
                <text:p>Ziccif</text:p>
              </text:list-item>
              <text:list-item>
                <text:p>Za128rs</text:p>
              </text:list-item>
            </text:list>
            <text:p>optional:</text:p>
            <text:list text:continue-numbering="true" text:style-name="L2">
              <text:list-item>
                <text:p>Zihpm</text:p>
              </text:list-item>
            </text:list>
          </draw:text-box>
        </draw:frame>
        <draw:frame draw:style-name="gr56" draw:text-style-name="P14" draw:layer="layout" svg:width="3.25cm" svg:height="7.442cm" svg:x="5cm" svg:y="11.25cm">
          <draw:text-box>
            <text:p><text:span text:style-name="T20">RVA20S64</text:span> mandatory:</text:p>
            <text:list text:style-name="L2">
              <text:list-item>
                <text:p>RVA20U64 mandatory</text:p>
              </text:list-item>
              <text:list-item>
                <text:p>Ss1p11</text:p>
              </text:list-item>
              <text:list-item>
                <text:p>Svbare</text:p>
              </text:list-item>
              <text:list-item>
                <text:p>Sv39</text:p>
              </text:list-item>
              <text:list-item>
                <text:p>Svade</text:p>
              </text:list-item>
              <text:list-item>
                <text:p>Ssccpts</text:p>
              </text:list-item>
              <text:list-item>
                <text:p>Sstvecd</text:p>
              </text:list-item>
              <text:list-item>
                <text:p>Sstvala</text:p>
              </text:list-item>
            </text:list>
            <text:p>optional:</text:p>
            <text:list text:continue-numbering="true" text:style-name="L2">
              <text:list-item>
                <text:p>RVA20U64 options</text:p>
              </text:list-item>
              <text:list-item>
                <text:p>Zihpm</text:p>
              </text:list-item>
              <text:list-item>
                <text:p>Sv48</text:p>
              </text:list-item>
              <text:list-item>
                <text:p>Ssu64xl</text:p>
              </text:list-item>
            </text:list>
          </draw:text-box>
        </draw:frame>
        <draw:frame draw:style-name="gr57" draw:text-style-name="P14" draw:layer="layout" svg:width="3.25cm" svg:height="8.711cm" svg:x="8.5cm" svg:y="11.254cm">
          <draw:text-box>
            <text:p><text:span text:style-name="T20">RVA22U64</text:span> mandatory:</text:p>
            <text:list text:style-name="L2">
              <text:list-item>
                <text:p>RVA20U64 mandatory</text:p>
              </text:list-item>
              <text:list-item>
                <text:p>Zihintpause</text:p>
              </text:list-item>
              <text:list-item>
                <text:p>Zba</text:p>
              </text:list-item>
              <text:list-item>
                <text:p>Zbb</text:p>
              </text:list-item>
              <text:list-item>
                <text:p>Zbs</text:p>
              </text:list-item>
              <text:list-item>
                <text:p>Zihpm</text:p>
              </text:list-item>
              <text:list-item>
                <text:p>Zic64b</text:p>
              </text:list-item>
              <text:list-item>
                <text:p>Zicbom</text:p>
              </text:list-item>
              <text:list-item>
                <text:p>Zicbop</text:p>
              </text:list-item>
              <text:list-item>
                <text:p>Zicboz</text:p>
              </text:list-item>
              <text:list-item>
                <text:p>Zfhmin</text:p>
              </text:list-item>
              <text:list-item>
                <text:p>Zkt</text:p>
              </text:list-item>
            </text:list>
            <text:p>optional:</text:p>
            <text:list text:continue-numbering="true" text:style-name="L2">
              <text:list-item>
                <text:p>Zfh</text:p>
              </text:list-item>
              <text:list-item>
                <text:p>V</text:p>
              </text:list-item>
              <text:list-item>
                <text:p>Zkn</text:p>
              </text:list-item>
              <text:list-item>
                <text:p>Zks</text:p>
              </text:list-item>
            </text:list>
          </draw:text-box>
        </draw:frame>
        <draw:frame draw:style-name="gr58" draw:text-style-name="P14" draw:layer="layout" svg:width="6.25cm" svg:height="10.403cm" svg:x="12cm" svg:y="10.597cm">
          <draw:text-box>
            <text:p><text:span text:style-name="T20">RVA22U64</text:span> mandatory:</text:p>
            <text:list text:style-name="L2">
              <text:list-item>
                <text:p>RVA22U64 mandatory</text:p>
              </text:list-item>
              <text:list-item>
                <text:p>RVA20S64 mandatory</text:p>
              </text:list-item>
              <text:list-item>
                <text:p>Sscounterenw</text:p>
              </text:list-item>
              <text:list-item>
                <text:p>Svpbmt</text:p>
              </text:list-item>
              <text:list-item>
                <text:p>Svinval</text:p>
              </text:list-item>
            </text:list>
            <text:p>optional:</text:p>
            <text:list text:continue-numbering="true" text:style-name="L2">
              <text:list-item>
                <text:p>RVA22U64 options</text:p>
              </text:list-item>
              <text:list-item>
                <text:p>Sv48, Sv57</text:p>
              </text:list-item>
              <text:list-item>
                <text:p>Svnapot</text:p>
              </text:list-item>
              <text:list-item>
                <text:p>Ssu64xl</text:p>
              </text:list-item>
              <text:list-item>
                <text:p>Sstc</text:p>
              </text:list-item>
              <text:list-item>
                <text:p>Sscofpmf</text:p>
              </text:list-item>
              <text:list-item>
                <text:p>Zkr</text:p>
              </text:list-item>
              <text:list-item>
                <text:p>H (followings are mandatory if H is implemented.)</text:p>
                <text:list>
                  <text:list-item>
                    <text:p>Ssstateen</text:p>
                  </text:list-item>
                  <text:list-item>
                    <text:p>Shcounterenw</text:p>
                  </text:list-item>
                  <text:list-item>
                    <text:p>Shvstvala</text:p>
                  </text:list-item>
                  <text:list-item>
                    <text:p>Shtvala</text:p>
                  </text:list-item>
                  <text:list-item>
                    <text:p>Shvstvecd</text:p>
                  </text:list-item>
                  <text:list-item>
                    <text:p>Shvsatpa</text:p>
                  </text:list-item>
                  <text:list-item>
                    <text:p>Shgatpa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eiryo UI" svg:font-family="'Meiryo UI'" style:font-adornments="標準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標準" style:font-family-generic="swiss" style:font-pitch="variable"/>
    <style:font-face style:name="Verdana2" svg:font-family="Verdana" style:font-adornments="太字" style:font-family-generic="swiss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style-name="標準" style:font-family-generic="swiss" style:font-pitch="variable" fo:font-size="10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10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8T23:09:57.116000000</meta:creation-date>
    <dc:date>2024-06-14T15:47:26.966000000</dc:date>
    <meta:editing-duration>PT7H1M22S</meta:editing-duration>
    <meta:editing-cycles>45</meta:editing-cycles>
    <meta:generator>LibreOffice/24.2.4.2$Windows_X86_64 LibreOffice_project/51a6219feb6075d9a4c46691dcfe0cd9c4fff3c2</meta:generator>
    <meta:document-statistic meta:object-count="173"/>
  </office:meta>
</office:document-meta>
</file>